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5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all_d</text:p>
          </table:table-cell>
          <table:covered-table-cell/>
          <table:table-cell table:style-name="ce1" office:value-type="string" calcext:value-type="string" table:number-columns-spanned="2" table:number-rows-spanned="1">
            <text:p>all_dp</text:p>
          </table:table-cell>
          <table:covered-table-cell/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p</text:p>
          </table:table-cell>
          <table:table-cell table:number-columns-repeated="5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0285837" calcext:value-type="float">
            <text:p>0.028583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formula="of:=VLOOKUP([.$H2];[.$B$2:.$C$500];2)" office:value-type="string" office:string-value="" calcext:value-type="error">
            <text:p>#N/A</text:p>
          </table:table-cell>
          <table:table-cell table:formula="of:=VLOOKUP([.$H2];[.$D$2:.$E$500];2)" office:value-type="float" office:value="0.0285837" calcext:value-type="float">
            <text:p>0.02858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0.0313166" calcext:value-type="float">
            <text:p>0.0313166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formula="of:=VLOOKUP([.$H3];[.$B$2:.$C$500];2)" office:value-type="string" office:string-value="" calcext:value-type="error">
            <text:p>#N/A</text:p>
          </table:table-cell>
          <table:table-cell table:formula="of:=VLOOKUP([.$H3];[.$D$2:.$E$500];2)" office:value-type="float" office:value="0.0285837" calcext:value-type="float">
            <text:p>0.0285837</text:p>
          </table:table-cell>
          <table:table-cell table:number-columns-repeated="5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0.0574332" calcext:value-type="float">
            <text:p>0.057433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formula="of:=VLOOKUP([.$H4];[.$B$2:.$C$500];2)" office:value-type="string" office:string-value="" calcext:value-type="error">
            <text:p>#N/A</text:p>
          </table:table-cell>
          <table:table-cell table:formula="of:=VLOOKUP([.$H4];[.$D$2:.$E$500];2)" office:value-type="float" office:value="0.0313166" calcext:value-type="float">
            <text:p>0.0313166</text:p>
          </table:table-cell>
          <table:table-cell table:number-columns-repeated="5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0.0766778" calcext:value-type="float">
            <text:p>0.076677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VLOOKUP([.$H5];[.$B$2:.$C$500];2)" office:value-type="string" office:string-value="" calcext:value-type="error">
            <text:p>#N/A</text:p>
          </table:table-cell>
          <table:table-cell table:formula="of:=VLOOKUP([.$H5];[.$D$2:.$E$500];2)" office:value-type="float" office:value="0.0313166" calcext:value-type="float">
            <text:p>0.0313166</text:p>
          </table:table-cell>
          <table:table-cell table:formula="of:=AVERAGE([.I2:.I8])" office:value-type="string" office:string-value="" calcext:value-type="error">
            <text:p>#N/A</text:p>
          </table:table-cell>
          <table:table-cell table:formula="of:=AVERAGE([.J2:.J8])" office:value-type="float" office:value="0.0566729428571429" calcext:value-type="float">
            <text:p>0.056672942857143</text:p>
          </table:table-cell>
          <table:table-cell office:value-type="float" office:value="10" calcext:value-type="float">
            <text:p>10</text:p>
          </table:table-cell>
          <table:table-cell table:formula="of:=SUM([.I2:.I8])" office:value-type="string" office:string-value="" calcext:value-type="error">
            <text:p>#N/A</text:p>
          </table:table-cell>
          <table:table-cell table:formula="of:=SUM([.J2:.J8])" office:value-type="float" office:value="0.3967106" calcext:value-type="float">
            <text:p>0.3967106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17" calcext:value-type="float">
            <text:p>17</text:p>
          </table:table-cell>
          <table:table-cell office:value-type="float" office:value="73" calcext:value-type="float">
            <text:p>73</text:p>
          </table:table-cell>
          <table:table-cell office:value-type="float" office:value="0.142799" calcext:value-type="float">
            <text:p>0.142799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formula="of:=VLOOKUP([.$H6];[.$B$2:.$C$500];2)" office:value-type="string" office:string-value="" calcext:value-type="error">
            <text:p>#N/A</text:p>
          </table:table-cell>
          <table:table-cell table:formula="of:=VLOOKUP([.$H6];[.$D$2:.$E$500];2)" office:value-type="float" office:value="0.0574332" calcext:value-type="float">
            <text:p>0.0574332</text:p>
          </table:table-cell>
          <table:table-cell table:formula="of:=AVERAGE([.I3:.I9])" office:value-type="string" office:string-value="" calcext:value-type="error">
            <text:p>#N/A</text:p>
          </table:table-cell>
          <table:table-cell table:formula="of:=AVERAGE([.J3:.J9])" office:value-type="float" office:value="0.0795235571428571" calcext:value-type="float">
            <text:p>0.079523557142857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23" calcext:value-type="float">
            <text:p>23</text:p>
          </table:table-cell>
          <table:table-cell office:value-type="float" office:value="74" calcext:value-type="float">
            <text:p>74</text:p>
          </table:table-cell>
          <table:table-cell office:value-type="float" office:value="0.188538" calcext:value-type="float">
            <text:p>0.188538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formula="of:=VLOOKUP([.$H7];[.$B$2:.$C$500];2)" office:value-type="string" office:string-value="" calcext:value-type="error">
            <text:p>#N/A</text:p>
          </table:table-cell>
          <table:table-cell table:formula="of:=VLOOKUP([.$H7];[.$D$2:.$E$500];2)" office:value-type="float" office:value="0.0766778" calcext:value-type="float">
            <text:p>0.0766778</text:p>
          </table:table-cell>
          <table:table-cell table:formula="of:=AVERAGE([.I4:.I10])" office:value-type="string" office:string-value="" calcext:value-type="error">
            <text:p>#N/A</text:p>
          </table:table-cell>
          <table:table-cell table:formula="of:=AVERAGE([.J4:.J10])" office:value-type="float" office:value="0.103435314285714" calcext:value-type="float">
            <text:p>0.103435314285714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28" calcext:value-type="float">
            <text:p>28</text:p>
          </table:table-cell>
          <table:table-cell office:value-type="float" office:value="75" calcext:value-type="float">
            <text:p>75</text:p>
          </table:table-cell>
          <table:table-cell office:value-type="float" office:value="0.195966" calcext:value-type="float">
            <text:p>0.195966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formula="of:=VLOOKUP([.$H8];[.$B$2:.$C$500];2)" office:value-type="string" office:string-value="" calcext:value-type="error">
            <text:p>#N/A</text:p>
          </table:table-cell>
          <table:table-cell table:formula="of:=VLOOKUP([.$H8];[.$D$2:.$E$500];2)" office:value-type="float" office:value="0.142799" calcext:value-type="float">
            <text:p>0.142799</text:p>
          </table:table-cell>
          <table:table-cell table:formula="of:=AVERAGE([.I5:.I11])" office:value-type="string" office:string-value="" calcext:value-type="error">
            <text:p>#N/A</text:p>
          </table:table-cell>
          <table:table-cell table:formula="of:=AVERAGE([.J5:.J11])" office:value-type="float" office:value="0.185914228571429" calcext:value-type="float">
            <text:p>0.185914228571429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76" calcext:value-type="float">
            <text:p>76</text:p>
          </table:table-cell>
          <table:table-cell office:value-type="float" office:value="0.608669" calcext:value-type="float">
            <text:p>0.608669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formula="of:=VLOOKUP([.$H9];[.$B$2:.$C$500];2)" office:value-type="string" office:string-value="" calcext:value-type="error">
            <text:p>#N/A</text:p>
          </table:table-cell>
          <table:table-cell table:formula="of:=VLOOKUP([.$H9];[.$D$2:.$E$500];2)" office:value-type="float" office:value="0.188538" calcext:value-type="float">
            <text:p>0.188538</text:p>
          </table:table-cell>
          <table:table-cell table:formula="of:=AVERAGE([.I6:.I12])" office:value-type="string" office:string-value="" calcext:value-type="error">
            <text:p>#N/A</text:p>
          </table:table-cell>
          <table:table-cell table:formula="of:=AVERAGE([.J6:.J12])" office:value-type="float" office:value="0.359289" calcext:value-type="float">
            <text:p>0.359289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office:value-type="float" office:value="77" calcext:value-type="float">
            <text:p>77</text:p>
          </table:table-cell>
          <table:table-cell office:value-type="float" office:value="1.24494" calcext:value-type="float">
            <text:p>1.24494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formula="of:=VLOOKUP([.$H10];[.$B$2:.$C$500];2)" office:value-type="string" office:string-value="" calcext:value-type="error">
            <text:p>#N/A</text:p>
          </table:table-cell>
          <table:table-cell table:formula="of:=VLOOKUP([.$H10];[.$D$2:.$E$500];2)" office:value-type="float" office:value="0.195966" calcext:value-type="float">
            <text:p>0.195966</text:p>
          </table:table-cell>
          <table:table-cell table:formula="of:=AVERAGE([.I7:.I13])" office:value-type="string" office:string-value="" calcext:value-type="error">
            <text:p>#N/A</text:p>
          </table:table-cell>
          <table:table-cell table:formula="of:=AVERAGE([.J7:.J13])" office:value-type="float" office:value="0.545795685714286" calcext:value-type="float">
            <text:p>0.54579568571428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49" calcext:value-type="float">
            <text:p>49</text:p>
          </table:table-cell>
          <table:table-cell office:value-type="float" office:value="78" calcext:value-type="float">
            <text:p>78</text:p>
          </table:table-cell>
          <table:table-cell office:value-type="float" office:value="1.36298" calcext:value-type="float">
            <text:p>1.36298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formula="of:=VLOOKUP([.$H11];[.$B$2:.$C$500];2)" office:value-type="string" office:string-value="" calcext:value-type="error">
            <text:p>#N/A</text:p>
          </table:table-cell>
          <table:table-cell table:formula="of:=VLOOKUP([.$H11];[.$D$2:.$E$500];2)" office:value-type="float" office:value="0.608669" calcext:value-type="float">
            <text:p>0.608669</text:p>
          </table:table-cell>
          <table:table-cell table:formula="of:=AVERAGE([.I8:.I14])" office:value-type="string" office:string-value="" calcext:value-type="error">
            <text:p>#N/A</text:p>
          </table:table-cell>
          <table:table-cell table:formula="of:=AVERAGE([.J8:.J14])" office:value-type="float" office:value="0.743954571428571" calcext:value-type="float">
            <text:p>0.743954571428571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1.46379" calcext:value-type="float">
            <text:p>1.46379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formula="of:=VLOOKUP([.$H12];[.$B$2:.$C$500];2)" office:value-type="string" office:string-value="" calcext:value-type="error">
            <text:p>#N/A</text:p>
          </table:table-cell>
          <table:table-cell table:formula="of:=VLOOKUP([.$H12];[.$D$2:.$E$500];2)" office:value-type="float" office:value="1.24494" calcext:value-type="float">
            <text:p>1.24494</text:p>
          </table:table-cell>
          <table:table-cell table:formula="of:=AVERAGE([.I9:.I15])" office:value-type="string" office:string-value="" calcext:value-type="error">
            <text:p>#N/A</text:p>
          </table:table-cell>
          <table:table-cell table:formula="of:=AVERAGE([.J9:.J15])" office:value-type="float" office:value="1.00513185714286" calcext:value-type="float">
            <text:p>1.00513185714286</text:p>
          </table:table-cell>
          <table:table-cell office:value-type="float" office:value="17" calcext:value-type="float">
            <text:p>17</text:p>
          </table:table-cell>
          <table:table-cell table:formula="of:=SUM([.I9:.I15])" office:value-type="string" office:string-value="" calcext:value-type="error">
            <text:p>#N/A</text:p>
          </table:table-cell>
          <table:table-cell table:formula="of:=SUM([.J9:.J15])" office:value-type="float" office:value="7.035923" calcext:value-type="float">
            <text:p>7.035923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1.97104" calcext:value-type="float">
            <text:p>1.97104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formula="of:=VLOOKUP([.$H13];[.$B$2:.$C$500];2)" office:value-type="string" office:string-value="" calcext:value-type="error">
            <text:p>#N/A</text:p>
          </table:table-cell>
          <table:table-cell table:formula="of:=VLOOKUP([.$H13];[.$D$2:.$E$500];2)" office:value-type="float" office:value="1.36298" calcext:value-type="float">
            <text:p>1.36298</text:p>
          </table:table-cell>
          <table:table-cell table:formula="of:=AVERAGE([.I10:.I16])" office:value-type="string" office:string-value="" calcext:value-type="error">
            <text:p>#N/A</text:p>
          </table:table-cell>
          <table:table-cell table:formula="of:=AVERAGE([.J10:.J16])" office:value-type="float" office:value="1.47840214285714" calcext:value-type="float">
            <text:p>1.47840214285714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81" calcext:value-type="float">
            <text:p>81</text:p>
          </table:table-cell>
          <table:table-cell office:value-type="float" office:value="3.50143" calcext:value-type="float">
            <text:p>3.50143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formula="of:=VLOOKUP([.$H14];[.$B$2:.$C$500];2)" office:value-type="string" office:string-value="" calcext:value-type="error">
            <text:p>#N/A</text:p>
          </table:table-cell>
          <table:table-cell table:formula="of:=VLOOKUP([.$H14];[.$D$2:.$E$500];2)" office:value-type="float" office:value="1.46379" calcext:value-type="float">
            <text:p>1.46379</text:p>
          </table:table-cell>
          <table:table-cell table:formula="of:=AVERAGE([.I11:.I17])" office:value-type="string" office:string-value="" calcext:value-type="error">
            <text:p>#N/A</text:p>
          </table:table-cell>
          <table:table-cell table:formula="of:=AVERAGE([.J11:.J17])" office:value-type="float" office:value="2.09192271428571" calcext:value-type="float">
            <text:p>2.0919227142857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4.49061" calcext:value-type="float">
            <text:p>4.49061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formula="of:=VLOOKUP([.$H15];[.$B$2:.$C$500];2)" office:value-type="string" office:string-value="" calcext:value-type="error">
            <text:p>#N/A</text:p>
          </table:table-cell>
          <table:table-cell table:formula="of:=VLOOKUP([.$H15];[.$D$2:.$E$500];2)" office:value-type="float" office:value="1.97104" calcext:value-type="float">
            <text:p>1.97104</text:p>
          </table:table-cell>
          <table:table-cell table:formula="of:=AVERAGE([.I12:.I18])" office:value-type="string" office:string-value="" calcext:value-type="error">
            <text:p>#N/A</text:p>
          </table:table-cell>
          <table:table-cell table:formula="of:=AVERAGE([.J12:.J18])" office:value-type="float" office:value="2.71145857142857" calcext:value-type="float">
            <text:p>2.7114585714285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4.94542" calcext:value-type="float">
            <text:p>4.94542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formula="of:=VLOOKUP([.$H16];[.$B$2:.$C$500];2)" office:value-type="float" office:value="1" calcext:value-type="float">
            <text:p>1</text:p>
          </table:table-cell>
          <table:table-cell table:formula="of:=VLOOKUP([.$H16];[.$D$2:.$E$500];2)" office:value-type="float" office:value="3.50143" calcext:value-type="float">
            <text:p>3.50143</text:p>
          </table:table-cell>
          <table:table-cell table:formula="of:=AVERAGE([.I13:.I19])" office:value-type="string" office:string-value="" calcext:value-type="error">
            <text:p>#N/A</text:p>
          </table:table-cell>
          <table:table-cell table:formula="of:=AVERAGE([.J13:.J19])" office:value-type="float" office:value="3.51399142857143" calcext:value-type="float">
            <text:p>3.51399142857143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07" calcext:value-type="float">
            <text:p>107</text:p>
          </table:table-cell>
          <table:table-cell office:value-type="float" office:value="84" calcext:value-type="float">
            <text:p>84</text:p>
          </table:table-cell>
          <table:table-cell office:value-type="float" office:value="6.86267" calcext:value-type="float">
            <text:p>6.8626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formula="of:=VLOOKUP([.$H17];[.$B$2:.$C$500];2)" office:value-type="float" office:value="1" calcext:value-type="float">
            <text:p>1</text:p>
          </table:table-cell>
          <table:table-cell table:formula="of:=VLOOKUP([.$H17];[.$D$2:.$E$500];2)" office:value-type="float" office:value="4.49061" calcext:value-type="float">
            <text:p>4.49061</text:p>
          </table:table-cell>
          <table:table-cell table:formula="of:=AVERAGE([.I14:.I20])" office:value-type="string" office:string-value="" calcext:value-type="error">
            <text:p>#N/A</text:p>
          </table:table-cell>
          <table:table-cell table:formula="of:=AVERAGE([.J14:.J20])" office:value-type="float" office:value="4.55113142857143" calcext:value-type="float">
            <text:p>4.55113142857143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117" calcext:value-type="float">
            <text:p>117</text:p>
          </table:table-cell>
          <table:table-cell office:value-type="float" office:value="85" calcext:value-type="float">
            <text:p>85</text:p>
          </table:table-cell>
          <table:table-cell office:value-type="float" office:value="8.62296" calcext:value-type="float">
            <text:p>8.6229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formula="of:=VLOOKUP([.$H18];[.$B$2:.$C$500];2)" office:value-type="float" office:value="3" calcext:value-type="float">
            <text:p>3</text:p>
          </table:table-cell>
          <table:table-cell table:formula="of:=VLOOKUP([.$H18];[.$D$2:.$E$500];2)" office:value-type="float" office:value="4.94542" calcext:value-type="float">
            <text:p>4.94542</text:p>
          </table:table-cell>
          <table:table-cell table:formula="of:=AVERAGE([.I15:.I21])" office:value-type="string" office:string-value="" calcext:value-type="error">
            <text:p>#N/A</text:p>
          </table:table-cell>
          <table:table-cell table:formula="of:=AVERAGE([.J15:.J21])" office:value-type="float" office:value="5.69461714285714" calcext:value-type="float">
            <text:p>5.69461714285714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9.46819" calcext:value-type="float">
            <text:p>9.46819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formula="of:=VLOOKUP([.$H19];[.$B$2:.$C$500];2)" office:value-type="float" office:value="10" calcext:value-type="float">
            <text:p>10</text:p>
          </table:table-cell>
          <table:table-cell table:formula="of:=VLOOKUP([.$H19];[.$D$2:.$E$500];2)" office:value-type="float" office:value="6.86267" calcext:value-type="float">
            <text:p>6.86267</text:p>
          </table:table-cell>
          <table:table-cell table:formula="of:=AVERAGE([.I16:.I22])" office:value-type="float" office:value="7.71428571428571" calcext:value-type="float">
            <text:p>7.71428571428571</text:p>
          </table:table-cell>
          <table:table-cell table:formula="of:=AVERAGE([.J16:.J22])" office:value-type="float" office:value="6.90839714285714" calcext:value-type="float">
            <text:p>6.90839714285714</text:p>
          </table:table-cell>
          <table:table-cell office:value-type="float" office:value="24" calcext:value-type="float">
            <text:p>24</text:p>
          </table:table-cell>
          <table:table-cell table:formula="of:=SUM([.I16:.I22])" office:value-type="float" office:value="54" calcext:value-type="float">
            <text:p>54</text:p>
          </table:table-cell>
          <table:table-cell table:formula="of:=SUM([.J16:.J22])" office:value-type="float" office:value="48.35878" calcext:value-type="float">
            <text:p>48.35878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36" calcext:value-type="float">
            <text:p>136</text:p>
          </table:table-cell>
          <table:table-cell office:value-type="float" office:value="87" calcext:value-type="float">
            <text:p>87</text:p>
          </table:table-cell>
          <table:table-cell office:value-type="float" office:value="10.4675" calcext:value-type="float">
            <text:p>10.467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formula="of:=VLOOKUP([.$H20];[.$B$2:.$C$500];2)" office:value-type="float" office:value="10" calcext:value-type="float">
            <text:p>10</text:p>
          </table:table-cell>
          <table:table-cell table:formula="of:=VLOOKUP([.$H20];[.$D$2:.$E$500];2)" office:value-type="float" office:value="8.62296" calcext:value-type="float">
            <text:p>8.62296</text:p>
          </table:table-cell>
          <table:table-cell table:formula="of:=AVERAGE([.I17:.I23])" office:value-type="float" office:value="10.8571428571429" calcext:value-type="float">
            <text:p>10.8571428571429</text:p>
          </table:table-cell>
          <table:table-cell table:formula="of:=AVERAGE([.J17:.J23])" office:value-type="float" office:value="8.11067857142857" calcext:value-type="float">
            <text:p>8.11067857142857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46" calcext:value-type="float">
            <text:p>146</text:p>
          </table:table-cell>
          <table:table-cell office:value-type="float" office:value="88" calcext:value-type="float">
            <text:p>88</text:p>
          </table:table-cell>
          <table:table-cell office:value-type="float" office:value="11.9174" calcext:value-type="float">
            <text:p>11.9174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formula="of:=VLOOKUP([.$H21];[.$B$2:.$C$500];2)" office:value-type="float" office:value="12" calcext:value-type="float">
            <text:p>12</text:p>
          </table:table-cell>
          <table:table-cell table:formula="of:=VLOOKUP([.$H21];[.$D$2:.$E$500];2)" office:value-type="float" office:value="9.46819" calcext:value-type="float">
            <text:p>9.46819</text:p>
          </table:table-cell>
          <table:table-cell table:formula="of:=AVERAGE([.I18:.I24])" office:value-type="float" office:value="14.7142857142857" calcext:value-type="float">
            <text:p>14.7142857142857</text:p>
          </table:table-cell>
          <table:table-cell table:formula="of:=AVERAGE([.J18:.J24])" office:value-type="float" office:value="9.41637714285714" calcext:value-type="float">
            <text:p>9.4163771428571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157" calcext:value-type="float">
            <text:p>157</text:p>
          </table:table-cell>
          <table:table-cell office:value-type="float" office:value="89" calcext:value-type="float">
            <text:p>89</text:p>
          </table:table-cell>
          <table:table-cell office:value-type="float" office:value="13.6305" calcext:value-type="float">
            <text:p>13.6305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formula="of:=VLOOKUP([.$H22];[.$B$2:.$C$500];2)" office:value-type="float" office:value="17" calcext:value-type="float">
            <text:p>17</text:p>
          </table:table-cell>
          <table:table-cell table:formula="of:=VLOOKUP([.$H22];[.$D$2:.$E$500];2)" office:value-type="float" office:value="10.4675" calcext:value-type="float">
            <text:p>10.4675</text:p>
          </table:table-cell>
          <table:table-cell table:formula="of:=AVERAGE([.I19:.I25])" office:value-type="float" office:value="19.2857142857143" calcext:value-type="float">
            <text:p>19.2857142857143</text:p>
          </table:table-cell>
          <table:table-cell table:formula="of:=AVERAGE([.J19:.J25])" office:value-type="float" office:value="10.9947171428571" calcext:value-type="float">
            <text:p>10.9947171428571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66" calcext:value-type="float">
            <text:p>166</text:p>
          </table:table-cell>
          <table:table-cell office:value-type="float" office:value="90" calcext:value-type="float">
            <text:p>90</text:p>
          </table:table-cell>
          <table:table-cell office:value-type="float" office:value="15.9938" calcext:value-type="float">
            <text:p>15.9938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formula="of:=VLOOKUP([.$H23];[.$B$2:.$C$500];2)" office:value-type="float" office:value="23" calcext:value-type="float">
            <text:p>23</text:p>
          </table:table-cell>
          <table:table-cell table:formula="of:=VLOOKUP([.$H23];[.$D$2:.$E$500];2)" office:value-type="float" office:value="11.9174" calcext:value-type="float">
            <text:p>11.9174</text:p>
          </table:table-cell>
          <table:table-cell table:formula="of:=AVERAGE([.I20:.I26])" office:value-type="float" office:value="24" calcext:value-type="float">
            <text:p>24</text:p>
          </table:table-cell>
          <table:table-cell table:formula="of:=AVERAGE([.J20:.J26])" office:value-type="float" office:value="13.3372214285714" calcext:value-type="float">
            <text:p>13.3372214285714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68" calcext:value-type="float">
            <text:p>168</text:p>
          </table:table-cell>
          <table:table-cell office:value-type="float" office:value="91" calcext:value-type="float">
            <text:p>91</text:p>
          </table:table-cell>
          <table:table-cell office:value-type="float" office:value="23.2602" calcext:value-type="float">
            <text:p>23.2602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formula="of:=VLOOKUP([.$H24];[.$B$2:.$C$500];2)" office:value-type="float" office:value="28" calcext:value-type="float">
            <text:p>28</text:p>
          </table:table-cell>
          <table:table-cell table:formula="of:=VLOOKUP([.$H24];[.$D$2:.$E$500];2)" office:value-type="float" office:value="13.6305" calcext:value-type="float">
            <text:p>13.6305</text:p>
          </table:table-cell>
          <table:table-cell table:formula="of:=AVERAGE([.I21:.I27])" office:value-type="float" office:value="29.5714285714286" calcext:value-type="float">
            <text:p>29.5714285714286</text:p>
          </table:table-cell>
          <table:table-cell table:formula="of:=AVERAGE([.J21:.J27])" office:value-type="float" office:value="15.9971842857143" calcext:value-type="float">
            <text:p>15.9971842857143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76" calcext:value-type="float">
            <text:p>176</text:p>
          </table:table-cell>
          <table:table-cell office:value-type="float" office:value="92" calcext:value-type="float">
            <text:p>92</text:p>
          </table:table-cell>
          <table:table-cell office:value-type="float" office:value="27.2427" calcext:value-type="float">
            <text:p>27.242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formula="of:=VLOOKUP([.$H25];[.$B$2:.$C$500];2)" office:value-type="float" office:value="35" calcext:value-type="float">
            <text:p>35</text:p>
          </table:table-cell>
          <table:table-cell table:formula="of:=VLOOKUP([.$H25];[.$D$2:.$E$500];2)" office:value-type="float" office:value="15.9938" calcext:value-type="float">
            <text:p>15.9938</text:p>
          </table:table-cell>
          <table:table-cell table:formula="of:=AVERAGE([.I22:.I28])" office:value-type="float" office:value="36" calcext:value-type="float">
            <text:p>36</text:p>
          </table:table-cell>
          <table:table-cell table:formula="of:=AVERAGE([.J22:.J28])" office:value-type="float" office:value="20.5348142857143" calcext:value-type="float">
            <text:p>20.5348142857143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180" calcext:value-type="float">
            <text:p>180</text:p>
          </table:table-cell>
          <table:table-cell office:value-type="float" office:value="93" calcext:value-type="float">
            <text:p>93</text:p>
          </table:table-cell>
          <table:table-cell office:value-type="float" office:value="41.2316" calcext:value-type="float">
            <text:p>41.2316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formula="of:=VLOOKUP([.$H26];[.$B$2:.$C$500];2)" office:value-type="float" office:value="43" calcext:value-type="float">
            <text:p>43</text:p>
          </table:table-cell>
          <table:table-cell table:formula="of:=VLOOKUP([.$H26];[.$D$2:.$E$500];2)" office:value-type="float" office:value="23.2602" calcext:value-type="float">
            <text:p>23.2602</text:p>
          </table:table-cell>
          <table:table-cell table:formula="of:=AVERAGE([.I23:.I29])" office:value-type="float" office:value="43" calcext:value-type="float">
            <text:p>43</text:p>
          </table:table-cell>
          <table:table-cell table:formula="of:=AVERAGE([.J23:.J29])" office:value-type="float" office:value="25.6737571428571" calcext:value-type="float">
            <text:p>25.6737571428571</text:p>
          </table:table-cell>
          <table:table-cell office:value-type="float" office:value="31" calcext:value-type="float">
            <text:p>31</text:p>
          </table:table-cell>
          <table:table-cell table:formula="of:=SUM([.I23:.I29])" office:value-type="float" office:value="301" calcext:value-type="float">
            <text:p>301</text:p>
          </table:table-cell>
          <table:table-cell table:formula="of:=SUM([.J23:.J29])" office:value-type="float" office:value="179.7163" calcext:value-type="float">
            <text:p>179.7163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89" calcext:value-type="float">
            <text:p>189</text:p>
          </table:table-cell>
          <table:table-cell office:value-type="float" office:value="94" calcext:value-type="float">
            <text:p>94</text:p>
          </table:table-cell>
          <table:table-cell office:value-type="float" office:value="46.4401" calcext:value-type="float">
            <text:p>46.4401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formula="of:=VLOOKUP([.$H27];[.$B$2:.$C$500];2)" office:value-type="float" office:value="49" calcext:value-type="float">
            <text:p>49</text:p>
          </table:table-cell>
          <table:table-cell table:formula="of:=VLOOKUP([.$H27];[.$D$2:.$E$500];2)" office:value-type="float" office:value="27.2427" calcext:value-type="float">
            <text:p>27.2427</text:p>
          </table:table-cell>
          <table:table-cell table:formula="of:=AVERAGE([.I24:.I30])" office:value-type="float" office:value="50.2857142857143" calcext:value-type="float">
            <text:p>50.2857142857143</text:p>
          </table:table-cell>
          <table:table-cell table:formula="of:=AVERAGE([.J24:.J30])" office:value-type="float" office:value="31.1968142857143" calcext:value-type="float">
            <text:p>31.1968142857143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196" calcext:value-type="float">
            <text:p>196</text:p>
          </table:table-cell>
          <table:table-cell office:value-type="float" office:value="95" calcext:value-type="float">
            <text:p>95</text:p>
          </table:table-cell>
          <table:table-cell office:value-type="float" office:value="50.5788" calcext:value-type="float">
            <text:p>50.5788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formula="of:=VLOOKUP([.$H28];[.$B$2:.$C$500];2)" office:value-type="float" office:value="57" calcext:value-type="float">
            <text:p>57</text:p>
          </table:table-cell>
          <table:table-cell table:formula="of:=VLOOKUP([.$H28];[.$D$2:.$E$500];2)" office:value-type="float" office:value="41.2316" calcext:value-type="float">
            <text:p>41.2316</text:p>
          </table:table-cell>
          <table:table-cell table:formula="of:=AVERAGE([.I25:.I31])" office:value-type="float" office:value="58" calcext:value-type="float">
            <text:p>58</text:p>
          </table:table-cell>
          <table:table-cell table:formula="of:=AVERAGE([.J25:.J31])" office:value-type="float" office:value="37.0799714285714" calcext:value-type="float">
            <text:p>37.0799714285714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204" calcext:value-type="float">
            <text:p>204</text:p>
          </table:table-cell>
          <table:table-cell office:value-type="float" office:value="96" calcext:value-type="float">
            <text:p>96</text:p>
          </table:table-cell>
          <table:table-cell office:value-type="float" office:value="54.8126" calcext:value-type="float">
            <text:p>54.8126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formula="of:=VLOOKUP([.$H29];[.$B$2:.$C$500];2)" office:value-type="float" office:value="66" calcext:value-type="float">
            <text:p>66</text:p>
          </table:table-cell>
          <table:table-cell table:formula="of:=VLOOKUP([.$H29];[.$D$2:.$E$500];2)" office:value-type="float" office:value="46.4401" calcext:value-type="float">
            <text:p>46.4401</text:p>
          </table:table-cell>
          <table:table-cell table:formula="of:=AVERAGE([.I26:.I32])" office:value-type="float" office:value="66.1428571428571" calcext:value-type="float">
            <text:p>66.1428571428571</text:p>
          </table:table-cell>
          <table:table-cell table:formula="of:=AVERAGE([.J26:.J32])" office:value-type="float" office:value="43.5841857142857" calcext:value-type="float">
            <text:p>43.5841857142857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206" calcext:value-type="float">
            <text:p>206</text:p>
          </table:table-cell>
          <table:table-cell office:value-type="float" office:value="97" calcext:value-type="float">
            <text:p>97</text:p>
          </table:table-cell>
          <table:table-cell office:value-type="float" office:value="61.5233" calcext:value-type="float">
            <text:p>61.5233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formula="of:=VLOOKUP([.$H30];[.$B$2:.$C$500];2)" office:value-type="float" office:value="74" calcext:value-type="float">
            <text:p>74</text:p>
          </table:table-cell>
          <table:table-cell table:formula="of:=VLOOKUP([.$H30];[.$D$2:.$E$500];2)" office:value-type="float" office:value="50.5788" calcext:value-type="float">
            <text:p>50.5788</text:p>
          </table:table-cell>
          <table:table-cell table:formula="of:=AVERAGE([.I27:.I33])" office:value-type="float" office:value="75.2857142857143" calcext:value-type="float">
            <text:p>75.2857142857143</text:p>
          </table:table-cell>
          <table:table-cell table:formula="of:=AVERAGE([.J27:.J33])" office:value-type="float" office:value="50.1559285714286" calcext:value-type="float">
            <text:p>50.1559285714286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212" calcext:value-type="float">
            <text:p>212</text:p>
          </table:table-cell>
          <table:table-cell office:value-type="float" office:value="98" calcext:value-type="float">
            <text:p>98</text:p>
          </table:table-cell>
          <table:table-cell office:value-type="float" office:value="69.2624" calcext:value-type="float">
            <text:p>69.2624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formula="of:=VLOOKUP([.$H31];[.$B$2:.$C$500];2)" office:value-type="float" office:value="82" calcext:value-type="float">
            <text:p>82</text:p>
          </table:table-cell>
          <table:table-cell table:formula="of:=VLOOKUP([.$H31];[.$D$2:.$E$500];2)" office:value-type="float" office:value="54.8126" calcext:value-type="float">
            <text:p>54.8126</text:p>
          </table:table-cell>
          <table:table-cell table:formula="of:=AVERAGE([.I28:.I34])" office:value-type="float" office:value="85" calcext:value-type="float">
            <text:p>85</text:p>
          </table:table-cell>
          <table:table-cell table:formula="of:=AVERAGE([.J28:.J34])" office:value-type="float" office:value="56.9081142857143" calcext:value-type="float">
            <text:p>56.9081142857143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218" calcext:value-type="float">
            <text:p>218</text:p>
          </table:table-cell>
          <table:table-cell office:value-type="float" office:value="99" calcext:value-type="float">
            <text:p>99</text:p>
          </table:table-cell>
          <table:table-cell office:value-type="float" office:value="74.508" calcext:value-type="float">
            <text:p>74.508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formula="of:=VLOOKUP([.$H32];[.$B$2:.$C$500];2)" office:value-type="float" office:value="92" calcext:value-type="float">
            <text:p>92</text:p>
          </table:table-cell>
          <table:table-cell table:formula="of:=VLOOKUP([.$H32];[.$D$2:.$E$500];2)" office:value-type="float" office:value="61.5233" calcext:value-type="float">
            <text:p>61.5233</text:p>
          </table:table-cell>
          <table:table-cell table:formula="of:=AVERAGE([.I29:.I35])" office:value-type="float" office:value="95.1428571428571" calcext:value-type="float">
            <text:p>95.1428571428571</text:p>
          </table:table-cell>
          <table:table-cell table:formula="of:=AVERAGE([.J29:.J35])" office:value-type="float" office:value="62.4441857142857" calcext:value-type="float">
            <text:p>62.4441857142857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222" calcext:value-type="float">
            <text:p>222</text:p>
          </table:table-cell>
          <table:table-cell office:value-type="float" office:value="100" calcext:value-type="float">
            <text:p>100</text:p>
          </table:table-cell>
          <table:table-cell office:value-type="float" office:value="79.9841" calcext:value-type="float">
            <text:p>79.984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formula="of:=VLOOKUP([.$H33];[.$B$2:.$C$500];2)" office:value-type="float" office:value="107" calcext:value-type="float">
            <text:p>107</text:p>
          </table:table-cell>
          <table:table-cell table:formula="of:=VLOOKUP([.$H33];[.$D$2:.$E$500];2)" office:value-type="float" office:value="69.2624" calcext:value-type="float">
            <text:p>69.2624</text:p>
          </table:table-cell>
          <table:table-cell table:formula="of:=AVERAGE([.I30:.I36])" office:value-type="float" office:value="105.142857142857" calcext:value-type="float">
            <text:p>105.142857142857</text:p>
          </table:table-cell>
          <table:table-cell table:formula="of:=AVERAGE([.J30:.J36])" office:value-type="float" office:value="68.0494" calcext:value-type="float">
            <text:p>68.0494</text:p>
          </table:table-cell>
          <table:table-cell office:value-type="float" office:value="38" calcext:value-type="float">
            <text:p>38</text:p>
          </table:table-cell>
          <table:table-cell table:formula="of:=SUM([.I30:.I36])" office:value-type="float" office:value="736" calcext:value-type="float">
            <text:p>736</text:p>
          </table:table-cell>
          <table:table-cell table:formula="of:=SUM([.J30:.J36])" office:value-type="float" office:value="476.3458" calcext:value-type="float">
            <text:p>476.3458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224" calcext:value-type="float">
            <text:p>224</text:p>
          </table:table-cell>
          <table:table-cell office:value-type="float" office:value="101" calcext:value-type="float">
            <text:p>101</text:p>
          </table:table-cell>
          <table:table-cell office:value-type="float" office:value="85.6766" calcext:value-type="float">
            <text:p>85.6766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formula="of:=VLOOKUP([.$H34];[.$B$2:.$C$500];2)" office:value-type="float" office:value="117" calcext:value-type="float">
            <text:p>117</text:p>
          </table:table-cell>
          <table:table-cell table:formula="of:=VLOOKUP([.$H34];[.$D$2:.$E$500];2)" office:value-type="float" office:value="74.508" calcext:value-type="float">
            <text:p>74.508</text:p>
          </table:table-cell>
          <table:table-cell table:formula="of:=AVERAGE([.I31:.I37])" office:value-type="float" office:value="115.428571428571" calcext:value-type="float">
            <text:p>115.428571428571</text:p>
          </table:table-cell>
          <table:table-cell table:formula="of:=AVERAGE([.J31:.J37])" office:value-type="float" office:value="73.5581142857143" calcext:value-type="float">
            <text:p>73.5581142857143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225" calcext:value-type="float">
            <text:p>225</text:p>
          </table:table-cell>
          <table:table-cell office:value-type="float" office:value="102" calcext:value-type="float">
            <text:p>102</text:p>
          </table:table-cell>
          <table:table-cell office:value-type="float" office:value="89.1398" calcext:value-type="float">
            <text:p>89.1398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formula="of:=VLOOKUP([.$H35];[.$B$2:.$C$500];2)" office:value-type="float" office:value="128" calcext:value-type="float">
            <text:p>128</text:p>
          </table:table-cell>
          <table:table-cell table:formula="of:=VLOOKUP([.$H35];[.$D$2:.$E$500];2)" office:value-type="float" office:value="79.9841" calcext:value-type="float">
            <text:p>79.9841</text:p>
          </table:table-cell>
          <table:table-cell table:formula="of:=AVERAGE([.I32:.I38])" office:value-type="float" office:value="126.142857142857" calcext:value-type="float">
            <text:p>126.142857142857</text:p>
          </table:table-cell>
          <table:table-cell table:formula="of:=AVERAGE([.J32:.J38])" office:value-type="float" office:value="79.3429714285714" calcext:value-type="float">
            <text:p>79.3429714285714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229" calcext:value-type="float">
            <text:p>229</text:p>
          </table:table-cell>
          <table:table-cell office:value-type="float" office:value="103" calcext:value-type="float">
            <text:p>103</text:p>
          </table:table-cell>
          <table:table-cell office:value-type="float" office:value="95.3066" calcext:value-type="float">
            <text:p>95.3066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formula="of:=VLOOKUP([.$H36];[.$B$2:.$C$500];2)" office:value-type="float" office:value="136" calcext:value-type="float">
            <text:p>136</text:p>
          </table:table-cell>
          <table:table-cell table:formula="of:=VLOOKUP([.$H36];[.$D$2:.$E$500];2)" office:value-type="float" office:value="85.6766" calcext:value-type="float">
            <text:p>85.6766</text:p>
          </table:table-cell>
          <table:table-cell table:formula="of:=AVERAGE([.I33:.I39])" office:value-type="float" office:value="136.714285714286" calcext:value-type="float">
            <text:p>136.714285714286</text:p>
          </table:table-cell>
          <table:table-cell table:formula="of:=AVERAGE([.J33:.J39])" office:value-type="float" office:value="84.9469285714286" calcext:value-type="float">
            <text:p>84.9469285714286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234" calcext:value-type="float">
            <text:p>234</text:p>
          </table:table-cell>
          <table:table-cell office:value-type="float" office:value="104" calcext:value-type="float">
            <text:p>104</text:p>
          </table:table-cell>
          <table:table-cell office:value-type="float" office:value="100.751" calcext:value-type="float">
            <text:p>100.75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formula="of:=VLOOKUP([.$H37];[.$B$2:.$C$500];2)" office:value-type="float" office:value="146" calcext:value-type="float">
            <text:p>146</text:p>
          </table:table-cell>
          <table:table-cell table:formula="of:=VLOOKUP([.$H37];[.$D$2:.$E$500];2)" office:value-type="float" office:value="89.1398" calcext:value-type="float">
            <text:p>89.1398</text:p>
          </table:table-cell>
          <table:table-cell table:formula="of:=AVERAGE([.I34:.I40])" office:value-type="float" office:value="145.142857142857" calcext:value-type="float">
            <text:p>145.142857142857</text:p>
          </table:table-cell>
          <table:table-cell table:formula="of:=AVERAGE([.J34:.J40])" office:value-type="float" office:value="90.5881571428572" calcext:value-type="float">
            <text:p>90.5881571428572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242" calcext:value-type="float">
            <text:p>242</text:p>
          </table:table-cell>
          <table:table-cell office:value-type="float" office:value="105" calcext:value-type="float">
            <text:p>105</text:p>
          </table:table-cell>
          <table:table-cell office:value-type="float" office:value="108.751" calcext:value-type="float">
            <text:p>108.751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formula="of:=VLOOKUP([.$H38];[.$B$2:.$C$500];2)" office:value-type="float" office:value="157" calcext:value-type="float">
            <text:p>157</text:p>
          </table:table-cell>
          <table:table-cell table:formula="of:=VLOOKUP([.$H38];[.$D$2:.$E$500];2)" office:value-type="float" office:value="95.3066" calcext:value-type="float">
            <text:p>95.3066</text:p>
          </table:table-cell>
          <table:table-cell table:formula="of:=AVERAGE([.I35:.I41])" office:value-type="float" office:value="152.428571428571" calcext:value-type="float">
            <text:p>152.428571428571</text:p>
          </table:table-cell>
          <table:table-cell table:formula="of:=AVERAGE([.J35:.J41])" office:value-type="float" office:value="96.9727285714286" calcext:value-type="float">
            <text:p>96.9727285714286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250" calcext:value-type="float">
            <text:p>250</text:p>
          </table:table-cell>
          <table:table-cell office:value-type="float" office:value="106" calcext:value-type="float">
            <text:p>106</text:p>
          </table:table-cell>
          <table:table-cell office:value-type="float" office:value="119.2" calcext:value-type="float">
            <text:p>119.2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formula="of:=VLOOKUP([.$H39];[.$B$2:.$C$500];2)" office:value-type="float" office:value="166" calcext:value-type="float">
            <text:p>166</text:p>
          </table:table-cell>
          <table:table-cell table:formula="of:=VLOOKUP([.$H39];[.$D$2:.$E$500];2)" office:value-type="float" office:value="100.751" calcext:value-type="float">
            <text:p>100.751</text:p>
          </table:table-cell>
          <table:table-cell table:formula="of:=AVERAGE([.I36:.I42])" office:value-type="float" office:value="159.285714285714" calcext:value-type="float">
            <text:p>159.285714285714</text:p>
          </table:table-cell>
          <table:table-cell table:formula="of:=AVERAGE([.J36:.J42])" office:value-type="float" office:value="103.094571428571" calcext:value-type="float">
            <text:p>103.094571428571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251" calcext:value-type="float">
            <text:p>251</text:p>
          </table:table-cell>
          <table:table-cell office:value-type="float" office:value="107" calcext:value-type="float">
            <text:p>107</text:p>
          </table:table-cell>
          <table:table-cell office:value-type="float" office:value="122.837" calcext:value-type="float">
            <text:p>122.837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formula="of:=VLOOKUP([.$H40];[.$B$2:.$C$500];2)" office:value-type="float" office:value="166" calcext:value-type="float">
            <text:p>166</text:p>
          </table:table-cell>
          <table:table-cell table:formula="of:=VLOOKUP([.$H40];[.$D$2:.$E$500];2)" office:value-type="float" office:value="108.751" calcext:value-type="float">
            <text:p>108.751</text:p>
          </table:table-cell>
          <table:table-cell table:formula="of:=AVERAGE([.I37:.I43])" office:value-type="float" office:value="165.571428571429" calcext:value-type="float">
            <text:p>165.571428571429</text:p>
          </table:table-cell>
          <table:table-cell table:formula="of:=AVERAGE([.J37:.J43])" office:value-type="float" office:value="108.8702" calcext:value-type="float">
            <text:p>108.8702</text:p>
          </table:table-cell>
          <table:table-cell office:value-type="float" office:value="45" calcext:value-type="float">
            <text:p>45</text:p>
          </table:table-cell>
          <table:table-cell table:formula="of:=SUM([.I37:.I43])" office:value-type="float" office:value="1159" calcext:value-type="float">
            <text:p>1159</text:p>
          </table:table-cell>
          <table:table-cell table:formula="of:=SUM([.J37:.J43])" office:value-type="float" office:value="762.0914" calcext:value-type="float">
            <text:p>762.0914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254" calcext:value-type="float">
            <text:p>254</text:p>
          </table:table-cell>
          <table:table-cell office:value-type="float" office:value="108" calcext:value-type="float">
            <text:p>108</text:p>
          </table:table-cell>
          <table:table-cell office:value-type="float" office:value="126.106" calcext:value-type="float">
            <text:p>126.106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formula="of:=VLOOKUP([.$H41];[.$B$2:.$C$500];2)" office:value-type="float" office:value="168" calcext:value-type="float">
            <text:p>168</text:p>
          </table:table-cell>
          <table:table-cell table:formula="of:=VLOOKUP([.$H41];[.$D$2:.$E$500];2)" office:value-type="float" office:value="119.2" calcext:value-type="float">
            <text:p>119.2</text:p>
          </table:table-cell>
          <table:table-cell table:formula="of:=AVERAGE([.I38:.I44])" office:value-type="float" office:value="171.714285714286" calcext:value-type="float">
            <text:p>171.714285714286</text:p>
          </table:table-cell>
          <table:table-cell table:formula="of:=AVERAGE([.J38:.J44])" office:value-type="float" office:value="114.555514285714" calcext:value-type="float">
            <text:p>114.555514285714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259" calcext:value-type="float">
            <text:p>259</text:p>
          </table:table-cell>
          <table:table-cell office:value-type="float" office:value="109" calcext:value-type="float">
            <text:p>109</text:p>
          </table:table-cell>
          <table:table-cell office:value-type="float" office:value="128.937" calcext:value-type="float">
            <text:p>128.937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formula="of:=VLOOKUP([.$H42];[.$B$2:.$C$500];2)" office:value-type="float" office:value="176" calcext:value-type="float">
            <text:p>176</text:p>
          </table:table-cell>
          <table:table-cell table:formula="of:=VLOOKUP([.$H42];[.$D$2:.$E$500];2)" office:value-type="float" office:value="122.837" calcext:value-type="float">
            <text:p>122.837</text:p>
          </table:table-cell>
          <table:table-cell table:formula="of:=AVERAGE([.I39:.I45])" office:value-type="float" office:value="177.285714285714" calcext:value-type="float">
            <text:p>177.285714285714</text:p>
          </table:table-cell>
          <table:table-cell table:formula="of:=AVERAGE([.J39:.J45])" office:value-type="float" office:value="119.738571428571" calcext:value-type="float">
            <text:p>119.738571428571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262" calcext:value-type="float">
            <text:p>262</text:p>
          </table:table-cell>
          <table:table-cell office:value-type="float" office:value="110" calcext:value-type="float">
            <text:p>110</text:p>
          </table:table-cell>
          <table:table-cell office:value-type="float" office:value="131.588" calcext:value-type="float">
            <text:p>131.588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formula="of:=VLOOKUP([.$H43];[.$B$2:.$C$500];2)" office:value-type="float" office:value="180" calcext:value-type="float">
            <text:p>180</text:p>
          </table:table-cell>
          <table:table-cell table:formula="of:=VLOOKUP([.$H43];[.$D$2:.$E$500];2)" office:value-type="float" office:value="126.106" calcext:value-type="float">
            <text:p>126.106</text:p>
          </table:table-cell>
          <table:table-cell table:formula="of:=AVERAGE([.I40:.I46])" office:value-type="float" office:value="182.714285714286" calcext:value-type="float">
            <text:p>182.714285714286</text:p>
          </table:table-cell>
          <table:table-cell table:formula="of:=AVERAGE([.J40:.J46])" office:value-type="float" office:value="124.405857142857" calcext:value-type="float">
            <text:p>124.405857142857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265" calcext:value-type="float">
            <text:p>265</text:p>
          </table:table-cell>
          <table:table-cell office:value-type="float" office:value="111" calcext:value-type="float">
            <text:p>111</text:p>
          </table:table-cell>
          <table:table-cell office:value-type="float" office:value="133.422" calcext:value-type="float">
            <text:p>133.422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formula="of:=VLOOKUP([.$H44];[.$B$2:.$C$500];2)" office:value-type="float" office:value="189" calcext:value-type="float">
            <text:p>189</text:p>
          </table:table-cell>
          <table:table-cell table:formula="of:=VLOOKUP([.$H44];[.$D$2:.$E$500];2)" office:value-type="float" office:value="128.937" calcext:value-type="float">
            <text:p>128.937</text:p>
          </table:table-cell>
          <table:table-cell table:formula="of:=AVERAGE([.I41:.I47])" office:value-type="float" office:value="188.428571428571" calcext:value-type="float">
            <text:p>188.428571428571</text:p>
          </table:table-cell>
          <table:table-cell table:formula="of:=AVERAGE([.J41:.J47])" office:value-type="float" office:value="128.535428571429" calcext:value-type="float">
            <text:p>128.535428571429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269" calcext:value-type="float">
            <text:p>269</text:p>
          </table:table-cell>
          <table:table-cell office:value-type="float" office:value="112" calcext:value-type="float">
            <text:p>112</text:p>
          </table:table-cell>
          <table:table-cell office:value-type="float" office:value="137.658" calcext:value-type="float">
            <text:p>137.65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formula="of:=VLOOKUP([.$H45];[.$B$2:.$C$500];2)" office:value-type="float" office:value="196" calcext:value-type="float">
            <text:p>196</text:p>
          </table:table-cell>
          <table:table-cell table:formula="of:=VLOOKUP([.$H45];[.$D$2:.$E$500];2)" office:value-type="float" office:value="131.588" calcext:value-type="float">
            <text:p>131.588</text:p>
          </table:table-cell>
          <table:table-cell table:formula="of:=AVERAGE([.I42:.I48])" office:value-type="float" office:value="194.714285714286" calcext:value-type="float">
            <text:p>194.714285714286</text:p>
          </table:table-cell>
          <table:table-cell table:formula="of:=AVERAGE([.J42:.J48])" office:value-type="float" office:value="131.722" calcext:value-type="float">
            <text:p>131.722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274" calcext:value-type="float">
            <text:p>274</text:p>
          </table:table-cell>
          <table:table-cell office:value-type="float" office:value="113" calcext:value-type="float">
            <text:p>113</text:p>
          </table:table-cell>
          <table:table-cell office:value-type="float" office:value="141.506" calcext:value-type="float">
            <text:p>141.506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formula="of:=VLOOKUP([.$H46];[.$B$2:.$C$500];2)" office:value-type="float" office:value="204" calcext:value-type="float">
            <text:p>204</text:p>
          </table:table-cell>
          <table:table-cell table:formula="of:=VLOOKUP([.$H46];[.$D$2:.$E$500];2)" office:value-type="float" office:value="133.422" calcext:value-type="float">
            <text:p>133.422</text:p>
          </table:table-cell>
          <table:table-cell table:formula="of:=AVERAGE([.I43:.I49])" office:value-type="float" office:value="200.714285714286" calcext:value-type="float">
            <text:p>200.714285714286</text:p>
          </table:table-cell>
          <table:table-cell table:formula="of:=AVERAGE([.J43:.J49])" office:value-type="float" office:value="135.033714285714" calcext:value-type="float">
            <text:p>135.033714285714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277" calcext:value-type="float">
            <text:p>277</text:p>
          </table:table-cell>
          <table:table-cell office:value-type="float" office:value="114" calcext:value-type="float">
            <text:p>114</text:p>
          </table:table-cell>
          <table:table-cell office:value-type="float" office:value="146.019" calcext:value-type="float">
            <text:p>146.019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formula="of:=VLOOKUP([.$H47];[.$B$2:.$C$500];2)" office:value-type="float" office:value="206" calcext:value-type="float">
            <text:p>206</text:p>
          </table:table-cell>
          <table:table-cell table:formula="of:=VLOOKUP([.$H47];[.$D$2:.$E$500];2)" office:value-type="float" office:value="137.658" calcext:value-type="float">
            <text:p>137.658</text:p>
          </table:table-cell>
          <table:table-cell table:formula="of:=AVERAGE([.I44:.I50])" office:value-type="float" office:value="206.714285714286" calcext:value-type="float">
            <text:p>206.714285714286</text:p>
          </table:table-cell>
          <table:table-cell table:formula="of:=AVERAGE([.J44:.J50])" office:value-type="float" office:value="138.193428571429" calcext:value-type="float">
            <text:p>138.193428571429</text:p>
          </table:table-cell>
          <table:table-cell office:value-type="float" office:value="52" calcext:value-type="float">
            <text:p>52</text:p>
          </table:table-cell>
          <table:table-cell table:formula="of:=SUM([.I44:.I50])" office:value-type="float" office:value="1447" calcext:value-type="float">
            <text:p>1447</text:p>
          </table:table-cell>
          <table:table-cell table:formula="of:=SUM([.J44:.J50])" office:value-type="float" office:value="967.354" calcext:value-type="float">
            <text:p>967.354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280" calcext:value-type="float">
            <text:p>280</text:p>
          </table:table-cell>
          <table:table-cell office:value-type="float" office:value="115" calcext:value-type="float">
            <text:p>115</text:p>
          </table:table-cell>
          <table:table-cell office:value-type="float" office:value="148.224" calcext:value-type="float">
            <text:p>148.224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formula="of:=VLOOKUP([.$H48];[.$B$2:.$C$500];2)" office:value-type="float" office:value="212" calcext:value-type="float">
            <text:p>212</text:p>
          </table:table-cell>
          <table:table-cell table:formula="of:=VLOOKUP([.$H48];[.$D$2:.$E$500];2)" office:value-type="float" office:value="141.506" calcext:value-type="float">
            <text:p>141.506</text:p>
          </table:table-cell>
          <table:table-cell table:formula="of:=AVERAGE([.I45:.I51])" office:value-type="float" office:value="211.714285714286" calcext:value-type="float">
            <text:p>211.714285714286</text:p>
          </table:table-cell>
          <table:table-cell table:formula="of:=AVERAGE([.J45:.J51])" office:value-type="float" office:value="141.252142857143" calcext:value-type="float">
            <text:p>141.252142857143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282" calcext:value-type="float">
            <text:p>282</text:p>
          </table:table-cell>
          <table:table-cell office:value-type="float" office:value="116" calcext:value-type="float">
            <text:p>116</text:p>
          </table:table-cell>
          <table:table-cell office:value-type="float" office:value="150.348" calcext:value-type="float">
            <text:p>150.348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formula="of:=VLOOKUP([.$H49];[.$B$2:.$C$500];2)" office:value-type="float" office:value="218" calcext:value-type="float">
            <text:p>218</text:p>
          </table:table-cell>
          <table:table-cell table:formula="of:=VLOOKUP([.$H49];[.$D$2:.$E$500];2)" office:value-type="float" office:value="146.019" calcext:value-type="float">
            <text:p>146.019</text:p>
          </table:table-cell>
          <table:table-cell table:formula="of:=AVERAGE([.I46:.I52])" office:value-type="float" office:value="215.857142857143" calcext:value-type="float">
            <text:p>215.857142857143</text:p>
          </table:table-cell>
          <table:table-cell table:formula="of:=AVERAGE([.J46:.J52])" office:value-type="float" office:value="145.186" calcext:value-type="float">
            <text:p>145.186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285" calcext:value-type="float">
            <text:p>285</text:p>
          </table:table-cell>
          <table:table-cell office:value-type="float" office:value="117" calcext:value-type="float">
            <text:p>117</text:p>
          </table:table-cell>
          <table:table-cell office:value-type="float" office:value="159.125" calcext:value-type="float">
            <text:p>159.125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formula="of:=VLOOKUP([.$H50];[.$B$2:.$C$500];2)" office:value-type="float" office:value="222" calcext:value-type="float">
            <text:p>222</text:p>
          </table:table-cell>
          <table:table-cell table:formula="of:=VLOOKUP([.$H50];[.$D$2:.$E$500];2)" office:value-type="float" office:value="148.224" calcext:value-type="float">
            <text:p>148.224</text:p>
          </table:table-cell>
          <table:table-cell table:formula="of:=AVERAGE([.I47:.I53])" office:value-type="float" office:value="219.428571428571" calcext:value-type="float">
            <text:p>219.428571428571</text:p>
          </table:table-cell>
          <table:table-cell table:formula="of:=AVERAGE([.J47:.J53])" office:value-type="float" office:value="149.855571428571" calcext:value-type="float">
            <text:p>149.855571428571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289" calcext:value-type="float">
            <text:p>289</text:p>
          </table:table-cell>
          <table:table-cell office:value-type="float" office:value="118" calcext:value-type="float">
            <text:p>118</text:p>
          </table:table-cell>
          <table:table-cell office:value-type="float" office:value="166.109" calcext:value-type="float">
            <text:p>166.109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formula="of:=VLOOKUP([.$H51];[.$B$2:.$C$500];2)" office:value-type="float" office:value="224" calcext:value-type="float">
            <text:p>224</text:p>
          </table:table-cell>
          <table:table-cell table:formula="of:=VLOOKUP([.$H51];[.$D$2:.$E$500];2)" office:value-type="float" office:value="150.348" calcext:value-type="float">
            <text:p>150.348</text:p>
          </table:table-cell>
          <table:table-cell table:formula="of:=AVERAGE([.I48:.I54])" office:value-type="float" office:value="223.428571428571" calcext:value-type="float">
            <text:p>223.428571428571</text:p>
          </table:table-cell>
          <table:table-cell table:formula="of:=AVERAGE([.J48:.J54])" office:value-type="float" office:value="154.182142857143" calcext:value-type="float">
            <text:p>154.182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292" calcext:value-type="float">
            <text:p>292</text:p>
          </table:table-cell>
          <table:table-cell office:value-type="float" office:value="119" calcext:value-type="float">
            <text:p>119</text:p>
          </table:table-cell>
          <table:table-cell office:value-type="float" office:value="167.944" calcext:value-type="float">
            <text:p>167.944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formula="of:=VLOOKUP([.$H52];[.$B$2:.$C$500];2)" office:value-type="float" office:value="225" calcext:value-type="float">
            <text:p>225</text:p>
          </table:table-cell>
          <table:table-cell table:formula="of:=VLOOKUP([.$H52];[.$D$2:.$E$500];2)" office:value-type="float" office:value="159.125" calcext:value-type="float">
            <text:p>159.125</text:p>
          </table:table-cell>
          <table:table-cell table:formula="of:=AVERAGE([.I49:.I55])" office:value-type="float" office:value="227.714285714286" calcext:value-type="float">
            <text:p>227.714285714286</text:p>
          </table:table-cell>
          <table:table-cell table:formula="of:=AVERAGE([.J49:.J55])" office:value-type="float" office:value="158.137285714286" calcext:value-type="float">
            <text:p>158.1372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294" calcext:value-type="float">
            <text:p>294</text:p>
          </table:table-cell>
          <table:table-cell office:value-type="float" office:value="120" calcext:value-type="float">
            <text:p>120</text:p>
          </table:table-cell>
          <table:table-cell office:value-type="float" office:value="169.192" calcext:value-type="float">
            <text:p>169.192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formula="of:=VLOOKUP([.$H53];[.$B$2:.$C$500];2)" office:value-type="float" office:value="229" calcext:value-type="float">
            <text:p>229</text:p>
          </table:table-cell>
          <table:table-cell table:formula="of:=VLOOKUP([.$H53];[.$D$2:.$E$500];2)" office:value-type="float" office:value="166.109" calcext:value-type="float">
            <text:p>166.109</text:p>
          </table:table-cell>
          <table:table-cell table:formula="of:=AVERAGE([.I50:.I56])" office:value-type="float" office:value="232.285714285714" calcext:value-type="float">
            <text:p>232.285714285714</text:p>
          </table:table-cell>
          <table:table-cell table:formula="of:=AVERAGE([.J50:.J56])" office:value-type="float" office:value="161.871714285714" calcext:value-type="float">
            <text:p>161.871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295" calcext:value-type="float">
            <text:p>295</text:p>
          </table:table-cell>
          <table:table-cell office:value-type="float" office:value="121" calcext:value-type="float">
            <text:p>121</text:p>
          </table:table-cell>
          <table:table-cell office:value-type="float" office:value="172.16" calcext:value-type="float">
            <text:p>172.16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formula="of:=VLOOKUP([.$H54];[.$B$2:.$C$500];2)" office:value-type="float" office:value="234" calcext:value-type="float">
            <text:p>234</text:p>
          </table:table-cell>
          <table:table-cell table:formula="of:=VLOOKUP([.$H54];[.$D$2:.$E$500];2)" office:value-type="float" office:value="167.944" calcext:value-type="float">
            <text:p>167.944</text:p>
          </table:table-cell>
          <table:table-cell table:formula="of:=AVERAGE([.I51:.I57])" office:value-type="float" office:value="236.428571428571" calcext:value-type="float">
            <text:p>236.428571428571</text:p>
          </table:table-cell>
          <table:table-cell table:formula="of:=AVERAGE([.J51:.J57])" office:value-type="float" office:value="165.687285714286" calcext:value-type="float">
            <text:p>165.687285714286</text:p>
          </table:table-cell>
          <table:table-cell/>
          <table:table-cell table:formula="of:=SUM([.I51:.I57])" office:value-type="float" office:value="1655" calcext:value-type="float">
            <text:p>1655</text:p>
          </table:table-cell>
          <table:table-cell table:formula="of:=SUM([.J51:.J57])" office:value-type="float" office:value="1159.811" calcext:value-type="float">
            <text:p>1159.811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297" calcext:value-type="float">
            <text:p>297</text:p>
          </table:table-cell>
          <table:table-cell office:value-type="float" office:value="122" calcext:value-type="float">
            <text:p>122</text:p>
          </table:table-cell>
          <table:table-cell office:value-type="float" office:value="174.933" calcext:value-type="float">
            <text:p>174.93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formula="of:=VLOOKUP([.$H55];[.$B$2:.$C$500];2)" office:value-type="float" office:value="242" calcext:value-type="float">
            <text:p>242</text:p>
          </table:table-cell>
          <table:table-cell table:formula="of:=VLOOKUP([.$H55];[.$D$2:.$E$500];2)" office:value-type="float" office:value="169.192" calcext:value-type="float">
            <text:p>169.192</text:p>
          </table:table-cell>
          <table:table-cell table:formula="of:=AVERAGE([.I52:.I58])" office:value-type="float" office:value="240.714285714286" calcext:value-type="float">
            <text:p>240.714285714286</text:p>
          </table:table-cell>
          <table:table-cell table:formula="of:=AVERAGE([.J52:.J58])" office:value-type="float" office:value="169.530428571429" calcext:value-type="float">
            <text:p>169.5304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300" calcext:value-type="float">
            <text:p>300</text:p>
          </table:table-cell>
          <table:table-cell office:value-type="float" office:value="123" calcext:value-type="float">
            <text:p>123</text:p>
          </table:table-cell>
          <table:table-cell office:value-type="float" office:value="177.25" calcext:value-type="float">
            <text:p>177.25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formula="of:=VLOOKUP([.$H56];[.$B$2:.$C$500];2)" office:value-type="float" office:value="250" calcext:value-type="float">
            <text:p>250</text:p>
          </table:table-cell>
          <table:table-cell table:formula="of:=VLOOKUP([.$H56];[.$D$2:.$E$500];2)" office:value-type="float" office:value="172.16" calcext:value-type="float">
            <text:p>172.16</text:p>
          </table:table-cell>
          <table:table-cell table:formula="of:=AVERAGE([.I53:.I59])" office:value-type="float" office:value="245.571428571429" calcext:value-type="float">
            <text:p>245.571428571429</text:p>
          </table:table-cell>
          <table:table-cell table:formula="of:=AVERAGE([.J53:.J59])" office:value-type="float" office:value="172.358714285714" calcext:value-type="float">
            <text:p>172.358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302" calcext:value-type="float">
            <text:p>302</text:p>
          </table:table-cell>
          <table:table-cell office:value-type="float" office:value="124" calcext:value-type="float">
            <text:p>124</text:p>
          </table:table-cell>
          <table:table-cell office:value-type="float" office:value="178.923" calcext:value-type="float">
            <text:p>178.923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formula="of:=VLOOKUP([.$H57];[.$B$2:.$C$500];2)" office:value-type="float" office:value="251" calcext:value-type="float">
            <text:p>251</text:p>
          </table:table-cell>
          <table:table-cell table:formula="of:=VLOOKUP([.$H57];[.$D$2:.$E$500];2)" office:value-type="float" office:value="174.933" calcext:value-type="float">
            <text:p>174.933</text:p>
          </table:table-cell>
          <table:table-cell table:formula="of:=AVERAGE([.I54:.I60])" office:value-type="float" office:value="250.285714285714" calcext:value-type="float">
            <text:p>250.285714285714</text:p>
          </table:table-cell>
          <table:table-cell table:formula="of:=AVERAGE([.J54:.J60])" office:value-type="float" office:value="174.591714285714" calcext:value-type="float">
            <text:p>174.591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307" calcext:value-type="float">
            <text:p>307</text:p>
          </table:table-cell>
          <table:table-cell office:value-type="float" office:value="125" calcext:value-type="float">
            <text:p>125</text:p>
          </table:table-cell>
          <table:table-cell office:value-type="float" office:value="181.74" calcext:value-type="float">
            <text:p>181.74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formula="of:=VLOOKUP([.$H58];[.$B$2:.$C$500];2)" office:value-type="float" office:value="254" calcext:value-type="float">
            <text:p>254</text:p>
          </table:table-cell>
          <table:table-cell table:formula="of:=VLOOKUP([.$H58];[.$D$2:.$E$500];2)" office:value-type="float" office:value="177.25" calcext:value-type="float">
            <text:p>177.25</text:p>
          </table:table-cell>
          <table:table-cell table:formula="of:=AVERAGE([.I55:.I61])" office:value-type="float" office:value="254.714285714286" calcext:value-type="float">
            <text:p>254.714285714286</text:p>
          </table:table-cell>
          <table:table-cell table:formula="of:=AVERAGE([.J55:.J61])" office:value-type="float" office:value="176.798714285714" calcext:value-type="float">
            <text:p>176.798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310" calcext:value-type="float">
            <text:p>310</text:p>
          </table:table-cell>
          <table:table-cell office:value-type="float" office:value="126" calcext:value-type="float">
            <text:p>126</text:p>
          </table:table-cell>
          <table:table-cell office:value-type="float" office:value="183.393" calcext:value-type="float">
            <text:p>183.393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formula="of:=VLOOKUP([.$H59];[.$B$2:.$C$500];2)" office:value-type="float" office:value="259" calcext:value-type="float">
            <text:p>259</text:p>
          </table:table-cell>
          <table:table-cell table:formula="of:=VLOOKUP([.$H59];[.$D$2:.$E$500];2)" office:value-type="float" office:value="178.923" calcext:value-type="float">
            <text:p>178.923</text:p>
          </table:table-cell>
          <table:table-cell table:formula="of:=AVERAGE([.I56:.I62])" office:value-type="float" office:value="258.571428571429" calcext:value-type="float">
            <text:p>258.571428571429</text:p>
          </table:table-cell>
          <table:table-cell table:formula="of:=AVERAGE([.J56:.J62])" office:value-type="float" office:value="179.038142857143" calcext:value-type="float">
            <text:p>179.038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312" calcext:value-type="float">
            <text:p>312</text:p>
          </table:table-cell>
          <table:table-cell office:value-type="float" office:value="127" calcext:value-type="float">
            <text:p>127</text:p>
          </table:table-cell>
          <table:table-cell office:value-type="float" office:value="184.868" calcext:value-type="float">
            <text:p>184.868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formula="of:=VLOOKUP([.$H60];[.$B$2:.$C$500];2)" office:value-type="float" office:value="262" calcext:value-type="float">
            <text:p>262</text:p>
          </table:table-cell>
          <table:table-cell table:formula="of:=VLOOKUP([.$H60];[.$D$2:.$E$500];2)" office:value-type="float" office:value="181.74" calcext:value-type="float">
            <text:p>181.74</text:p>
          </table:table-cell>
          <table:table-cell table:formula="of:=AVERAGE([.I57:.I63])" office:value-type="float" office:value="262" calcext:value-type="float">
            <text:p>262</text:p>
          </table:table-cell>
          <table:table-cell table:formula="of:=AVERAGE([.J57:.J63])" office:value-type="float" office:value="181.127" calcext:value-type="float">
            <text:p>181.12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313" calcext:value-type="float">
            <text:p>313</text:p>
          </table:table-cell>
          <table:table-cell office:value-type="float" office:value="128" calcext:value-type="float">
            <text:p>128</text:p>
          </table:table-cell>
          <table:table-cell office:value-type="float" office:value="186.782" calcext:value-type="float">
            <text:p>186.782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formula="of:=VLOOKUP([.$H61];[.$B$2:.$C$500];2)" office:value-type="float" office:value="265" calcext:value-type="float">
            <text:p>265</text:p>
          </table:table-cell>
          <table:table-cell table:formula="of:=VLOOKUP([.$H61];[.$D$2:.$E$500];2)" office:value-type="float" office:value="183.393" calcext:value-type="float">
            <text:p>183.393</text:p>
          </table:table-cell>
          <table:table-cell table:formula="of:=AVERAGE([.I58:.I64])" office:value-type="float" office:value="265.714285714286" calcext:value-type="float">
            <text:p>265.714285714286</text:p>
          </table:table-cell>
          <table:table-cell table:formula="of:=AVERAGE([.J58:.J64])" office:value-type="float" office:value="182.847571428571" calcext:value-type="float">
            <text:p>182.847571428571</text:p>
          </table:table-cell>
          <table:table-cell/>
          <table:table-cell table:formula="of:=SUM([.I58:.I64])" office:value-type="float" office:value="1860" calcext:value-type="float">
            <text:p>1860</text:p>
          </table:table-cell>
          <table:table-cell table:formula="of:=SUM([.J58:.J64])" office:value-type="float" office:value="1279.933" calcext:value-type="float">
            <text:p>1279.933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314" calcext:value-type="float">
            <text:p>314</text:p>
          </table:table-cell>
          <table:table-cell office:value-type="float" office:value="129" calcext:value-type="float">
            <text:p>129</text:p>
          </table:table-cell>
          <table:table-cell office:value-type="float" office:value="186.977" calcext:value-type="float">
            <text:p>186.977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formula="of:=VLOOKUP([.$H62];[.$B$2:.$C$500];2)" office:value-type="float" office:value="269" calcext:value-type="float">
            <text:p>269</text:p>
          </table:table-cell>
          <table:table-cell table:formula="of:=VLOOKUP([.$H62];[.$D$2:.$E$500];2)" office:value-type="float" office:value="184.868" calcext:value-type="float">
            <text:p>184.868</text:p>
          </table:table-cell>
          <table:table-cell table:formula="of:=AVERAGE([.I59:.I65])" office:value-type="float" office:value="269.428571428571" calcext:value-type="float">
            <text:p>269.428571428571</text:p>
          </table:table-cell>
          <table:table-cell table:formula="of:=AVERAGE([.J59:.J65])" office:value-type="float" office:value="184.321571428571" calcext:value-type="float">
            <text:p>184.3215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315" calcext:value-type="float">
            <text:p>315</text:p>
          </table:table-cell>
          <table:table-cell office:value-type="float" office:value="130" calcext:value-type="float">
            <text:p>130</text:p>
          </table:table-cell>
          <table:table-cell office:value-type="float" office:value="187.568" calcext:value-type="float">
            <text:p>187.568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VLOOKUP([.$H63];[.$B$2:.$C$500];2)" office:value-type="float" office:value="274" calcext:value-type="float">
            <text:p>274</text:p>
          </table:table-cell>
          <table:table-cell table:formula="of:=VLOOKUP([.$H63];[.$D$2:.$E$500];2)" office:value-type="float" office:value="186.782" calcext:value-type="float">
            <text:p>186.782</text:p>
          </table:table-cell>
          <table:table-cell table:formula="of:=AVERAGE([.I60:.I66])" office:value-type="float" office:value="272.714285714286" calcext:value-type="float">
            <text:p>272.714285714286</text:p>
          </table:table-cell>
          <table:table-cell table:formula="of:=AVERAGE([.J60:.J66])" office:value-type="float" office:value="185.649857142857" calcext:value-type="float">
            <text:p>185.6498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316" calcext:value-type="float">
            <text:p>316</text:p>
          </table:table-cell>
          <table:table-cell office:value-type="float" office:value="131" calcext:value-type="float">
            <text:p>131</text:p>
          </table:table-cell>
          <table:table-cell office:value-type="float" office:value="188.221" calcext:value-type="float">
            <text:p>188.22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formula="of:=VLOOKUP([.$H64];[.$B$2:.$C$500];2)" office:value-type="float" office:value="277" calcext:value-type="float">
            <text:p>277</text:p>
          </table:table-cell>
          <table:table-cell table:formula="of:=VLOOKUP([.$H64];[.$D$2:.$E$500];2)" office:value-type="float" office:value="186.977" calcext:value-type="float">
            <text:p>186.977</text:p>
          </table:table-cell>
          <table:table-cell table:formula="of:=AVERAGE([.I61:.I67])" office:value-type="float" office:value="276" calcext:value-type="float">
            <text:p>276</text:p>
          </table:table-cell>
          <table:table-cell table:formula="of:=AVERAGE([.J61:.J67])" office:value-type="float" office:value="186.712857142857" calcext:value-type="float">
            <text:p>186.7128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318" calcext:value-type="float">
            <text:p>318</text:p>
          </table:table-cell>
          <table:table-cell office:value-type="float" office:value="132" calcext:value-type="float">
            <text:p>132</text:p>
          </table:table-cell>
          <table:table-cell office:value-type="float" office:value="189.181" calcext:value-type="float">
            <text:p>189.18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formula="of:=VLOOKUP([.$H65];[.$B$2:.$C$500];2)" office:value-type="float" office:value="280" calcext:value-type="float">
            <text:p>280</text:p>
          </table:table-cell>
          <table:table-cell table:formula="of:=VLOOKUP([.$H65];[.$D$2:.$E$500];2)" office:value-type="float" office:value="187.568" calcext:value-type="float">
            <text:p>187.568</text:p>
          </table:table-cell>
          <table:table-cell table:formula="of:=AVERAGE([.I62:.I68])" office:value-type="float" office:value="279.428571428571" calcext:value-type="float">
            <text:p>279.428571428571</text:p>
          </table:table-cell>
          <table:table-cell table:formula="of:=AVERAGE([.J62:.J68])" office:value-type="float" office:value="187.738857142857" calcext:value-type="float">
            <text:p>187.7388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320" calcext:value-type="float">
            <text:p>320</text:p>
          </table:table-cell>
          <table:table-cell office:value-type="float" office:value="133" calcext:value-type="float">
            <text:p>133</text:p>
          </table:table-cell>
          <table:table-cell office:value-type="float" office:value="190.575" calcext:value-type="float">
            <text:p>190.575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formula="of:=VLOOKUP([.$H66];[.$B$2:.$C$500];2)" office:value-type="float" office:value="282" calcext:value-type="float">
            <text:p>282</text:p>
          </table:table-cell>
          <table:table-cell table:formula="of:=VLOOKUP([.$H66];[.$D$2:.$E$500];2)" office:value-type="float" office:value="188.221" calcext:value-type="float">
            <text:p>188.221</text:p>
          </table:table-cell>
          <table:table-cell table:formula="of:=AVERAGE([.I63:.I69])" office:value-type="float" office:value="282.714285714286" calcext:value-type="float">
            <text:p>282.714285714286</text:p>
          </table:table-cell>
          <table:table-cell table:formula="of:=AVERAGE([.J63:.J69])" office:value-type="float" office:value="188.610142857143" calcext:value-type="float">
            <text:p>188.610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321" calcext:value-type="float">
            <text:p>321</text:p>
          </table:table-cell>
          <table:table-cell office:value-type="float" office:value="134" calcext:value-type="float">
            <text:p>134</text:p>
          </table:table-cell>
          <table:table-cell office:value-type="float" office:value="190.967" calcext:value-type="float">
            <text:p>190.967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formula="of:=VLOOKUP([.$H67];[.$B$2:.$C$500];2)" office:value-type="float" office:value="285" calcext:value-type="float">
            <text:p>285</text:p>
          </table:table-cell>
          <table:table-cell table:formula="of:=VLOOKUP([.$H67];[.$D$2:.$E$500];2)" office:value-type="float" office:value="189.181" calcext:value-type="float">
            <text:p>189.181</text:p>
          </table:table-cell>
          <table:table-cell table:formula="of:=AVERAGE([.I64:.I70])" office:value-type="float" office:value="285.571428571429" calcext:value-type="float">
            <text:p>285.571428571429</text:p>
          </table:table-cell>
          <table:table-cell table:formula="of:=AVERAGE([.J64:.J70])" office:value-type="float" office:value="189.289714285714" calcext:value-type="float">
            <text:p>189.289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322" calcext:value-type="float">
            <text:p>322</text:p>
          </table:table-cell>
          <table:table-cell office:value-type="float" office:value="135" calcext:value-type="float">
            <text:p>135</text:p>
          </table:table-cell>
          <table:table-cell office:value-type="float" office:value="191.539" calcext:value-type="float">
            <text:p>191.539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formula="of:=VLOOKUP([.$H68];[.$B$2:.$C$500];2)" office:value-type="float" office:value="289" calcext:value-type="float">
            <text:p>289</text:p>
          </table:table-cell>
          <table:table-cell table:formula="of:=VLOOKUP([.$H68];[.$D$2:.$E$500];2)" office:value-type="float" office:value="190.575" calcext:value-type="float">
            <text:p>190.575</text:p>
          </table:table-cell>
          <table:table-cell table:formula="of:=AVERAGE([.I65:.I71])" office:value-type="float" office:value="288.142857142857" calcext:value-type="float">
            <text:p>288.142857142857</text:p>
          </table:table-cell>
          <table:table-cell table:formula="of:=AVERAGE([.J65:.J71])" office:value-type="float" office:value="190.044571428571" calcext:value-type="float">
            <text:p>190.044571428571</text:p>
          </table:table-cell>
          <table:table-cell/>
          <table:table-cell table:formula="of:=SUM([.I65:.I71])" office:value-type="float" office:value="2017" calcext:value-type="float">
            <text:p>2017</text:p>
          </table:table-cell>
          <table:table-cell table:formula="of:=SUM([.J65:.J71])" office:value-type="float" office:value="1330.312" calcext:value-type="float">
            <text:p>1330.312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325" calcext:value-type="float">
            <text:p>325</text:p>
          </table:table-cell>
          <table:table-cell office:value-type="float" office:value="136" calcext:value-type="float">
            <text:p>136</text:p>
          </table:table-cell>
          <table:table-cell office:value-type="float" office:value="192.261" calcext:value-type="float">
            <text:p>192.26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formula="of:=VLOOKUP([.$H69];[.$B$2:.$C$500];2)" office:value-type="float" office:value="292" calcext:value-type="float">
            <text:p>292</text:p>
          </table:table-cell>
          <table:table-cell table:formula="of:=VLOOKUP([.$H69];[.$D$2:.$E$500];2)" office:value-type="float" office:value="190.967" calcext:value-type="float">
            <text:p>190.967</text:p>
          </table:table-cell>
          <table:table-cell table:formula="of:=AVERAGE([.I66:.I72])" office:value-type="float" office:value="290.571428571429" calcext:value-type="float">
            <text:p>290.571428571429</text:p>
          </table:table-cell>
          <table:table-cell table:formula="of:=AVERAGE([.J66:.J72])" office:value-type="float" office:value="190.791142857143" calcext:value-type="float">
            <text:p>190.791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326" calcext:value-type="float">
            <text:p>326</text:p>
          </table:table-cell>
          <table:table-cell office:value-type="float" office:value="137" calcext:value-type="float">
            <text:p>137</text:p>
          </table:table-cell>
          <table:table-cell office:value-type="float" office:value="192.794" calcext:value-type="float">
            <text:p>192.794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formula="of:=VLOOKUP([.$H70];[.$B$2:.$C$500];2)" office:value-type="float" office:value="294" calcext:value-type="float">
            <text:p>294</text:p>
          </table:table-cell>
          <table:table-cell table:formula="of:=VLOOKUP([.$H70];[.$D$2:.$E$500];2)" office:value-type="float" office:value="191.539" calcext:value-type="float">
            <text:p>191.539</text:p>
          </table:table-cell>
          <table:table-cell table:formula="of:=AVERAGE([.I67:.I73])" office:value-type="float" office:value="293.142857142857" calcext:value-type="float">
            <text:p>293.142857142857</text:p>
          </table:table-cell>
          <table:table-cell table:formula="of:=AVERAGE([.J67:.J73])" office:value-type="float" office:value="191.595714285714" calcext:value-type="float">
            <text:p>191.595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327" calcext:value-type="float">
            <text:p>327</text:p>
          </table:table-cell>
          <table:table-cell office:value-type="float" office:value="138" calcext:value-type="float">
            <text:p>138</text:p>
          </table:table-cell>
          <table:table-cell office:value-type="float" office:value="193.853" calcext:value-type="float">
            <text:p>193.853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formula="of:=VLOOKUP([.$H71];[.$B$2:.$C$500];2)" office:value-type="float" office:value="295" calcext:value-type="float">
            <text:p>295</text:p>
          </table:table-cell>
          <table:table-cell table:formula="of:=VLOOKUP([.$H71];[.$D$2:.$E$500];2)" office:value-type="float" office:value="192.261" calcext:value-type="float">
            <text:p>192.261</text:p>
          </table:table-cell>
          <table:table-cell table:formula="of:=AVERAGE([.I68:.I74])" office:value-type="float" office:value="295.571428571429" calcext:value-type="float">
            <text:p>295.571428571429</text:p>
          </table:table-cell>
          <table:table-cell table:formula="of:=AVERAGE([.J68:.J74])" office:value-type="float" office:value="192.338142857143" calcext:value-type="float">
            <text:p>192.338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328" calcext:value-type="float">
            <text:p>328</text:p>
          </table:table-cell>
          <table:table-cell office:value-type="float" office:value="139" calcext:value-type="float">
            <text:p>139</text:p>
          </table:table-cell>
          <table:table-cell office:value-type="float" office:value="194.378" calcext:value-type="float">
            <text:p>194.378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formula="of:=VLOOKUP([.$H72];[.$B$2:.$C$500];2)" office:value-type="float" office:value="297" calcext:value-type="float">
            <text:p>297</text:p>
          </table:table-cell>
          <table:table-cell table:formula="of:=VLOOKUP([.$H72];[.$D$2:.$E$500];2)" office:value-type="float" office:value="192.794" calcext:value-type="float">
            <text:p>192.794</text:p>
          </table:table-cell>
          <table:table-cell table:formula="of:=AVERAGE([.I69:.I75])" office:value-type="float" office:value="298.142857142857" calcext:value-type="float">
            <text:p>298.142857142857</text:p>
          </table:table-cell>
          <table:table-cell table:formula="of:=AVERAGE([.J69:.J75])" office:value-type="float" office:value="192.940571428571" calcext:value-type="float">
            <text:p>192.9405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329" calcext:value-type="float">
            <text:p>329</text:p>
          </table:table-cell>
          <table:table-cell office:value-type="float" office:value="140" calcext:value-type="float">
            <text:p>140</text:p>
          </table:table-cell>
          <table:table-cell office:value-type="float" office:value="194.792" calcext:value-type="float">
            <text:p>194.792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formula="of:=VLOOKUP([.$H73];[.$B$2:.$C$500];2)" office:value-type="float" office:value="300" calcext:value-type="float">
            <text:p>300</text:p>
          </table:table-cell>
          <table:table-cell table:formula="of:=VLOOKUP([.$H73];[.$D$2:.$E$500];2)" office:value-type="float" office:value="193.853" calcext:value-type="float">
            <text:p>193.853</text:p>
          </table:table-cell>
          <table:table-cell table:formula="of:=AVERAGE([.I70:.I76])" office:value-type="float" office:value="300.714285714286" calcext:value-type="float">
            <text:p>300.714285714286</text:p>
          </table:table-cell>
          <table:table-cell table:formula="of:=AVERAGE([.J70:.J76])" office:value-type="float" office:value="193.591142857143" calcext:value-type="float">
            <text:p>193.591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330" calcext:value-type="float">
            <text:p>330</text:p>
          </table:table-cell>
          <table:table-cell office:value-type="float" office:value="141" calcext:value-type="float">
            <text:p>141</text:p>
          </table:table-cell>
          <table:table-cell office:value-type="float" office:value="195.521" calcext:value-type="float">
            <text:p>195.521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formula="of:=VLOOKUP([.$H74];[.$B$2:.$C$500];2)" office:value-type="float" office:value="302" calcext:value-type="float">
            <text:p>302</text:p>
          </table:table-cell>
          <table:table-cell table:formula="of:=VLOOKUP([.$H74];[.$D$2:.$E$500];2)" office:value-type="float" office:value="194.378" calcext:value-type="float">
            <text:p>194.378</text:p>
          </table:table-cell>
          <table:table-cell table:formula="of:=AVERAGE([.I71:.I77])" office:value-type="float" office:value="303.285714285714" calcext:value-type="float">
            <text:p>303.285714285714</text:p>
          </table:table-cell>
          <table:table-cell table:formula="of:=AVERAGE([.J71:.J77])" office:value-type="float" office:value="194.232" calcext:value-type="float">
            <text:p>194.2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331" calcext:value-type="float">
            <text:p>331</text:p>
          </table:table-cell>
          <table:table-cell office:value-type="float" office:value="142" calcext:value-type="float">
            <text:p>142</text:p>
          </table:table-cell>
          <table:table-cell office:value-type="float" office:value="196.025" calcext:value-type="float">
            <text:p>196.02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formula="of:=VLOOKUP([.$H75];[.$B$2:.$C$500];2)" office:value-type="float" office:value="307" calcext:value-type="float">
            <text:p>307</text:p>
          </table:table-cell>
          <table:table-cell table:formula="of:=VLOOKUP([.$H75];[.$D$2:.$E$500];2)" office:value-type="float" office:value="194.792" calcext:value-type="float">
            <text:p>194.792</text:p>
          </table:table-cell>
          <table:table-cell table:formula="of:=AVERAGE([.I72:.I78])" office:value-type="float" office:value="305.857142857143" calcext:value-type="float">
            <text:p>305.857142857143</text:p>
          </table:table-cell>
          <table:table-cell table:formula="of:=AVERAGE([.J72:.J78])" office:value-type="float" office:value="194.806571428571" calcext:value-type="float">
            <text:p>194.806571428571</text:p>
          </table:table-cell>
          <table:table-cell/>
          <table:table-cell table:formula="of:=SUM([.I72:.I78])" office:value-type="float" office:value="2141" calcext:value-type="float">
            <text:p>2141</text:p>
          </table:table-cell>
          <table:table-cell table:formula="of:=SUM([.J72:.J78])" office:value-type="float" office:value="1363.646" calcext:value-type="float">
            <text:p>1363.646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332" calcext:value-type="float">
            <text:p>332</text:p>
          </table:table-cell>
          <table:table-cell office:value-type="float" office:value="143" calcext:value-type="float">
            <text:p>143</text:p>
          </table:table-cell>
          <table:table-cell office:value-type="float" office:value="196.283" calcext:value-type="float">
            <text:p>196.283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formula="of:=VLOOKUP([.$H76];[.$B$2:.$C$500];2)" office:value-type="float" office:value="310" calcext:value-type="float">
            <text:p>310</text:p>
          </table:table-cell>
          <table:table-cell table:formula="of:=VLOOKUP([.$H76];[.$D$2:.$E$500];2)" office:value-type="float" office:value="195.521" calcext:value-type="float">
            <text:p>195.521</text:p>
          </table:table-cell>
          <table:table-cell table:formula="of:=AVERAGE([.I73:.I79])" office:value-type="float" office:value="308.285714285714" calcext:value-type="float">
            <text:p>308.285714285714</text:p>
          </table:table-cell>
          <table:table-cell table:formula="of:=AVERAGE([.J73:.J79])" office:value-type="float" office:value="195.312" calcext:value-type="float">
            <text:p>195.312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333" calcext:value-type="float">
            <text:p>333</text:p>
          </table:table-cell>
          <table:table-cell office:value-type="float" office:value="144" calcext:value-type="float">
            <text:p>144</text:p>
          </table:table-cell>
          <table:table-cell office:value-type="float" office:value="196.332" calcext:value-type="float">
            <text:p>196.332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formula="of:=VLOOKUP([.$H77];[.$B$2:.$C$500];2)" office:value-type="float" office:value="312" calcext:value-type="float">
            <text:p>312</text:p>
          </table:table-cell>
          <table:table-cell table:formula="of:=VLOOKUP([.$H77];[.$D$2:.$E$500];2)" office:value-type="float" office:value="196.025" calcext:value-type="float">
            <text:p>196.025</text:p>
          </table:table-cell>
          <table:table-cell table:formula="of:=AVERAGE([.I74:.I80])" office:value-type="float" office:value="310.428571428571" calcext:value-type="float">
            <text:p>310.428571428571</text:p>
          </table:table-cell>
          <table:table-cell table:formula="of:=AVERAGE([.J74:.J80])" office:value-type="float" office:value="195.824142857143" calcext:value-type="float">
            <text:p>195.824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334" calcext:value-type="float">
            <text:p>334</text:p>
          </table:table-cell>
          <table:table-cell office:value-type="float" office:value="145" calcext:value-type="float">
            <text:p>145</text:p>
          </table:table-cell>
          <table:table-cell office:value-type="float" office:value="197.438" calcext:value-type="float">
            <text:p>197.438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formula="of:=VLOOKUP([.$H78];[.$B$2:.$C$500];2)" office:value-type="float" office:value="313" calcext:value-type="float">
            <text:p>313</text:p>
          </table:table-cell>
          <table:table-cell table:formula="of:=VLOOKUP([.$H78];[.$D$2:.$E$500];2)" office:value-type="float" office:value="196.283" calcext:value-type="float">
            <text:p>196.283</text:p>
          </table:table-cell>
          <table:table-cell table:formula="of:=AVERAGE([.I75:.I81])" office:value-type="float" office:value="312.428571428571" calcext:value-type="float">
            <text:p>312.428571428571</text:p>
          </table:table-cell>
          <table:table-cell table:formula="of:=AVERAGE([.J75:.J81])" office:value-type="float" office:value="196.293428571429" calcext:value-type="float">
            <text:p>196.2934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336" calcext:value-type="float">
            <text:p>336</text:p>
          </table:table-cell>
          <table:table-cell office:value-type="float" office:value="146" calcext:value-type="float">
            <text:p>146</text:p>
          </table:table-cell>
          <table:table-cell office:value-type="float" office:value="197.663" calcext:value-type="float">
            <text:p>197.663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formula="of:=VLOOKUP([.$H79];[.$B$2:.$C$500];2)" office:value-type="float" office:value="314" calcext:value-type="float">
            <text:p>314</text:p>
          </table:table-cell>
          <table:table-cell table:formula="of:=VLOOKUP([.$H79];[.$D$2:.$E$500];2)" office:value-type="float" office:value="196.332" calcext:value-type="float">
            <text:p>196.332</text:p>
          </table:table-cell>
          <table:table-cell table:formula="of:=AVERAGE([.I76:.I82])" office:value-type="float" office:value="313.714285714286" calcext:value-type="float">
            <text:p>313.714285714286</text:p>
          </table:table-cell>
          <table:table-cell table:formula="of:=AVERAGE([.J76:.J82])" office:value-type="float" office:value="196.973428571429" calcext:value-type="float">
            <text:p>196.9734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337" calcext:value-type="float">
            <text:p>337</text:p>
          </table:table-cell>
          <table:table-cell office:value-type="float" office:value="147" calcext:value-type="float">
            <text:p>147</text:p>
          </table:table-cell>
          <table:table-cell office:value-type="float" office:value="199.552" calcext:value-type="float">
            <text:p>199.552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formula="of:=VLOOKUP([.$H80];[.$B$2:.$C$500];2)" office:value-type="float" office:value="315" calcext:value-type="float">
            <text:p>315</text:p>
          </table:table-cell>
          <table:table-cell table:formula="of:=VLOOKUP([.$H80];[.$D$2:.$E$500];2)" office:value-type="float" office:value="197.438" calcext:value-type="float">
            <text:p>197.438</text:p>
          </table:table-cell>
          <table:table-cell table:formula="of:=AVERAGE([.I77:.I83])" office:value-type="float" office:value="314.857142857143" calcext:value-type="float">
            <text:p>314.857142857143</text:p>
          </table:table-cell>
          <table:table-cell table:formula="of:=AVERAGE([.J77:.J83])" office:value-type="float" office:value="197.594142857143" calcext:value-type="float">
            <text:p>197.594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338" calcext:value-type="float">
            <text:p>338</text:p>
          </table:table-cell>
          <table:table-cell office:value-type="float" office:value="148" calcext:value-type="float">
            <text:p>148</text:p>
          </table:table-cell>
          <table:table-cell office:value-type="float" office:value="199.866" calcext:value-type="float">
            <text:p>199.866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formula="of:=VLOOKUP([.$H81];[.$B$2:.$C$500];2)" office:value-type="float" office:value="316" calcext:value-type="float">
            <text:p>316</text:p>
          </table:table-cell>
          <table:table-cell table:formula="of:=VLOOKUP([.$H81];[.$D$2:.$E$500];2)" office:value-type="float" office:value="197.663" calcext:value-type="float">
            <text:p>197.663</text:p>
          </table:table-cell>
          <table:table-cell table:formula="of:=AVERAGE([.I78:.I84])" office:value-type="float" office:value="315.714285714286" calcext:value-type="float">
            <text:p>315.714285714286</text:p>
          </table:table-cell>
          <table:table-cell table:formula="of:=AVERAGE([.J78:.J84])" office:value-type="float" office:value="198.194714285714" calcext:value-type="float">
            <text:p>198.194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339" calcext:value-type="float">
            <text:p>339</text:p>
          </table:table-cell>
          <table:table-cell office:value-type="float" office:value="149" calcext:value-type="float">
            <text:p>149</text:p>
          </table:table-cell>
          <table:table-cell office:value-type="float" office:value="200.229" calcext:value-type="float">
            <text:p>200.229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formula="of:=VLOOKUP([.$H82];[.$B$2:.$C$500];2)" office:value-type="float" office:value="316" calcext:value-type="float">
            <text:p>316</text:p>
          </table:table-cell>
          <table:table-cell table:formula="of:=VLOOKUP([.$H82];[.$D$2:.$E$500];2)" office:value-type="float" office:value="199.552" calcext:value-type="float">
            <text:p>199.552</text:p>
          </table:table-cell>
          <table:table-cell table:formula="of:=AVERAGE([.I79:.I85])" office:value-type="float" office:value="316.428571428571" calcext:value-type="float">
            <text:p>316.428571428571</text:p>
          </table:table-cell>
          <table:table-cell table:formula="of:=AVERAGE([.J79:.J85])" office:value-type="float" office:value="198.861428571429" calcext:value-type="float">
            <text:p>198.861428571429</text:p>
          </table:table-cell>
          <table:table-cell/>
          <table:table-cell table:formula="of:=SUM([.I79:.I85])" office:value-type="float" office:value="2215" calcext:value-type="float">
            <text:p>2215</text:p>
          </table:table-cell>
          <table:table-cell table:formula="of:=SUM([.J79:.J85])" office:value-type="float" office:value="1392.03" calcext:value-type="float">
            <text:p>1392.03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340" calcext:value-type="float">
            <text:p>340</text:p>
          </table:table-cell>
          <table:table-cell office:value-type="float" office:value="150" calcext:value-type="float">
            <text:p>150</text:p>
          </table:table-cell>
          <table:table-cell office:value-type="float" office:value="200.95" calcext:value-type="float">
            <text:p>200.95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formula="of:=VLOOKUP([.$H83];[.$B$2:.$C$500];2)" office:value-type="float" office:value="318" calcext:value-type="float">
            <text:p>318</text:p>
          </table:table-cell>
          <table:table-cell table:formula="of:=VLOOKUP([.$H83];[.$D$2:.$E$500];2)" office:value-type="float" office:value="199.866" calcext:value-type="float">
            <text:p>199.866</text:p>
          </table:table-cell>
          <table:table-cell table:formula="of:=AVERAGE([.I80:.I86])" office:value-type="float" office:value="317" calcext:value-type="float">
            <text:p>317</text:p>
          </table:table-cell>
          <table:table-cell table:formula="of:=AVERAGE([.J80:.J86])" office:value-type="float" office:value="199.534142857143" calcext:value-type="float">
            <text:p>199.534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344" calcext:value-type="float">
            <text:p>344</text:p>
          </table:table-cell>
          <table:table-cell office:value-type="float" office:value="151" calcext:value-type="float">
            <text:p>151</text:p>
          </table:table-cell>
          <table:table-cell office:value-type="float" office:value="201.041" calcext:value-type="float">
            <text:p>201.041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formula="of:=VLOOKUP([.$H84];[.$B$2:.$C$500];2)" office:value-type="float" office:value="318" calcext:value-type="float">
            <text:p>318</text:p>
          </table:table-cell>
          <table:table-cell table:formula="of:=VLOOKUP([.$H84];[.$D$2:.$E$500];2)" office:value-type="float" office:value="200.229" calcext:value-type="float">
            <text:p>200.229</text:p>
          </table:table-cell>
          <table:table-cell table:formula="of:=AVERAGE([.I81:.I87])" office:value-type="float" office:value="317.714285714286" calcext:value-type="float">
            <text:p>317.714285714286</text:p>
          </table:table-cell>
          <table:table-cell table:formula="of:=AVERAGE([.J81:.J87])" office:value-type="float" office:value="200.168857142857" calcext:value-type="float">
            <text:p>200.1688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345" calcext:value-type="float">
            <text:p>345</text:p>
          </table:table-cell>
          <table:table-cell office:value-type="float" office:value="152" calcext:value-type="float">
            <text:p>152</text:p>
          </table:table-cell>
          <table:table-cell office:value-type="float" office:value="201.881" calcext:value-type="float">
            <text:p>201.881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formula="of:=VLOOKUP([.$H85];[.$B$2:.$C$500];2)" office:value-type="float" office:value="318" calcext:value-type="float">
            <text:p>318</text:p>
          </table:table-cell>
          <table:table-cell table:formula="of:=VLOOKUP([.$H85];[.$D$2:.$E$500];2)" office:value-type="float" office:value="200.95" calcext:value-type="float">
            <text:p>200.95</text:p>
          </table:table-cell>
          <table:table-cell table:formula="of:=AVERAGE([.I82:.I88])" office:value-type="float" office:value="318.428571428571" calcext:value-type="float">
            <text:p>318.428571428571</text:p>
          </table:table-cell>
          <table:table-cell table:formula="of:=AVERAGE([.J82:.J88])" office:value-type="float" office:value="200.803428571429" calcext:value-type="float">
            <text:p>200.8034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346" calcext:value-type="float">
            <text:p>346</text:p>
          </table:table-cell>
          <table:table-cell office:value-type="float" office:value="153" calcext:value-type="float">
            <text:p>153</text:p>
          </table:table-cell>
          <table:table-cell office:value-type="float" office:value="202.105" calcext:value-type="float">
            <text:p>202.105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formula="of:=VLOOKUP([.$H86];[.$B$2:.$C$500];2)" office:value-type="float" office:value="318" calcext:value-type="float">
            <text:p>318</text:p>
          </table:table-cell>
          <table:table-cell table:formula="of:=VLOOKUP([.$H86];[.$D$2:.$E$500];2)" office:value-type="float" office:value="201.041" calcext:value-type="float">
            <text:p>201.041</text:p>
          </table:table-cell>
          <table:table-cell table:formula="of:=AVERAGE([.I83:.I89])" office:value-type="float" office:value="319.285714285714" calcext:value-type="float">
            <text:p>319.285714285714</text:p>
          </table:table-cell>
          <table:table-cell table:formula="of:=AVERAGE([.J83:.J89])" office:value-type="float" office:value="201.201" calcext:value-type="float">
            <text:p>201.2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347" calcext:value-type="float">
            <text:p>347</text:p>
          </table:table-cell>
          <table:table-cell office:value-type="float" office:value="154" calcext:value-type="float">
            <text:p>154</text:p>
          </table:table-cell>
          <table:table-cell office:value-type="float" office:value="202.335" calcext:value-type="float">
            <text:p>202.335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table:formula="of:=VLOOKUP([.$H87];[.$B$2:.$C$500];2)" office:value-type="float" office:value="320" calcext:value-type="float">
            <text:p>320</text:p>
          </table:table-cell>
          <table:table-cell table:formula="of:=VLOOKUP([.$H87];[.$D$2:.$E$500];2)" office:value-type="float" office:value="201.881" calcext:value-type="float">
            <text:p>201.881</text:p>
          </table:table-cell>
          <table:table-cell table:formula="of:=AVERAGE([.I84:.I90])" office:value-type="float" office:value="320.285714285714" calcext:value-type="float">
            <text:p>320.285714285714</text:p>
          </table:table-cell>
          <table:table-cell table:formula="of:=AVERAGE([.J84:.J90])" office:value-type="float" office:value="201.685857142857" calcext:value-type="float">
            <text:p>201.6858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348" calcext:value-type="float">
            <text:p>348</text:p>
          </table:table-cell>
          <table:table-cell office:value-type="float" office:value="155" calcext:value-type="float">
            <text:p>155</text:p>
          </table:table-cell>
          <table:table-cell office:value-type="float" office:value="203.26" calcext:value-type="float">
            <text:p>203.26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table:formula="of:=VLOOKUP([.$H88];[.$B$2:.$C$500];2)" office:value-type="float" office:value="321" calcext:value-type="float">
            <text:p>321</text:p>
          </table:table-cell>
          <table:table-cell table:formula="of:=VLOOKUP([.$H88];[.$D$2:.$E$500];2)" office:value-type="float" office:value="202.105" calcext:value-type="float">
            <text:p>202.105</text:p>
          </table:table-cell>
          <table:table-cell table:formula="of:=AVERAGE([.I85:.I91])" office:value-type="float" office:value="321.285714285714" calcext:value-type="float">
            <text:p>321.285714285714</text:p>
          </table:table-cell>
          <table:table-cell table:formula="of:=AVERAGE([.J85:.J91])" office:value-type="float" office:value="202.208285714286" calcext:value-type="float">
            <text:p>202.2082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350" calcext:value-type="float">
            <text:p>350</text:p>
          </table:table-cell>
          <table:table-cell office:value-type="float" office:value="156" calcext:value-type="float">
            <text:p>156</text:p>
          </table:table-cell>
          <table:table-cell office:value-type="float" office:value="203.886" calcext:value-type="float">
            <text:p>203.886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formula="of:=VLOOKUP([.$H89];[.$B$2:.$C$500];2)" office:value-type="float" office:value="322" calcext:value-type="float">
            <text:p>322</text:p>
          </table:table-cell>
          <table:table-cell table:formula="of:=VLOOKUP([.$H89];[.$D$2:.$E$500];2)" office:value-type="float" office:value="202.335" calcext:value-type="float">
            <text:p>202.335</text:p>
          </table:table-cell>
          <table:table-cell table:formula="of:=AVERAGE([.I86:.I92])" office:value-type="float" office:value="322.285714285714" calcext:value-type="float">
            <text:p>322.285714285714</text:p>
          </table:table-cell>
          <table:table-cell table:formula="of:=AVERAGE([.J86:.J92])" office:value-type="float" office:value="202.729857142857" calcext:value-type="float">
            <text:p>202.729857142857</text:p>
          </table:table-cell>
          <table:table-cell/>
          <table:table-cell table:formula="of:=SUM([.I86:.I92])" office:value-type="float" office:value="2256" calcext:value-type="float">
            <text:p>2256</text:p>
          </table:table-cell>
          <table:table-cell table:formula="of:=SUM([.J86:.J92])" office:value-type="float" office:value="1419.109" calcext:value-type="float">
            <text:p>1419.109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352" calcext:value-type="float">
            <text:p>352</text:p>
          </table:table-cell>
          <table:table-cell office:value-type="float" office:value="157" calcext:value-type="float">
            <text:p>157</text:p>
          </table:table-cell>
          <table:table-cell office:value-type="float" office:value="204.601" calcext:value-type="float">
            <text:p>204.601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formula="of:=VLOOKUP([.$H90];[.$B$2:.$C$500];2)" office:value-type="float" office:value="325" calcext:value-type="float">
            <text:p>325</text:p>
          </table:table-cell>
          <table:table-cell table:formula="of:=VLOOKUP([.$H90];[.$D$2:.$E$500];2)" office:value-type="float" office:value="203.26" calcext:value-type="float">
            <text:p>203.26</text:p>
          </table:table-cell>
          <table:table-cell table:formula="of:=AVERAGE([.I87:.I93])" office:value-type="float" office:value="323.428571428571" calcext:value-type="float">
            <text:p>323.428571428571</text:p>
          </table:table-cell>
          <table:table-cell table:formula="of:=AVERAGE([.J87:.J93])" office:value-type="float" office:value="203.399" calcext:value-type="float">
            <text:p>203.39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float" office:value="353" calcext:value-type="float">
            <text:p>353</text:p>
          </table:table-cell>
          <table:table-cell office:value-type="float" office:value="158" calcext:value-type="float">
            <text:p>158</text:p>
          </table:table-cell>
          <table:table-cell office:value-type="float" office:value="205.725" calcext:value-type="float">
            <text:p>205.725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formula="of:=VLOOKUP([.$H91];[.$B$2:.$C$500];2)" office:value-type="float" office:value="325" calcext:value-type="float">
            <text:p>325</text:p>
          </table:table-cell>
          <table:table-cell table:formula="of:=VLOOKUP([.$H91];[.$D$2:.$E$500];2)" office:value-type="float" office:value="203.886" calcext:value-type="float">
            <text:p>203.886</text:p>
          </table:table-cell>
          <table:table-cell table:formula="of:=AVERAGE([.I88:.I94])" office:value-type="float" office:value="324.285714285714" calcext:value-type="float">
            <text:p>324.285714285714</text:p>
          </table:table-cell>
          <table:table-cell table:formula="of:=AVERAGE([.J88:.J94])" office:value-type="float" office:value="204.068714285714" calcext:value-type="float">
            <text:p>204.068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354" calcext:value-type="float">
            <text:p>354</text:p>
          </table:table-cell>
          <table:table-cell office:value-type="float" office:value="159" calcext:value-type="float">
            <text:p>159</text:p>
          </table:table-cell>
          <table:table-cell office:value-type="float" office:value="206.569" calcext:value-type="float">
            <text:p>206.569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formula="of:=VLOOKUP([.$H92];[.$B$2:.$C$500];2)" office:value-type="float" office:value="325" calcext:value-type="float">
            <text:p>325</text:p>
          </table:table-cell>
          <table:table-cell table:formula="of:=VLOOKUP([.$H92];[.$D$2:.$E$500];2)" office:value-type="float" office:value="204.601" calcext:value-type="float">
            <text:p>204.601</text:p>
          </table:table-cell>
          <table:table-cell table:formula="of:=AVERAGE([.I89:.I95])" office:value-type="float" office:value="325.142857142857" calcext:value-type="float">
            <text:p>325.142857142857</text:p>
          </table:table-cell>
          <table:table-cell table:formula="of:=AVERAGE([.J89:.J95])" office:value-type="float" office:value="204.835857142857" calcext:value-type="float">
            <text:p>204.8358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355" calcext:value-type="float">
            <text:p>355</text:p>
          </table:table-cell>
          <table:table-cell office:value-type="float" office:value="160" calcext:value-type="float">
            <text:p>160</text:p>
          </table:table-cell>
          <table:table-cell office:value-type="float" office:value="207.475" calcext:value-type="float">
            <text:p>207.475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formula="of:=VLOOKUP([.$H93];[.$B$2:.$C$500];2)" office:value-type="float" office:value="326" calcext:value-type="float">
            <text:p>326</text:p>
          </table:table-cell>
          <table:table-cell table:formula="of:=VLOOKUP([.$H93];[.$D$2:.$E$500];2)" office:value-type="float" office:value="205.725" calcext:value-type="float">
            <text:p>205.725</text:p>
          </table:table-cell>
          <table:table-cell table:formula="of:=AVERAGE([.I90:.I96])" office:value-type="float" office:value="326" calcext:value-type="float">
            <text:p>326</text:p>
          </table:table-cell>
          <table:table-cell table:formula="of:=AVERAGE([.J90:.J96])" office:value-type="float" office:value="205.671714285714" calcext:value-type="float">
            <text:p>205.671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356" calcext:value-type="float">
            <text:p>356</text:p>
          </table:table-cell>
          <table:table-cell office:value-type="float" office:value="161" calcext:value-type="float">
            <text:p>161</text:p>
          </table:table-cell>
          <table:table-cell office:value-type="float" office:value="208.186" calcext:value-type="float">
            <text:p>208.186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formula="of:=VLOOKUP([.$H94];[.$B$2:.$C$500];2)" office:value-type="float" office:value="326" calcext:value-type="float">
            <text:p>326</text:p>
          </table:table-cell>
          <table:table-cell table:formula="of:=VLOOKUP([.$H94];[.$D$2:.$E$500];2)" office:value-type="float" office:value="206.569" calcext:value-type="float">
            <text:p>206.569</text:p>
          </table:table-cell>
          <table:table-cell table:formula="of:=AVERAGE([.I91:.I97])" office:value-type="float" office:value="326.571428571429" calcext:value-type="float">
            <text:p>326.571428571429</text:p>
          </table:table-cell>
          <table:table-cell table:formula="of:=AVERAGE([.J91:.J97])" office:value-type="float" office:value="206.632428571429" calcext:value-type="float">
            <text:p>206.6324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358" calcext:value-type="float">
            <text:p>358</text:p>
          </table:table-cell>
          <table:table-cell office:value-type="float" office:value="162" calcext:value-type="float">
            <text:p>162</text:p>
          </table:table-cell>
          <table:table-cell office:value-type="float" office:value="209.985" calcext:value-type="float">
            <text:p>209.985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formula="of:=VLOOKUP([.$H95];[.$B$2:.$C$500];2)" office:value-type="float" office:value="327" calcext:value-type="float">
            <text:p>327</text:p>
          </table:table-cell>
          <table:table-cell table:formula="of:=VLOOKUP([.$H95];[.$D$2:.$E$500];2)" office:value-type="float" office:value="207.475" calcext:value-type="float">
            <text:p>207.475</text:p>
          </table:table-cell>
          <table:table-cell table:formula="of:=AVERAGE([.I92:.I98])" office:value-type="float" office:value="327.285714285714" calcext:value-type="float">
            <text:p>327.285714285714</text:p>
          </table:table-cell>
          <table:table-cell table:formula="of:=AVERAGE([.J92:.J98])" office:value-type="float" office:value="207.530571428571" calcext:value-type="float">
            <text:p>207.5305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360" calcext:value-type="float">
            <text:p>360</text:p>
          </table:table-cell>
          <table:table-cell office:value-type="float" office:value="163" calcext:value-type="float">
            <text:p>163</text:p>
          </table:table-cell>
          <table:table-cell office:value-type="float" office:value="210.173" calcext:value-type="float">
            <text:p>210.173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formula="of:=VLOOKUP([.$H96];[.$B$2:.$C$500];2)" office:value-type="float" office:value="328" calcext:value-type="float">
            <text:p>328</text:p>
          </table:table-cell>
          <table:table-cell table:formula="of:=VLOOKUP([.$H96];[.$D$2:.$E$500];2)" office:value-type="float" office:value="208.186" calcext:value-type="float">
            <text:p>208.186</text:p>
          </table:table-cell>
          <table:table-cell table:formula="of:=AVERAGE([.I93:.I99])" office:value-type="float" office:value="328" calcext:value-type="float">
            <text:p>328</text:p>
          </table:table-cell>
          <table:table-cell table:formula="of:=AVERAGE([.J93:.J99])" office:value-type="float" office:value="208.380285714286" calcext:value-type="float">
            <text:p>208.380285714286</text:p>
          </table:table-cell>
          <table:table-cell/>
          <table:table-cell table:formula="of:=SUM([.I93:.I99])" office:value-type="float" office:value="2296" calcext:value-type="float">
            <text:p>2296</text:p>
          </table:table-cell>
          <table:table-cell table:formula="of:=SUM([.J93:.J99])" office:value-type="float" office:value="1458.662" calcext:value-type="float">
            <text:p>1458.662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361" calcext:value-type="float">
            <text:p>361</text:p>
          </table:table-cell>
          <table:table-cell office:value-type="float" office:value="164" calcext:value-type="float">
            <text:p>164</text:p>
          </table:table-cell>
          <table:table-cell office:value-type="float" office:value="210.549" calcext:value-type="float">
            <text:p>210.549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formula="of:=VLOOKUP([.$H97];[.$B$2:.$C$500];2)" office:value-type="float" office:value="329" calcext:value-type="float">
            <text:p>329</text:p>
          </table:table-cell>
          <table:table-cell table:formula="of:=VLOOKUP([.$H97];[.$D$2:.$E$500];2)" office:value-type="float" office:value="209.985" calcext:value-type="float">
            <text:p>209.985</text:p>
          </table:table-cell>
          <table:table-cell table:formula="of:=AVERAGE([.I94:.I100])" office:value-type="float" office:value="328.714285714286" calcext:value-type="float">
            <text:p>328.714285714286</text:p>
          </table:table-cell>
          <table:table-cell table:formula="of:=AVERAGE([.J94:.J100])" office:value-type="float" office:value="209.197714285714" calcext:value-type="float">
            <text:p>209.197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363" calcext:value-type="float">
            <text:p>363</text:p>
          </table:table-cell>
          <table:table-cell office:value-type="float" office:value="165" calcext:value-type="float">
            <text:p>165</text:p>
          </table:table-cell>
          <table:table-cell office:value-type="float" office:value="211.447" calcext:value-type="float">
            <text:p>211.447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formula="of:=VLOOKUP([.$H98];[.$B$2:.$C$500];2)" office:value-type="float" office:value="330" calcext:value-type="float">
            <text:p>330</text:p>
          </table:table-cell>
          <table:table-cell table:formula="of:=VLOOKUP([.$H98];[.$D$2:.$E$500];2)" office:value-type="float" office:value="210.173" calcext:value-type="float">
            <text:p>210.173</text:p>
          </table:table-cell>
          <table:table-cell table:formula="of:=AVERAGE([.I95:.I101])" office:value-type="float" office:value="329.571428571429" calcext:value-type="float">
            <text:p>329.571428571429</text:p>
          </table:table-cell>
          <table:table-cell table:formula="of:=AVERAGE([.J95:.J101])" office:value-type="float" office:value="210.055" calcext:value-type="float">
            <text:p>210.0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365" calcext:value-type="float">
            <text:p>365</text:p>
          </table:table-cell>
          <table:table-cell office:value-type="float" office:value="166" calcext:value-type="float">
            <text:p>166</text:p>
          </table:table-cell>
          <table:table-cell office:value-type="float" office:value="212.57" calcext:value-type="float">
            <text:p>212.57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formula="of:=VLOOKUP([.$H99];[.$B$2:.$C$500];2)" office:value-type="float" office:value="330" calcext:value-type="float">
            <text:p>330</text:p>
          </table:table-cell>
          <table:table-cell table:formula="of:=VLOOKUP([.$H99];[.$D$2:.$E$500];2)" office:value-type="float" office:value="210.549" calcext:value-type="float">
            <text:p>210.549</text:p>
          </table:table-cell>
          <table:table-cell table:formula="of:=AVERAGE([.I96:.I102])" office:value-type="float" office:value="330.428571428571" calcext:value-type="float">
            <text:p>330.428571428571</text:p>
          </table:table-cell>
          <table:table-cell table:formula="of:=AVERAGE([.J96:.J102])" office:value-type="float" office:value="210.875857142857" calcext:value-type="float">
            <text:p>210.8758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366" calcext:value-type="float">
            <text:p>366</text:p>
          </table:table-cell>
          <table:table-cell office:value-type="float" office:value="167" calcext:value-type="float">
            <text:p>167</text:p>
          </table:table-cell>
          <table:table-cell office:value-type="float" office:value="213.221" calcext:value-type="float">
            <text:p>213.221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formula="of:=VLOOKUP([.$H100];[.$B$2:.$C$500];2)" office:value-type="float" office:value="331" calcext:value-type="float">
            <text:p>331</text:p>
          </table:table-cell>
          <table:table-cell table:formula="of:=VLOOKUP([.$H100];[.$D$2:.$E$500];2)" office:value-type="float" office:value="211.447" calcext:value-type="float">
            <text:p>211.447</text:p>
          </table:table-cell>
          <table:table-cell table:formula="of:=AVERAGE([.I97:.I103])" office:value-type="float" office:value="331.285714285714" calcext:value-type="float">
            <text:p>331.285714285714</text:p>
          </table:table-cell>
          <table:table-cell table:formula="of:=AVERAGE([.J97:.J103])" office:value-type="float" office:value="211.782857142857" calcext:value-type="float">
            <text:p>211.7828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369" calcext:value-type="float">
            <text:p>369</text:p>
          </table:table-cell>
          <table:table-cell office:value-type="float" office:value="168" calcext:value-type="float">
            <text:p>168</text:p>
          </table:table-cell>
          <table:table-cell office:value-type="float" office:value="214.535" calcext:value-type="float">
            <text:p>214.535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formula="of:=VLOOKUP([.$H101];[.$B$2:.$C$500];2)" office:value-type="float" office:value="332" calcext:value-type="float">
            <text:p>332</text:p>
          </table:table-cell>
          <table:table-cell table:formula="of:=VLOOKUP([.$H101];[.$D$2:.$E$500];2)" office:value-type="float" office:value="212.57" calcext:value-type="float">
            <text:p>212.57</text:p>
          </table:table-cell>
          <table:table-cell table:formula="of:=AVERAGE([.I98:.I104])" office:value-type="float" office:value="332.285714285714" calcext:value-type="float">
            <text:p>332.285714285714</text:p>
          </table:table-cell>
          <table:table-cell table:formula="of:=AVERAGE([.J98:.J104])" office:value-type="float" office:value="212.500714285714" calcext:value-type="float">
            <text:p>212.500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371" calcext:value-type="float">
            <text:p>371</text:p>
          </table:table-cell>
          <table:table-cell office:value-type="float" office:value="169" calcext:value-type="float">
            <text:p>169</text:p>
          </table:table-cell>
          <table:table-cell office:value-type="float" office:value="215.01" calcext:value-type="float">
            <text:p>215.01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formula="of:=VLOOKUP([.$H102];[.$B$2:.$C$500];2)" office:value-type="float" office:value="333" calcext:value-type="float">
            <text:p>333</text:p>
          </table:table-cell>
          <table:table-cell table:formula="of:=VLOOKUP([.$H102];[.$D$2:.$E$500];2)" office:value-type="float" office:value="213.221" calcext:value-type="float">
            <text:p>213.221</text:p>
          </table:table-cell>
          <table:table-cell table:formula="of:=AVERAGE([.I99:.I105])" office:value-type="float" office:value="333.285714285714" calcext:value-type="float">
            <text:p>333.285714285714</text:p>
          </table:table-cell>
          <table:table-cell table:formula="of:=AVERAGE([.J99:.J105])" office:value-type="float" office:value="213.266714285714" calcext:value-type="float">
            <text:p>213.266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float" office:value="372" calcext:value-type="float">
            <text:p>372</text:p>
          </table:table-cell>
          <table:table-cell office:value-type="float" office:value="170" calcext:value-type="float">
            <text:p>170</text:p>
          </table:table-cell>
          <table:table-cell office:value-type="float" office:value="215.535" calcext:value-type="float">
            <text:p>215.535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formula="of:=VLOOKUP([.$H103];[.$B$2:.$C$500];2)" office:value-type="float" office:value="334" calcext:value-type="float">
            <text:p>334</text:p>
          </table:table-cell>
          <table:table-cell table:formula="of:=VLOOKUP([.$H103];[.$D$2:.$E$500];2)" office:value-type="float" office:value="214.535" calcext:value-type="float">
            <text:p>214.535</text:p>
          </table:table-cell>
          <table:table-cell table:formula="of:=AVERAGE([.I100:.I106])" office:value-type="float" office:value="334.428571428571" calcext:value-type="float">
            <text:p>334.428571428571</text:p>
          </table:table-cell>
          <table:table-cell table:formula="of:=AVERAGE([.J100:.J106])" office:value-type="float" office:value="214.109857142857" calcext:value-type="float">
            <text:p>214.109857142857</text:p>
          </table:table-cell>
          <table:table-cell/>
          <table:table-cell table:formula="of:=SUM([.I100:.I106])" office:value-type="float" office:value="2341" calcext:value-type="float">
            <text:p>2341</text:p>
          </table:table-cell>
          <table:table-cell table:formula="of:=SUM([.J100:.J106])" office:value-type="float" office:value="1498.769" calcext:value-type="float">
            <text:p>1498.769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374" calcext:value-type="float">
            <text:p>374</text:p>
          </table:table-cell>
          <table:table-cell office:value-type="float" office:value="171" calcext:value-type="float">
            <text:p>171</text:p>
          </table:table-cell>
          <table:table-cell office:value-type="float" office:value="216.451" calcext:value-type="float">
            <text:p>216.451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table:formula="of:=VLOOKUP([.$H104];[.$B$2:.$C$500];2)" office:value-type="float" office:value="336" calcext:value-type="float">
            <text:p>336</text:p>
          </table:table-cell>
          <table:table-cell table:formula="of:=VLOOKUP([.$H104];[.$D$2:.$E$500];2)" office:value-type="float" office:value="215.01" calcext:value-type="float">
            <text:p>215.01</text:p>
          </table:table-cell>
          <table:table-cell table:formula="of:=AVERAGE([.I101:.I107])" office:value-type="float" office:value="335.571428571429" calcext:value-type="float">
            <text:p>335.571428571429</text:p>
          </table:table-cell>
          <table:table-cell table:formula="of:=AVERAGE([.J101:.J107])" office:value-type="float" office:value="214.916285714286" calcext:value-type="float">
            <text:p>214.9162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376" calcext:value-type="float">
            <text:p>376</text:p>
          </table:table-cell>
          <table:table-cell office:value-type="float" office:value="172" calcext:value-type="float">
            <text:p>172</text:p>
          </table:table-cell>
          <table:table-cell office:value-type="float" office:value="217.092" calcext:value-type="float">
            <text:p>217.09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formula="of:=VLOOKUP([.$H105];[.$B$2:.$C$500];2)" office:value-type="float" office:value="337" calcext:value-type="float">
            <text:p>337</text:p>
          </table:table-cell>
          <table:table-cell table:formula="of:=VLOOKUP([.$H105];[.$D$2:.$E$500];2)" office:value-type="float" office:value="215.535" calcext:value-type="float">
            <text:p>215.535</text:p>
          </table:table-cell>
          <table:table-cell table:formula="of:=AVERAGE([.I102:.I108])" office:value-type="float" office:value="336.714285714286" calcext:value-type="float">
            <text:p>336.714285714286</text:p>
          </table:table-cell>
          <table:table-cell table:formula="of:=AVERAGE([.J102:.J108])" office:value-type="float" office:value="215.832857142857" calcext:value-type="float">
            <text:p>215.8328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378" calcext:value-type="float">
            <text:p>378</text:p>
          </table:table-cell>
          <table:table-cell office:value-type="float" office:value="173" calcext:value-type="float">
            <text:p>173</text:p>
          </table:table-cell>
          <table:table-cell office:value-type="float" office:value="218.986" calcext:value-type="float">
            <text:p>218.986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formula="of:=VLOOKUP([.$H106];[.$B$2:.$C$500];2)" office:value-type="float" office:value="338" calcext:value-type="float">
            <text:p>338</text:p>
          </table:table-cell>
          <table:table-cell table:formula="of:=VLOOKUP([.$H106];[.$D$2:.$E$500];2)" office:value-type="float" office:value="216.451" calcext:value-type="float">
            <text:p>216.451</text:p>
          </table:table-cell>
          <table:table-cell table:formula="of:=AVERAGE([.I103:.I109])" office:value-type="float" office:value="337.714285714286" calcext:value-type="float">
            <text:p>337.714285714286</text:p>
          </table:table-cell>
          <table:table-cell table:formula="of:=AVERAGE([.J103:.J109])" office:value-type="float" office:value="216.793857142857" calcext:value-type="float">
            <text:p>216.7938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380" calcext:value-type="float">
            <text:p>380</text:p>
          </table:table-cell>
          <table:table-cell office:value-type="float" office:value="174" calcext:value-type="float">
            <text:p>174</text:p>
          </table:table-cell>
          <table:table-cell office:value-type="float" office:value="219.948" calcext:value-type="float">
            <text:p>219.948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VLOOKUP([.$H107];[.$B$2:.$C$500];2)" office:value-type="float" office:value="339" calcext:value-type="float">
            <text:p>339</text:p>
          </table:table-cell>
          <table:table-cell table:formula="of:=VLOOKUP([.$H107];[.$D$2:.$E$500];2)" office:value-type="float" office:value="217.092" calcext:value-type="float">
            <text:p>217.092</text:p>
          </table:table-cell>
          <table:table-cell table:formula="of:=AVERAGE([.I104:.I110])" office:value-type="float" office:value="339.142857142857" calcext:value-type="float">
            <text:p>339.142857142857</text:p>
          </table:table-cell>
          <table:table-cell table:formula="of:=AVERAGE([.J104:.J110])" office:value-type="float" office:value="217.628571428571" calcext:value-type="float">
            <text:p>217.6285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float" office:value="382" calcext:value-type="float">
            <text:p>382</text:p>
          </table:table-cell>
          <table:table-cell office:value-type="float" office:value="175" calcext:value-type="float">
            <text:p>175</text:p>
          </table:table-cell>
          <table:table-cell office:value-type="float" office:value="220.378" calcext:value-type="float">
            <text:p>220.378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table:formula="of:=VLOOKUP([.$H108];[.$B$2:.$C$500];2)" office:value-type="float" office:value="340" calcext:value-type="float">
            <text:p>340</text:p>
          </table:table-cell>
          <table:table-cell table:formula="of:=VLOOKUP([.$H108];[.$D$2:.$E$500];2)" office:value-type="float" office:value="218.986" calcext:value-type="float">
            <text:p>218.986</text:p>
          </table:table-cell>
          <table:table-cell table:formula="of:=AVERAGE([.I105:.I111])" office:value-type="float" office:value="340.285714285714" calcext:value-type="float">
            <text:p>340.285714285714</text:p>
          </table:table-cell>
          <table:table-cell table:formula="of:=AVERAGE([.J105:.J111])" office:value-type="float" office:value="218.684428571429" calcext:value-type="float">
            <text:p>218.6844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384" calcext:value-type="float">
            <text:p>384</text:p>
          </table:table-cell>
          <table:table-cell office:value-type="float" office:value="176" calcext:value-type="float">
            <text:p>176</text:p>
          </table:table-cell>
          <table:table-cell office:value-type="float" office:value="222.401" calcext:value-type="float">
            <text:p>222.401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formula="of:=VLOOKUP([.$H109];[.$B$2:.$C$500];2)" office:value-type="float" office:value="340" calcext:value-type="float">
            <text:p>340</text:p>
          </table:table-cell>
          <table:table-cell table:formula="of:=VLOOKUP([.$H109];[.$D$2:.$E$500];2)" office:value-type="float" office:value="219.948" calcext:value-type="float">
            <text:p>219.948</text:p>
          </table:table-cell>
          <table:table-cell table:formula="of:=AVERAGE([.I106:.I112])" office:value-type="float" office:value="341.428571428571" calcext:value-type="float">
            <text:p>341.428571428571</text:p>
          </table:table-cell>
          <table:table-cell table:formula="of:=AVERAGE([.J106:.J112])" office:value-type="float" office:value="220.338714285714" calcext:value-type="float">
            <text:p>220.338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386" calcext:value-type="float">
            <text:p>386</text:p>
          </table:table-cell>
          <table:table-cell office:value-type="float" office:value="177" calcext:value-type="float">
            <text:p>177</text:p>
          </table:table-cell>
          <table:table-cell office:value-type="float" office:value="227.115" calcext:value-type="float">
            <text:p>227.115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formula="of:=VLOOKUP([.$H110];[.$B$2:.$C$500];2)" office:value-type="float" office:value="344" calcext:value-type="float">
            <text:p>344</text:p>
          </table:table-cell>
          <table:table-cell table:formula="of:=VLOOKUP([.$H110];[.$D$2:.$E$500];2)" office:value-type="float" office:value="220.378" calcext:value-type="float">
            <text:p>220.378</text:p>
          </table:table-cell>
          <table:table-cell table:formula="of:=AVERAGE([.I107:.I113])" office:value-type="float" office:value="342.571428571429" calcext:value-type="float">
            <text:p>342.571428571429</text:p>
          </table:table-cell>
          <table:table-cell table:formula="of:=AVERAGE([.J107:.J113])" office:value-type="float" office:value="221.911428571429" calcext:value-type="float">
            <text:p>221.911428571429</text:p>
          </table:table-cell>
          <table:table-cell/>
          <table:table-cell table:formula="of:=SUM([.I107:.I113])" office:value-type="float" office:value="2398" calcext:value-type="float">
            <text:p>2398</text:p>
          </table:table-cell>
          <table:table-cell table:formula="of:=SUM([.J107:.J113])" office:value-type="float" office:value="1553.38" calcext:value-type="float">
            <text:p>1553.38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388" calcext:value-type="float">
            <text:p>388</text:p>
          </table:table-cell>
          <table:table-cell office:value-type="float" office:value="178" calcext:value-type="float">
            <text:p>178</text:p>
          </table:table-cell>
          <table:table-cell office:value-type="float" office:value="227.46" calcext:value-type="float">
            <text:p>227.46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formula="of:=VLOOKUP([.$H111];[.$B$2:.$C$500];2)" office:value-type="float" office:value="344" calcext:value-type="float">
            <text:p>344</text:p>
          </table:table-cell>
          <table:table-cell table:formula="of:=VLOOKUP([.$H111];[.$D$2:.$E$500];2)" office:value-type="float" office:value="222.401" calcext:value-type="float">
            <text:p>222.401</text:p>
          </table:table-cell>
          <table:table-cell table:formula="of:=AVERAGE([.I108:.I114])" office:value-type="float" office:value="343.571428571429" calcext:value-type="float">
            <text:p>343.571428571429</text:p>
          </table:table-cell>
          <table:table-cell table:formula="of:=AVERAGE([.J108:.J114])" office:value-type="float" office:value="223.454428571429" calcext:value-type="float">
            <text:p>223.4544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390" calcext:value-type="float">
            <text:p>390</text:p>
          </table:table-cell>
          <table:table-cell office:value-type="float" office:value="179" calcext:value-type="float">
            <text:p>179</text:p>
          </table:table-cell>
          <table:table-cell office:value-type="float" office:value="227.893" calcext:value-type="float">
            <text:p>227.893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formula="of:=VLOOKUP([.$H112];[.$B$2:.$C$500];2)" office:value-type="float" office:value="345" calcext:value-type="float">
            <text:p>345</text:p>
          </table:table-cell>
          <table:table-cell table:formula="of:=VLOOKUP([.$H112];[.$D$2:.$E$500];2)" office:value-type="float" office:value="227.115" calcext:value-type="float">
            <text:p>227.115</text:p>
          </table:table-cell>
          <table:table-cell table:formula="of:=AVERAGE([.I109:.I115])" office:value-type="float" office:value="344.428571428571" calcext:value-type="float">
            <text:p>344.428571428571</text:p>
          </table:table-cell>
          <table:table-cell table:formula="of:=AVERAGE([.J109:.J115])" office:value-type="float" office:value="224.834142857143" calcext:value-type="float">
            <text:p>224.834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float" office:value="391" calcext:value-type="float">
            <text:p>391</text:p>
          </table:table-cell>
          <table:table-cell office:value-type="float" office:value="180" calcext:value-type="float">
            <text:p>180</text:p>
          </table:table-cell>
          <table:table-cell office:value-type="float" office:value="228.644" calcext:value-type="float">
            <text:p>228.644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table:formula="of:=VLOOKUP([.$H113];[.$B$2:.$C$500];2)" office:value-type="float" office:value="346" calcext:value-type="float">
            <text:p>346</text:p>
          </table:table-cell>
          <table:table-cell table:formula="of:=VLOOKUP([.$H113];[.$D$2:.$E$500];2)" office:value-type="float" office:value="227.46" calcext:value-type="float">
            <text:p>227.46</text:p>
          </table:table-cell>
          <table:table-cell table:formula="of:=AVERAGE([.I110:.I116])" office:value-type="float" office:value="345.428571428571" calcext:value-type="float">
            <text:p>345.428571428571</text:p>
          </table:table-cell>
          <table:table-cell table:formula="of:=AVERAGE([.J110:.J116])" office:value-type="float" office:value="226.212857142857" calcext:value-type="float">
            <text:p>226.2128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392" calcext:value-type="float">
            <text:p>392</text:p>
          </table:table-cell>
          <table:table-cell office:value-type="float" office:value="181" calcext:value-type="float">
            <text:p>181</text:p>
          </table:table-cell>
          <table:table-cell office:value-type="float" office:value="229.599" calcext:value-type="float">
            <text:p>229.599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formula="of:=VLOOKUP([.$H114];[.$B$2:.$C$500];2)" office:value-type="float" office:value="346" calcext:value-type="float">
            <text:p>346</text:p>
          </table:table-cell>
          <table:table-cell table:formula="of:=VLOOKUP([.$H114];[.$D$2:.$E$500];2)" office:value-type="float" office:value="227.893" calcext:value-type="float">
            <text:p>227.893</text:p>
          </table:table-cell>
          <table:table-cell table:formula="of:=AVERAGE([.I111:.I117])" office:value-type="float" office:value="345.857142857143" calcext:value-type="float">
            <text:p>345.857142857143</text:p>
          </table:table-cell>
          <table:table-cell table:formula="of:=AVERAGE([.J111:.J117])" office:value-type="float" office:value="227.812571428571" calcext:value-type="float">
            <text:p>227.8125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float" office:value="393" calcext:value-type="float">
            <text:p>393</text:p>
          </table:table-cell>
          <table:table-cell office:value-type="float" office:value="182" calcext:value-type="float">
            <text:p>182</text:p>
          </table:table-cell>
          <table:table-cell office:value-type="float" office:value="231.576" calcext:value-type="float">
            <text:p>231.576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formula="of:=VLOOKUP([.$H115];[.$B$2:.$C$500];2)" office:value-type="float" office:value="346" calcext:value-type="float">
            <text:p>346</text:p>
          </table:table-cell>
          <table:table-cell table:formula="of:=VLOOKUP([.$H115];[.$D$2:.$E$500];2)" office:value-type="float" office:value="228.644" calcext:value-type="float">
            <text:p>228.644</text:p>
          </table:table-cell>
          <table:table-cell table:formula="of:=AVERAGE([.I112:.I118])" office:value-type="float" office:value="346.428571428571" calcext:value-type="float">
            <text:p>346.428571428571</text:p>
          </table:table-cell>
          <table:table-cell table:formula="of:=AVERAGE([.J112:.J118])" office:value-type="float" office:value="229.196857142857" calcext:value-type="float">
            <text:p>229.1968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float" office:value="395" calcext:value-type="float">
            <text:p>395</text:p>
          </table:table-cell>
          <table:table-cell office:value-type="float" office:value="183" calcext:value-type="float">
            <text:p>183</text:p>
          </table:table-cell>
          <table:table-cell office:value-type="float" office:value="232.091" calcext:value-type="float">
            <text:p>232.09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formula="of:=VLOOKUP([.$H116];[.$B$2:.$C$500];2)" office:value-type="float" office:value="347" calcext:value-type="float">
            <text:p>347</text:p>
          </table:table-cell>
          <table:table-cell table:formula="of:=VLOOKUP([.$H116];[.$D$2:.$E$500];2)" office:value-type="float" office:value="229.599" calcext:value-type="float">
            <text:p>229.599</text:p>
          </table:table-cell>
          <table:table-cell table:formula="of:=AVERAGE([.I113:.I119])" office:value-type="float" office:value="346.857142857143" calcext:value-type="float">
            <text:p>346.857142857143</text:p>
          </table:table-cell>
          <table:table-cell table:formula="of:=AVERAGE([.J113:.J119])" office:value-type="float" office:value="229.998714285714" calcext:value-type="float">
            <text:p>229.998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396" calcext:value-type="float">
            <text:p>396</text:p>
          </table:table-cell>
          <table:table-cell office:value-type="float" office:value="184" calcext:value-type="float">
            <text:p>184</text:p>
          </table:table-cell>
          <table:table-cell office:value-type="float" office:value="232.728" calcext:value-type="float">
            <text:p>232.728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formula="of:=VLOOKUP([.$H117];[.$B$2:.$C$500];2)" office:value-type="float" office:value="347" calcext:value-type="float">
            <text:p>347</text:p>
          </table:table-cell>
          <table:table-cell table:formula="of:=VLOOKUP([.$H117];[.$D$2:.$E$500];2)" office:value-type="float" office:value="231.576" calcext:value-type="float">
            <text:p>231.576</text:p>
          </table:table-cell>
          <table:table-cell table:formula="of:=AVERAGE([.I114:.I120])" office:value-type="float" office:value="347.428571428571" calcext:value-type="float">
            <text:p>347.428571428571</text:p>
          </table:table-cell>
          <table:table-cell table:formula="of:=AVERAGE([.J114:.J120])" office:value-type="float" office:value="230.878142857143" calcext:value-type="float">
            <text:p>230.878142857143</text:p>
          </table:table-cell>
          <table:table-cell/>
          <table:table-cell table:formula="of:=SUM([.I114:.I120])" office:value-type="float" office:value="2432" calcext:value-type="float">
            <text:p>2432</text:p>
          </table:table-cell>
          <table:table-cell table:formula="of:=SUM([.J114:.J120])" office:value-type="float" office:value="1616.147" calcext:value-type="float">
            <text:p>1616.147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398" calcext:value-type="float">
            <text:p>398</text:p>
          </table:table-cell>
          <table:table-cell office:value-type="float" office:value="185" calcext:value-type="float">
            <text:p>185</text:p>
          </table:table-cell>
          <table:table-cell office:value-type="float" office:value="233.616" calcext:value-type="float">
            <text:p>233.616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table:formula="of:=VLOOKUP([.$H118];[.$B$2:.$C$500];2)" office:value-type="float" office:value="348" calcext:value-type="float">
            <text:p>348</text:p>
          </table:table-cell>
          <table:table-cell table:formula="of:=VLOOKUP([.$H118];[.$D$2:.$E$500];2)" office:value-type="float" office:value="232.091" calcext:value-type="float">
            <text:p>232.091</text:p>
          </table:table-cell>
          <table:table-cell table:formula="of:=AVERAGE([.I115:.I121])" office:value-type="float" office:value="348.285714285714" calcext:value-type="float">
            <text:p>348.285714285714</text:p>
          </table:table-cell>
          <table:table-cell table:formula="of:=AVERAGE([.J115:.J121])" office:value-type="float" office:value="231.804857142857" calcext:value-type="float">
            <text:p>231.8048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400" calcext:value-type="float">
            <text:p>400</text:p>
          </table:table-cell>
          <table:table-cell office:value-type="float" office:value="186" calcext:value-type="float">
            <text:p>186</text:p>
          </table:table-cell>
          <table:table-cell office:value-type="float" office:value="234.38" calcext:value-type="float">
            <text:p>234.38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table:formula="of:=VLOOKUP([.$H119];[.$B$2:.$C$500];2)" office:value-type="float" office:value="348" calcext:value-type="float">
            <text:p>348</text:p>
          </table:table-cell>
          <table:table-cell table:formula="of:=VLOOKUP([.$H119];[.$D$2:.$E$500];2)" office:value-type="float" office:value="232.728" calcext:value-type="float">
            <text:p>232.728</text:p>
          </table:table-cell>
          <table:table-cell table:formula="of:=AVERAGE([.I116:.I122])" office:value-type="float" office:value="349.285714285714" calcext:value-type="float">
            <text:p>349.285714285714</text:p>
          </table:table-cell>
          <table:table-cell table:formula="of:=AVERAGE([.J116:.J122])" office:value-type="float" office:value="232.836571428571" calcext:value-type="float">
            <text:p>232.8365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402" calcext:value-type="float">
            <text:p>402</text:p>
          </table:table-cell>
          <table:table-cell office:value-type="float" office:value="187" calcext:value-type="float">
            <text:p>187</text:p>
          </table:table-cell>
          <table:table-cell office:value-type="float" office:value="235.866" calcext:value-type="float">
            <text:p>235.866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formula="of:=VLOOKUP([.$H120];[.$B$2:.$C$500];2)" office:value-type="float" office:value="350" calcext:value-type="float">
            <text:p>350</text:p>
          </table:table-cell>
          <table:table-cell table:formula="of:=VLOOKUP([.$H120];[.$D$2:.$E$500];2)" office:value-type="float" office:value="233.616" calcext:value-type="float">
            <text:p>233.616</text:p>
          </table:table-cell>
          <table:table-cell table:formula="of:=AVERAGE([.I117:.I123])" office:value-type="float" office:value="350.142857142857" calcext:value-type="float">
            <text:p>350.142857142857</text:p>
          </table:table-cell>
          <table:table-cell table:formula="of:=AVERAGE([.J117:.J123])" office:value-type="float" office:value="233.842428571429" calcext:value-type="float">
            <text:p>233.8424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float" office:value="406" calcext:value-type="float">
            <text:p>406</text:p>
          </table:table-cell>
          <table:table-cell office:value-type="float" office:value="188" calcext:value-type="float">
            <text:p>188</text:p>
          </table:table-cell>
          <table:table-cell office:value-type="float" office:value="236.64" calcext:value-type="float">
            <text:p>236.64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table:formula="of:=VLOOKUP([.$H121];[.$B$2:.$C$500];2)" office:value-type="float" office:value="352" calcext:value-type="float">
            <text:p>352</text:p>
          </table:table-cell>
          <table:table-cell table:formula="of:=VLOOKUP([.$H121];[.$D$2:.$E$500];2)" office:value-type="float" office:value="234.38" calcext:value-type="float">
            <text:p>234.38</text:p>
          </table:table-cell>
          <table:table-cell table:formula="of:=AVERAGE([.I118:.I124])" office:value-type="float" office:value="351" calcext:value-type="float">
            <text:p>351</text:p>
          </table:table-cell>
          <table:table-cell table:formula="of:=AVERAGE([.J118:.J124])" office:value-type="float" office:value="234.639428571429" calcext:value-type="float">
            <text:p>234.6394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float" office:value="409" calcext:value-type="float">
            <text:p>409</text:p>
          </table:table-cell>
          <table:table-cell office:value-type="float" office:value="189" calcext:value-type="float">
            <text:p>189</text:p>
          </table:table-cell>
          <table:table-cell office:value-type="float" office:value="237.155" calcext:value-type="float">
            <text:p>237.155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formula="of:=VLOOKUP([.$H122];[.$B$2:.$C$500];2)" office:value-type="float" office:value="353" calcext:value-type="float">
            <text:p>353</text:p>
          </table:table-cell>
          <table:table-cell table:formula="of:=VLOOKUP([.$H122];[.$D$2:.$E$500];2)" office:value-type="float" office:value="235.866" calcext:value-type="float">
            <text:p>235.866</text:p>
          </table:table-cell>
          <table:table-cell table:formula="of:=AVERAGE([.I119:.I125])" office:value-type="float" office:value="351.857142857143" calcext:value-type="float">
            <text:p>351.857142857143</text:p>
          </table:table-cell>
          <table:table-cell table:formula="of:=AVERAGE([.J119:.J125])" office:value-type="float" office:value="235.486714285714" calcext:value-type="float">
            <text:p>235.486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412" calcext:value-type="float">
            <text:p>412</text:p>
          </table:table-cell>
          <table:table-cell office:value-type="float" office:value="190" calcext:value-type="float">
            <text:p>190</text:p>
          </table:table-cell>
          <table:table-cell office:value-type="float" office:value="238.022" calcext:value-type="float">
            <text:p>238.022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formula="of:=VLOOKUP([.$H123];[.$B$2:.$C$500];2)" office:value-type="float" office:value="353" calcext:value-type="float">
            <text:p>353</text:p>
          </table:table-cell>
          <table:table-cell table:formula="of:=VLOOKUP([.$H123];[.$D$2:.$E$500];2)" office:value-type="float" office:value="236.64" calcext:value-type="float">
            <text:p>236.64</text:p>
          </table:table-cell>
          <table:table-cell table:formula="of:=AVERAGE([.I120:.I126])" office:value-type="float" office:value="352.714285714286" calcext:value-type="float">
            <text:p>352.714285714286</text:p>
          </table:table-cell>
          <table:table-cell table:formula="of:=AVERAGE([.J120:.J126])" office:value-type="float" office:value="236.438285714286" calcext:value-type="float">
            <text:p>236.4382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float" office:value="415" calcext:value-type="float">
            <text:p>415</text:p>
          </table:table-cell>
          <table:table-cell office:value-type="float" office:value="191" calcext:value-type="float">
            <text:p>191</text:p>
          </table:table-cell>
          <table:table-cell office:value-type="float" office:value="239.389" calcext:value-type="float">
            <text:p>239.389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table:formula="of:=VLOOKUP([.$H124];[.$B$2:.$C$500];2)" office:value-type="float" office:value="353" calcext:value-type="float">
            <text:p>353</text:p>
          </table:table-cell>
          <table:table-cell table:formula="of:=VLOOKUP([.$H124];[.$D$2:.$E$500];2)" office:value-type="float" office:value="237.155" calcext:value-type="float">
            <text:p>237.155</text:p>
          </table:table-cell>
          <table:table-cell table:formula="of:=AVERAGE([.I121:.I127])" office:value-type="float" office:value="353.285714285714" calcext:value-type="float">
            <text:p>353.285714285714</text:p>
          </table:table-cell>
          <table:table-cell table:formula="of:=AVERAGE([.J121:.J127])" office:value-type="float" office:value="237.386285714286" calcext:value-type="float">
            <text:p>237.386285714286</text:p>
          </table:table-cell>
          <table:table-cell/>
          <table:table-cell table:formula="of:=SUM([.I121:.I127])" office:value-type="float" office:value="2473" calcext:value-type="float">
            <text:p>2473</text:p>
          </table:table-cell>
          <table:table-cell table:formula="of:=SUM([.J121:.J127])" office:value-type="float" office:value="1661.704" calcext:value-type="float">
            <text:p>1661.704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418" calcext:value-type="float">
            <text:p>418</text:p>
          </table:table-cell>
          <table:table-cell office:value-type="float" office:value="192" calcext:value-type="float">
            <text:p>192</text:p>
          </table:table-cell>
          <table:table-cell office:value-type="float" office:value="240.252" calcext:value-type="float">
            <text:p>240.25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formula="of:=VLOOKUP([.$H125];[.$B$2:.$C$500];2)" office:value-type="float" office:value="354" calcext:value-type="float">
            <text:p>354</text:p>
          </table:table-cell>
          <table:table-cell table:formula="of:=VLOOKUP([.$H125];[.$D$2:.$E$500];2)" office:value-type="float" office:value="238.022" calcext:value-type="float">
            <text:p>238.022</text:p>
          </table:table-cell>
          <table:table-cell table:formula="of:=AVERAGE([.I122:.I128])" office:value-type="float" office:value="353.714285714286" calcext:value-type="float">
            <text:p>353.714285714286</text:p>
          </table:table-cell>
          <table:table-cell table:formula="of:=AVERAGE([.J122:.J128])" office:value-type="float" office:value="238.351142857143" calcext:value-type="float">
            <text:p>238.351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419" calcext:value-type="float">
            <text:p>419</text:p>
          </table:table-cell>
          <table:table-cell office:value-type="float" office:value="193" calcext:value-type="float">
            <text:p>193</text:p>
          </table:table-cell>
          <table:table-cell office:value-type="float" office:value="241.134" calcext:value-type="float">
            <text:p>241.134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table:formula="of:=VLOOKUP([.$H126];[.$B$2:.$C$500];2)" office:value-type="float" office:value="354" calcext:value-type="float">
            <text:p>354</text:p>
          </table:table-cell>
          <table:table-cell table:formula="of:=VLOOKUP([.$H126];[.$D$2:.$E$500];2)" office:value-type="float" office:value="239.389" calcext:value-type="float">
            <text:p>239.389</text:p>
          </table:table-cell>
          <table:table-cell table:formula="of:=AVERAGE([.I123:.I129])" office:value-type="float" office:value="354.142857142857" calcext:value-type="float">
            <text:p>354.142857142857</text:p>
          </table:table-cell>
          <table:table-cell table:formula="of:=AVERAGE([.J123:.J129])" office:value-type="float" office:value="239.149714285714" calcext:value-type="float">
            <text:p>239.149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421" calcext:value-type="float">
            <text:p>421</text:p>
          </table:table-cell>
          <table:table-cell office:value-type="float" office:value="194" calcext:value-type="float">
            <text:p>194</text:p>
          </table:table-cell>
          <table:table-cell office:value-type="float" office:value="241.456" calcext:value-type="float">
            <text:p>241.456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table:formula="of:=VLOOKUP([.$H127];[.$B$2:.$C$500];2)" office:value-type="float" office:value="354" calcext:value-type="float">
            <text:p>354</text:p>
          </table:table-cell>
          <table:table-cell table:formula="of:=VLOOKUP([.$H127];[.$D$2:.$E$500];2)" office:value-type="float" office:value="240.252" calcext:value-type="float">
            <text:p>240.252</text:p>
          </table:table-cell>
          <table:table-cell table:formula="of:=AVERAGE([.I124:.I130])" office:value-type="float" office:value="354.857142857143" calcext:value-type="float">
            <text:p>354.857142857143</text:p>
          </table:table-cell>
          <table:table-cell table:formula="of:=AVERAGE([.J124:.J130])" office:value-type="float" office:value="239.914" calcext:value-type="float">
            <text:p>239.9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422" calcext:value-type="float">
            <text:p>422</text:p>
          </table:table-cell>
          <table:table-cell office:value-type="float" office:value="195" calcext:value-type="float">
            <text:p>195</text:p>
          </table:table-cell>
          <table:table-cell office:value-type="float" office:value="241.99" calcext:value-type="float">
            <text:p>241.99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formula="of:=VLOOKUP([.$H128];[.$B$2:.$C$500];2)" office:value-type="float" office:value="355" calcext:value-type="float">
            <text:p>355</text:p>
          </table:table-cell>
          <table:table-cell table:formula="of:=VLOOKUP([.$H128];[.$D$2:.$E$500];2)" office:value-type="float" office:value="241.134" calcext:value-type="float">
            <text:p>241.134</text:p>
          </table:table-cell>
          <table:table-cell table:formula="of:=AVERAGE([.I125:.I131])" office:value-type="float" office:value="355.571428571429" calcext:value-type="float">
            <text:p>355.571428571429</text:p>
          </table:table-cell>
          <table:table-cell table:formula="of:=AVERAGE([.J125:.J131])" office:value-type="float" office:value="240.748" calcext:value-type="float">
            <text:p>240.748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float" office:value="425" calcext:value-type="float">
            <text:p>425</text:p>
          </table:table-cell>
          <table:table-cell office:value-type="float" office:value="196" calcext:value-type="float">
            <text:p>196</text:p>
          </table:table-cell>
          <table:table-cell office:value-type="float" office:value="242.993" calcext:value-type="float">
            <text:p>242.993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formula="of:=VLOOKUP([.$H129];[.$B$2:.$C$500];2)" office:value-type="float" office:value="356" calcext:value-type="float">
            <text:p>356</text:p>
          </table:table-cell>
          <table:table-cell table:formula="of:=VLOOKUP([.$H129];[.$D$2:.$E$500];2)" office:value-type="float" office:value="241.456" calcext:value-type="float">
            <text:p>241.456</text:p>
          </table:table-cell>
          <table:table-cell table:formula="of:=AVERAGE([.I126:.I132])" office:value-type="float" office:value="356.142857142857" calcext:value-type="float">
            <text:p>356.142857142857</text:p>
          </table:table-cell>
          <table:table-cell table:formula="of:=AVERAGE([.J126:.J132])" office:value-type="float" office:value="241.523" calcext:value-type="float">
            <text:p>241.52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float" office:value="426" calcext:value-type="float">
            <text:p>426</text:p>
          </table:table-cell>
          <table:table-cell office:value-type="float" office:value="197" calcext:value-type="float">
            <text:p>197</text:p>
          </table:table-cell>
          <table:table-cell office:value-type="float" office:value="243.447" calcext:value-type="float">
            <text:p>243.447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formula="of:=VLOOKUP([.$H130];[.$B$2:.$C$500];2)" office:value-type="float" office:value="358" calcext:value-type="float">
            <text:p>358</text:p>
          </table:table-cell>
          <table:table-cell table:formula="of:=VLOOKUP([.$H130];[.$D$2:.$E$500];2)" office:value-type="float" office:value="241.99" calcext:value-type="float">
            <text:p>241.99</text:p>
          </table:table-cell>
          <table:table-cell table:formula="of:=AVERAGE([.I127:.I133])" office:value-type="float" office:value="357" calcext:value-type="float">
            <text:p>357</text:p>
          </table:table-cell>
          <table:table-cell table:formula="of:=AVERAGE([.J127:.J133])" office:value-type="float" office:value="242.304" calcext:value-type="float">
            <text:p>242.30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float" office:value="427" calcext:value-type="float">
            <text:p>427</text:p>
          </table:table-cell>
          <table:table-cell office:value-type="float" office:value="198" calcext:value-type="float">
            <text:p>198</text:p>
          </table:table-cell>
          <table:table-cell office:value-type="float" office:value="244.856" calcext:value-type="float">
            <text:p>244.856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table:formula="of:=VLOOKUP([.$H131];[.$B$2:.$C$500];2)" office:value-type="float" office:value="358" calcext:value-type="float">
            <text:p>358</text:p>
          </table:table-cell>
          <table:table-cell table:formula="of:=VLOOKUP([.$H131];[.$D$2:.$E$500];2)" office:value-type="float" office:value="242.993" calcext:value-type="float">
            <text:p>242.993</text:p>
          </table:table-cell>
          <table:table-cell table:formula="of:=AVERAGE([.I128:.I134])" office:value-type="float" office:value="357.857142857143" calcext:value-type="float">
            <text:p>357.857142857143</text:p>
          </table:table-cell>
          <table:table-cell table:formula="of:=AVERAGE([.J128:.J134])" office:value-type="float" office:value="243.049857142857" calcext:value-type="float">
            <text:p>243.049857142857</text:p>
          </table:table-cell>
          <table:table-cell/>
          <table:table-cell table:formula="of:=SUM([.I128:.I134])" office:value-type="float" office:value="2505" calcext:value-type="float">
            <text:p>2505</text:p>
          </table:table-cell>
          <table:table-cell table:formula="of:=SUM([.J128:.J134])" office:value-type="float" office:value="1701.349" calcext:value-type="float">
            <text:p>1701.349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428" calcext:value-type="float">
            <text:p>428</text:p>
          </table:table-cell>
          <table:table-cell office:value-type="float" office:value="199" calcext:value-type="float">
            <text:p>199</text:p>
          </table:table-cell>
          <table:table-cell office:value-type="float" office:value="245.473" calcext:value-type="float">
            <text:p>245.473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table:formula="of:=VLOOKUP([.$H132];[.$B$2:.$C$500];2)" office:value-type="float" office:value="358" calcext:value-type="float">
            <text:p>358</text:p>
          </table:table-cell>
          <table:table-cell table:formula="of:=VLOOKUP([.$H132];[.$D$2:.$E$500];2)" office:value-type="float" office:value="243.447" calcext:value-type="float">
            <text:p>243.447</text:p>
          </table:table-cell>
          <table:table-cell table:formula="of:=AVERAGE([.I129:.I135])" office:value-type="float" office:value="358.714285714286" calcext:value-type="float">
            <text:p>358.714285714286</text:p>
          </table:table-cell>
          <table:table-cell table:formula="of:=AVERAGE([.J129:.J135])" office:value-type="float" office:value="243.763428571429" calcext:value-type="float">
            <text:p>243.7634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float" office:value="432" calcext:value-type="float">
            <text:p>432</text:p>
          </table:table-cell>
          <table:table-cell office:value-type="float" office:value="200" calcext:value-type="float">
            <text:p>200</text:p>
          </table:table-cell>
          <table:table-cell office:value-type="float" office:value="246.129" calcext:value-type="float">
            <text:p>246.129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table:formula="of:=VLOOKUP([.$H133];[.$B$2:.$C$500];2)" office:value-type="float" office:value="360" calcext:value-type="float">
            <text:p>360</text:p>
          </table:table-cell>
          <table:table-cell table:formula="of:=VLOOKUP([.$H133];[.$D$2:.$E$500];2)" office:value-type="float" office:value="244.856" calcext:value-type="float">
            <text:p>244.856</text:p>
          </table:table-cell>
          <table:table-cell table:formula="of:=AVERAGE([.I130:.I136])" office:value-type="float" office:value="359.428571428571" calcext:value-type="float">
            <text:p>359.428571428571</text:p>
          </table:table-cell>
          <table:table-cell table:formula="of:=AVERAGE([.J130:.J136])" office:value-type="float" office:value="244.611714285714" calcext:value-type="float">
            <text:p>244.611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float" office:value="435" calcext:value-type="float">
            <text:p>435</text:p>
          </table:table-cell>
          <table:table-cell office:value-type="float" office:value="201" calcext:value-type="float">
            <text:p>201</text:p>
          </table:table-cell>
          <table:table-cell office:value-type="float" office:value="247.394" calcext:value-type="float">
            <text:p>247.394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formula="of:=VLOOKUP([.$H134];[.$B$2:.$C$500];2)" office:value-type="float" office:value="360" calcext:value-type="float">
            <text:p>360</text:p>
          </table:table-cell>
          <table:table-cell table:formula="of:=VLOOKUP([.$H134];[.$D$2:.$E$500];2)" office:value-type="float" office:value="245.473" calcext:value-type="float">
            <text:p>245.473</text:p>
          </table:table-cell>
          <table:table-cell table:formula="of:=AVERAGE([.I131:.I137])" office:value-type="float" office:value="360.142857142857" calcext:value-type="float">
            <text:p>360.142857142857</text:p>
          </table:table-cell>
          <table:table-cell table:formula="of:=AVERAGE([.J131:.J137])" office:value-type="float" office:value="245.535571428571" calcext:value-type="float">
            <text:p>245.5355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float" office:value="440" calcext:value-type="float">
            <text:p>440</text:p>
          </table:table-cell>
          <table:table-cell office:value-type="float" office:value="202" calcext:value-type="float">
            <text:p>202</text:p>
          </table:table-cell>
          <table:table-cell office:value-type="float" office:value="248.457" calcext:value-type="float">
            <text:p>248.457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formula="of:=VLOOKUP([.$H135];[.$B$2:.$C$500];2)" office:value-type="float" office:value="361" calcext:value-type="float">
            <text:p>361</text:p>
          </table:table-cell>
          <table:table-cell table:formula="of:=VLOOKUP([.$H135];[.$D$2:.$E$500];2)" office:value-type="float" office:value="246.129" calcext:value-type="float">
            <text:p>246.129</text:p>
          </table:table-cell>
          <table:table-cell table:formula="of:=AVERAGE([.I132:.I138])" office:value-type="float" office:value="361.142857142857" calcext:value-type="float">
            <text:p>361.142857142857</text:p>
          </table:table-cell>
          <table:table-cell table:formula="of:=AVERAGE([.J132:.J138])" office:value-type="float" office:value="246.445285714286" calcext:value-type="float">
            <text:p>246.4452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float" office:value="443" calcext:value-type="float">
            <text:p>443</text:p>
          </table:table-cell>
          <table:table-cell office:value-type="float" office:value="203" calcext:value-type="float">
            <text:p>203</text:p>
          </table:table-cell>
          <table:table-cell office:value-type="float" office:value="249.361" calcext:value-type="float">
            <text:p>249.361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table:formula="of:=VLOOKUP([.$H136];[.$B$2:.$C$500];2)" office:value-type="float" office:value="361" calcext:value-type="float">
            <text:p>361</text:p>
          </table:table-cell>
          <table:table-cell table:formula="of:=VLOOKUP([.$H136];[.$D$2:.$E$500];2)" office:value-type="float" office:value="247.394" calcext:value-type="float">
            <text:p>247.394</text:p>
          </table:table-cell>
          <table:table-cell table:formula="of:=AVERAGE([.I133:.I139])" office:value-type="float" office:value="362.285714285714" calcext:value-type="float">
            <text:p>362.285714285714</text:p>
          </table:table-cell>
          <table:table-cell table:formula="of:=AVERAGE([.J133:.J139])" office:value-type="float" office:value="247.427285714286" calcext:value-type="float">
            <text:p>247.4272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445" calcext:value-type="float">
            <text:p>445</text:p>
          </table:table-cell>
          <table:table-cell office:value-type="float" office:value="204" calcext:value-type="float">
            <text:p>204</text:p>
          </table:table-cell>
          <table:table-cell office:value-type="float" office:value="250.321" calcext:value-type="float">
            <text:p>250.32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formula="of:=VLOOKUP([.$H137];[.$B$2:.$C$500];2)" office:value-type="float" office:value="363" calcext:value-type="float">
            <text:p>363</text:p>
          </table:table-cell>
          <table:table-cell table:formula="of:=VLOOKUP([.$H137];[.$D$2:.$E$500];2)" office:value-type="float" office:value="248.457" calcext:value-type="float">
            <text:p>248.457</text:p>
          </table:table-cell>
          <table:table-cell table:formula="of:=AVERAGE([.I134:.I140])" office:value-type="float" office:value="363.571428571429" calcext:value-type="float">
            <text:p>363.571428571429</text:p>
          </table:table-cell>
          <table:table-cell table:formula="of:=AVERAGE([.J134:.J140])" office:value-type="float" office:value="248.342285714286" calcext:value-type="float">
            <text:p>248.3422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office:value-type="float" office:value="450" calcext:value-type="float">
            <text:p>450</text:p>
          </table:table-cell>
          <table:table-cell office:value-type="float" office:value="205" calcext:value-type="float">
            <text:p>205</text:p>
          </table:table-cell>
          <table:table-cell office:value-type="float" office:value="251.261" calcext:value-type="float">
            <text:p>251.26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formula="of:=VLOOKUP([.$H138];[.$B$2:.$C$500];2)" office:value-type="float" office:value="365" calcext:value-type="float">
            <text:p>365</text:p>
          </table:table-cell>
          <table:table-cell table:formula="of:=VLOOKUP([.$H138];[.$D$2:.$E$500];2)" office:value-type="float" office:value="249.361" calcext:value-type="float">
            <text:p>249.361</text:p>
          </table:table-cell>
          <table:table-cell table:formula="of:=AVERAGE([.I135:.I141])" office:value-type="float" office:value="365.142857142857" calcext:value-type="float">
            <text:p>365.142857142857</text:p>
          </table:table-cell>
          <table:table-cell table:formula="of:=AVERAGE([.J135:.J141])" office:value-type="float" office:value="249.244142857143" calcext:value-type="float">
            <text:p>249.244142857143</text:p>
          </table:table-cell>
          <table:table-cell/>
          <table:table-cell table:formula="of:=SUM([.I135:.I141])" office:value-type="float" office:value="2556" calcext:value-type="float">
            <text:p>2556</text:p>
          </table:table-cell>
          <table:table-cell table:formula="of:=SUM([.J135:.J141])" office:value-type="float" office:value="1744.709" calcext:value-type="float">
            <text:p>1744.709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float" office:value="453" calcext:value-type="float">
            <text:p>453</text:p>
          </table:table-cell>
          <table:table-cell office:value-type="float" office:value="206" calcext:value-type="float">
            <text:p>206</text:p>
          </table:table-cell>
          <table:table-cell office:value-type="float" office:value="251.786" calcext:value-type="float">
            <text:p>251.786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table:formula="of:=VLOOKUP([.$H139];[.$B$2:.$C$500];2)" office:value-type="float" office:value="366" calcext:value-type="float">
            <text:p>366</text:p>
          </table:table-cell>
          <table:table-cell table:formula="of:=VLOOKUP([.$H139];[.$D$2:.$E$500];2)" office:value-type="float" office:value="250.321" calcext:value-type="float">
            <text:p>250.321</text:p>
          </table:table-cell>
          <table:table-cell table:formula="of:=AVERAGE([.I136:.I142])" office:value-type="float" office:value="366.714285714286" calcext:value-type="float">
            <text:p>366.714285714286</text:p>
          </table:table-cell>
          <table:table-cell table:formula="of:=AVERAGE([.J136:.J142])" office:value-type="float" office:value="250.184714285714" calcext:value-type="float">
            <text:p>250.184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float" office:value="458" calcext:value-type="float">
            <text:p>458</text:p>
          </table:table-cell>
          <table:table-cell office:value-type="float" office:value="207" calcext:value-type="float">
            <text:p>207</text:p>
          </table:table-cell>
          <table:table-cell office:value-type="float" office:value="252.713" calcext:value-type="float">
            <text:p>252.713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table:formula="of:=VLOOKUP([.$H140];[.$B$2:.$C$500];2)" office:value-type="float" office:value="369" calcext:value-type="float">
            <text:p>369</text:p>
          </table:table-cell>
          <table:table-cell table:formula="of:=VLOOKUP([.$H140];[.$D$2:.$E$500];2)" office:value-type="float" office:value="251.261" calcext:value-type="float">
            <text:p>251.261</text:p>
          </table:table-cell>
          <table:table-cell table:formula="of:=AVERAGE([.I137:.I143])" office:value-type="float" office:value="368.571428571429" calcext:value-type="float">
            <text:p>368.571428571429</text:p>
          </table:table-cell>
          <table:table-cell table:formula="of:=AVERAGE([.J137:.J143])" office:value-type="float" office:value="251.177714285714" calcext:value-type="float">
            <text:p>251.177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float" office:value="461" calcext:value-type="float">
            <text:p>461</text:p>
          </table:table-cell>
          <table:table-cell office:value-type="float" office:value="208" calcext:value-type="float">
            <text:p>208</text:p>
          </table:table-cell>
          <table:table-cell office:value-type="float" office:value="254.345" calcext:value-type="float">
            <text:p>254.345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table:formula="of:=VLOOKUP([.$H141];[.$B$2:.$C$500];2)" office:value-type="float" office:value="371" calcext:value-type="float">
            <text:p>371</text:p>
          </table:table-cell>
          <table:table-cell table:formula="of:=VLOOKUP([.$H141];[.$D$2:.$E$500];2)" office:value-type="float" office:value="251.786" calcext:value-type="float">
            <text:p>251.786</text:p>
          </table:table-cell>
          <table:table-cell table:formula="of:=AVERAGE([.I138:.I144])" office:value-type="float" office:value="370.428571428571" calcext:value-type="float">
            <text:p>370.428571428571</text:p>
          </table:table-cell>
          <table:table-cell table:formula="of:=AVERAGE([.J138:.J144])" office:value-type="float" office:value="252.269571428571" calcext:value-type="float">
            <text:p>252.2695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float" office:value="467" calcext:value-type="float">
            <text:p>467</text:p>
          </table:table-cell>
          <table:table-cell office:value-type="float" office:value="209" calcext:value-type="float">
            <text:p>209</text:p>
          </table:table-cell>
          <table:table-cell office:value-type="float" office:value="256.1" calcext:value-type="float">
            <text:p>256.1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table:formula="of:=VLOOKUP([.$H142];[.$B$2:.$C$500];2)" office:value-type="float" office:value="372" calcext:value-type="float">
            <text:p>372</text:p>
          </table:table-cell>
          <table:table-cell table:formula="of:=VLOOKUP([.$H142];[.$D$2:.$E$500];2)" office:value-type="float" office:value="252.713" calcext:value-type="float">
            <text:p>252.713</text:p>
          </table:table-cell>
          <table:table-cell table:formula="of:=AVERAGE([.I139:.I145])" office:value-type="float" office:value="372.285714285714" calcext:value-type="float">
            <text:p>372.285714285714</text:p>
          </table:table-cell>
          <table:table-cell table:formula="of:=AVERAGE([.J139:.J145])" office:value-type="float" office:value="253.721285714286" calcext:value-type="float">
            <text:p>253.7212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office:value-type="float" office:value="472" calcext:value-type="float">
            <text:p>472</text:p>
          </table:table-cell>
          <table:table-cell office:value-type="float" office:value="210" calcext:value-type="float">
            <text:p>210</text:p>
          </table:table-cell>
          <table:table-cell office:value-type="float" office:value="259.523" calcext:value-type="float">
            <text:p>259.523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table:formula="of:=VLOOKUP([.$H143];[.$B$2:.$C$500];2)" office:value-type="float" office:value="374" calcext:value-type="float">
            <text:p>374</text:p>
          </table:table-cell>
          <table:table-cell table:formula="of:=VLOOKUP([.$H143];[.$D$2:.$E$500];2)" office:value-type="float" office:value="254.345" calcext:value-type="float">
            <text:p>254.345</text:p>
          </table:table-cell>
          <table:table-cell table:formula="of:=AVERAGE([.I140:.I146])" office:value-type="float" office:value="374.285714285714" calcext:value-type="float">
            <text:p>374.285714285714</text:p>
          </table:table-cell>
          <table:table-cell table:formula="of:=AVERAGE([.J140:.J146])" office:value-type="float" office:value="255.607857142857" calcext:value-type="float">
            <text:p>255.6078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float" office:value="478" calcext:value-type="float">
            <text:p>478</text:p>
          </table:table-cell>
          <table:table-cell office:value-type="float" office:value="211" calcext:value-type="float">
            <text:p>211</text:p>
          </table:table-cell>
          <table:table-cell office:value-type="float" office:value="263.527" calcext:value-type="float">
            <text:p>263.527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table:formula="of:=VLOOKUP([.$H144];[.$B$2:.$C$500];2)" office:value-type="float" office:value="376" calcext:value-type="float">
            <text:p>376</text:p>
          </table:table-cell>
          <table:table-cell table:formula="of:=VLOOKUP([.$H144];[.$D$2:.$E$500];2)" office:value-type="float" office:value="256.1" calcext:value-type="float">
            <text:p>256.1</text:p>
          </table:table-cell>
          <table:table-cell table:formula="of:=AVERAGE([.I141:.I147])" office:value-type="float" office:value="376.142857142857" calcext:value-type="float">
            <text:p>376.142857142857</text:p>
          </table:table-cell>
          <table:table-cell table:formula="of:=AVERAGE([.J141:.J147])" office:value-type="float" office:value="258.253857142857" calcext:value-type="float">
            <text:p>258.2538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float" office:value="488" calcext:value-type="float">
            <text:p>488</text:p>
          </table:table-cell>
          <table:table-cell office:value-type="float" office:value="212" calcext:value-type="float">
            <text:p>212</text:p>
          </table:table-cell>
          <table:table-cell office:value-type="float" office:value="269.783" calcext:value-type="float">
            <text:p>269.783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formula="of:=VLOOKUP([.$H145];[.$B$2:.$C$500];2)" office:value-type="float" office:value="378" calcext:value-type="float">
            <text:p>378</text:p>
          </table:table-cell>
          <table:table-cell table:formula="of:=VLOOKUP([.$H145];[.$D$2:.$E$500];2)" office:value-type="float" office:value="259.523" calcext:value-type="float">
            <text:p>259.523</text:p>
          </table:table-cell>
          <table:table-cell table:formula="of:=AVERAGE([.I142:.I148])" office:value-type="float" office:value="378" calcext:value-type="float">
            <text:p>378</text:p>
          </table:table-cell>
          <table:table-cell table:formula="of:=AVERAGE([.J142:.J148])" office:value-type="float" office:value="261.076428571429" calcext:value-type="float">
            <text:p>261.076428571429</text:p>
          </table:table-cell>
          <table:table-cell/>
          <table:table-cell table:formula="of:=SUM([.I142:.I148])" office:value-type="float" office:value="2646" calcext:value-type="float">
            <text:p>2646</text:p>
          </table:table-cell>
          <table:table-cell table:formula="of:=SUM([.J142:.J148])" office:value-type="float" office:value="1827.535" calcext:value-type="float">
            <text:p>1827.535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float" office:value="495" calcext:value-type="float">
            <text:p>495</text:p>
          </table:table-cell>
          <table:table-cell office:value-type="float" office:value="213" calcext:value-type="float">
            <text:p>213</text:p>
          </table:table-cell>
          <table:table-cell office:value-type="float" office:value="271.544" calcext:value-type="float">
            <text:p>271.544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table:formula="of:=VLOOKUP([.$H146];[.$B$2:.$C$500];2)" office:value-type="float" office:value="380" calcext:value-type="float">
            <text:p>380</text:p>
          </table:table-cell>
          <table:table-cell table:formula="of:=VLOOKUP([.$H146];[.$D$2:.$E$500];2)" office:value-type="float" office:value="263.527" calcext:value-type="float">
            <text:p>263.527</text:p>
          </table:table-cell>
          <table:table-cell table:formula="of:=AVERAGE([.I143:.I149])" office:value-type="float" office:value="380" calcext:value-type="float">
            <text:p>380</text:p>
          </table:table-cell>
          <table:table-cell table:formula="of:=AVERAGE([.J143:.J149])" office:value-type="float" office:value="264.168714285714" calcext:value-type="float">
            <text:p>264.168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float" office:value="502" calcext:value-type="float">
            <text:p>502</text:p>
          </table:table-cell>
          <table:table-cell office:value-type="float" office:value="214" calcext:value-type="float">
            <text:p>214</text:p>
          </table:table-cell>
          <table:table-cell office:value-type="float" office:value="274.359" calcext:value-type="float">
            <text:p>274.359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table:formula="of:=VLOOKUP([.$H147];[.$B$2:.$C$500];2)" office:value-type="float" office:value="382" calcext:value-type="float">
            <text:p>382</text:p>
          </table:table-cell>
          <table:table-cell table:formula="of:=VLOOKUP([.$H147];[.$D$2:.$E$500];2)" office:value-type="float" office:value="269.783" calcext:value-type="float">
            <text:p>269.783</text:p>
          </table:table-cell>
          <table:table-cell table:formula="of:=AVERAGE([.I144:.I150])" office:value-type="float" office:value="382" calcext:value-type="float">
            <text:p>382</text:p>
          </table:table-cell>
          <table:table-cell table:formula="of:=AVERAGE([.J144:.J150])" office:value-type="float" office:value="267.319714285714" calcext:value-type="float">
            <text:p>267.319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514" calcext:value-type="float">
            <text:p>514</text:p>
          </table:table-cell>
          <table:table-cell office:value-type="float" office:value="215" calcext:value-type="float">
            <text:p>215</text:p>
          </table:table-cell>
          <table:table-cell office:value-type="float" office:value="276.402" calcext:value-type="float">
            <text:p>276.402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formula="of:=VLOOKUP([.$H148];[.$B$2:.$C$500];2)" office:value-type="float" office:value="384" calcext:value-type="float">
            <text:p>384</text:p>
          </table:table-cell>
          <table:table-cell table:formula="of:=VLOOKUP([.$H148];[.$D$2:.$E$500];2)" office:value-type="float" office:value="271.544" calcext:value-type="float">
            <text:p>271.544</text:p>
          </table:table-cell>
          <table:table-cell table:formula="of:=AVERAGE([.I145:.I151])" office:value-type="float" office:value="384" calcext:value-type="float">
            <text:p>384</text:p>
          </table:table-cell>
          <table:table-cell table:formula="of:=AVERAGE([.J145:.J151])" office:value-type="float" office:value="270.488571428571" calcext:value-type="float">
            <text:p>270.4885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float" office:value="522" calcext:value-type="float">
            <text:p>522</text:p>
          </table:table-cell>
          <table:table-cell office:value-type="float" office:value="216" calcext:value-type="float">
            <text:p>216</text:p>
          </table:table-cell>
          <table:table-cell office:value-type="float" office:value="278.282" calcext:value-type="float">
            <text:p>278.282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formula="of:=VLOOKUP([.$H149];[.$B$2:.$C$500];2)" office:value-type="float" office:value="386" calcext:value-type="float">
            <text:p>386</text:p>
          </table:table-cell>
          <table:table-cell table:formula="of:=VLOOKUP([.$H149];[.$D$2:.$E$500];2)" office:value-type="float" office:value="274.359" calcext:value-type="float">
            <text:p>274.359</text:p>
          </table:table-cell>
          <table:table-cell table:formula="of:=AVERAGE([.I146:.I152])" office:value-type="float" office:value="385.857142857143" calcext:value-type="float">
            <text:p>385.857142857143</text:p>
          </table:table-cell>
          <table:table-cell table:formula="of:=AVERAGE([.J146:.J152])" office:value-type="float" office:value="273.394714285714" calcext:value-type="float">
            <text:p>273.394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float" office:value="528" calcext:value-type="float">
            <text:p>528</text:p>
          </table:table-cell>
          <table:table-cell office:value-type="float" office:value="217" calcext:value-type="float">
            <text:p>217</text:p>
          </table:table-cell>
          <table:table-cell office:value-type="float" office:value="279.866" calcext:value-type="float">
            <text:p>279.866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table:formula="of:=VLOOKUP([.$H150];[.$B$2:.$C$500];2)" office:value-type="float" office:value="388" calcext:value-type="float">
            <text:p>388</text:p>
          </table:table-cell>
          <table:table-cell table:formula="of:=VLOOKUP([.$H150];[.$D$2:.$E$500];2)" office:value-type="float" office:value="276.402" calcext:value-type="float">
            <text:p>276.402</text:p>
          </table:table-cell>
          <table:table-cell table:formula="of:=AVERAGE([.I147:.I153])" office:value-type="float" office:value="387.571428571429" calcext:value-type="float">
            <text:p>387.571428571429</text:p>
          </table:table-cell>
          <table:table-cell table:formula="of:=AVERAGE([.J147:.J153])" office:value-type="float" office:value="276.042571428571" calcext:value-type="float">
            <text:p>276.0425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float" office:value="543" calcext:value-type="float">
            <text:p>543</text:p>
          </table:table-cell>
          <table:table-cell office:value-type="float" office:value="218" calcext:value-type="float">
            <text:p>218</text:p>
          </table:table-cell>
          <table:table-cell office:value-type="float" office:value="282.062" calcext:value-type="float">
            <text:p>282.062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table:formula="of:=VLOOKUP([.$H151];[.$B$2:.$C$500];2)" office:value-type="float" office:value="390" calcext:value-type="float">
            <text:p>390</text:p>
          </table:table-cell>
          <table:table-cell table:formula="of:=VLOOKUP([.$H151];[.$D$2:.$E$500];2)" office:value-type="float" office:value="278.282" calcext:value-type="float">
            <text:p>278.282</text:p>
          </table:table-cell>
          <table:table-cell table:formula="of:=AVERAGE([.I148:.I154])" office:value-type="float" office:value="389" calcext:value-type="float">
            <text:p>389</text:p>
          </table:table-cell>
          <table:table-cell table:formula="of:=AVERAGE([.J148:.J154])" office:value-type="float" office:value="278.067285714286" calcext:value-type="float">
            <text:p>278.0672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float" office:value="553" calcext:value-type="float">
            <text:p>553</text:p>
          </table:table-cell>
          <table:table-cell office:value-type="float" office:value="219" calcext:value-type="float">
            <text:p>219</text:p>
          </table:table-cell>
          <table:table-cell office:value-type="float" office:value="283.956" calcext:value-type="float">
            <text:p>283.956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formula="of:=VLOOKUP([.$H152];[.$B$2:.$C$500];2)" office:value-type="float" office:value="391" calcext:value-type="float">
            <text:p>391</text:p>
          </table:table-cell>
          <table:table-cell table:formula="of:=VLOOKUP([.$H152];[.$D$2:.$E$500];2)" office:value-type="float" office:value="279.866" calcext:value-type="float">
            <text:p>279.866</text:p>
          </table:table-cell>
          <table:table-cell table:formula="of:=AVERAGE([.I149:.I155])" office:value-type="float" office:value="390.142857142857" calcext:value-type="float">
            <text:p>390.142857142857</text:p>
          </table:table-cell>
          <table:table-cell table:formula="of:=AVERAGE([.J149:.J155])" office:value-type="float" office:value="279.992857142857" calcext:value-type="float">
            <text:p>279.992857142857</text:p>
          </table:table-cell>
          <table:table-cell/>
          <table:table-cell table:formula="of:=SUM([.I149:.I155])" office:value-type="float" office:value="2731" calcext:value-type="float">
            <text:p>2731</text:p>
          </table:table-cell>
          <table:table-cell table:formula="of:=SUM([.J149:.J155])" office:value-type="float" office:value="1959.95" calcext:value-type="float">
            <text:p>1959.95</text:p>
          </table:table-cell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office:value-type="float" office:value="575" calcext:value-type="float">
            <text:p>575</text:p>
          </table:table-cell>
          <table:table-cell office:value-type="float" office:value="220" calcext:value-type="float">
            <text:p>220</text:p>
          </table:table-cell>
          <table:table-cell office:value-type="float" office:value="285.023" calcext:value-type="float">
            <text:p>285.023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table:formula="of:=VLOOKUP([.$H153];[.$B$2:.$C$500];2)" office:value-type="float" office:value="392" calcext:value-type="float">
            <text:p>392</text:p>
          </table:table-cell>
          <table:table-cell table:formula="of:=VLOOKUP([.$H153];[.$D$2:.$E$500];2)" office:value-type="float" office:value="282.062" calcext:value-type="float">
            <text:p>282.062</text:p>
          </table:table-cell>
          <table:table-cell table:formula="of:=AVERAGE([.I150:.I156])" office:value-type="float" office:value="391.142857142857" calcext:value-type="float">
            <text:p>391.142857142857</text:p>
          </table:table-cell>
          <table:table-cell table:formula="of:=AVERAGE([.J150:.J156])" office:value-type="float" office:value="281.846857142857" calcext:value-type="float">
            <text:p>281.8468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float" office:value="585" calcext:value-type="float">
            <text:p>585</text:p>
          </table:table-cell>
          <table:table-cell office:value-type="float" office:value="221" calcext:value-type="float">
            <text:p>221</text:p>
          </table:table-cell>
          <table:table-cell office:value-type="float" office:value="287.337" calcext:value-type="float">
            <text:p>287.337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table:formula="of:=VLOOKUP([.$H154];[.$B$2:.$C$500];2)" office:value-type="float" office:value="392" calcext:value-type="float">
            <text:p>392</text:p>
          </table:table-cell>
          <table:table-cell table:formula="of:=VLOOKUP([.$H154];[.$D$2:.$E$500];2)" office:value-type="float" office:value="283.956" calcext:value-type="float">
            <text:p>283.956</text:p>
          </table:table-cell>
          <table:table-cell table:formula="of:=AVERAGE([.I151:.I157])" office:value-type="float" office:value="391.857142857143" calcext:value-type="float">
            <text:p>391.857142857143</text:p>
          </table:table-cell>
          <table:table-cell table:formula="of:=AVERAGE([.J151:.J157])" office:value-type="float" office:value="283.749857142857" calcext:value-type="float">
            <text:p>283.7498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float" office:value="595" calcext:value-type="float">
            <text:p>595</text:p>
          </table:table-cell>
          <table:table-cell office:value-type="float" office:value="222" calcext:value-type="float">
            <text:p>222</text:p>
          </table:table-cell>
          <table:table-cell office:value-type="float" office:value="289.723" calcext:value-type="float">
            <text:p>289.72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formula="of:=VLOOKUP([.$H155];[.$B$2:.$C$500];2)" office:value-type="float" office:value="392" calcext:value-type="float">
            <text:p>392</text:p>
          </table:table-cell>
          <table:table-cell table:formula="of:=VLOOKUP([.$H155];[.$D$2:.$E$500];2)" office:value-type="float" office:value="285.023" calcext:value-type="float">
            <text:p>285.023</text:p>
          </table:table-cell>
          <table:table-cell table:formula="of:=AVERAGE([.I152:.I158])" office:value-type="float" office:value="392.571428571429" calcext:value-type="float">
            <text:p>392.571428571429</text:p>
          </table:table-cell>
          <table:table-cell table:formula="of:=AVERAGE([.J152:.J158])" office:value-type="float" office:value="286.257571428571" calcext:value-type="float">
            <text:p>286.2575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float" office:value="611" calcext:value-type="float">
            <text:p>611</text:p>
          </table:table-cell>
          <table:table-cell office:value-type="float" office:value="223" calcext:value-type="float">
            <text:p>223</text:p>
          </table:table-cell>
          <table:table-cell office:value-type="float" office:value="295.836" calcext:value-type="float">
            <text:p>295.836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table:formula="of:=VLOOKUP([.$H156];[.$B$2:.$C$500];2)" office:value-type="float" office:value="393" calcext:value-type="float">
            <text:p>393</text:p>
          </table:table-cell>
          <table:table-cell table:formula="of:=VLOOKUP([.$H156];[.$D$2:.$E$500];2)" office:value-type="float" office:value="287.337" calcext:value-type="float">
            <text:p>287.337</text:p>
          </table:table-cell>
          <table:table-cell table:formula="of:=AVERAGE([.I153:.I159])" office:value-type="float" office:value="393.142857142857" calcext:value-type="float">
            <text:p>393.142857142857</text:p>
          </table:table-cell>
          <table:table-cell table:formula="of:=AVERAGE([.J153:.J159])" office:value-type="float" office:value="288.959857142857" calcext:value-type="float">
            <text:p>288.9598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float" office:value="627" calcext:value-type="float">
            <text:p>627</text:p>
          </table:table-cell>
          <table:table-cell office:value-type="float" office:value="224" calcext:value-type="float">
            <text:p>224</text:p>
          </table:table-cell>
          <table:table-cell office:value-type="float" office:value="298.782" calcext:value-type="float">
            <text:p>298.782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table:formula="of:=VLOOKUP([.$H157];[.$B$2:.$C$500];2)" office:value-type="float" office:value="393" calcext:value-type="float">
            <text:p>393</text:p>
          </table:table-cell>
          <table:table-cell table:formula="of:=VLOOKUP([.$H157];[.$D$2:.$E$500];2)" office:value-type="float" office:value="289.723" calcext:value-type="float">
            <text:p>289.723</text:p>
          </table:table-cell>
          <table:table-cell table:formula="of:=AVERAGE([.I154:.I160])" office:value-type="float" office:value="393.714285714286" calcext:value-type="float">
            <text:p>393.714285714286</text:p>
          </table:table-cell>
          <table:table-cell table:formula="of:=AVERAGE([.J154:.J160])" office:value-type="float" office:value="291.532714285714" calcext:value-type="float">
            <text:p>291.532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office:value-type="float" office:value="638" calcext:value-type="float">
            <text:p>638</text:p>
          </table:table-cell>
          <table:table-cell office:value-type="float" office:value="225" calcext:value-type="float">
            <text:p>225</text:p>
          </table:table-cell>
          <table:table-cell office:value-type="float" office:value="300.072" calcext:value-type="float">
            <text:p>300.072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table:formula="of:=VLOOKUP([.$H158];[.$B$2:.$C$500];2)" office:value-type="float" office:value="395" calcext:value-type="float">
            <text:p>395</text:p>
          </table:table-cell>
          <table:table-cell table:formula="of:=VLOOKUP([.$H158];[.$D$2:.$E$500];2)" office:value-type="float" office:value="295.836" calcext:value-type="float">
            <text:p>295.836</text:p>
          </table:table-cell>
          <table:table-cell table:formula="of:=AVERAGE([.I155:.I161])" office:value-type="float" office:value="394.571428571429" calcext:value-type="float">
            <text:p>394.571428571429</text:p>
          </table:table-cell>
          <table:table-cell table:formula="of:=AVERAGE([.J155:.J161])" office:value-type="float" office:value="294.382714285714" calcext:value-type="float">
            <text:p>294.382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office:value-type="float" office:value="659" calcext:value-type="float">
            <text:p>659</text:p>
          </table:table-cell>
          <table:table-cell office:value-type="float" office:value="226" calcext:value-type="float">
            <text:p>226</text:p>
          </table:table-cell>
          <table:table-cell office:value-type="float" office:value="303.906" calcext:value-type="float">
            <text:p>303.906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table:formula="of:=VLOOKUP([.$H159];[.$B$2:.$C$500];2)" office:value-type="float" office:value="395" calcext:value-type="float">
            <text:p>395</text:p>
          </table:table-cell>
          <table:table-cell table:formula="of:=VLOOKUP([.$H159];[.$D$2:.$E$500];2)" office:value-type="float" office:value="298.782" calcext:value-type="float">
            <text:p>298.782</text:p>
          </table:table-cell>
          <table:table-cell table:formula="of:=AVERAGE([.I156:.I162])" office:value-type="float" office:value="395.714285714286" calcext:value-type="float">
            <text:p>395.714285714286</text:p>
          </table:table-cell>
          <table:table-cell table:formula="of:=AVERAGE([.J156:.J162])" office:value-type="float" office:value="297.341428571429" calcext:value-type="float">
            <text:p>297.341428571429</text:p>
          </table:table-cell>
          <table:table-cell/>
          <table:table-cell table:formula="of:=SUM([.I156:.I162])" office:value-type="float" office:value="2770" calcext:value-type="float">
            <text:p>2770</text:p>
          </table:table-cell>
          <table:table-cell table:formula="of:=SUM([.J156:.J162])" office:value-type="float" office:value="2081.39" calcext:value-type="float">
            <text:p>2081.39</text:p>
          </table:table-cell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office:value-type="float" office:value="675" calcext:value-type="float">
            <text:p>675</text:p>
          </table:table-cell>
          <table:table-cell office:value-type="float" office:value="227" calcext:value-type="float">
            <text:p>227</text:p>
          </table:table-cell>
          <table:table-cell office:value-type="float" office:value="305.734" calcext:value-type="float">
            <text:p>305.734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formula="of:=VLOOKUP([.$H160];[.$B$2:.$C$500];2)" office:value-type="float" office:value="396" calcext:value-type="float">
            <text:p>396</text:p>
          </table:table-cell>
          <table:table-cell table:formula="of:=VLOOKUP([.$H160];[.$D$2:.$E$500];2)" office:value-type="float" office:value="300.072" calcext:value-type="float">
            <text:p>300.072</text:p>
          </table:table-cell>
          <table:table-cell table:formula="of:=AVERAGE([.I157:.I163])" office:value-type="float" office:value="397" calcext:value-type="float">
            <text:p>397</text:p>
          </table:table-cell>
          <table:table-cell table:formula="of:=AVERAGE([.J157:.J163])" office:value-type="float" office:value="300.248714285714" calcext:value-type="float">
            <text:p>300.248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office:value-type="float" office:value="704" calcext:value-type="float">
            <text:p>704</text:p>
          </table:table-cell>
          <table:table-cell office:value-type="float" office:value="228" calcext:value-type="float">
            <text:p>228</text:p>
          </table:table-cell>
          <table:table-cell office:value-type="float" office:value="307.688" calcext:value-type="float">
            <text:p>307.688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table:formula="of:=VLOOKUP([.$H161];[.$B$2:.$C$500];2)" office:value-type="float" office:value="398" calcext:value-type="float">
            <text:p>398</text:p>
          </table:table-cell>
          <table:table-cell table:formula="of:=VLOOKUP([.$H161];[.$D$2:.$E$500];2)" office:value-type="float" office:value="303.906" calcext:value-type="float">
            <text:p>303.906</text:p>
          </table:table-cell>
          <table:table-cell table:formula="of:=AVERAGE([.I158:.I164])" office:value-type="float" office:value="398.857142857143" calcext:value-type="float">
            <text:p>398.857142857143</text:p>
          </table:table-cell>
          <table:table-cell table:formula="of:=AVERAGE([.J158:.J164])" office:value-type="float" office:value="302.863571428571" calcext:value-type="float">
            <text:p>302.8635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office:value-type="float" office:value="725" calcext:value-type="float">
            <text:p>725</text:p>
          </table:table-cell>
          <table:table-cell office:value-type="float" office:value="229" calcext:value-type="float">
            <text:p>229</text:p>
          </table:table-cell>
          <table:table-cell office:value-type="float" office:value="308.027" calcext:value-type="float">
            <text:p>308.027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table:formula="of:=VLOOKUP([.$H162];[.$B$2:.$C$500];2)" office:value-type="float" office:value="400" calcext:value-type="float">
            <text:p>400</text:p>
          </table:table-cell>
          <table:table-cell table:formula="of:=VLOOKUP([.$H162];[.$D$2:.$E$500];2)" office:value-type="float" office:value="305.734" calcext:value-type="float">
            <text:p>305.734</text:p>
          </table:table-cell>
          <table:table-cell table:formula="of:=AVERAGE([.I159:.I165])" office:value-type="float" office:value="400.428571428571" calcext:value-type="float">
            <text:p>400.428571428571</text:p>
          </table:table-cell>
          <table:table-cell table:formula="of:=AVERAGE([.J159:.J165])" office:value-type="float" office:value="304.827428571429" calcext:value-type="float">
            <text:p>304.8274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office:value-type="float" office:value="738" calcext:value-type="float">
            <text:p>738</text:p>
          </table:table-cell>
          <table:table-cell office:value-type="float" office:value="230" calcext:value-type="float">
            <text:p>230</text:p>
          </table:table-cell>
          <table:table-cell office:value-type="float" office:value="309.583" calcext:value-type="float">
            <text:p>309.583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table:formula="of:=VLOOKUP([.$H163];[.$B$2:.$C$500];2)" office:value-type="float" office:value="402" calcext:value-type="float">
            <text:p>402</text:p>
          </table:table-cell>
          <table:table-cell table:formula="of:=VLOOKUP([.$H163];[.$D$2:.$E$500];2)" office:value-type="float" office:value="307.688" calcext:value-type="float">
            <text:p>307.688</text:p>
          </table:table-cell>
          <table:table-cell table:formula="of:=AVERAGE([.I160:.I166])" office:value-type="float" office:value="402.428571428571" calcext:value-type="float">
            <text:p>402.428571428571</text:p>
          </table:table-cell>
          <table:table-cell table:formula="of:=AVERAGE([.J160:.J166])" office:value-type="float" office:value="306.850571428571" calcext:value-type="float">
            <text:p>306.8505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office:value-type="float" office:value="773" calcext:value-type="float">
            <text:p>773</text:p>
          </table:table-cell>
          <table:table-cell office:value-type="float" office:value="231" calcext:value-type="float">
            <text:p>231</text:p>
          </table:table-cell>
          <table:table-cell office:value-type="float" office:value="312.944" calcext:value-type="float">
            <text:p>312.944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table:formula="of:=VLOOKUP([.$H164];[.$B$2:.$C$500];2)" office:value-type="float" office:value="406" calcext:value-type="float">
            <text:p>406</text:p>
          </table:table-cell>
          <table:table-cell table:formula="of:=VLOOKUP([.$H164];[.$D$2:.$E$500];2)" office:value-type="float" office:value="308.027" calcext:value-type="float">
            <text:p>308.027</text:p>
          </table:table-cell>
          <table:table-cell table:formula="of:=AVERAGE([.I161:.I167])" office:value-type="float" office:value="404.714285714286" calcext:value-type="float">
            <text:p>404.714285714286</text:p>
          </table:table-cell>
          <table:table-cell table:formula="of:=AVERAGE([.J161:.J167])" office:value-type="float" office:value="309.121714285714" calcext:value-type="float">
            <text:p>309.121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office:value-type="float" office:value="802" calcext:value-type="float">
            <text:p>802</text:p>
          </table:table-cell>
          <table:table-cell office:value-type="float" office:value="232" calcext:value-type="float">
            <text:p>232</text:p>
          </table:table-cell>
          <table:table-cell office:value-type="float" office:value="315.97" calcext:value-type="float">
            <text:p>315.97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formula="of:=VLOOKUP([.$H165];[.$B$2:.$C$500];2)" office:value-type="float" office:value="406" calcext:value-type="float">
            <text:p>406</text:p>
          </table:table-cell>
          <table:table-cell table:formula="of:=VLOOKUP([.$H165];[.$D$2:.$E$500];2)" office:value-type="float" office:value="309.583" calcext:value-type="float">
            <text:p>309.583</text:p>
          </table:table-cell>
          <table:table-cell table:formula="of:=AVERAGE([.I162:.I168])" office:value-type="float" office:value="407.142857142857" calcext:value-type="float">
            <text:p>407.142857142857</text:p>
          </table:table-cell>
          <table:table-cell table:formula="of:=AVERAGE([.J162:.J168])" office:value-type="float" office:value="311.382" calcext:value-type="float">
            <text:p>311.382</text:p>
          </table:table-cell>
          <table:table-cell table:number-columns-repeated="3"/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office:value-type="float" office:value="840" calcext:value-type="float">
            <text:p>840</text:p>
          </table:table-cell>
          <table:table-cell office:value-type="float" office:value="233" calcext:value-type="float">
            <text:p>233</text:p>
          </table:table-cell>
          <table:table-cell office:value-type="float" office:value="319.728" calcext:value-type="float">
            <text:p>319.728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table:formula="of:=VLOOKUP([.$H166];[.$B$2:.$C$500];2)" office:value-type="float" office:value="409" calcext:value-type="float">
            <text:p>409</text:p>
          </table:table-cell>
          <table:table-cell table:formula="of:=VLOOKUP([.$H166];[.$D$2:.$E$500];2)" office:value-type="float" office:value="312.944" calcext:value-type="float">
            <text:p>312.944</text:p>
          </table:table-cell>
          <table:table-cell table:formula="of:=AVERAGE([.I163:.I169])" office:value-type="float" office:value="409.285714285714" calcext:value-type="float">
            <text:p>409.285714285714</text:p>
          </table:table-cell>
          <table:table-cell table:formula="of:=AVERAGE([.J163:.J169])" office:value-type="float" office:value="313.784142857143" calcext:value-type="float">
            <text:p>313.784142857143</text:p>
          </table:table-cell>
          <table:table-cell/>
          <table:table-cell table:formula="of:=SUM([.I163:.I169])" office:value-type="float" office:value="2865" calcext:value-type="float">
            <text:p>2865</text:p>
          </table:table-cell>
          <table:table-cell table:formula="of:=SUM([.J163:.J169])" office:value-type="float" office:value="2196.489" calcext:value-type="float">
            <text:p>2196.489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891" calcext:value-type="float">
            <text:p>891</text:p>
          </table:table-cell>
          <table:table-cell office:value-type="float" office:value="234" calcext:value-type="float">
            <text:p>234</text:p>
          </table:table-cell>
          <table:table-cell office:value-type="float" office:value="322.549" calcext:value-type="float">
            <text:p>322.549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table:formula="of:=VLOOKUP([.$H167];[.$B$2:.$C$500];2)" office:value-type="float" office:value="412" calcext:value-type="float">
            <text:p>412</text:p>
          </table:table-cell>
          <table:table-cell table:formula="of:=VLOOKUP([.$H167];[.$D$2:.$E$500];2)" office:value-type="float" office:value="315.97" calcext:value-type="float">
            <text:p>315.97</text:p>
          </table:table-cell>
          <table:table-cell table:formula="of:=AVERAGE([.I164:.I170])" office:value-type="float" office:value="411.571428571429" calcext:value-type="float">
            <text:p>411.571428571429</text:p>
          </table:table-cell>
          <table:table-cell table:formula="of:=AVERAGE([.J164:.J170])" office:value-type="float" office:value="316.103" calcext:value-type="float">
            <text:p>316.1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office:value-type="float" office:value="917" calcext:value-type="float">
            <text:p>917</text:p>
          </table:table-cell>
          <table:table-cell office:value-type="float" office:value="235" calcext:value-type="float">
            <text:p>235</text:p>
          </table:table-cell>
          <table:table-cell office:value-type="float" office:value="323.92" calcext:value-type="float">
            <text:p>323.92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table:formula="of:=VLOOKUP([.$H168];[.$B$2:.$C$500];2)" office:value-type="float" office:value="415" calcext:value-type="float">
            <text:p>415</text:p>
          </table:table-cell>
          <table:table-cell table:formula="of:=VLOOKUP([.$H168];[.$D$2:.$E$500];2)" office:value-type="float" office:value="319.728" calcext:value-type="float">
            <text:p>319.728</text:p>
          </table:table-cell>
          <table:table-cell table:formula="of:=AVERAGE([.I165:.I171])" office:value-type="float" office:value="413.428571428571" calcext:value-type="float">
            <text:p>413.428571428571</text:p>
          </table:table-cell>
          <table:table-cell table:formula="of:=AVERAGE([.J165:.J171])" office:value-type="float" office:value="318.629142857143" calcext:value-type="float">
            <text:p>318.629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office:value-type="float" office:value="978" calcext:value-type="float">
            <text:p>978</text:p>
          </table:table-cell>
          <table:table-cell office:value-type="float" office:value="236" calcext:value-type="float">
            <text:p>236</text:p>
          </table:table-cell>
          <table:table-cell office:value-type="float" office:value="325.71" calcext:value-type="float">
            <text:p>325.71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table:formula="of:=VLOOKUP([.$H169];[.$B$2:.$C$500];2)" office:value-type="float" office:value="415" calcext:value-type="float">
            <text:p>415</text:p>
          </table:table-cell>
          <table:table-cell table:formula="of:=VLOOKUP([.$H169];[.$D$2:.$E$500];2)" office:value-type="float" office:value="322.549" calcext:value-type="float">
            <text:p>322.549</text:p>
          </table:table-cell>
          <table:table-cell table:formula="of:=AVERAGE([.I166:.I172])" office:value-type="float" office:value="415.571428571429" calcext:value-type="float">
            <text:p>415.571428571429</text:p>
          </table:table-cell>
          <table:table-cell table:formula="of:=AVERAGE([.J166:.J172])" office:value-type="float" office:value="321.231571428571" calcext:value-type="float">
            <text:p>321.2315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float" office:value="1031" calcext:value-type="float">
            <text:p>1031</text:p>
          </table:table-cell>
          <table:table-cell office:value-type="float" office:value="237" calcext:value-type="float">
            <text:p>237</text:p>
          </table:table-cell>
          <table:table-cell office:value-type="float" office:value="327.8" calcext:value-type="float">
            <text:p>327.8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formula="of:=VLOOKUP([.$H170];[.$B$2:.$C$500];2)" office:value-type="float" office:value="418" calcext:value-type="float">
            <text:p>418</text:p>
          </table:table-cell>
          <table:table-cell table:formula="of:=VLOOKUP([.$H170];[.$D$2:.$E$500];2)" office:value-type="float" office:value="323.92" calcext:value-type="float">
            <text:p>323.92</text:p>
          </table:table-cell>
          <table:table-cell table:formula="of:=AVERAGE([.I167:.I173])" office:value-type="float" office:value="417.428571428571" calcext:value-type="float">
            <text:p>417.428571428571</text:p>
          </table:table-cell>
          <table:table-cell table:formula="of:=AVERAGE([.J167:.J173])" office:value-type="float" office:value="323.758571428571" calcext:value-type="float">
            <text:p>323.7585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float" office:value="1073" calcext:value-type="float">
            <text:p>1073</text:p>
          </table:table-cell>
          <table:table-cell office:value-type="float" office:value="238" calcext:value-type="float">
            <text:p>238</text:p>
          </table:table-cell>
          <table:table-cell office:value-type="float" office:value="330.633" calcext:value-type="float">
            <text:p>330.633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table:formula="of:=VLOOKUP([.$H171];[.$B$2:.$C$500];2)" office:value-type="float" office:value="419" calcext:value-type="float">
            <text:p>419</text:p>
          </table:table-cell>
          <table:table-cell table:formula="of:=VLOOKUP([.$H171];[.$D$2:.$E$500];2)" office:value-type="float" office:value="325.71" calcext:value-type="float">
            <text:p>325.71</text:p>
          </table:table-cell>
          <table:table-cell table:formula="of:=AVERAGE([.I168:.I174])" office:value-type="float" office:value="418.857142857143" calcext:value-type="float">
            <text:p>418.857142857143</text:p>
          </table:table-cell>
          <table:table-cell table:formula="of:=AVERAGE([.J168:.J174])" office:value-type="float" office:value="326.103857142857" calcext:value-type="float">
            <text:p>326.1038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office:value-type="float" office:value="1142" calcext:value-type="float">
            <text:p>1142</text:p>
          </table:table-cell>
          <table:table-cell office:value-type="float" office:value="239" calcext:value-type="float">
            <text:p>239</text:p>
          </table:table-cell>
          <table:table-cell office:value-type="float" office:value="332.387" calcext:value-type="float">
            <text:p>332.387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table:formula="of:=VLOOKUP([.$H172];[.$B$2:.$C$500];2)" office:value-type="float" office:value="421" calcext:value-type="float">
            <text:p>421</text:p>
          </table:table-cell>
          <table:table-cell table:formula="of:=VLOOKUP([.$H172];[.$D$2:.$E$500];2)" office:value-type="float" office:value="327.8" calcext:value-type="float">
            <text:p>327.8</text:p>
          </table:table-cell>
          <table:table-cell table:formula="of:=AVERAGE([.I169:.I175])" office:value-type="float" office:value="419.857142857143" calcext:value-type="float">
            <text:p>419.857142857143</text:p>
          </table:table-cell>
          <table:table-cell table:formula="of:=AVERAGE([.J169:.J175])" office:value-type="float" office:value="329.055" calcext:value-type="float">
            <text:p>329.055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office:value-type="float" office:value="1195" calcext:value-type="float">
            <text:p>1195</text:p>
          </table:table-cell>
          <table:table-cell office:value-type="float" office:value="240" calcext:value-type="float">
            <text:p>240</text:p>
          </table:table-cell>
          <table:table-cell office:value-type="float" office:value="340.386" calcext:value-type="float">
            <text:p>340.386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table:formula="of:=VLOOKUP([.$H173];[.$B$2:.$C$500];2)" office:value-type="float" office:value="422" calcext:value-type="float">
            <text:p>422</text:p>
          </table:table-cell>
          <table:table-cell table:formula="of:=VLOOKUP([.$H173];[.$D$2:.$E$500];2)" office:value-type="float" office:value="330.633" calcext:value-type="float">
            <text:p>330.633</text:p>
          </table:table-cell>
          <table:table-cell table:formula="of:=AVERAGE([.I170:.I176])" office:value-type="float" office:value="421.285714285714" calcext:value-type="float">
            <text:p>421.285714285714</text:p>
          </table:table-cell>
          <table:table-cell table:formula="of:=AVERAGE([.J170:.J176])" office:value-type="float" office:value="331.995857142857" calcext:value-type="float">
            <text:p>331.995857142857</text:p>
          </table:table-cell>
          <table:table-cell/>
          <table:table-cell table:formula="of:=SUM([.I170:.I176])" office:value-type="float" office:value="2949" calcext:value-type="float">
            <text:p>2949</text:p>
          </table:table-cell>
          <table:table-cell table:formula="of:=SUM([.J170:.J176])" office:value-type="float" office:value="2323.971" calcext:value-type="float">
            <text:p>2323.971</text:p>
          </table:table-cell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float" office:value="1261" calcext:value-type="float">
            <text:p>1261</text:p>
          </table:table-cell>
          <table:table-cell office:value-type="float" office:value="241" calcext:value-type="float">
            <text:p>241</text:p>
          </table:table-cell>
          <table:table-cell office:value-type="float" office:value="343.135" calcext:value-type="float">
            <text:p>343.135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table:formula="of:=VLOOKUP([.$H174];[.$B$2:.$C$500];2)" office:value-type="float" office:value="422" calcext:value-type="float">
            <text:p>422</text:p>
          </table:table-cell>
          <table:table-cell table:formula="of:=VLOOKUP([.$H174];[.$D$2:.$E$500];2)" office:value-type="float" office:value="332.387" calcext:value-type="float">
            <text:p>332.387</text:p>
          </table:table-cell>
          <table:table-cell table:formula="of:=AVERAGE([.I171:.I177])" office:value-type="float" office:value="422.428571428571" calcext:value-type="float">
            <text:p>422.428571428571</text:p>
          </table:table-cell>
          <table:table-cell table:formula="of:=AVERAGE([.J171:.J177])" office:value-type="float" office:value="335.013571428571" calcext:value-type="float">
            <text:p>335.0135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office:value-type="float" office:value="1323" calcext:value-type="float">
            <text:p>1323</text:p>
          </table:table-cell>
          <table:table-cell office:value-type="float" office:value="242" calcext:value-type="float">
            <text:p>242</text:p>
          </table:table-cell>
          <table:table-cell office:value-type="float" office:value="345.044" calcext:value-type="float">
            <text:p>345.04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formula="of:=VLOOKUP([.$H175];[.$B$2:.$C$500];2)" office:value-type="float" office:value="422" calcext:value-type="float">
            <text:p>422</text:p>
          </table:table-cell>
          <table:table-cell table:formula="of:=VLOOKUP([.$H175];[.$D$2:.$E$500];2)" office:value-type="float" office:value="340.386" calcext:value-type="float">
            <text:p>340.386</text:p>
          </table:table-cell>
          <table:table-cell table:formula="of:=AVERAGE([.I172:.I178])" office:value-type="float" office:value="423.571428571429" calcext:value-type="float">
            <text:p>423.571428571429</text:p>
          </table:table-cell>
          <table:table-cell table:formula="of:=AVERAGE([.J172:.J178])" office:value-type="float" office:value="338.082285714286" calcext:value-type="float">
            <text:p>338.0822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office:value-type="float" office:value="1403" calcext:value-type="float">
            <text:p>1403</text:p>
          </table:table-cell>
          <table:table-cell office:value-type="float" office:value="243" calcext:value-type="float">
            <text:p>243</text:p>
          </table:table-cell>
          <table:table-cell office:value-type="float" office:value="347.191" calcext:value-type="float">
            <text:p>347.191</text:p>
          </table:table-cell>
          <table:table-cell table:number-columns-repeated="2"/>
          <table:table-cell office:value-type="float" office:value="241" calcext:value-type="float">
            <text:p>241</text:p>
          </table:table-cell>
          <table:table-cell table:formula="of:=VLOOKUP([.$H176];[.$B$2:.$C$500];2)" office:value-type="float" office:value="425" calcext:value-type="float">
            <text:p>425</text:p>
          </table:table-cell>
          <table:table-cell table:formula="of:=VLOOKUP([.$H176];[.$D$2:.$E$500];2)" office:value-type="float" office:value="343.135" calcext:value-type="float">
            <text:p>343.135</text:p>
          </table:table-cell>
          <table:table-cell table:formula="of:=AVERAGE([.I173:.I179])" office:value-type="float" office:value="424.571428571429" calcext:value-type="float">
            <text:p>424.571428571429</text:p>
          </table:table-cell>
          <table:table-cell table:formula="of:=AVERAGE([.J173:.J179])" office:value-type="float" office:value="341.412857142857" calcext:value-type="float">
            <text:p>341.4128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float" office:value="1484" calcext:value-type="float">
            <text:p>1484</text:p>
          </table:table-cell>
          <table:table-cell office:value-type="float" office:value="244" calcext:value-type="float">
            <text:p>244</text:p>
          </table:table-cell>
          <table:table-cell office:value-type="float" office:value="351.114" calcext:value-type="float">
            <text:p>351.114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table:formula="of:=VLOOKUP([.$H177];[.$B$2:.$C$500];2)" office:value-type="float" office:value="426" calcext:value-type="float">
            <text:p>426</text:p>
          </table:table-cell>
          <table:table-cell table:formula="of:=VLOOKUP([.$H177];[.$D$2:.$E$500];2)" office:value-type="float" office:value="345.044" calcext:value-type="float">
            <text:p>345.044</text:p>
          </table:table-cell>
          <table:table-cell table:formula="of:=AVERAGE([.I174:.I180])" office:value-type="float" office:value="425.428571428571" calcext:value-type="float">
            <text:p>425.428571428571</text:p>
          </table:table-cell>
          <table:table-cell table:formula="of:=AVERAGE([.J174:.J180])" office:value-type="float" office:value="344.816571428571" calcext:value-type="float">
            <text:p>344.8165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float" office:value="1567" calcext:value-type="float">
            <text:p>1567</text:p>
          </table:table-cell>
          <table:table-cell office:value-type="float" office:value="245" calcext:value-type="float">
            <text:p>245</text:p>
          </table:table-cell>
          <table:table-cell office:value-type="float" office:value="354.459" calcext:value-type="float">
            <text:p>354.459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table:formula="of:=VLOOKUP([.$H178];[.$B$2:.$C$500];2)" office:value-type="float" office:value="427" calcext:value-type="float">
            <text:p>427</text:p>
          </table:table-cell>
          <table:table-cell table:formula="of:=VLOOKUP([.$H178];[.$D$2:.$E$500];2)" office:value-type="float" office:value="347.191" calcext:value-type="float">
            <text:p>347.191</text:p>
          </table:table-cell>
          <table:table-cell table:formula="of:=AVERAGE([.I175:.I181])" office:value-type="float" office:value="426.857142857143" calcext:value-type="float">
            <text:p>426.857142857143</text:p>
          </table:table-cell>
          <table:table-cell table:formula="of:=AVERAGE([.J175:.J181])" office:value-type="float" office:value="348.560714285714" calcext:value-type="float">
            <text:p>348.560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float" office:value="1676" calcext:value-type="float">
            <text:p>1676</text:p>
          </table:table-cell>
          <table:table-cell office:value-type="float" office:value="246" calcext:value-type="float">
            <text:p>246</text:p>
          </table:table-cell>
          <table:table-cell office:value-type="float" office:value="358.596" calcext:value-type="float">
            <text:p>358.596</text:p>
          </table:table-cell>
          <table:table-cell table:number-columns-repeated="2"/>
          <table:table-cell office:value-type="float" office:value="244" calcext:value-type="float">
            <text:p>244</text:p>
          </table:table-cell>
          <table:table-cell table:formula="of:=VLOOKUP([.$H179];[.$B$2:.$C$500];2)" office:value-type="float" office:value="428" calcext:value-type="float">
            <text:p>428</text:p>
          </table:table-cell>
          <table:table-cell table:formula="of:=VLOOKUP([.$H179];[.$D$2:.$E$500];2)" office:value-type="float" office:value="351.114" calcext:value-type="float">
            <text:p>351.114</text:p>
          </table:table-cell>
          <table:table-cell table:formula="of:=AVERAGE([.I176:.I182])" office:value-type="float" office:value="428.714285714286" calcext:value-type="float">
            <text:p>428.714285714286</text:p>
          </table:table-cell>
          <table:table-cell table:formula="of:=AVERAGE([.J176:.J182])" office:value-type="float" office:value="351.903" calcext:value-type="float">
            <text:p>351.9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office:value-type="float" office:value="1785" calcext:value-type="float">
            <text:p>1785</text:p>
          </table:table-cell>
          <table:table-cell office:value-type="float" office:value="247" calcext:value-type="float">
            <text:p>247</text:p>
          </table:table-cell>
          <table:table-cell office:value-type="float" office:value="363.782" calcext:value-type="float">
            <text:p>363.782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table:formula="of:=VLOOKUP([.$H180];[.$B$2:.$C$500];2)" office:value-type="float" office:value="428" calcext:value-type="float">
            <text:p>428</text:p>
          </table:table-cell>
          <table:table-cell table:formula="of:=VLOOKUP([.$H180];[.$D$2:.$E$500];2)" office:value-type="float" office:value="354.459" calcext:value-type="float">
            <text:p>354.459</text:p>
          </table:table-cell>
          <table:table-cell table:formula="of:=AVERAGE([.I177:.I183])" office:value-type="float" office:value="430.857142857143" calcext:value-type="float">
            <text:p>430.857142857143</text:p>
          </table:table-cell>
          <table:table-cell table:formula="of:=AVERAGE([.J177:.J183])" office:value-type="float" office:value="355.411" calcext:value-type="float">
            <text:p>355.411</text:p>
          </table:table-cell>
          <table:table-cell/>
          <table:table-cell table:formula="of:=SUM([.I177:.I183])" office:value-type="float" office:value="3016" calcext:value-type="float">
            <text:p>3016</text:p>
          </table:table-cell>
          <table:table-cell table:formula="of:=SUM([.J177:.J183])" office:value-type="float" office:value="2487.877" calcext:value-type="float">
            <text:p>2487.877</text:p>
          </table:table-cell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office:value-type="float" office:value="1915" calcext:value-type="float">
            <text:p>1915</text:p>
          </table:table-cell>
          <table:table-cell office:value-type="float" office:value="248" calcext:value-type="float">
            <text:p>248</text:p>
          </table:table-cell>
          <table:table-cell office:value-type="float" office:value="367.691" calcext:value-type="float">
            <text:p>367.691</text:p>
          </table:table-cell>
          <table:table-cell table:number-columns-repeated="2"/>
          <table:table-cell office:value-type="float" office:value="246" calcext:value-type="float">
            <text:p>246</text:p>
          </table:table-cell>
          <table:table-cell table:formula="of:=VLOOKUP([.$H181];[.$B$2:.$C$500];2)" office:value-type="float" office:value="432" calcext:value-type="float">
            <text:p>432</text:p>
          </table:table-cell>
          <table:table-cell table:formula="of:=VLOOKUP([.$H181];[.$D$2:.$E$500];2)" office:value-type="float" office:value="358.596" calcext:value-type="float">
            <text:p>358.596</text:p>
          </table:table-cell>
          <table:table-cell table:formula="of:=AVERAGE([.I178:.I184])" office:value-type="float" office:value="433.285714285714" calcext:value-type="float">
            <text:p>433.285714285714</text:p>
          </table:table-cell>
          <table:table-cell table:formula="of:=AVERAGE([.J178:.J184])" office:value-type="float" office:value="358.830571428571" calcext:value-type="float">
            <text:p>358.8305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float" office:value="2042" calcext:value-type="float">
            <text:p>2042</text:p>
          </table:table-cell>
          <table:table-cell office:value-type="float" office:value="249" calcext:value-type="float">
            <text:p>249</text:p>
          </table:table-cell>
          <table:table-cell office:value-type="float" office:value="368.981" calcext:value-type="float">
            <text:p>368.981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table:formula="of:=VLOOKUP([.$H182];[.$B$2:.$C$500];2)" office:value-type="float" office:value="435" calcext:value-type="float">
            <text:p>435</text:p>
          </table:table-cell>
          <table:table-cell table:formula="of:=VLOOKUP([.$H182];[.$D$2:.$E$500];2)" office:value-type="float" office:value="363.782" calcext:value-type="float">
            <text:p>363.782</text:p>
          </table:table-cell>
          <table:table-cell table:formula="of:=AVERAGE([.I179:.I185])" office:value-type="float" office:value="435.857142857143" calcext:value-type="float">
            <text:p>435.857142857143</text:p>
          </table:table-cell>
          <table:table-cell table:formula="of:=AVERAGE([.J179:.J185])" office:value-type="float" office:value="362.293571428571" calcext:value-type="float">
            <text:p>362.2935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float" office:value="2166" calcext:value-type="float">
            <text:p>2166</text:p>
          </table:table-cell>
          <table:table-cell office:value-type="float" office:value="250" calcext:value-type="float">
            <text:p>250</text:p>
          </table:table-cell>
          <table:table-cell office:value-type="float" office:value="371.432" calcext:value-type="float">
            <text:p>371.432</text:p>
          </table:table-cell>
          <table:table-cell table:number-columns-repeated="2"/>
          <table:table-cell office:value-type="float" office:value="248" calcext:value-type="float">
            <text:p>248</text:p>
          </table:table-cell>
          <table:table-cell table:formula="of:=VLOOKUP([.$H183];[.$B$2:.$C$500];2)" office:value-type="float" office:value="440" calcext:value-type="float">
            <text:p>440</text:p>
          </table:table-cell>
          <table:table-cell table:formula="of:=VLOOKUP([.$H183];[.$D$2:.$E$500];2)" office:value-type="float" office:value="367.691" calcext:value-type="float">
            <text:p>367.691</text:p>
          </table:table-cell>
          <table:table-cell table:formula="of:=AVERAGE([.I180:.I186])" office:value-type="float" office:value="439" calcext:value-type="float">
            <text:p>439</text:p>
          </table:table-cell>
          <table:table-cell table:formula="of:=AVERAGE([.J180:.J186])" office:value-type="float" office:value="365.814857142857" calcext:value-type="float">
            <text:p>365.8148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float" office:value="2307" calcext:value-type="float">
            <text:p>2307</text:p>
          </table:table-cell>
          <table:table-cell office:value-type="float" office:value="251" calcext:value-type="float">
            <text:p>251</text:p>
          </table:table-cell>
          <table:table-cell office:value-type="float" office:value="375.763" calcext:value-type="float">
            <text:p>375.763</text:p>
          </table:table-cell>
          <table:table-cell table:number-columns-repeated="2"/>
          <table:table-cell office:value-type="float" office:value="249" calcext:value-type="float">
            <text:p>249</text:p>
          </table:table-cell>
          <table:table-cell table:formula="of:=VLOOKUP([.$H184];[.$B$2:.$C$500];2)" office:value-type="float" office:value="443" calcext:value-type="float">
            <text:p>443</text:p>
          </table:table-cell>
          <table:table-cell table:formula="of:=VLOOKUP([.$H184];[.$D$2:.$E$500];2)" office:value-type="float" office:value="368.981" calcext:value-type="float">
            <text:p>368.981</text:p>
          </table:table-cell>
          <table:table-cell table:formula="of:=AVERAGE([.I181:.I187])" office:value-type="float" office:value="442.571428571429" calcext:value-type="float">
            <text:p>442.571428571429</text:p>
          </table:table-cell>
          <table:table-cell table:formula="of:=AVERAGE([.J181:.J187])" office:value-type="float" office:value="369.708428571429" calcext:value-type="float">
            <text:p>369.7084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office:value-type="float" office:value="2461" calcext:value-type="float">
            <text:p>2461</text:p>
          </table:table-cell>
          <table:table-cell office:value-type="float" office:value="252" calcext:value-type="float">
            <text:p>252</text:p>
          </table:table-cell>
          <table:table-cell office:value-type="float" office:value="381.714" calcext:value-type="float">
            <text:p>381.714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formula="of:=VLOOKUP([.$H185];[.$B$2:.$C$500];2)" office:value-type="float" office:value="445" calcext:value-type="float">
            <text:p>445</text:p>
          </table:table-cell>
          <table:table-cell table:formula="of:=VLOOKUP([.$H185];[.$D$2:.$E$500];2)" office:value-type="float" office:value="371.432" calcext:value-type="float">
            <text:p>371.432</text:p>
          </table:table-cell>
          <table:table-cell table:formula="of:=AVERAGE([.I182:.I188])" office:value-type="float" office:value="446.285714285714" calcext:value-type="float">
            <text:p>446.285714285714</text:p>
          </table:table-cell>
          <table:table-cell table:formula="of:=AVERAGE([.J182:.J188])" office:value-type="float" office:value="373.864285714286" calcext:value-type="float">
            <text:p>373.8642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float" office:value="2623" calcext:value-type="float">
            <text:p>2623</text:p>
          </table:table-cell>
          <table:table-cell office:value-type="float" office:value="253" calcext:value-type="float">
            <text:p>253</text:p>
          </table:table-cell>
          <table:table-cell office:value-type="float" office:value="387.687" calcext:value-type="float">
            <text:p>387.687</text:p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table:formula="of:=VLOOKUP([.$H186];[.$B$2:.$C$500];2)" office:value-type="float" office:value="450" calcext:value-type="float">
            <text:p>450</text:p>
          </table:table-cell>
          <table:table-cell table:formula="of:=VLOOKUP([.$H186];[.$D$2:.$E$500];2)" office:value-type="float" office:value="375.763" calcext:value-type="float">
            <text:p>375.763</text:p>
          </table:table-cell>
          <table:table-cell table:formula="of:=AVERAGE([.I183:.I189])" office:value-type="float" office:value="450" calcext:value-type="float">
            <text:p>450</text:p>
          </table:table-cell>
          <table:table-cell table:formula="of:=AVERAGE([.J183:.J189])" office:value-type="float" office:value="378.500285714286" calcext:value-type="float">
            <text:p>378.5002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float" office:value="2817" calcext:value-type="float">
            <text:p>2817</text:p>
          </table:table-cell>
          <table:table-cell office:value-type="float" office:value="254" calcext:value-type="float">
            <text:p>254</text:p>
          </table:table-cell>
          <table:table-cell office:value-type="float" office:value="396.234" calcext:value-type="float">
            <text:p>396.234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table:formula="of:=VLOOKUP([.$H187];[.$B$2:.$C$500];2)" office:value-type="float" office:value="453" calcext:value-type="float">
            <text:p>453</text:p>
          </table:table-cell>
          <table:table-cell table:formula="of:=VLOOKUP([.$H187];[.$D$2:.$E$500];2)" office:value-type="float" office:value="381.714" calcext:value-type="float">
            <text:p>381.714</text:p>
          </table:table-cell>
          <table:table-cell table:formula="of:=AVERAGE([.I184:.I190])" office:value-type="float" office:value="453.857142857143" calcext:value-type="float">
            <text:p>453.857142857143</text:p>
          </table:table-cell>
          <table:table-cell table:formula="of:=AVERAGE([.J184:.J190])" office:value-type="float" office:value="383.377142857143" calcext:value-type="float">
            <text:p>383.377142857143</text:p>
          </table:table-cell>
          <table:table-cell/>
          <table:table-cell table:formula="of:=SUM([.I184:.I190])" office:value-type="float" office:value="3177" calcext:value-type="float">
            <text:p>3177</text:p>
          </table:table-cell>
          <table:table-cell table:formula="of:=SUM([.J184:.J190])" office:value-type="float" office:value="2683.64" calcext:value-type="float">
            <text:p>2683.64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2985" calcext:value-type="float">
            <text:p>2985</text:p>
          </table:table-cell>
          <table:table-cell office:value-type="float" office:value="255" calcext:value-type="float">
            <text:p>255</text:p>
          </table:table-cell>
          <table:table-cell office:value-type="float" office:value="401.829" calcext:value-type="float">
            <text:p>401.829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table:formula="of:=VLOOKUP([.$H188];[.$B$2:.$C$500];2)" office:value-type="float" office:value="458" calcext:value-type="float">
            <text:p>458</text:p>
          </table:table-cell>
          <table:table-cell table:formula="of:=VLOOKUP([.$H188];[.$D$2:.$E$500];2)" office:value-type="float" office:value="387.687" calcext:value-type="float">
            <text:p>387.687</text:p>
          </table:table-cell>
          <table:table-cell table:formula="of:=AVERAGE([.I185:.I191])" office:value-type="float" office:value="458" calcext:value-type="float">
            <text:p>458</text:p>
          </table:table-cell>
          <table:table-cell table:formula="of:=AVERAGE([.J185:.J191])" office:value-type="float" office:value="388.532714285714" calcext:value-type="float">
            <text:p>388.532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float" office:value="3184" calcext:value-type="float">
            <text:p>3184</text:p>
          </table:table-cell>
          <table:table-cell office:value-type="float" office:value="256" calcext:value-type="float">
            <text:p>256</text:p>
          </table:table-cell>
          <table:table-cell office:value-type="float" office:value="405.07" calcext:value-type="float">
            <text:p>405.07</text:p>
          </table:table-cell>
          <table:table-cell table:number-columns-repeated="2"/>
          <table:table-cell office:value-type="float" office:value="254" calcext:value-type="float">
            <text:p>254</text:p>
          </table:table-cell>
          <table:table-cell table:formula="of:=VLOOKUP([.$H189];[.$B$2:.$C$500];2)" office:value-type="float" office:value="461" calcext:value-type="float">
            <text:p>461</text:p>
          </table:table-cell>
          <table:table-cell table:formula="of:=VLOOKUP([.$H189];[.$D$2:.$E$500];2)" office:value-type="float" office:value="396.234" calcext:value-type="float">
            <text:p>396.234</text:p>
          </table:table-cell>
          <table:table-cell table:formula="of:=AVERAGE([.I186:.I192])" office:value-type="float" office:value="462.714285714286" calcext:value-type="float">
            <text:p>462.714285714286</text:p>
          </table:table-cell>
          <table:table-cell table:formula="of:=AVERAGE([.J186:.J192])" office:value-type="float" office:value="394.052142857143" calcext:value-type="float">
            <text:p>394.052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3402" calcext:value-type="float">
            <text:p>3402</text:p>
          </table:table-cell>
          <table:table-cell office:value-type="float" office:value="257" calcext:value-type="float">
            <text:p>257</text:p>
          </table:table-cell>
          <table:table-cell office:value-type="float" office:value="410.068" calcext:value-type="float">
            <text:p>410.068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table:formula="of:=VLOOKUP([.$H190];[.$B$2:.$C$500];2)" office:value-type="float" office:value="467" calcext:value-type="float">
            <text:p>467</text:p>
          </table:table-cell>
          <table:table-cell table:formula="of:=VLOOKUP([.$H190];[.$D$2:.$E$500];2)" office:value-type="float" office:value="401.829" calcext:value-type="float">
            <text:p>401.829</text:p>
          </table:table-cell>
          <table:table-cell table:formula="of:=AVERAGE([.I187:.I193])" office:value-type="float" office:value="468.142857142857" calcext:value-type="float">
            <text:p>468.142857142857</text:p>
          </table:table-cell>
          <table:table-cell table:formula="of:=AVERAGE([.J187:.J193])" office:value-type="float" office:value="400.304714285714" calcext:value-type="float">
            <text:p>400.304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3596" calcext:value-type="float">
            <text:p>3596</text:p>
          </table:table-cell>
          <table:table-cell office:value-type="float" office:value="258" calcext:value-type="float">
            <text:p>258</text:p>
          </table:table-cell>
          <table:table-cell office:value-type="float" office:value="419.531" calcext:value-type="float">
            <text:p>419.531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table:formula="of:=VLOOKUP([.$H191];[.$B$2:.$C$500];2)" office:value-type="float" office:value="472" calcext:value-type="float">
            <text:p>472</text:p>
          </table:table-cell>
          <table:table-cell table:formula="of:=VLOOKUP([.$H191];[.$D$2:.$E$500];2)" office:value-type="float" office:value="405.07" calcext:value-type="float">
            <text:p>405.07</text:p>
          </table:table-cell>
          <table:table-cell table:formula="of:=AVERAGE([.I188:.I194])" office:value-type="float" office:value="474.142857142857" calcext:value-type="float">
            <text:p>474.142857142857</text:p>
          </table:table-cell>
          <table:table-cell table:formula="of:=AVERAGE([.J188:.J194])" office:value-type="float" office:value="407.77" calcext:value-type="float">
            <text:p>407.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float" office:value="3818" calcext:value-type="float">
            <text:p>3818</text:p>
          </table:table-cell>
          <table:table-cell office:value-type="float" office:value="259" calcext:value-type="float">
            <text:p>259</text:p>
          </table:table-cell>
          <table:table-cell office:value-type="float" office:value="433.971" calcext:value-type="float">
            <text:p>433.971</text:p>
          </table:table-cell>
          <table:table-cell table:number-columns-repeated="2"/>
          <table:table-cell office:value-type="float" office:value="257" calcext:value-type="float">
            <text:p>257</text:p>
          </table:table-cell>
          <table:table-cell table:formula="of:=VLOOKUP([.$H192];[.$B$2:.$C$500];2)" office:value-type="float" office:value="478" calcext:value-type="float">
            <text:p>478</text:p>
          </table:table-cell>
          <table:table-cell table:formula="of:=VLOOKUP([.$H192];[.$D$2:.$E$500];2)" office:value-type="float" office:value="410.068" calcext:value-type="float">
            <text:p>410.068</text:p>
          </table:table-cell>
          <table:table-cell table:formula="of:=AVERAGE([.I189:.I195])" office:value-type="float" office:value="480.428571428571" calcext:value-type="float">
            <text:p>480.428571428571</text:p>
          </table:table-cell>
          <table:table-cell table:formula="of:=AVERAGE([.J189:.J195])" office:value-type="float" office:value="415.917" calcext:value-type="float">
            <text:p>415.91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4041" calcext:value-type="float">
            <text:p>4041</text:p>
          </table:table-cell>
          <table:table-cell office:value-type="float" office:value="260" calcext:value-type="float">
            <text:p>260</text:p>
          </table:table-cell>
          <table:table-cell office:value-type="float" office:value="444.716" calcext:value-type="float">
            <text:p>444.716</text:p>
          </table:table-cell>
          <table:table-cell table:number-columns-repeated="2"/>
          <table:table-cell office:value-type="float" office:value="258" calcext:value-type="float">
            <text:p>258</text:p>
          </table:table-cell>
          <table:table-cell table:formula="of:=VLOOKUP([.$H193];[.$B$2:.$C$500];2)" office:value-type="float" office:value="488" calcext:value-type="float">
            <text:p>488</text:p>
          </table:table-cell>
          <table:table-cell table:formula="of:=VLOOKUP([.$H193];[.$D$2:.$E$500];2)" office:value-type="float" office:value="419.531" calcext:value-type="float">
            <text:p>419.531</text:p>
          </table:table-cell>
          <table:table-cell table:formula="of:=AVERAGE([.I190:.I196])" office:value-type="float" office:value="488" calcext:value-type="float">
            <text:p>488</text:p>
          </table:table-cell>
          <table:table-cell table:formula="of:=AVERAGE([.J190:.J196])" office:value-type="float" office:value="424.606285714286" calcext:value-type="float">
            <text:p>424.6062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office:value-type="float" office:value="4303" calcext:value-type="float">
            <text:p>4303</text:p>
          </table:table-cell>
          <table:table-cell office:value-type="float" office:value="261" calcext:value-type="float">
            <text:p>261</text:p>
          </table:table-cell>
          <table:table-cell office:value-type="float" office:value="457.059" calcext:value-type="float">
            <text:p>457.059</text:p>
          </table:table-cell>
          <table:table-cell table:number-columns-repeated="2"/>
          <table:table-cell office:value-type="float" office:value="259" calcext:value-type="float">
            <text:p>259</text:p>
          </table:table-cell>
          <table:table-cell table:formula="of:=VLOOKUP([.$H194];[.$B$2:.$C$500];2)" office:value-type="float" office:value="495" calcext:value-type="float">
            <text:p>495</text:p>
          </table:table-cell>
          <table:table-cell table:formula="of:=VLOOKUP([.$H194];[.$D$2:.$E$500];2)" office:value-type="float" office:value="433.971" calcext:value-type="float">
            <text:p>433.971</text:p>
          </table:table-cell>
          <table:table-cell table:formula="of:=AVERAGE([.I191:.I197])" office:value-type="float" office:value="495.857142857143" calcext:value-type="float">
            <text:p>495.857142857143</text:p>
          </table:table-cell>
          <table:table-cell table:formula="of:=AVERAGE([.J191:.J197])" office:value-type="float" office:value="435.343142857143" calcext:value-type="float">
            <text:p>435.343142857143</text:p>
          </table:table-cell>
          <table:table-cell/>
          <table:table-cell table:formula="of:=SUM([.I191:.I197])" office:value-type="float" office:value="3471" calcext:value-type="float">
            <text:p>3471</text:p>
          </table:table-cell>
          <table:table-cell table:formula="of:=SUM([.J191:.J197])" office:value-type="float" office:value="3047.402" calcext:value-type="float">
            <text:p>3047.402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float" office:value="4529" calcext:value-type="float">
            <text:p>4529</text:p>
          </table:table-cell>
          <table:table-cell office:value-type="float" office:value="262" calcext:value-type="float">
            <text:p>262</text:p>
          </table:table-cell>
          <table:table-cell office:value-type="float" office:value="476.987" calcext:value-type="float">
            <text:p>476.987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formula="of:=VLOOKUP([.$H195];[.$B$2:.$C$500];2)" office:value-type="float" office:value="502" calcext:value-type="float">
            <text:p>502</text:p>
          </table:table-cell>
          <table:table-cell table:formula="of:=VLOOKUP([.$H195];[.$D$2:.$E$500];2)" office:value-type="float" office:value="444.716" calcext:value-type="float">
            <text:p>444.716</text:p>
          </table:table-cell>
          <table:table-cell table:formula="of:=AVERAGE([.I192:.I198])" office:value-type="float" office:value="503.857142857143" calcext:value-type="float">
            <text:p>503.857142857143</text:p>
          </table:table-cell>
          <table:table-cell table:formula="of:=AVERAGE([.J192:.J198])" office:value-type="float" office:value="446.678857142857" calcext:value-type="float">
            <text:p>446.6788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float" office:value="4722" calcext:value-type="float">
            <text:p>4722</text:p>
          </table:table-cell>
          <table:table-cell office:value-type="float" office:value="263" calcext:value-type="float">
            <text:p>263</text:p>
          </table:table-cell>
          <table:table-cell office:value-type="float" office:value="484.42" calcext:value-type="float">
            <text:p>484.42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table:formula="of:=VLOOKUP([.$H196];[.$B$2:.$C$500];2)" office:value-type="float" office:value="514" calcext:value-type="float">
            <text:p>514</text:p>
          </table:table-cell>
          <table:table-cell table:formula="of:=VLOOKUP([.$H196];[.$D$2:.$E$500];2)" office:value-type="float" office:value="457.059" calcext:value-type="float">
            <text:p>457.059</text:p>
          </table:table-cell>
          <table:table-cell table:formula="of:=AVERAGE([.I193:.I199])" office:value-type="float" office:value="513.142857142857" calcext:value-type="float">
            <text:p>513.142857142857</text:p>
          </table:table-cell>
          <table:table-cell table:formula="of:=AVERAGE([.J193:.J199])" office:value-type="float" office:value="458.451571428571" calcext:value-type="float">
            <text:p>458.4515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float" office:value="4938" calcext:value-type="float">
            <text:p>4938</text:p>
          </table:table-cell>
          <table:table-cell office:value-type="float" office:value="264" calcext:value-type="float">
            <text:p>264</text:p>
          </table:table-cell>
          <table:table-cell office:value-type="float" office:value="492.477" calcext:value-type="float">
            <text:p>492.477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table:formula="of:=VLOOKUP([.$H197];[.$B$2:.$C$500];2)" office:value-type="float" office:value="522" calcext:value-type="float">
            <text:p>522</text:p>
          </table:table-cell>
          <table:table-cell table:formula="of:=VLOOKUP([.$H197];[.$D$2:.$E$500];2)" office:value-type="float" office:value="476.987" calcext:value-type="float">
            <text:p>476.987</text:p>
          </table:table-cell>
          <table:table-cell table:formula="of:=AVERAGE([.I194:.I200])" office:value-type="float" office:value="522.428571428571" calcext:value-type="float">
            <text:p>522.428571428571</text:p>
          </table:table-cell>
          <table:table-cell table:formula="of:=AVERAGE([.J194:.J200])" office:value-type="float" office:value="471.173428571429" calcext:value-type="float">
            <text:p>471.1734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float" office:value="5137" calcext:value-type="float">
            <text:p>5137</text:p>
          </table:table-cell>
          <table:table-cell office:value-type="float" office:value="265" calcext:value-type="float">
            <text:p>265</text:p>
          </table:table-cell>
          <table:table-cell office:value-type="float" office:value="508.584" calcext:value-type="float">
            <text:p>508.584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table:formula="of:=VLOOKUP([.$H198];[.$B$2:.$C$500];2)" office:value-type="float" office:value="528" calcext:value-type="float">
            <text:p>528</text:p>
          </table:table-cell>
          <table:table-cell table:formula="of:=VLOOKUP([.$H198];[.$D$2:.$E$500];2)" office:value-type="float" office:value="484.42" calcext:value-type="float">
            <text:p>484.42</text:p>
          </table:table-cell>
          <table:table-cell table:formula="of:=AVERAGE([.I195:.I201])" office:value-type="float" office:value="533.857142857143" calcext:value-type="float">
            <text:p>533.857142857143</text:p>
          </table:table-cell>
          <table:table-cell table:formula="of:=AVERAGE([.J195:.J201])" office:value-type="float" office:value="484.651" calcext:value-type="float">
            <text:p>484.65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float" office:value="5341" calcext:value-type="float">
            <text:p>5341</text:p>
          </table:table-cell>
          <table:table-cell office:value-type="float" office:value="266" calcext:value-type="float">
            <text:p>266</text:p>
          </table:table-cell>
          <table:table-cell office:value-type="float" office:value="528.314" calcext:value-type="float">
            <text:p>528.314</text:p>
          </table:table-cell>
          <table:table-cell table:number-columns-repeated="2"/>
          <table:table-cell office:value-type="float" office:value="264" calcext:value-type="float">
            <text:p>264</text:p>
          </table:table-cell>
          <table:table-cell table:formula="of:=VLOOKUP([.$H199];[.$B$2:.$C$500];2)" office:value-type="float" office:value="543" calcext:value-type="float">
            <text:p>543</text:p>
          </table:table-cell>
          <table:table-cell table:formula="of:=VLOOKUP([.$H199];[.$D$2:.$E$500];2)" office:value-type="float" office:value="492.477" calcext:value-type="float">
            <text:p>492.477</text:p>
          </table:table-cell>
          <table:table-cell table:formula="of:=AVERAGE([.I196:.I202])" office:value-type="float" office:value="545.714285714286" calcext:value-type="float">
            <text:p>545.714285714286</text:p>
          </table:table-cell>
          <table:table-cell table:formula="of:=AVERAGE([.J196:.J202])" office:value-type="float" office:value="500.01" calcext:value-type="float">
            <text:p>500.0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office:value-type="float" office:value="5527" calcext:value-type="float">
            <text:p>5527</text:p>
          </table:table-cell>
          <table:table-cell office:value-type="float" office:value="267" calcext:value-type="float">
            <text:p>267</text:p>
          </table:table-cell>
          <table:table-cell office:value-type="float" office:value="552.229" calcext:value-type="float">
            <text:p>552.229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table:formula="of:=VLOOKUP([.$H200];[.$B$2:.$C$500];2)" office:value-type="float" office:value="553" calcext:value-type="float">
            <text:p>553</text:p>
          </table:table-cell>
          <table:table-cell table:formula="of:=VLOOKUP([.$H200];[.$D$2:.$E$500];2)" office:value-type="float" office:value="508.584" calcext:value-type="float">
            <text:p>508.584</text:p>
          </table:table-cell>
          <table:table-cell table:formula="of:=AVERAGE([.I197:.I203])" office:value-type="float" office:value="557.285714285714" calcext:value-type="float">
            <text:p>557.285714285714</text:p>
          </table:table-cell>
          <table:table-cell table:formula="of:=AVERAGE([.J197:.J203])" office:value-type="float" office:value="515.959" calcext:value-type="float">
            <text:p>515.95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float" office:value="5741" calcext:value-type="float">
            <text:p>5741</text:p>
          </table:table-cell>
          <table:table-cell office:value-type="float" office:value="268" calcext:value-type="float">
            <text:p>268</text:p>
          </table:table-cell>
          <table:table-cell office:value-type="float" office:value="568.702" calcext:value-type="float">
            <text:p>568.702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table:formula="of:=VLOOKUP([.$H201];[.$B$2:.$C$500];2)" office:value-type="float" office:value="575" calcext:value-type="float">
            <text:p>575</text:p>
          </table:table-cell>
          <table:table-cell table:formula="of:=VLOOKUP([.$H201];[.$D$2:.$E$500];2)" office:value-type="float" office:value="528.314" calcext:value-type="float">
            <text:p>528.314</text:p>
          </table:table-cell>
          <table:table-cell table:formula="of:=AVERAGE([.I198:.I204])" office:value-type="float" office:value="570" calcext:value-type="float">
            <text:p>570</text:p>
          </table:table-cell>
          <table:table-cell table:formula="of:=AVERAGE([.J198:.J204])" office:value-type="float" office:value="531.018428571429" calcext:value-type="float">
            <text:p>531.018428571429</text:p>
          </table:table-cell>
          <table:table-cell/>
          <table:table-cell table:formula="of:=SUM([.I198:.I204])" office:value-type="float" office:value="3990" calcext:value-type="float">
            <text:p>3990</text:p>
          </table:table-cell>
          <table:table-cell table:formula="of:=SUM([.J198:.J204])" office:value-type="float" office:value="3717.129" calcext:value-type="float">
            <text:p>3717.129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float" office:value="5924" calcext:value-type="float">
            <text:p>5924</text:p>
          </table:table-cell>
          <table:table-cell office:value-type="float" office:value="269" calcext:value-type="float">
            <text:p>269</text:p>
          </table:table-cell>
          <table:table-cell office:value-type="float" office:value="582.403" calcext:value-type="float">
            <text:p>582.403</text:p>
          </table:table-cell>
          <table:table-cell table:number-columns-repeated="2"/>
          <table:table-cell office:value-type="float" office:value="267" calcext:value-type="float">
            <text:p>267</text:p>
          </table:table-cell>
          <table:table-cell table:formula="of:=VLOOKUP([.$H202];[.$B$2:.$C$500];2)" office:value-type="float" office:value="585" calcext:value-type="float">
            <text:p>585</text:p>
          </table:table-cell>
          <table:table-cell table:formula="of:=VLOOKUP([.$H202];[.$D$2:.$E$500];2)" office:value-type="float" office:value="552.229" calcext:value-type="float">
            <text:p>552.229</text:p>
          </table:table-cell>
          <table:table-cell table:formula="of:=AVERAGE([.I199:.I205])" office:value-type="float" office:value="584.142857142857" calcext:value-type="float">
            <text:p>584.142857142857</text:p>
          </table:table-cell>
          <table:table-cell table:formula="of:=AVERAGE([.J199:.J205])" office:value-type="float" office:value="546.406714285714" calcext:value-type="float">
            <text:p>546.406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float" office:value="6095" calcext:value-type="float">
            <text:p>6095</text:p>
          </table:table-cell>
          <table:table-cell office:value-type="float" office:value="270" calcext:value-type="float">
            <text:p>270</text:p>
          </table:table-cell>
          <table:table-cell office:value-type="float" office:value="592.138" calcext:value-type="float">
            <text:p>592.138</text:p>
          </table:table-cell>
          <table:table-cell table:number-columns-repeated="2"/>
          <table:table-cell office:value-type="float" office:value="268" calcext:value-type="float">
            <text:p>268</text:p>
          </table:table-cell>
          <table:table-cell table:formula="of:=VLOOKUP([.$H203];[.$B$2:.$C$500];2)" office:value-type="float" office:value="595" calcext:value-type="float">
            <text:p>595</text:p>
          </table:table-cell>
          <table:table-cell table:formula="of:=VLOOKUP([.$H203];[.$D$2:.$E$500];2)" office:value-type="float" office:value="568.702" calcext:value-type="float">
            <text:p>568.702</text:p>
          </table:table-cell>
          <table:table-cell table:formula="of:=AVERAGE([.I200:.I206])" office:value-type="float" office:value="597.714285714286" calcext:value-type="float">
            <text:p>597.714285714286</text:p>
          </table:table-cell>
          <table:table-cell table:formula="of:=AVERAGE([.J200:.J206])" office:value-type="float" office:value="562.184285714286" calcext:value-type="float">
            <text:p>562.1842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float" office:value="6274" calcext:value-type="float">
            <text:p>6274</text:p>
          </table:table-cell>
          <table:table-cell office:value-type="float" office:value="271" calcext:value-type="float">
            <text:p>271</text:p>
          </table:table-cell>
          <table:table-cell office:value-type="float" office:value="602.92" calcext:value-type="float">
            <text:p>602.92</text:p>
          </table:table-cell>
          <table:table-cell table:number-columns-repeated="2"/>
          <table:table-cell office:value-type="float" office:value="269" calcext:value-type="float">
            <text:p>269</text:p>
          </table:table-cell>
          <table:table-cell table:formula="of:=VLOOKUP([.$H204];[.$B$2:.$C$500];2)" office:value-type="float" office:value="611" calcext:value-type="float">
            <text:p>611</text:p>
          </table:table-cell>
          <table:table-cell table:formula="of:=VLOOKUP([.$H204];[.$D$2:.$E$500];2)" office:value-type="float" office:value="582.403" calcext:value-type="float">
            <text:p>582.403</text:p>
          </table:table-cell>
          <table:table-cell table:formula="of:=AVERAGE([.I201:.I207])" office:value-type="float" office:value="612.857142857143" calcext:value-type="float">
            <text:p>612.857142857143</text:p>
          </table:table-cell>
          <table:table-cell table:formula="of:=AVERAGE([.J201:.J207])" office:value-type="float" office:value="579.196428571429" calcext:value-type="float">
            <text:p>579.1964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float" office:value="6457" calcext:value-type="float">
            <text:p>6457</text:p>
          </table:table-cell>
          <table:table-cell office:value-type="float" office:value="272" calcext:value-type="float">
            <text:p>272</text:p>
          </table:table-cell>
          <table:table-cell office:value-type="float" office:value="627.669" calcext:value-type="float">
            <text:p>627.669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formula="of:=VLOOKUP([.$H205];[.$B$2:.$C$500];2)" office:value-type="float" office:value="627" calcext:value-type="float">
            <text:p>627</text:p>
          </table:table-cell>
          <table:table-cell table:formula="of:=VLOOKUP([.$H205];[.$D$2:.$E$500];2)" office:value-type="float" office:value="592.138" calcext:value-type="float">
            <text:p>592.138</text:p>
          </table:table-cell>
          <table:table-cell table:formula="of:=AVERAGE([.I202:.I208])" office:value-type="float" office:value="627.142857142857" calcext:value-type="float">
            <text:p>627.142857142857</text:p>
          </table:table-cell>
          <table:table-cell table:formula="of:=AVERAGE([.J202:.J208])" office:value-type="float" office:value="596.497142857143" calcext:value-type="float">
            <text:p>596.497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office:value-type="float" office:value="6608" calcext:value-type="float">
            <text:p>6608</text:p>
          </table:table-cell>
          <table:table-cell office:value-type="float" office:value="273" calcext:value-type="float">
            <text:p>273</text:p>
          </table:table-cell>
          <table:table-cell office:value-type="float" office:value="649.419" calcext:value-type="float">
            <text:p>649.419</text:p>
          </table:table-cell>
          <table:table-cell table:number-columns-repeated="2"/>
          <table:table-cell office:value-type="float" office:value="271" calcext:value-type="float">
            <text:p>271</text:p>
          </table:table-cell>
          <table:table-cell table:formula="of:=VLOOKUP([.$H206];[.$B$2:.$C$500];2)" office:value-type="float" office:value="638" calcext:value-type="float">
            <text:p>638</text:p>
          </table:table-cell>
          <table:table-cell table:formula="of:=VLOOKUP([.$H206];[.$D$2:.$E$500];2)" office:value-type="float" office:value="602.92" calcext:value-type="float">
            <text:p>602.92</text:p>
          </table:table-cell>
          <table:table-cell table:formula="of:=AVERAGE([.I203:.I209])" office:value-type="float" office:value="644.142857142857" calcext:value-type="float">
            <text:p>644.142857142857</text:p>
          </table:table-cell>
          <table:table-cell table:formula="of:=AVERAGE([.J203:.J209])" office:value-type="float" office:value="614.553714285714" calcext:value-type="float">
            <text:p>614.553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office:value-type="float" office:value="6781" calcext:value-type="float">
            <text:p>6781</text:p>
          </table:table-cell>
          <table:table-cell office:value-type="float" office:value="274" calcext:value-type="float">
            <text:p>274</text:p>
          </table:table-cell>
          <table:table-cell office:value-type="float" office:value="678.625" calcext:value-type="float">
            <text:p>678.625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table:formula="of:=VLOOKUP([.$H207];[.$B$2:.$C$500];2)" office:value-type="float" office:value="659" calcext:value-type="float">
            <text:p>659</text:p>
          </table:table-cell>
          <table:table-cell table:formula="of:=VLOOKUP([.$H207];[.$D$2:.$E$500];2)" office:value-type="float" office:value="627.669" calcext:value-type="float">
            <text:p>627.669</text:p>
          </table:table-cell>
          <table:table-cell table:formula="of:=AVERAGE([.I204:.I210])" office:value-type="float" office:value="662.714285714286" calcext:value-type="float">
            <text:p>662.714285714286</text:p>
          </table:table-cell>
          <table:table-cell table:formula="of:=AVERAGE([.J204:.J210])" office:value-type="float" office:value="634.258857142857" calcext:value-type="float">
            <text:p>634.2588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float" office:value="6919" calcext:value-type="float">
            <text:p>6919</text:p>
          </table:table-cell>
          <table:table-cell office:value-type="float" office:value="275" calcext:value-type="float">
            <text:p>275</text:p>
          </table:table-cell>
          <table:table-cell office:value-type="float" office:value="706.638" calcext:value-type="float">
            <text:p>706.638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table:formula="of:=VLOOKUP([.$H208];[.$B$2:.$C$500];2)" office:value-type="float" office:value="675" calcext:value-type="float">
            <text:p>675</text:p>
          </table:table-cell>
          <table:table-cell table:formula="of:=VLOOKUP([.$H208];[.$D$2:.$E$500];2)" office:value-type="float" office:value="649.419" calcext:value-type="float">
            <text:p>649.419</text:p>
          </table:table-cell>
          <table:table-cell table:formula="of:=AVERAGE([.I205:.I211])" office:value-type="float" office:value="680.857142857143" calcext:value-type="float">
            <text:p>680.857142857143</text:p>
          </table:table-cell>
          <table:table-cell table:formula="of:=AVERAGE([.J205:.J211])" office:value-type="float" office:value="654.669285714286" calcext:value-type="float">
            <text:p>654.669285714286</text:p>
          </table:table-cell>
          <table:table-cell/>
          <table:table-cell table:formula="of:=SUM([.I205:.I211])" office:value-type="float" office:value="4766" calcext:value-type="float">
            <text:p>4766</text:p>
          </table:table-cell>
          <table:table-cell table:formula="of:=SUM([.J205:.J211])" office:value-type="float" office:value="4582.685" calcext:value-type="float">
            <text:p>4582.685</text:p>
          </table:table-cell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float" office:value="7073" calcext:value-type="float">
            <text:p>7073</text:p>
          </table:table-cell>
          <table:table-cell office:value-type="float" office:value="276" calcext:value-type="float">
            <text:p>276</text:p>
          </table:table-cell>
          <table:table-cell office:value-type="float" office:value="725.276" calcext:value-type="float">
            <text:p>725.276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table:formula="of:=VLOOKUP([.$H209];[.$B$2:.$C$500];2)" office:value-type="float" office:value="704" calcext:value-type="float">
            <text:p>704</text:p>
          </table:table-cell>
          <table:table-cell table:formula="of:=VLOOKUP([.$H209];[.$D$2:.$E$500];2)" office:value-type="float" office:value="678.625" calcext:value-type="float">
            <text:p>678.625</text:p>
          </table:table-cell>
          <table:table-cell table:formula="of:=AVERAGE([.I206:.I212])" office:value-type="float" office:value="701.714285714286" calcext:value-type="float">
            <text:p>701.714285714286</text:p>
          </table:table-cell>
          <table:table-cell table:formula="of:=AVERAGE([.J206:.J212])" office:value-type="float" office:value="675.533142857143" calcext:value-type="float">
            <text:p>675.533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office:value-type="float" office:value="7206" calcext:value-type="float">
            <text:p>7206</text:p>
          </table:table-cell>
          <table:table-cell office:value-type="float" office:value="277" calcext:value-type="float">
            <text:p>277</text:p>
          </table:table-cell>
          <table:table-cell office:value-type="float" office:value="738.185" calcext:value-type="float">
            <text:p>738.185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table:formula="of:=VLOOKUP([.$H210];[.$B$2:.$C$500];2)" office:value-type="float" office:value="725" calcext:value-type="float">
            <text:p>725</text:p>
          </table:table-cell>
          <table:table-cell table:formula="of:=VLOOKUP([.$H210];[.$D$2:.$E$500];2)" office:value-type="float" office:value="706.638" calcext:value-type="float">
            <text:p>706.638</text:p>
          </table:table-cell>
          <table:table-cell table:formula="of:=AVERAGE([.I207:.I213])" office:value-type="float" office:value="725.142857142857" calcext:value-type="float">
            <text:p>725.142857142857</text:p>
          </table:table-cell>
          <table:table-cell table:formula="of:=AVERAGE([.J207:.J213])" office:value-type="float" office:value="697.192714285714" calcext:value-type="float">
            <text:p>697.192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float" office:value="7322" calcext:value-type="float">
            <text:p>7322</text:p>
          </table:table-cell>
          <table:table-cell office:value-type="float" office:value="278" calcext:value-type="float">
            <text:p>278</text:p>
          </table:table-cell>
          <table:table-cell office:value-type="float" office:value="754.537" calcext:value-type="float">
            <text:p>754.537</text:p>
          </table:table-cell>
          <table:table-cell table:number-columns-repeated="2"/>
          <table:table-cell office:value-type="float" office:value="276" calcext:value-type="float">
            <text:p>276</text:p>
          </table:table-cell>
          <table:table-cell table:formula="of:=VLOOKUP([.$H211];[.$B$2:.$C$500];2)" office:value-type="float" office:value="738" calcext:value-type="float">
            <text:p>738</text:p>
          </table:table-cell>
          <table:table-cell table:formula="of:=VLOOKUP([.$H211];[.$D$2:.$E$500];2)" office:value-type="float" office:value="725.276" calcext:value-type="float">
            <text:p>725.276</text:p>
          </table:table-cell>
          <table:table-cell table:formula="of:=AVERAGE([.I208:.I214])" office:value-type="float" office:value="751" calcext:value-type="float">
            <text:p>751</text:p>
          </table:table-cell>
          <table:table-cell table:formula="of:=AVERAGE([.J208:.J214])" office:value-type="float" office:value="719.056285714286" calcext:value-type="float">
            <text:p>719.0562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float" office:value="7454" calcext:value-type="float">
            <text:p>7454</text:p>
          </table:table-cell>
          <table:table-cell office:value-type="float" office:value="279" calcext:value-type="float">
            <text:p>279</text:p>
          </table:table-cell>
          <table:table-cell office:value-type="float" office:value="780.714" calcext:value-type="float">
            <text:p>780.714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table:formula="of:=VLOOKUP([.$H212];[.$B$2:.$C$500];2)" office:value-type="float" office:value="773" calcext:value-type="float">
            <text:p>773</text:p>
          </table:table-cell>
          <table:table-cell table:formula="of:=VLOOKUP([.$H212];[.$D$2:.$E$500];2)" office:value-type="float" office:value="738.185" calcext:value-type="float">
            <text:p>738.185</text:p>
          </table:table-cell>
          <table:table-cell table:formula="of:=AVERAGE([.I209:.I215])" office:value-type="float" office:value="781.857142857143" calcext:value-type="float">
            <text:p>781.857142857143</text:p>
          </table:table-cell>
          <table:table-cell table:formula="of:=AVERAGE([.J209:.J215])" office:value-type="float" office:value="743.738857142857" calcext:value-type="float">
            <text:p>743.7388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office:value-type="float" office:value="7579" calcext:value-type="float">
            <text:p>7579</text:p>
          </table:table-cell>
          <table:table-cell office:value-type="float" office:value="280" calcext:value-type="float">
            <text:p>280</text:p>
          </table:table-cell>
          <table:table-cell office:value-type="float" office:value="822.197" calcext:value-type="float">
            <text:p>822.197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table:formula="of:=VLOOKUP([.$H213];[.$B$2:.$C$500];2)" office:value-type="float" office:value="802" calcext:value-type="float">
            <text:p>802</text:p>
          </table:table-cell>
          <table:table-cell table:formula="of:=VLOOKUP([.$H213];[.$D$2:.$E$500];2)" office:value-type="float" office:value="754.537" calcext:value-type="float">
            <text:p>754.537</text:p>
          </table:table-cell>
          <table:table-cell table:formula="of:=AVERAGE([.I210:.I216])" office:value-type="float" office:value="812.285714285714" calcext:value-type="float">
            <text:p>812.285714285714</text:p>
          </table:table-cell>
          <table:table-cell table:formula="of:=AVERAGE([.J210:.J216])" office:value-type="float" office:value="771.314142857143" calcext:value-type="float">
            <text:p>771.314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float" office:value="7708" calcext:value-type="float">
            <text:p>7708</text:p>
          </table:table-cell>
          <table:table-cell office:value-type="float" office:value="281" calcext:value-type="float">
            <text:p>281</text:p>
          </table:table-cell>
          <table:table-cell office:value-type="float" office:value="871.652" calcext:value-type="float">
            <text:p>871.652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table:formula="of:=VLOOKUP([.$H214];[.$B$2:.$C$500];2)" office:value-type="float" office:value="840" calcext:value-type="float">
            <text:p>840</text:p>
          </table:table-cell>
          <table:table-cell table:formula="of:=VLOOKUP([.$H214];[.$D$2:.$E$500];2)" office:value-type="float" office:value="780.714" calcext:value-type="float">
            <text:p>780.714</text:p>
          </table:table-cell>
          <table:table-cell table:formula="of:=AVERAGE([.I211:.I217])" office:value-type="float" office:value="848.428571428572" calcext:value-type="float">
            <text:p>848.428571428572</text:p>
          </table:table-cell>
          <table:table-cell table:formula="of:=AVERAGE([.J211:.J217])" office:value-type="float" office:value="802.128" calcext:value-type="float">
            <text:p>802.12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float" office:value="7844" calcext:value-type="float">
            <text:p>7844</text:p>
          </table:table-cell>
          <table:table-cell office:value-type="float" office:value="282" calcext:value-type="float">
            <text:p>282</text:p>
          </table:table-cell>
          <table:table-cell office:value-type="float" office:value="922.335" calcext:value-type="float">
            <text:p>922.335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formula="of:=VLOOKUP([.$H215];[.$B$2:.$C$500];2)" office:value-type="float" office:value="891" calcext:value-type="float">
            <text:p>891</text:p>
          </table:table-cell>
          <table:table-cell table:formula="of:=VLOOKUP([.$H215];[.$D$2:.$E$500];2)" office:value-type="float" office:value="822.197" calcext:value-type="float">
            <text:p>822.197</text:p>
          </table:table-cell>
          <table:table-cell table:formula="of:=AVERAGE([.I212:.I218])" office:value-type="float" office:value="890.285714285714" calcext:value-type="float">
            <text:p>890.285714285714</text:p>
          </table:table-cell>
          <table:table-cell table:formula="of:=AVERAGE([.J212:.J218])" office:value-type="float" office:value="836.068571428571" calcext:value-type="float">
            <text:p>836.068571428571</text:p>
          </table:table-cell>
          <table:table-cell/>
          <table:table-cell table:formula="of:=SUM([.I212:.I218])" office:value-type="float" office:value="6232" calcext:value-type="float">
            <text:p>6232</text:p>
          </table:table-cell>
          <table:table-cell table:formula="of:=SUM([.J212:.J218])" office:value-type="float" office:value="5852.48" calcext:value-type="float">
            <text:p>5852.48</text:p>
          </table:table-cell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office:value-type="float" office:value="7965" calcext:value-type="float">
            <text:p>7965</text:p>
          </table:table-cell>
          <table:table-cell office:value-type="float" office:value="283" calcext:value-type="float">
            <text:p>283</text:p>
          </table:table-cell>
          <table:table-cell office:value-type="float" office:value="962.86" calcext:value-type="float">
            <text:p>962.86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table:formula="of:=VLOOKUP([.$H216];[.$B$2:.$C$500];2)" office:value-type="float" office:value="917" calcext:value-type="float">
            <text:p>917</text:p>
          </table:table-cell>
          <table:table-cell table:formula="of:=VLOOKUP([.$H216];[.$D$2:.$E$500];2)" office:value-type="float" office:value="871.652" calcext:value-type="float">
            <text:p>871.652</text:p>
          </table:table-cell>
          <table:table-cell table:formula="of:=AVERAGE([.I213:.I219])" office:value-type="float" office:value="933.142857142857" calcext:value-type="float">
            <text:p>933.142857142857</text:p>
          </table:table-cell>
          <table:table-cell table:formula="of:=AVERAGE([.J213:.J219])" office:value-type="float" office:value="871.963" calcext:value-type="float">
            <text:p>871.96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float" office:value="8096" calcext:value-type="float">
            <text:p>8096</text:p>
          </table:table-cell>
          <table:table-cell office:value-type="float" office:value="284" calcext:value-type="float">
            <text:p>284</text:p>
          </table:table-cell>
          <table:table-cell office:value-type="float" office:value="989.446" calcext:value-type="float">
            <text:p>989.446</text:p>
          </table:table-cell>
          <table:table-cell table:number-columns-repeated="2"/>
          <table:table-cell office:value-type="float" office:value="282" calcext:value-type="float">
            <text:p>282</text:p>
          </table:table-cell>
          <table:table-cell table:formula="of:=VLOOKUP([.$H217];[.$B$2:.$C$500];2)" office:value-type="float" office:value="978" calcext:value-type="float">
            <text:p>978</text:p>
          </table:table-cell>
          <table:table-cell table:formula="of:=VLOOKUP([.$H217];[.$D$2:.$E$500];2)" office:value-type="float" office:value="922.335" calcext:value-type="float">
            <text:p>922.335</text:p>
          </table:table-cell>
          <table:table-cell table:formula="of:=AVERAGE([.I214:.I220])" office:value-type="float" office:value="981.714285714286" calcext:value-type="float">
            <text:p>981.714285714286</text:p>
          </table:table-cell>
          <table:table-cell table:formula="of:=AVERAGE([.J214:.J220])" office:value-type="float" office:value="913.563428571429" calcext:value-type="float">
            <text:p>913.5634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office:value-type="float" office:value="8233" calcext:value-type="float">
            <text:p>8233</text:p>
          </table:table-cell>
          <table:table-cell office:value-type="float" office:value="285" calcext:value-type="float">
            <text:p>285</text:p>
          </table:table-cell>
          <table:table-cell office:value-type="float" office:value="1045.74" calcext:value-type="float">
            <text:p>1045.74</text:p>
          </table:table-cell>
          <table:table-cell table:number-columns-repeated="2"/>
          <table:table-cell office:value-type="float" office:value="283" calcext:value-type="float">
            <text:p>283</text:p>
          </table:table-cell>
          <table:table-cell table:formula="of:=VLOOKUP([.$H218];[.$B$2:.$C$500];2)" office:value-type="float" office:value="1031" calcext:value-type="float">
            <text:p>1031</text:p>
          </table:table-cell>
          <table:table-cell table:formula="of:=VLOOKUP([.$H218];[.$D$2:.$E$500];2)" office:value-type="float" office:value="962.86" calcext:value-type="float">
            <text:p>962.86</text:p>
          </table:table-cell>
          <table:table-cell table:formula="of:=AVERAGE([.I215:.I221])" office:value-type="float" office:value="1032.42857142857" calcext:value-type="float">
            <text:p>1032.42857142857</text:p>
          </table:table-cell>
          <table:table-cell table:formula="of:=AVERAGE([.J215:.J221])" office:value-type="float" office:value="960.012857142857" calcext:value-type="float">
            <text:p>960.0128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office:value-type="float" office:value="8350" calcext:value-type="float">
            <text:p>8350</text:p>
          </table:table-cell>
          <table:table-cell office:value-type="float" office:value="286" calcext:value-type="float">
            <text:p>286</text:p>
          </table:table-cell>
          <table:table-cell office:value-type="float" office:value="1105.86" calcext:value-type="float">
            <text:p>1105.86</text:p>
          </table:table-cell>
          <table:table-cell table:number-columns-repeated="2"/>
          <table:table-cell office:value-type="float" office:value="284" calcext:value-type="float">
            <text:p>284</text:p>
          </table:table-cell>
          <table:table-cell table:formula="of:=VLOOKUP([.$H219];[.$B$2:.$C$500];2)" office:value-type="float" office:value="1073" calcext:value-type="float">
            <text:p>1073</text:p>
          </table:table-cell>
          <table:table-cell table:formula="of:=VLOOKUP([.$H219];[.$D$2:.$E$500];2)" office:value-type="float" office:value="989.446" calcext:value-type="float">
            <text:p>989.446</text:p>
          </table:table-cell>
          <table:table-cell table:formula="of:=AVERAGE([.I216:.I222])" office:value-type="float" office:value="1085.28571428571" calcext:value-type="float">
            <text:p>1085.28571428571</text:p>
          </table:table-cell>
          <table:table-cell table:formula="of:=AVERAGE([.J216:.J222])" office:value-type="float" office:value="1011.03471428571" calcext:value-type="float">
            <text:p>1011.034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office:value-type="float" office:value="8444" calcext:value-type="float">
            <text:p>8444</text:p>
          </table:table-cell>
          <table:table-cell office:value-type="float" office:value="287" calcext:value-type="float">
            <text:p>287</text:p>
          </table:table-cell>
          <table:table-cell office:value-type="float" office:value="1179.35" calcext:value-type="float">
            <text:p>1179.35</text:p>
          </table:table-cell>
          <table:table-cell table:number-columns-repeated="2"/>
          <table:table-cell office:value-type="float" office:value="285" calcext:value-type="float">
            <text:p>285</text:p>
          </table:table-cell>
          <table:table-cell table:formula="of:=VLOOKUP([.$H220];[.$B$2:.$C$500];2)" office:value-type="float" office:value="1142" calcext:value-type="float">
            <text:p>1142</text:p>
          </table:table-cell>
          <table:table-cell table:formula="of:=VLOOKUP([.$H220];[.$D$2:.$E$500];2)" office:value-type="float" office:value="1045.74" calcext:value-type="float">
            <text:p>1045.74</text:p>
          </table:table-cell>
          <table:table-cell table:formula="of:=AVERAGE([.I217:.I223])" office:value-type="float" office:value="1143.28571428571" calcext:value-type="float">
            <text:p>1143.28571428571</text:p>
          </table:table-cell>
          <table:table-cell table:formula="of:=AVERAGE([.J217:.J223])" office:value-type="float" office:value="1066.35157142857" calcext:value-type="float">
            <text:p>1066.351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float" office:value="8570" calcext:value-type="float">
            <text:p>8570</text:p>
          </table:table-cell>
          <table:table-cell office:value-type="float" office:value="288" calcext:value-type="float">
            <text:p>288</text:p>
          </table:table-cell>
          <table:table-cell office:value-type="float" office:value="1258.87" calcext:value-type="float">
            <text:p>1258.87</text:p>
          </table:table-cell>
          <table:table-cell table:number-columns-repeated="2"/>
          <table:table-cell office:value-type="float" office:value="286" calcext:value-type="float">
            <text:p>286</text:p>
          </table:table-cell>
          <table:table-cell table:formula="of:=VLOOKUP([.$H221];[.$B$2:.$C$500];2)" office:value-type="float" office:value="1195" calcext:value-type="float">
            <text:p>1195</text:p>
          </table:table-cell>
          <table:table-cell table:formula="of:=VLOOKUP([.$H221];[.$D$2:.$E$500];2)" office:value-type="float" office:value="1105.86" calcext:value-type="float">
            <text:p>1105.86</text:p>
          </table:table-cell>
          <table:table-cell table:formula="of:=AVERAGE([.I218:.I224])" office:value-type="float" office:value="1204" calcext:value-type="float">
            <text:p>1204</text:p>
          </table:table-cell>
          <table:table-cell table:formula="of:=AVERAGE([.J218:.J224])" office:value-type="float" office:value="1130.43085714286" calcext:value-type="float">
            <text:p>1130.430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float" office:value="8668" calcext:value-type="float">
            <text:p>8668</text:p>
          </table:table-cell>
          <table:table-cell office:value-type="float" office:value="289" calcext:value-type="float">
            <text:p>289</text:p>
          </table:table-cell>
          <table:table-cell office:value-type="float" office:value="1370.89" calcext:value-type="float">
            <text:p>1370.89</text:p>
          </table:table-cell>
          <table:table-cell table:number-columns-repeated="2"/>
          <table:table-cell office:value-type="float" office:value="287" calcext:value-type="float">
            <text:p>287</text:p>
          </table:table-cell>
          <table:table-cell table:formula="of:=VLOOKUP([.$H222];[.$B$2:.$C$500];2)" office:value-type="float" office:value="1261" calcext:value-type="float">
            <text:p>1261</text:p>
          </table:table-cell>
          <table:table-cell table:formula="of:=VLOOKUP([.$H222];[.$D$2:.$E$500];2)" office:value-type="float" office:value="1179.35" calcext:value-type="float">
            <text:p>1179.35</text:p>
          </table:table-cell>
          <table:table-cell table:formula="of:=AVERAGE([.I219:.I225])" office:value-type="float" office:value="1268.71428571429" calcext:value-type="float">
            <text:p>1268.71428571429</text:p>
          </table:table-cell>
          <table:table-cell table:formula="of:=AVERAGE([.J219:.J225])" office:value-type="float" office:value="1197.478" calcext:value-type="float">
            <text:p>1197.478</text:p>
          </table:table-cell>
          <table:table-cell/>
          <table:table-cell table:formula="of:=SUM([.I219:.I225])" office:value-type="float" office:value="8881" calcext:value-type="float">
            <text:p>8881</text:p>
          </table:table-cell>
          <table:table-cell table:formula="of:=SUM([.J219:.J225])" office:value-type="float" office:value="8382.346" calcext:value-type="float">
            <text:p>8382.346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float" office:value="8783" calcext:value-type="float">
            <text:p>8783</text:p>
          </table:table-cell>
          <table:table-cell office:value-type="float" office:value="290" calcext:value-type="float">
            <text:p>290</text:p>
          </table:table-cell>
          <table:table-cell office:value-type="float" office:value="1432.19" calcext:value-type="float">
            <text:p>1432.19</text:p>
          </table:table-cell>
          <table:table-cell table:number-columns-repeated="2"/>
          <table:table-cell office:value-type="float" office:value="288" calcext:value-type="float">
            <text:p>288</text:p>
          </table:table-cell>
          <table:table-cell table:formula="of:=VLOOKUP([.$H223];[.$B$2:.$C$500];2)" office:value-type="float" office:value="1323" calcext:value-type="float">
            <text:p>1323</text:p>
          </table:table-cell>
          <table:table-cell table:formula="of:=VLOOKUP([.$H223];[.$D$2:.$E$500];2)" office:value-type="float" office:value="1258.87" calcext:value-type="float">
            <text:p>1258.87</text:p>
          </table:table-cell>
          <table:table-cell table:formula="of:=AVERAGE([.I220:.I226])" office:value-type="float" office:value="1339.28571428571" calcext:value-type="float">
            <text:p>1339.28571428571</text:p>
          </table:table-cell>
          <table:table-cell table:formula="of:=AVERAGE([.J220:.J226])" office:value-type="float" office:value="1267.77" calcext:value-type="float">
            <text:p>1267.7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office:value-type="float" office:value="8881" calcext:value-type="float">
            <text:p>8881</text:p>
          </table:table-cell>
          <table:table-cell office:value-type="float" office:value="291" calcext:value-type="float">
            <text:p>291</text:p>
          </table:table-cell>
          <table:table-cell office:value-type="float" office:value="1481.49" calcext:value-type="float">
            <text:p>1481.49</text:p>
          </table:table-cell>
          <table:table-cell table:number-columns-repeated="2"/>
          <table:table-cell office:value-type="float" office:value="289" calcext:value-type="float">
            <text:p>289</text:p>
          </table:table-cell>
          <table:table-cell table:formula="of:=VLOOKUP([.$H224];[.$B$2:.$C$500];2)" office:value-type="float" office:value="1403" calcext:value-type="float">
            <text:p>1403</text:p>
          </table:table-cell>
          <table:table-cell table:formula="of:=VLOOKUP([.$H224];[.$D$2:.$E$500];2)" office:value-type="float" office:value="1370.89" calcext:value-type="float">
            <text:p>1370.89</text:p>
          </table:table-cell>
          <table:table-cell table:formula="of:=AVERAGE([.I221:.I227])" office:value-type="float" office:value="1415.57142857143" calcext:value-type="float">
            <text:p>1415.57142857143</text:p>
          </table:table-cell>
          <table:table-cell table:formula="of:=AVERAGE([.J221:.J227])" office:value-type="float" office:value="1340.98285714286" calcext:value-type="float">
            <text:p>1340.982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office:value-type="float" office:value="8975" calcext:value-type="float">
            <text:p>8975</text:p>
          </table:table-cell>
          <table:table-cell office:value-type="float" office:value="292" calcext:value-type="float">
            <text:p>292</text:p>
          </table:table-cell>
          <table:table-cell office:value-type="float" office:value="1558.23" calcext:value-type="float">
            <text:p>1558.23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formula="of:=VLOOKUP([.$H225];[.$B$2:.$C$500];2)" office:value-type="float" office:value="1484" calcext:value-type="float">
            <text:p>1484</text:p>
          </table:table-cell>
          <table:table-cell table:formula="of:=VLOOKUP([.$H225];[.$D$2:.$E$500];2)" office:value-type="float" office:value="1432.19" calcext:value-type="float">
            <text:p>1432.19</text:p>
          </table:table-cell>
          <table:table-cell table:formula="of:=AVERAGE([.I222:.I228])" office:value-type="float" office:value="1499.85714285714" calcext:value-type="float">
            <text:p>1499.85714285714</text:p>
          </table:table-cell>
          <table:table-cell table:formula="of:=AVERAGE([.J222:.J228])" office:value-type="float" office:value="1423.45142857143" calcext:value-type="float">
            <text:p>1423.45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office:value-type="float" office:value="9103" calcext:value-type="float">
            <text:p>9103</text:p>
          </table:table-cell>
          <table:table-cell office:value-type="float" office:value="293" calcext:value-type="float">
            <text:p>293</text:p>
          </table:table-cell>
          <table:table-cell office:value-type="float" office:value="1683.14" calcext:value-type="float">
            <text:p>1683.14</text:p>
          </table:table-cell>
          <table:table-cell table:number-columns-repeated="2"/>
          <table:table-cell office:value-type="float" office:value="291" calcext:value-type="float">
            <text:p>291</text:p>
          </table:table-cell>
          <table:table-cell table:formula="of:=VLOOKUP([.$H226];[.$B$2:.$C$500];2)" office:value-type="float" office:value="1567" calcext:value-type="float">
            <text:p>1567</text:p>
          </table:table-cell>
          <table:table-cell table:formula="of:=VLOOKUP([.$H226];[.$D$2:.$E$500];2)" office:value-type="float" office:value="1481.49" calcext:value-type="float">
            <text:p>1481.49</text:p>
          </table:table-cell>
          <table:table-cell table:formula="of:=AVERAGE([.I223:.I229])" office:value-type="float" office:value="1593.28571428571" calcext:value-type="float">
            <text:p>1593.28571428571</text:p>
          </table:table-cell>
          <table:table-cell table:formula="of:=AVERAGE([.J223:.J229])" office:value-type="float" office:value="1515.16714285714" calcext:value-type="float">
            <text:p>1515.16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float" office:value="9190" calcext:value-type="float">
            <text:p>9190</text:p>
          </table:table-cell>
          <table:table-cell office:value-type="float" office:value="294" calcext:value-type="float">
            <text:p>294</text:p>
          </table:table-cell>
          <table:table-cell office:value-type="float" office:value="1821.36" calcext:value-type="float">
            <text:p>1821.36</text:p>
          </table:table-cell>
          <table:table-cell table:number-columns-repeated="2"/>
          <table:table-cell office:value-type="float" office:value="292" calcext:value-type="float">
            <text:p>292</text:p>
          </table:table-cell>
          <table:table-cell table:formula="of:=VLOOKUP([.$H227];[.$B$2:.$C$500];2)" office:value-type="float" office:value="1676" calcext:value-type="float">
            <text:p>1676</text:p>
          </table:table-cell>
          <table:table-cell table:formula="of:=VLOOKUP([.$H227];[.$D$2:.$E$500];2)" office:value-type="float" office:value="1558.23" calcext:value-type="float">
            <text:p>1558.23</text:p>
          </table:table-cell>
          <table:table-cell table:formula="of:=AVERAGE([.I224:.I230])" office:value-type="float" office:value="1696" calcext:value-type="float">
            <text:p>1696</text:p>
          </table:table-cell>
          <table:table-cell table:formula="of:=AVERAGE([.J224:.J230])" office:value-type="float" office:value="1614.46714285714" calcext:value-type="float">
            <text:p>1614.46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float" office:value="9284" calcext:value-type="float">
            <text:p>9284</text:p>
          </table:table-cell>
          <table:table-cell office:value-type="float" office:value="295" calcext:value-type="float">
            <text:p>295</text:p>
          </table:table-cell>
          <table:table-cell office:value-type="float" office:value="1953.97" calcext:value-type="float">
            <text:p>1953.97</text:p>
          </table:table-cell>
          <table:table-cell table:number-columns-repeated="2"/>
          <table:table-cell office:value-type="float" office:value="293" calcext:value-type="float">
            <text:p>293</text:p>
          </table:table-cell>
          <table:table-cell table:formula="of:=VLOOKUP([.$H228];[.$B$2:.$C$500];2)" office:value-type="float" office:value="1785" calcext:value-type="float">
            <text:p>1785</text:p>
          </table:table-cell>
          <table:table-cell table:formula="of:=VLOOKUP([.$H228];[.$D$2:.$E$500];2)" office:value-type="float" office:value="1683.14" calcext:value-type="float">
            <text:p>1683.14</text:p>
          </table:table-cell>
          <table:table-cell table:formula="of:=AVERAGE([.I225:.I231])" office:value-type="float" office:value="1805" calcext:value-type="float">
            <text:p>1805</text:p>
          </table:table-cell>
          <table:table-cell table:formula="of:=AVERAGE([.J225:.J231])" office:value-type="float" office:value="1718" calcext:value-type="float">
            <text:p>171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office:value-type="float" office:value="9377" calcext:value-type="float">
            <text:p>9377</text:p>
          </table:table-cell>
          <table:table-cell office:value-type="float" office:value="296" calcext:value-type="float">
            <text:p>296</text:p>
          </table:table-cell>
          <table:table-cell office:value-type="float" office:value="2095.62" calcext:value-type="float">
            <text:p>2095.62</text:p>
          </table:table-cell>
          <table:table-cell table:number-columns-repeated="2"/>
          <table:table-cell office:value-type="float" office:value="294" calcext:value-type="float">
            <text:p>294</text:p>
          </table:table-cell>
          <table:table-cell table:formula="of:=VLOOKUP([.$H229];[.$B$2:.$C$500];2)" office:value-type="float" office:value="1915" calcext:value-type="float">
            <text:p>1915</text:p>
          </table:table-cell>
          <table:table-cell table:formula="of:=VLOOKUP([.$H229];[.$D$2:.$E$500];2)" office:value-type="float" office:value="1821.36" calcext:value-type="float">
            <text:p>1821.36</text:p>
          </table:table-cell>
          <table:table-cell table:formula="of:=AVERAGE([.I226:.I232])" office:value-type="float" office:value="1922.57142857143" calcext:value-type="float">
            <text:p>1922.57142857143</text:p>
          </table:table-cell>
          <table:table-cell table:formula="of:=AVERAGE([.J226:.J232])" office:value-type="float" office:value="1831.96571428571" calcext:value-type="float">
            <text:p>1831.96571428571</text:p>
          </table:table-cell>
          <table:table-cell/>
          <table:table-cell table:formula="of:=SUM([.I226:.I232])" office:value-type="float" office:value="13458" calcext:value-type="float">
            <text:p>13458</text:p>
          </table:table-cell>
          <table:table-cell table:formula="of:=SUM([.J226:.J232])" office:value-type="float" office:value="12823.76" calcext:value-type="float">
            <text:p>12823.76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float" office:value="9458" calcext:value-type="float">
            <text:p>9458</text:p>
          </table:table-cell>
          <table:table-cell office:value-type="float" office:value="297" calcext:value-type="float">
            <text:p>297</text:p>
          </table:table-cell>
          <table:table-cell office:value-type="float" office:value="2229.95" calcext:value-type="float">
            <text:p>2229.95</text:p>
          </table:table-cell>
          <table:table-cell table:number-columns-repeated="2"/>
          <table:table-cell office:value-type="float" office:value="295" calcext:value-type="float">
            <text:p>295</text:p>
          </table:table-cell>
          <table:table-cell table:formula="of:=VLOOKUP([.$H230];[.$B$2:.$C$500];2)" office:value-type="float" office:value="2042" calcext:value-type="float">
            <text:p>2042</text:p>
          </table:table-cell>
          <table:table-cell table:formula="of:=VLOOKUP([.$H230];[.$D$2:.$E$500];2)" office:value-type="float" office:value="1953.97" calcext:value-type="float">
            <text:p>1953.97</text:p>
          </table:table-cell>
          <table:table-cell table:formula="of:=AVERAGE([.I227:.I233])" office:value-type="float" office:value="2050.28571428571" calcext:value-type="float">
            <text:p>2050.28571428571</text:p>
          </table:table-cell>
          <table:table-cell table:formula="of:=AVERAGE([.J227:.J233])" office:value-type="float" office:value="1950.11142857143" calcext:value-type="float">
            <text:p>1950.11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float" office:value="9571" calcext:value-type="float">
            <text:p>9571</text:p>
          </table:table-cell>
          <table:table-cell office:value-type="float" office:value="298" calcext:value-type="float">
            <text:p>298</text:p>
          </table:table-cell>
          <table:table-cell office:value-type="float" office:value="2308.51" calcext:value-type="float">
            <text:p>2308.51</text:p>
          </table:table-cell>
          <table:table-cell table:number-columns-repeated="2"/>
          <table:table-cell office:value-type="float" office:value="296" calcext:value-type="float">
            <text:p>296</text:p>
          </table:table-cell>
          <table:table-cell table:formula="of:=VLOOKUP([.$H231];[.$B$2:.$C$500];2)" office:value-type="float" office:value="2166" calcext:value-type="float">
            <text:p>2166</text:p>
          </table:table-cell>
          <table:table-cell table:formula="of:=VLOOKUP([.$H231];[.$D$2:.$E$500];2)" office:value-type="float" office:value="2095.62" calcext:value-type="float">
            <text:p>2095.62</text:p>
          </table:table-cell>
          <table:table-cell table:formula="of:=AVERAGE([.I228:.I234])" office:value-type="float" office:value="2185.57142857143" calcext:value-type="float">
            <text:p>2185.57142857143</text:p>
          </table:table-cell>
          <table:table-cell table:formula="of:=AVERAGE([.J228:.J234])" office:value-type="float" office:value="2076.82142857143" calcext:value-type="float">
            <text:p>2076.82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float" office:value="9676" calcext:value-type="float">
            <text:p>9676</text:p>
          </table:table-cell>
          <table:table-cell office:value-type="float" office:value="299" calcext:value-type="float">
            <text:p>299</text:p>
          </table:table-cell>
          <table:table-cell office:value-type="float" office:value="2445.2" calcext:value-type="float">
            <text:p>2445.2</text:p>
          </table:table-cell>
          <table:table-cell table:number-columns-repeated="2"/>
          <table:table-cell office:value-type="float" office:value="297" calcext:value-type="float">
            <text:p>297</text:p>
          </table:table-cell>
          <table:table-cell table:formula="of:=VLOOKUP([.$H232];[.$B$2:.$C$500];2)" office:value-type="float" office:value="2307" calcext:value-type="float">
            <text:p>2307</text:p>
          </table:table-cell>
          <table:table-cell table:formula="of:=VLOOKUP([.$H232];[.$D$2:.$E$500];2)" office:value-type="float" office:value="2229.95" calcext:value-type="float">
            <text:p>2229.95</text:p>
          </table:table-cell>
          <table:table-cell table:formula="of:=AVERAGE([.I229:.I235])" office:value-type="float" office:value="2333" calcext:value-type="float">
            <text:p>2333</text:p>
          </table:table-cell>
          <table:table-cell table:formula="of:=AVERAGE([.J229:.J235])" office:value-type="float" office:value="2211.09714285714" calcext:value-type="float">
            <text:p>2211.09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float" office:value="9773" calcext:value-type="float">
            <text:p>9773</text:p>
          </table:table-cell>
          <table:table-cell office:value-type="float" office:value="300" calcext:value-type="float">
            <text:p>300</text:p>
          </table:table-cell>
          <table:table-cell office:value-type="float" office:value="2623.07" calcext:value-type="float">
            <text:p>2623.07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table:formula="of:=VLOOKUP([.$H233];[.$B$2:.$C$500];2)" office:value-type="float" office:value="2461" calcext:value-type="float">
            <text:p>2461</text:p>
          </table:table-cell>
          <table:table-cell table:formula="of:=VLOOKUP([.$H233];[.$D$2:.$E$500];2)" office:value-type="float" office:value="2308.51" calcext:value-type="float">
            <text:p>2308.51</text:p>
          </table:table-cell>
          <table:table-cell table:formula="of:=AVERAGE([.I230:.I236])" office:value-type="float" office:value="2485.85714285714" calcext:value-type="float">
            <text:p>2485.85714285714</text:p>
          </table:table-cell>
          <table:table-cell table:formula="of:=AVERAGE([.J230:.J236])" office:value-type="float" office:value="2358.08714285714" calcext:value-type="float">
            <text:p>2358.08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float" office:value="9880" calcext:value-type="float">
            <text:p>9880</text:p>
          </table:table-cell>
          <table:table-cell office:value-type="float" office:value="301" calcext:value-type="float">
            <text:p>301</text:p>
          </table:table-cell>
          <table:table-cell office:value-type="float" office:value="2850.29" calcext:value-type="float">
            <text:p>2850.29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table:formula="of:=VLOOKUP([.$H234];[.$B$2:.$C$500];2)" office:value-type="float" office:value="2623" calcext:value-type="float">
            <text:p>2623</text:p>
          </table:table-cell>
          <table:table-cell table:formula="of:=VLOOKUP([.$H234];[.$D$2:.$E$500];2)" office:value-type="float" office:value="2445.2" calcext:value-type="float">
            <text:p>2445.2</text:p>
          </table:table-cell>
          <table:table-cell table:formula="of:=AVERAGE([.I231:.I237])" office:value-type="float" office:value="2649" calcext:value-type="float">
            <text:p>2649</text:p>
          </table:table-cell>
          <table:table-cell table:formula="of:=AVERAGE([.J231:.J237])" office:value-type="float" office:value="2515.86142857143" calcext:value-type="float">
            <text:p>2515.86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float" office:value="10010" calcext:value-type="float">
            <text:p>10010</text:p>
          </table:table-cell>
          <table:table-cell office:value-type="float" office:value="302" calcext:value-type="float">
            <text:p>302</text:p>
          </table:table-cell>
          <table:table-cell office:value-type="float" office:value="3058.39" calcext:value-type="float">
            <text:p>3058.39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formula="of:=VLOOKUP([.$H235];[.$B$2:.$C$500];2)" office:value-type="float" office:value="2817" calcext:value-type="float">
            <text:p>2817</text:p>
          </table:table-cell>
          <table:table-cell table:formula="of:=VLOOKUP([.$H235];[.$D$2:.$E$500];2)" office:value-type="float" office:value="2623.07" calcext:value-type="float">
            <text:p>2623.07</text:p>
          </table:table-cell>
          <table:table-cell table:formula="of:=AVERAGE([.I232:.I238])" office:value-type="float" office:value="2825.57142857143" calcext:value-type="float">
            <text:p>2825.57142857143</text:p>
          </table:table-cell>
          <table:table-cell table:formula="of:=AVERAGE([.J232:.J238])" office:value-type="float" office:value="2688.03428571429" calcext:value-type="float">
            <text:p>2688.034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float" office:value="10115" calcext:value-type="float">
            <text:p>10115</text:p>
          </table:table-cell>
          <table:table-cell office:value-type="float" office:value="303" calcext:value-type="float">
            <text:p>303</text:p>
          </table:table-cell>
          <table:table-cell office:value-type="float" office:value="3300.83" calcext:value-type="float">
            <text:p>3300.83</text:p>
          </table:table-cell>
          <table:table-cell table:number-columns-repeated="2"/>
          <table:table-cell office:value-type="float" office:value="301" calcext:value-type="float">
            <text:p>301</text:p>
          </table:table-cell>
          <table:table-cell table:formula="of:=VLOOKUP([.$H236];[.$B$2:.$C$500];2)" office:value-type="float" office:value="2985" calcext:value-type="float">
            <text:p>2985</text:p>
          </table:table-cell>
          <table:table-cell table:formula="of:=VLOOKUP([.$H236];[.$D$2:.$E$500];2)" office:value-type="float" office:value="2850.29" calcext:value-type="float">
            <text:p>2850.29</text:p>
          </table:table-cell>
          <table:table-cell table:formula="of:=AVERAGE([.I233:.I239])" office:value-type="float" office:value="3009.71428571429" calcext:value-type="float">
            <text:p>3009.71428571429</text:p>
          </table:table-cell>
          <table:table-cell table:formula="of:=AVERAGE([.J233:.J239])" office:value-type="float" office:value="2868.10285714286" calcext:value-type="float">
            <text:p>2868.10285714286</text:p>
          </table:table-cell>
          <table:table-cell/>
          <table:table-cell table:formula="of:=SUM([.I233:.I239])" office:value-type="float" office:value="21068" calcext:value-type="float">
            <text:p>21068</text:p>
          </table:table-cell>
          <table:table-cell table:formula="of:=SUM([.J233:.J239])" office:value-type="float" office:value="20076.72" calcext:value-type="float">
            <text:p>20076.72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float" office:value="10227" calcext:value-type="float">
            <text:p>10227</text:p>
          </table:table-cell>
          <table:table-cell office:value-type="float" office:value="304" calcext:value-type="float">
            <text:p>304</text:p>
          </table:table-cell>
          <table:table-cell office:value-type="float" office:value="3490.43" calcext:value-type="float">
            <text:p>3490.43</text:p>
          </table:table-cell>
          <table:table-cell table:number-columns-repeated="2"/>
          <table:table-cell office:value-type="float" office:value="302" calcext:value-type="float">
            <text:p>302</text:p>
          </table:table-cell>
          <table:table-cell table:formula="of:=VLOOKUP([.$H237];[.$B$2:.$C$500];2)" office:value-type="float" office:value="3184" calcext:value-type="float">
            <text:p>3184</text:p>
          </table:table-cell>
          <table:table-cell table:formula="of:=VLOOKUP([.$H237];[.$D$2:.$E$500];2)" office:value-type="float" office:value="3058.39" calcext:value-type="float">
            <text:p>3058.39</text:p>
          </table:table-cell>
          <table:table-cell table:formula="of:=AVERAGE([.I234:.I240])" office:value-type="float" office:value="3203.57142857143" calcext:value-type="float">
            <text:p>3203.57142857143</text:p>
          </table:table-cell>
          <table:table-cell table:formula="of:=AVERAGE([.J234:.J240])" office:value-type="float" office:value="3054.81714285714" calcext:value-type="float">
            <text:p>3054.81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office:value-type="float" office:value="10333" calcext:value-type="float">
            <text:p>10333</text:p>
          </table:table-cell>
          <table:table-cell office:value-type="float" office:value="305" calcext:value-type="float">
            <text:p>305</text:p>
          </table:table-cell>
          <table:table-cell office:value-type="float" office:value="3615.51" calcext:value-type="float">
            <text:p>3615.51</text:p>
          </table:table-cell>
          <table:table-cell table:number-columns-repeated="2"/>
          <table:table-cell office:value-type="float" office:value="303" calcext:value-type="float">
            <text:p>303</text:p>
          </table:table-cell>
          <table:table-cell table:formula="of:=VLOOKUP([.$H238];[.$B$2:.$C$500];2)" office:value-type="float" office:value="3402" calcext:value-type="float">
            <text:p>3402</text:p>
          </table:table-cell>
          <table:table-cell table:formula="of:=VLOOKUP([.$H238];[.$D$2:.$E$500];2)" office:value-type="float" office:value="3300.83" calcext:value-type="float">
            <text:p>3300.83</text:p>
          </table:table-cell>
          <table:table-cell table:formula="of:=AVERAGE([.I235:.I241])" office:value-type="float" office:value="3406.14285714286" calcext:value-type="float">
            <text:p>3406.14285714286</text:p>
          </table:table-cell>
          <table:table-cell table:formula="of:=AVERAGE([.J235:.J241])" office:value-type="float" office:value="3249.11285714286" calcext:value-type="float">
            <text:p>3249.112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office:value-type="float" office:value="10431" calcext:value-type="float">
            <text:p>10431</text:p>
          </table:table-cell>
          <table:table-cell office:value-type="float" office:value="306" calcext:value-type="float">
            <text:p>306</text:p>
          </table:table-cell>
          <table:table-cell office:value-type="float" office:value="3805.27" calcext:value-type="float">
            <text:p>3805.27</text:p>
          </table:table-cell>
          <table:table-cell table:number-columns-repeated="2"/>
          <table:table-cell office:value-type="float" office:value="304" calcext:value-type="float">
            <text:p>304</text:p>
          </table:table-cell>
          <table:table-cell table:formula="of:=VLOOKUP([.$H239];[.$B$2:.$C$500];2)" office:value-type="float" office:value="3596" calcext:value-type="float">
            <text:p>3596</text:p>
          </table:table-cell>
          <table:table-cell table:formula="of:=VLOOKUP([.$H239];[.$D$2:.$E$500];2)" office:value-type="float" office:value="3490.43" calcext:value-type="float">
            <text:p>3490.43</text:p>
          </table:table-cell>
          <table:table-cell table:formula="of:=AVERAGE([.I236:.I242])" office:value-type="float" office:value="3618.42857142857" calcext:value-type="float">
            <text:p>3618.42857142857</text:p>
          </table:table-cell>
          <table:table-cell table:formula="of:=AVERAGE([.J236:.J242])" office:value-type="float" office:value="3457.56285714286" calcext:value-type="float">
            <text:p>3457.562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office:value-type="float" office:value="10543" calcext:value-type="float">
            <text:p>10543</text:p>
          </table:table-cell>
          <table:table-cell office:value-type="float" office:value="307" calcext:value-type="float">
            <text:p>307</text:p>
          </table:table-cell>
          <table:table-cell office:value-type="float" office:value="4082.22" calcext:value-type="float">
            <text:p>4082.22</text:p>
          </table:table-cell>
          <table:table-cell table:number-columns-repeated="2"/>
          <table:table-cell office:value-type="float" office:value="305" calcext:value-type="float">
            <text:p>305</text:p>
          </table:table-cell>
          <table:table-cell table:formula="of:=VLOOKUP([.$H240];[.$B$2:.$C$500];2)" office:value-type="float" office:value="3818" calcext:value-type="float">
            <text:p>3818</text:p>
          </table:table-cell>
          <table:table-cell table:formula="of:=VLOOKUP([.$H240];[.$D$2:.$E$500];2)" office:value-type="float" office:value="3615.51" calcext:value-type="float">
            <text:p>3615.51</text:p>
          </table:table-cell>
          <table:table-cell table:formula="of:=AVERAGE([.I237:.I243])" office:value-type="float" office:value="3839" calcext:value-type="float">
            <text:p>3839</text:p>
          </table:table-cell>
          <table:table-cell table:formula="of:=AVERAGE([.J237:.J243])" office:value-type="float" office:value="3665.96428571429" calcext:value-type="float">
            <text:p>3665.964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office:value-type="float" office:value="10640" calcext:value-type="float">
            <text:p>10640</text:p>
          </table:table-cell>
          <table:table-cell office:value-type="float" office:value="308" calcext:value-type="float">
            <text:p>308</text:p>
          </table:table-cell>
          <table:table-cell office:value-type="float" office:value="4309.1" calcext:value-type="float">
            <text:p>4309.1</text:p>
          </table:table-cell>
          <table:table-cell table:number-columns-repeated="2"/>
          <table:table-cell office:value-type="float" office:value="306" calcext:value-type="float">
            <text:p>306</text:p>
          </table:table-cell>
          <table:table-cell table:formula="of:=VLOOKUP([.$H241];[.$B$2:.$C$500];2)" office:value-type="float" office:value="4041" calcext:value-type="float">
            <text:p>4041</text:p>
          </table:table-cell>
          <table:table-cell table:formula="of:=VLOOKUP([.$H241];[.$D$2:.$E$500];2)" office:value-type="float" office:value="3805.27" calcext:value-type="float">
            <text:p>3805.27</text:p>
          </table:table-cell>
          <table:table-cell table:formula="of:=AVERAGE([.I238:.I244])" office:value-type="float" office:value="4058.71428571429" calcext:value-type="float">
            <text:p>4058.71428571429</text:p>
          </table:table-cell>
          <table:table-cell table:formula="of:=AVERAGE([.J238:.J244])" office:value-type="float" office:value="3877.84142857143" calcext:value-type="float">
            <text:p>3877.84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office:value-type="float" office:value="10742" calcext:value-type="float">
            <text:p>10742</text:p>
          </table:table-cell>
          <table:table-cell office:value-type="float" office:value="309" calcext:value-type="float">
            <text:p>309</text:p>
          </table:table-cell>
          <table:table-cell office:value-type="float" office:value="4541.53" calcext:value-type="float">
            <text:p>4541.53</text:p>
          </table:table-cell>
          <table:table-cell table:number-columns-repeated="2"/>
          <table:table-cell office:value-type="float" office:value="307" calcext:value-type="float">
            <text:p>307</text:p>
          </table:table-cell>
          <table:table-cell table:formula="of:=VLOOKUP([.$H242];[.$B$2:.$C$500];2)" office:value-type="float" office:value="4303" calcext:value-type="float">
            <text:p>4303</text:p>
          </table:table-cell>
          <table:table-cell table:formula="of:=VLOOKUP([.$H242];[.$D$2:.$E$500];2)" office:value-type="float" office:value="4082.22" calcext:value-type="float">
            <text:p>4082.22</text:p>
          </table:table-cell>
          <table:table-cell table:formula="of:=AVERAGE([.I239:.I245])" office:value-type="float" office:value="4278.14285714286" calcext:value-type="float">
            <text:p>4278.14285714286</text:p>
          </table:table-cell>
          <table:table-cell table:formula="of:=AVERAGE([.J239:.J245])" office:value-type="float" office:value="4092.43857142857" calcext:value-type="float">
            <text:p>4092.438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office:value-type="float" office:value="10844" calcext:value-type="float">
            <text:p>10844</text:p>
          </table:table-cell>
          <table:table-cell office:value-type="float" office:value="310" calcext:value-type="float">
            <text:p>310</text:p>
          </table:table-cell>
          <table:table-cell office:value-type="float" office:value="4803.01" calcext:value-type="float">
            <text:p>4803.01</text:p>
          </table:table-cell>
          <table:table-cell table:number-columns-repeated="2"/>
          <table:table-cell office:value-type="float" office:value="308" calcext:value-type="float">
            <text:p>308</text:p>
          </table:table-cell>
          <table:table-cell table:formula="of:=VLOOKUP([.$H243];[.$B$2:.$C$500];2)" office:value-type="float" office:value="4529" calcext:value-type="float">
            <text:p>4529</text:p>
          </table:table-cell>
          <table:table-cell table:formula="of:=VLOOKUP([.$H243];[.$D$2:.$E$500];2)" office:value-type="float" office:value="4309.1" calcext:value-type="float">
            <text:p>4309.1</text:p>
          </table:table-cell>
          <table:table-cell table:formula="of:=AVERAGE([.I240:.I246])" office:value-type="float" office:value="4498.28571428572" calcext:value-type="float">
            <text:p>4498.28571428572</text:p>
          </table:table-cell>
          <table:table-cell table:formula="of:=AVERAGE([.J240:.J246])" office:value-type="float" office:value="4308.57142857143" calcext:value-type="float">
            <text:p>4308.57142857143</text:p>
          </table:table-cell>
          <table:table-cell/>
          <table:table-cell table:formula="of:=SUM([.I240:.I246])" office:value-type="float" office:value="31488" calcext:value-type="float">
            <text:p>31488</text:p>
          </table:table-cell>
          <table:table-cell table:formula="of:=SUM([.J240:.J246])" office:value-type="float" office:value="30160" calcext:value-type="float">
            <text:p>30160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office:value-type="float" office:value="10958" calcext:value-type="float">
            <text:p>10958</text:p>
          </table:table-cell>
          <table:table-cell office:value-type="float" office:value="311" calcext:value-type="float">
            <text:p>311</text:p>
          </table:table-cell>
          <table:table-cell office:value-type="float" office:value="5003.36" calcext:value-type="float">
            <text:p>5003.36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table:formula="of:=VLOOKUP([.$H244];[.$B$2:.$C$500];2)" office:value-type="float" office:value="4722" calcext:value-type="float">
            <text:p>4722</text:p>
          </table:table-cell>
          <table:table-cell table:formula="of:=VLOOKUP([.$H244];[.$D$2:.$E$500];2)" office:value-type="float" office:value="4541.53" calcext:value-type="float">
            <text:p>4541.53</text:p>
          </table:table-cell>
          <table:table-cell table:formula="of:=AVERAGE([.I241:.I247])" office:value-type="float" office:value="4715.85714285714" calcext:value-type="float">
            <text:p>4715.85714285714</text:p>
          </table:table-cell>
          <table:table-cell table:formula="of:=AVERAGE([.J241:.J247])" office:value-type="float" office:value="4523.85857142857" calcext:value-type="float">
            <text:p>4523.858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office:value-type="float" office:value="11067" calcext:value-type="float">
            <text:p>11067</text:p>
          </table:table-cell>
          <table:table-cell office:value-type="float" office:value="312" calcext:value-type="float">
            <text:p>312</text:p>
          </table:table-cell>
          <table:table-cell office:value-type="float" office:value="5122.52" calcext:value-type="float">
            <text:p>5122.5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formula="of:=VLOOKUP([.$H245];[.$B$2:.$C$500];2)" office:value-type="float" office:value="4938" calcext:value-type="float">
            <text:p>4938</text:p>
          </table:table-cell>
          <table:table-cell table:formula="of:=VLOOKUP([.$H245];[.$D$2:.$E$500];2)" office:value-type="float" office:value="4803.01" calcext:value-type="float">
            <text:p>4803.01</text:p>
          </table:table-cell>
          <table:table-cell table:formula="of:=AVERAGE([.I242:.I248])" office:value-type="float" office:value="4928.14285714286" calcext:value-type="float">
            <text:p>4928.14285714286</text:p>
          </table:table-cell>
          <table:table-cell table:formula="of:=AVERAGE([.J242:.J248])" office:value-type="float" office:value="4739.75" calcext:value-type="float">
            <text:p>4739.75</text:p>
          </table:table-cell>
          <table:table-cell table:number-columns-repeated="3"/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office:value-type="float" office:value="11172" calcext:value-type="float">
            <text:p>11172</text:p>
          </table:table-cell>
          <table:table-cell office:value-type="float" office:value="313" calcext:value-type="float">
            <text:p>313</text:p>
          </table:table-cell>
          <table:table-cell office:value-type="float" office:value="5316.51" calcext:value-type="float">
            <text:p>5316.51</text:p>
          </table:table-cell>
          <table:table-cell table:number-columns-repeated="2"/>
          <table:table-cell office:value-type="float" office:value="311" calcext:value-type="float">
            <text:p>311</text:p>
          </table:table-cell>
          <table:table-cell table:formula="of:=VLOOKUP([.$H246];[.$B$2:.$C$500];2)" office:value-type="float" office:value="5137" calcext:value-type="float">
            <text:p>5137</text:p>
          </table:table-cell>
          <table:table-cell table:formula="of:=VLOOKUP([.$H246];[.$D$2:.$E$500];2)" office:value-type="float" office:value="5003.36" calcext:value-type="float">
            <text:p>5003.36</text:p>
          </table:table-cell>
          <table:table-cell table:formula="of:=AVERAGE([.I243:.I249])" office:value-type="float" office:value="5133.57142857143" calcext:value-type="float">
            <text:p>5133.57142857143</text:p>
          </table:table-cell>
          <table:table-cell table:formula="of:=AVERAGE([.J243:.J249])" office:value-type="float" office:value="4949.36714285714" calcext:value-type="float">
            <text:p>4949.36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office:value-type="float" office:value="11294" calcext:value-type="float">
            <text:p>11294</text:p>
          </table:table-cell>
          <table:table-cell office:value-type="float" office:value="314" calcext:value-type="float">
            <text:p>314</text:p>
          </table:table-cell>
          <table:table-cell office:value-type="float" office:value="5549.54" calcext:value-type="float">
            <text:p>5549.54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table:formula="of:=VLOOKUP([.$H247];[.$B$2:.$C$500];2)" office:value-type="float" office:value="5341" calcext:value-type="float">
            <text:p>5341</text:p>
          </table:table-cell>
          <table:table-cell table:formula="of:=VLOOKUP([.$H247];[.$D$2:.$E$500];2)" office:value-type="float" office:value="5122.52" calcext:value-type="float">
            <text:p>5122.52</text:p>
          </table:table-cell>
          <table:table-cell table:formula="of:=AVERAGE([.I244:.I250])" office:value-type="float" office:value="5332.85714285714" calcext:value-type="float">
            <text:p>5332.85714285714</text:p>
          </table:table-cell>
          <table:table-cell table:formula="of:=AVERAGE([.J244:.J250])" office:value-type="float" office:value="5170.50714285714" calcext:value-type="float">
            <text:p>5170.50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office:value-type="float" office:value="11402" calcext:value-type="float">
            <text:p>11402</text:p>
          </table:table-cell>
          <table:table-cell office:value-type="float" office:value="315" calcext:value-type="float">
            <text:p>315</text:p>
          </table:table-cell>
          <table:table-cell office:value-type="float" office:value="5857.08" calcext:value-type="float">
            <text:p>5857.08</text:p>
          </table:table-cell>
          <table:table-cell table:number-columns-repeated="2"/>
          <table:table-cell office:value-type="float" office:value="313" calcext:value-type="float">
            <text:p>313</text:p>
          </table:table-cell>
          <table:table-cell table:formula="of:=VLOOKUP([.$H248];[.$B$2:.$C$500];2)" office:value-type="float" office:value="5527" calcext:value-type="float">
            <text:p>5527</text:p>
          </table:table-cell>
          <table:table-cell table:formula="of:=VLOOKUP([.$H248];[.$D$2:.$E$500];2)" office:value-type="float" office:value="5316.51" calcext:value-type="float">
            <text:p>5316.51</text:p>
          </table:table-cell>
          <table:table-cell table:formula="of:=AVERAGE([.I245:.I251])" office:value-type="float" office:value="5529" calcext:value-type="float">
            <text:p>5529</text:p>
          </table:table-cell>
          <table:table-cell table:formula="of:=AVERAGE([.J245:.J251])" office:value-type="float" office:value="5397.64285714286" calcext:value-type="float">
            <text:p>5397.642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office:value-type="float" office:value="11534" calcext:value-type="float">
            <text:p>11534</text:p>
          </table:table-cell>
          <table:table-cell office:value-type="float" office:value="316" calcext:value-type="float">
            <text:p>316</text:p>
          </table:table-cell>
          <table:table-cell office:value-type="float" office:value="6131.48" calcext:value-type="float">
            <text:p>6131.48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table:formula="of:=VLOOKUP([.$H249];[.$B$2:.$C$500];2)" office:value-type="float" office:value="5741" calcext:value-type="float">
            <text:p>5741</text:p>
          </table:table-cell>
          <table:table-cell table:formula="of:=VLOOKUP([.$H249];[.$D$2:.$E$500];2)" office:value-type="float" office:value="5549.54" calcext:value-type="float">
            <text:p>5549.54</text:p>
          </table:table-cell>
          <table:table-cell table:formula="of:=AVERAGE([.I246:.I252])" office:value-type="float" office:value="5719.85714285714" calcext:value-type="float">
            <text:p>5719.85714285714</text:p>
          </table:table-cell>
          <table:table-cell table:formula="of:=AVERAGE([.J246:.J252])" office:value-type="float" office:value="5624.39428571429" calcext:value-type="float">
            <text:p>5624.394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office:value-type="float" office:value="11665" calcext:value-type="float">
            <text:p>11665</text:p>
          </table:table-cell>
          <table:table-cell office:value-type="float" office:value="317" calcext:value-type="float">
            <text:p>317</text:p>
          </table:table-cell>
          <table:table-cell office:value-type="float" office:value="6390.27" calcext:value-type="float">
            <text:p>6390.27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 table:formula="of:=VLOOKUP([.$H250];[.$B$2:.$C$500];2)" office:value-type="float" office:value="5924" calcext:value-type="float">
            <text:p>5924</text:p>
          </table:table-cell>
          <table:table-cell table:formula="of:=VLOOKUP([.$H250];[.$D$2:.$E$500];2)" office:value-type="float" office:value="5857.08" calcext:value-type="float">
            <text:p>5857.08</text:p>
          </table:table-cell>
          <table:table-cell table:formula="of:=AVERAGE([.I247:.I253])" office:value-type="float" office:value="5908.42857142857" calcext:value-type="float">
            <text:p>5908.42857142857</text:p>
          </table:table-cell>
          <table:table-cell table:formula="of:=AVERAGE([.J247:.J253])" office:value-type="float" office:value="5844.92714285714" calcext:value-type="float">
            <text:p>5844.92714285714</text:p>
          </table:table-cell>
          <table:table-cell/>
          <table:table-cell table:formula="of:=SUM([.I247:.I253])" office:value-type="float" office:value="41359" calcext:value-type="float">
            <text:p>41359</text:p>
          </table:table-cell>
          <table:table-cell table:formula="of:=SUM([.J247:.J253])" office:value-type="float" office:value="40914.49" calcext:value-type="float">
            <text:p>40914.49</text:p>
          </table:table-cell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office:value-type="float" office:value="11814" calcext:value-type="float">
            <text:p>11814</text:p>
          </table:table-cell>
          <table:table-cell office:value-type="float" office:value="318" calcext:value-type="float">
            <text:p>318</text:p>
          </table:table-cell>
          <table:table-cell office:value-type="float" office:value="6547.09" calcext:value-type="float">
            <text:p>6547.09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table:formula="of:=VLOOKUP([.$H251];[.$B$2:.$C$500];2)" office:value-type="float" office:value="6095" calcext:value-type="float">
            <text:p>6095</text:p>
          </table:table-cell>
          <table:table-cell table:formula="of:=VLOOKUP([.$H251];[.$D$2:.$E$500];2)" office:value-type="float" office:value="6131.48" calcext:value-type="float">
            <text:p>6131.48</text:p>
          </table:table-cell>
          <table:table-cell table:formula="of:=AVERAGE([.I248:.I254])" office:value-type="float" office:value="6089.42857142857" calcext:value-type="float">
            <text:p>6089.42857142857</text:p>
          </table:table-cell>
          <table:table-cell table:formula="of:=AVERAGE([.J248:.J254])" office:value-type="float" office:value="6057.73714285714" calcext:value-type="float">
            <text:p>6057.73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office:value-type="float" office:value="11941" calcext:value-type="float">
            <text:p>11941</text:p>
          </table:table-cell>
          <table:table-cell office:value-type="float" office:value="319" calcext:value-type="float">
            <text:p>319</text:p>
          </table:table-cell>
          <table:table-cell office:value-type="float" office:value="6612.19" calcext:value-type="float">
            <text:p>6612.19</text:p>
          </table:table-cell>
          <table:table-cell table:number-columns-repeated="2"/>
          <table:table-cell office:value-type="float" office:value="317" calcext:value-type="float">
            <text:p>317</text:p>
          </table:table-cell>
          <table:table-cell table:formula="of:=VLOOKUP([.$H252];[.$B$2:.$C$500];2)" office:value-type="float" office:value="6274" calcext:value-type="float">
            <text:p>6274</text:p>
          </table:table-cell>
          <table:table-cell table:formula="of:=VLOOKUP([.$H252];[.$D$2:.$E$500];2)" office:value-type="float" office:value="6390.27" calcext:value-type="float">
            <text:p>6390.27</text:p>
          </table:table-cell>
          <table:table-cell table:formula="of:=AVERAGE([.I249:.I255])" office:value-type="float" office:value="6268.57142857143" calcext:value-type="float">
            <text:p>6268.57142857143</text:p>
          </table:table-cell>
          <table:table-cell table:formula="of:=AVERAGE([.J249:.J255])" office:value-type="float" office:value="6260.78" calcext:value-type="float">
            <text:p>6260.78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office:value-type="float" office:value="12091" calcext:value-type="float">
            <text:p>12091</text:p>
          </table:table-cell>
          <table:table-cell office:value-type="float" office:value="320" calcext:value-type="float">
            <text:p>320</text:p>
          </table:table-cell>
          <table:table-cell office:value-type="float" office:value="6737.81" calcext:value-type="float">
            <text:p>6737.81</text:p>
          </table:table-cell>
          <table:table-cell table:number-columns-repeated="2"/>
          <table:table-cell office:value-type="float" office:value="318" calcext:value-type="float">
            <text:p>318</text:p>
          </table:table-cell>
          <table:table-cell table:formula="of:=VLOOKUP([.$H253];[.$B$2:.$C$500];2)" office:value-type="float" office:value="6457" calcext:value-type="float">
            <text:p>6457</text:p>
          </table:table-cell>
          <table:table-cell table:formula="of:=VLOOKUP([.$H253];[.$D$2:.$E$500];2)" office:value-type="float" office:value="6547.09" calcext:value-type="float">
            <text:p>6547.09</text:p>
          </table:table-cell>
          <table:table-cell table:formula="of:=AVERAGE([.I250:.I256])" office:value-type="float" office:value="6436.85714285714" calcext:value-type="float">
            <text:p>6436.85714285714</text:p>
          </table:table-cell>
          <table:table-cell table:formula="of:=AVERAGE([.J250:.J256])" office:value-type="float" office:value="6457.79428571429" calcext:value-type="float">
            <text:p>6457.794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office:value-type="float" office:value="12243" calcext:value-type="float">
            <text:p>12243</text:p>
          </table:table-cell>
          <table:table-cell office:value-type="float" office:value="321" calcext:value-type="float">
            <text:p>321</text:p>
          </table:table-cell>
          <table:table-cell office:value-type="float" office:value="6928.64" calcext:value-type="float">
            <text:p>6928.64</text:p>
          </table:table-cell>
          <table:table-cell table:number-columns-repeated="2"/>
          <table:table-cell office:value-type="float" office:value="319" calcext:value-type="float">
            <text:p>319</text:p>
          </table:table-cell>
          <table:table-cell table:formula="of:=VLOOKUP([.$H254];[.$B$2:.$C$500];2)" office:value-type="float" office:value="6608" calcext:value-type="float">
            <text:p>6608</text:p>
          </table:table-cell>
          <table:table-cell table:formula="of:=VLOOKUP([.$H254];[.$D$2:.$E$500];2)" office:value-type="float" office:value="6612.19" calcext:value-type="float">
            <text:p>6612.19</text:p>
          </table:table-cell>
          <table:table-cell table:formula="of:=AVERAGE([.I251:.I257])" office:value-type="float" office:value="6601" calcext:value-type="float">
            <text:p>6601</text:p>
          </table:table-cell>
          <table:table-cell table:formula="of:=AVERAGE([.J251:.J257])" office:value-type="float" office:value="6643.81428571429" calcext:value-type="float">
            <text:p>6643.814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office:value-type="float" office:value="12384" calcext:value-type="float">
            <text:p>12384</text:p>
          </table:table-cell>
          <table:table-cell office:value-type="float" office:value="322" calcext:value-type="float">
            <text:p>322</text:p>
          </table:table-cell>
          <table:table-cell office:value-type="float" office:value="7159.22" calcext:value-type="float">
            <text:p>7159.22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formula="of:=VLOOKUP([.$H255];[.$B$2:.$C$500];2)" office:value-type="float" office:value="6781" calcext:value-type="float">
            <text:p>6781</text:p>
          </table:table-cell>
          <table:table-cell table:formula="of:=VLOOKUP([.$H255];[.$D$2:.$E$500];2)" office:value-type="float" office:value="6737.81" calcext:value-type="float">
            <text:p>6737.81</text:p>
          </table:table-cell>
          <table:table-cell table:formula="of:=AVERAGE([.I252:.I258])" office:value-type="float" office:value="6759.71428571429" calcext:value-type="float">
            <text:p>6759.71428571429</text:p>
          </table:table-cell>
          <table:table-cell table:formula="of:=AVERAGE([.J252:.J258])" office:value-type="float" office:value="6818.96571428571" calcext:value-type="float">
            <text:p>6818.965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office:value-type="float" office:value="12534" calcext:value-type="float">
            <text:p>12534</text:p>
          </table:table-cell>
          <table:table-cell office:value-type="float" office:value="323" calcext:value-type="float">
            <text:p>323</text:p>
          </table:table-cell>
          <table:table-cell office:value-type="float" office:value="7357.54" calcext:value-type="float">
            <text:p>7357.54</text:p>
          </table:table-cell>
          <table:table-cell table:number-columns-repeated="2"/>
          <table:table-cell office:value-type="float" office:value="321" calcext:value-type="float">
            <text:p>321</text:p>
          </table:table-cell>
          <table:table-cell table:formula="of:=VLOOKUP([.$H256];[.$B$2:.$C$500];2)" office:value-type="float" office:value="6919" calcext:value-type="float">
            <text:p>6919</text:p>
          </table:table-cell>
          <table:table-cell table:formula="of:=VLOOKUP([.$H256];[.$D$2:.$E$500];2)" office:value-type="float" office:value="6928.64" calcext:value-type="float">
            <text:p>6928.64</text:p>
          </table:table-cell>
          <table:table-cell table:formula="of:=AVERAGE([.I253:.I259])" office:value-type="float" office:value="6909.42857142857" calcext:value-type="float">
            <text:p>6909.42857142857</text:p>
          </table:table-cell>
          <table:table-cell table:formula="of:=AVERAGE([.J253:.J259])" office:value-type="float" office:value="6984.57714285714" calcext:value-type="float">
            <text:p>6984.57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office:value-type="float" office:value="12712" calcext:value-type="float">
            <text:p>12712</text:p>
          </table:table-cell>
          <table:table-cell office:value-type="float" office:value="324" calcext:value-type="float">
            <text:p>324</text:p>
          </table:table-cell>
          <table:table-cell office:value-type="float" office:value="7549.55" calcext:value-type="float">
            <text:p>7549.55</text:p>
          </table:table-cell>
          <table:table-cell table:number-columns-repeated="2"/>
          <table:table-cell office:value-type="float" office:value="322" calcext:value-type="float">
            <text:p>322</text:p>
          </table:table-cell>
          <table:table-cell table:formula="of:=VLOOKUP([.$H257];[.$B$2:.$C$500];2)" office:value-type="float" office:value="7073" calcext:value-type="float">
            <text:p>7073</text:p>
          </table:table-cell>
          <table:table-cell table:formula="of:=VLOOKUP([.$H257];[.$D$2:.$E$500];2)" office:value-type="float" office:value="7159.22" calcext:value-type="float">
            <text:p>7159.22</text:p>
          </table:table-cell>
          <table:table-cell table:formula="of:=AVERAGE([.I254:.I260])" office:value-type="float" office:value="7051.85714285714" calcext:value-type="float">
            <text:p>7051.85714285714</text:p>
          </table:table-cell>
          <table:table-cell table:formula="of:=AVERAGE([.J254:.J260])" office:value-type="float" office:value="7143.27428571429" calcext:value-type="float">
            <text:p>7143.27428571429</text:p>
          </table:table-cell>
          <table:table-cell/>
          <table:table-cell table:formula="of:=SUM([.I254:.I260])" office:value-type="float" office:value="49363" calcext:value-type="float">
            <text:p>49363</text:p>
          </table:table-cell>
          <table:table-cell table:formula="of:=SUM([.J254:.J260])" office:value-type="float" office:value="50002.92" calcext:value-type="float">
            <text:p>50002.92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office:value-type="float" office:value="12869" calcext:value-type="float">
            <text:p>12869</text:p>
          </table:table-cell>
          <table:table-cell office:value-type="float" office:value="325" calcext:value-type="float">
            <text:p>325</text:p>
          </table:table-cell>
          <table:table-cell office:value-type="float" office:value="7657.97" calcext:value-type="float">
            <text:p>7657.97</text:p>
          </table:table-cell>
          <table:table-cell table:number-columns-repeated="2"/>
          <table:table-cell office:value-type="float" office:value="323" calcext:value-type="float">
            <text:p>323</text:p>
          </table:table-cell>
          <table:table-cell table:formula="of:=VLOOKUP([.$H258];[.$B$2:.$C$500];2)" office:value-type="float" office:value="7206" calcext:value-type="float">
            <text:p>7206</text:p>
          </table:table-cell>
          <table:table-cell table:formula="of:=VLOOKUP([.$H258];[.$D$2:.$E$500];2)" office:value-type="float" office:value="7357.54" calcext:value-type="float">
            <text:p>7357.54</text:p>
          </table:table-cell>
          <table:table-cell table:formula="of:=AVERAGE([.I255:.I261])" office:value-type="float" office:value="7190.57142857143" calcext:value-type="float">
            <text:p>7190.57142857143</text:p>
          </table:table-cell>
          <table:table-cell table:formula="of:=AVERAGE([.J255:.J261])" office:value-type="float" office:value="7298.33714285714" calcext:value-type="float">
            <text:p>7298.33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office:value-type="float" office:value="13055" calcext:value-type="float">
            <text:p>13055</text:p>
          </table:table-cell>
          <table:table-cell office:value-type="float" office:value="326" calcext:value-type="float">
            <text:p>326</text:p>
          </table:table-cell>
          <table:table-cell office:value-type="float" office:value="7697.63" calcext:value-type="float">
            <text:p>7697.63</text:p>
          </table:table-cell>
          <table:table-cell table:number-columns-repeated="2"/>
          <table:table-cell office:value-type="float" office:value="324" calcext:value-type="float">
            <text:p>324</text:p>
          </table:table-cell>
          <table:table-cell table:formula="of:=VLOOKUP([.$H259];[.$B$2:.$C$500];2)" office:value-type="float" office:value="7322" calcext:value-type="float">
            <text:p>7322</text:p>
          </table:table-cell>
          <table:table-cell table:formula="of:=VLOOKUP([.$H259];[.$D$2:.$E$500];2)" office:value-type="float" office:value="7549.55" calcext:value-type="float">
            <text:p>7549.55</text:p>
          </table:table-cell>
          <table:table-cell table:formula="of:=AVERAGE([.I256:.I262])" office:value-type="float" office:value="7323" calcext:value-type="float">
            <text:p>7323</text:p>
          </table:table-cell>
          <table:table-cell table:formula="of:=AVERAGE([.J256:.J262])" office:value-type="float" office:value="7457.39714285714" calcext:value-type="float">
            <text:p>7457.39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office:value-type="float" office:value="13250" calcext:value-type="float">
            <text:p>13250</text:p>
          </table:table-cell>
          <table:table-cell office:value-type="float" office:value="327" calcext:value-type="float">
            <text:p>327</text:p>
          </table:table-cell>
          <table:table-cell office:value-type="float" office:value="7851.23" calcext:value-type="float">
            <text:p>7851.23</text:p>
          </table:table-cell>
          <table:table-cell table:number-columns-repeated="2"/>
          <table:table-cell office:value-type="float" office:value="325" calcext:value-type="float">
            <text:p>325</text:p>
          </table:table-cell>
          <table:table-cell table:formula="of:=VLOOKUP([.$H260];[.$B$2:.$C$500];2)" office:value-type="float" office:value="7454" calcext:value-type="float">
            <text:p>7454</text:p>
          </table:table-cell>
          <table:table-cell table:formula="of:=VLOOKUP([.$H260];[.$D$2:.$E$500];2)" office:value-type="float" office:value="7657.97" calcext:value-type="float">
            <text:p>7657.97</text:p>
          </table:table-cell>
          <table:table-cell table:formula="of:=AVERAGE([.I257:.I263])" office:value-type="float" office:value="7455.14285714286" calcext:value-type="float">
            <text:p>7455.14285714286</text:p>
          </table:table-cell>
          <table:table-cell table:formula="of:=AVERAGE([.J257:.J263])" office:value-type="float" office:value="7602.15571428571" calcext:value-type="float">
            <text:p>7602.155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office:value-type="float" office:value="13410" calcext:value-type="float">
            <text:p>13410</text:p>
          </table:table-cell>
          <table:table-cell office:value-type="float" office:value="328" calcext:value-type="float">
            <text:p>328</text:p>
          </table:table-cell>
          <table:table-cell office:value-type="float" office:value="7941.95" calcext:value-type="float">
            <text:p>7941.95</text:p>
          </table:table-cell>
          <table:table-cell table:number-columns-repeated="2"/>
          <table:table-cell office:value-type="float" office:value="326" calcext:value-type="float">
            <text:p>326</text:p>
          </table:table-cell>
          <table:table-cell table:formula="of:=VLOOKUP([.$H261];[.$B$2:.$C$500];2)" office:value-type="float" office:value="7579" calcext:value-type="float">
            <text:p>7579</text:p>
          </table:table-cell>
          <table:table-cell table:formula="of:=VLOOKUP([.$H261];[.$D$2:.$E$500];2)" office:value-type="float" office:value="7697.63" calcext:value-type="float">
            <text:p>7697.63</text:p>
          </table:table-cell>
          <table:table-cell table:formula="of:=AVERAGE([.I258:.I264])" office:value-type="float" office:value="7582.57142857143" calcext:value-type="float">
            <text:p>7582.57142857143</text:p>
          </table:table-cell>
          <table:table-cell table:formula="of:=AVERAGE([.J258:.J264])" office:value-type="float" office:value="7733.04428571429" calcext:value-type="float">
            <text:p>7733.044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office:value-type="float" office:value="13592" calcext:value-type="float">
            <text:p>13592</text:p>
          </table:table-cell>
          <table:table-cell office:value-type="float" office:value="329" calcext:value-type="float">
            <text:p>329</text:p>
          </table:table-cell>
          <table:table-cell office:value-type="float" office:value="8075.44" calcext:value-type="float">
            <text:p>8075.44</text:p>
          </table:table-cell>
          <table:table-cell table:number-columns-repeated="2"/>
          <table:table-cell office:value-type="float" office:value="327" calcext:value-type="float">
            <text:p>327</text:p>
          </table:table-cell>
          <table:table-cell table:formula="of:=VLOOKUP([.$H262];[.$B$2:.$C$500];2)" office:value-type="float" office:value="7708" calcext:value-type="float">
            <text:p>7708</text:p>
          </table:table-cell>
          <table:table-cell table:formula="of:=VLOOKUP([.$H262];[.$D$2:.$E$500];2)" office:value-type="float" office:value="7851.23" calcext:value-type="float">
            <text:p>7851.23</text:p>
          </table:table-cell>
          <table:table-cell table:formula="of:=AVERAGE([.I259:.I265])" office:value-type="float" office:value="7709.71428571429" calcext:value-type="float">
            <text:p>7709.71428571429</text:p>
          </table:table-cell>
          <table:table-cell table:formula="of:=AVERAGE([.J259:.J265])" office:value-type="float" office:value="7857.02285714286" calcext:value-type="float">
            <text:p>7857.022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office:value-type="float" office:value="13756" calcext:value-type="float">
            <text:p>13756</text:p>
          </table:table-cell>
          <table:table-cell office:value-type="float" office:value="330" calcext:value-type="float">
            <text:p>330</text:p>
          </table:table-cell>
          <table:table-cell office:value-type="float" office:value="8225.39" calcext:value-type="float">
            <text:p>8225.39</text:p>
          </table:table-cell>
          <table:table-cell table:number-columns-repeated="2"/>
          <table:table-cell office:value-type="float" office:value="328" calcext:value-type="float">
            <text:p>328</text:p>
          </table:table-cell>
          <table:table-cell table:formula="of:=VLOOKUP([.$H263];[.$B$2:.$C$500];2)" office:value-type="float" office:value="7844" calcext:value-type="float">
            <text:p>7844</text:p>
          </table:table-cell>
          <table:table-cell table:formula="of:=VLOOKUP([.$H263];[.$D$2:.$E$500];2)" office:value-type="float" office:value="7941.95" calcext:value-type="float">
            <text:p>7941.95</text:p>
          </table:table-cell>
          <table:table-cell table:formula="of:=AVERAGE([.I260:.I266])" office:value-type="float" office:value="7839.85714285714" calcext:value-type="float">
            <text:p>7839.85714285714</text:p>
          </table:table-cell>
          <table:table-cell table:formula="of:=AVERAGE([.J260:.J266])" office:value-type="float" office:value="7972.50428571429" calcext:value-type="float">
            <text:p>7972.504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office:value-type="float" office:value="13930" calcext:value-type="float">
            <text:p>13930</text:p>
          </table:table-cell>
          <table:table-cell office:value-type="float" office:value="331" calcext:value-type="float">
            <text:p>331</text:p>
          </table:table-cell>
          <table:table-cell office:value-type="float" office:value="8357.92" calcext:value-type="float">
            <text:p>8357.92</text:p>
          </table:table-cell>
          <table:table-cell table:number-columns-repeated="2"/>
          <table:table-cell office:value-type="float" office:value="329" calcext:value-type="float">
            <text:p>329</text:p>
          </table:table-cell>
          <table:table-cell table:formula="of:=VLOOKUP([.$H264];[.$B$2:.$C$500];2)" office:value-type="float" office:value="7965" calcext:value-type="float">
            <text:p>7965</text:p>
          </table:table-cell>
          <table:table-cell table:formula="of:=VLOOKUP([.$H264];[.$D$2:.$E$500];2)" office:value-type="float" office:value="8075.44" calcext:value-type="float">
            <text:p>8075.44</text:p>
          </table:table-cell>
          <table:table-cell table:formula="of:=AVERAGE([.I261:.I267])" office:value-type="float" office:value="7967.85714285714" calcext:value-type="float">
            <text:p>7967.85714285714</text:p>
          </table:table-cell>
          <table:table-cell table:formula="of:=AVERAGE([.J261:.J267])" office:value-type="float" office:value="8083.11285714286" calcext:value-type="float">
            <text:p>8083.11285714286</text:p>
          </table:table-cell>
          <table:table-cell/>
          <table:table-cell table:formula="of:=SUM([.I261:.I267])" office:value-type="float" office:value="55775" calcext:value-type="float">
            <text:p>55775</text:p>
          </table:table-cell>
          <table:table-cell table:formula="of:=SUM([.J261:.J267])" office:value-type="float" office:value="56581.79" calcext:value-type="float">
            <text:p>56581.79</text:p>
          </table:table-cell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office:value-type="float" office:value="14094" calcext:value-type="float">
            <text:p>14094</text:p>
          </table:table-cell>
          <table:table-cell office:value-type="float" office:value="332" calcext:value-type="float">
            <text:p>332</text:p>
          </table:table-cell>
          <table:table-cell office:value-type="float" office:value="8432.23" calcext:value-type="float">
            <text:p>8432.23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formula="of:=VLOOKUP([.$H265];[.$B$2:.$C$500];2)" office:value-type="float" office:value="8096" calcext:value-type="float">
            <text:p>8096</text:p>
          </table:table-cell>
          <table:table-cell table:formula="of:=VLOOKUP([.$H265];[.$D$2:.$E$500];2)" office:value-type="float" office:value="8225.39" calcext:value-type="float">
            <text:p>8225.39</text:p>
          </table:table-cell>
          <table:table-cell table:formula="of:=AVERAGE([.I262:.I268])" office:value-type="float" office:value="8091.42857142857" calcext:value-type="float">
            <text:p>8091.42857142857</text:p>
          </table:table-cell>
          <table:table-cell table:formula="of:=AVERAGE([.J262:.J268])" office:value-type="float" office:value="8193.04428571429" calcext:value-type="float">
            <text:p>8193.044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office:value-type="float" office:value="14271" calcext:value-type="float">
            <text:p>14271</text:p>
          </table:table-cell>
          <table:table-cell office:value-type="float" office:value="333" calcext:value-type="float">
            <text:p>333</text:p>
          </table:table-cell>
          <table:table-cell office:value-type="float" office:value="8467.15" calcext:value-type="float">
            <text:p>8467.15</text:p>
          </table:table-cell>
          <table:table-cell table:number-columns-repeated="2"/>
          <table:table-cell office:value-type="float" office:value="331" calcext:value-type="float">
            <text:p>331</text:p>
          </table:table-cell>
          <table:table-cell table:formula="of:=VLOOKUP([.$H266];[.$B$2:.$C$500];2)" office:value-type="float" office:value="8233" calcext:value-type="float">
            <text:p>8233</text:p>
          </table:table-cell>
          <table:table-cell table:formula="of:=VLOOKUP([.$H266];[.$D$2:.$E$500];2)" office:value-type="float" office:value="8357.92" calcext:value-type="float">
            <text:p>8357.92</text:p>
          </table:table-cell>
          <table:table-cell table:formula="of:=AVERAGE([.I263:.I269])" office:value-type="float" office:value="8214.57142857143" calcext:value-type="float">
            <text:p>8214.57142857143</text:p>
          </table:table-cell>
          <table:table-cell table:formula="of:=AVERAGE([.J263:.J269])" office:value-type="float" office:value="8298.55428571429" calcext:value-type="float">
            <text:p>8298.554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office:value-type="float" office:value="14435" calcext:value-type="float">
            <text:p>14435</text:p>
          </table:table-cell>
          <table:table-cell office:value-type="float" office:value="334" calcext:value-type="float">
            <text:p>334</text:p>
          </table:table-cell>
          <table:table-cell office:value-type="float" office:value="8589.8" calcext:value-type="float">
            <text:p>8589.8</text:p>
          </table:table-cell>
          <table:table-cell table:number-columns-repeated="2"/>
          <table:table-cell office:value-type="float" office:value="332" calcext:value-type="float">
            <text:p>332</text:p>
          </table:table-cell>
          <table:table-cell table:formula="of:=VLOOKUP([.$H267];[.$B$2:.$C$500];2)" office:value-type="float" office:value="8350" calcext:value-type="float">
            <text:p>8350</text:p>
          </table:table-cell>
          <table:table-cell table:formula="of:=VLOOKUP([.$H267];[.$D$2:.$E$500];2)" office:value-type="float" office:value="8432.23" calcext:value-type="float">
            <text:p>8432.23</text:p>
          </table:table-cell>
          <table:table-cell table:formula="of:=AVERAGE([.I264:.I270])" office:value-type="float" office:value="8332.28571428571" calcext:value-type="float">
            <text:p>8332.28571428571</text:p>
          </table:table-cell>
          <table:table-cell table:formula="of:=AVERAGE([.J264:.J270])" office:value-type="float" office:value="8410.31142857143" calcext:value-type="float">
            <text:p>8410.31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office:value-type="float" office:value="14587" calcext:value-type="float">
            <text:p>14587</text:p>
          </table:table-cell>
          <table:table-cell office:value-type="float" office:value="335" calcext:value-type="float">
            <text:p>335</text:p>
          </table:table-cell>
          <table:table-cell office:value-type="float" office:value="8724.25" calcext:value-type="float">
            <text:p>8724.25</text:p>
          </table:table-cell>
          <table:table-cell table:number-columns-repeated="2"/>
          <table:table-cell office:value-type="float" office:value="333" calcext:value-type="float">
            <text:p>333</text:p>
          </table:table-cell>
          <table:table-cell table:formula="of:=VLOOKUP([.$H268];[.$B$2:.$C$500];2)" office:value-type="float" office:value="8444" calcext:value-type="float">
            <text:p>8444</text:p>
          </table:table-cell>
          <table:table-cell table:formula="of:=VLOOKUP([.$H268];[.$D$2:.$E$500];2)" office:value-type="float" office:value="8467.15" calcext:value-type="float">
            <text:p>8467.15</text:p>
          </table:table-cell>
          <table:table-cell table:formula="of:=AVERAGE([.I265:.I271])" office:value-type="float" office:value="8449.14285714286" calcext:value-type="float">
            <text:p>8449.14285714286</text:p>
          </table:table-cell>
          <table:table-cell table:formula="of:=AVERAGE([.J265:.J271])" office:value-type="float" office:value="8519.08285714286" calcext:value-type="float">
            <text:p>8519.082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office:value-type="float" office:value="14742" calcext:value-type="float">
            <text:p>14742</text:p>
          </table:table-cell>
          <table:table-cell office:value-type="float" office:value="336" calcext:value-type="float">
            <text:p>336</text:p>
          </table:table-cell>
          <table:table-cell office:value-type="float" office:value="8836.84" calcext:value-type="float">
            <text:p>8836.84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table:formula="of:=VLOOKUP([.$H269];[.$B$2:.$C$500];2)" office:value-type="float" office:value="8570" calcext:value-type="float">
            <text:p>8570</text:p>
          </table:table-cell>
          <table:table-cell table:formula="of:=VLOOKUP([.$H269];[.$D$2:.$E$500];2)" office:value-type="float" office:value="8589.8" calcext:value-type="float">
            <text:p>8589.8</text:p>
          </table:table-cell>
          <table:table-cell table:formula="of:=AVERAGE([.I266:.I272])" office:value-type="float" office:value="8561.28571428571" calcext:value-type="float">
            <text:p>8561.28571428571</text:p>
          </table:table-cell>
          <table:table-cell table:formula="of:=AVERAGE([.J266:.J272])" office:value-type="float" office:value="8622.67714285714" calcext:value-type="float">
            <text:p>8622.67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office:value-type="float" office:value="14899" calcext:value-type="float">
            <text:p>14899</text:p>
          </table:table-cell>
          <table:table-cell office:value-type="float" office:value="337" calcext:value-type="float">
            <text:p>337</text:p>
          </table:table-cell>
          <table:table-cell office:value-type="float" office:value="8950.55" calcext:value-type="float">
            <text:p>8950.55</text:p>
          </table:table-cell>
          <table:table-cell table:number-columns-repeated="2"/>
          <table:table-cell office:value-type="float" office:value="335" calcext:value-type="float">
            <text:p>335</text:p>
          </table:table-cell>
          <table:table-cell table:formula="of:=VLOOKUP([.$H270];[.$B$2:.$C$500];2)" office:value-type="float" office:value="8668" calcext:value-type="float">
            <text:p>8668</text:p>
          </table:table-cell>
          <table:table-cell table:formula="of:=VLOOKUP([.$H270];[.$D$2:.$E$500];2)" office:value-type="float" office:value="8724.25" calcext:value-type="float">
            <text:p>8724.25</text:p>
          </table:table-cell>
          <table:table-cell table:formula="of:=AVERAGE([.I267:.I273])" office:value-type="float" office:value="8667.28571428571" calcext:value-type="float">
            <text:p>8667.28571428571</text:p>
          </table:table-cell>
          <table:table-cell table:formula="of:=AVERAGE([.J267:.J273])" office:value-type="float" office:value="8721.55714285714" calcext:value-type="float">
            <text:p>8721.55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office:value-type="float" office:value="15051" calcext:value-type="float">
            <text:p>15051</text:p>
          </table:table-cell>
          <table:table-cell office:value-type="float" office:value="338" calcext:value-type="float">
            <text:p>338</text:p>
          </table:table-cell>
          <table:table-cell office:value-type="float" office:value="9050.08" calcext:value-type="float">
            <text:p>9050.08</text:p>
          </table:table-cell>
          <table:table-cell table:number-columns-repeated="2"/>
          <table:table-cell office:value-type="float" office:value="336" calcext:value-type="float">
            <text:p>336</text:p>
          </table:table-cell>
          <table:table-cell table:formula="of:=VLOOKUP([.$H271];[.$B$2:.$C$500];2)" office:value-type="float" office:value="8783" calcext:value-type="float">
            <text:p>8783</text:p>
          </table:table-cell>
          <table:table-cell table:formula="of:=VLOOKUP([.$H271];[.$D$2:.$E$500];2)" office:value-type="float" office:value="8836.84" calcext:value-type="float">
            <text:p>8836.84</text:p>
          </table:table-cell>
          <table:table-cell table:formula="of:=AVERAGE([.I268:.I274])" office:value-type="float" office:value="8774.85714285714" calcext:value-type="float">
            <text:p>8774.85714285714</text:p>
          </table:table-cell>
          <table:table-cell table:formula="of:=AVERAGE([.J268:.J274])" office:value-type="float" office:value="8817.53857142857" calcext:value-type="float">
            <text:p>8817.53857142857</text:p>
          </table:table-cell>
          <table:table-cell/>
          <table:table-cell table:formula="of:=SUM([.I268:.I274])" office:value-type="float" office:value="61424" calcext:value-type="float">
            <text:p>61424</text:p>
          </table:table-cell>
          <table:table-cell table:formula="of:=SUM([.J268:.J274])" office:value-type="float" office:value="61722.77" calcext:value-type="float">
            <text:p>61722.77</text:p>
          </table:table-cell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office:value-type="float" office:value="15197" calcext:value-type="float">
            <text:p>15197</text:p>
          </table:table-cell>
          <table:table-cell office:value-type="float" office:value="339" calcext:value-type="float">
            <text:p>339</text:p>
          </table:table-cell>
          <table:table-cell office:value-type="float" office:value="9104.1" calcext:value-type="float">
            <text:p>9104.1</text:p>
          </table:table-cell>
          <table:table-cell table:number-columns-repeated="2"/>
          <table:table-cell office:value-type="float" office:value="337" calcext:value-type="float">
            <text:p>337</text:p>
          </table:table-cell>
          <table:table-cell table:formula="of:=VLOOKUP([.$H272];[.$B$2:.$C$500];2)" office:value-type="float" office:value="8881" calcext:value-type="float">
            <text:p>8881</text:p>
          </table:table-cell>
          <table:table-cell table:formula="of:=VLOOKUP([.$H272];[.$D$2:.$E$500];2)" office:value-type="float" office:value="8950.55" calcext:value-type="float">
            <text:p>8950.55</text:p>
          </table:table-cell>
          <table:table-cell table:formula="of:=AVERAGE([.I269:.I275])" office:value-type="float" office:value="8881.42857142857" calcext:value-type="float">
            <text:p>8881.42857142857</text:p>
          </table:table-cell>
          <table:table-cell table:formula="of:=AVERAGE([.J269:.J275])" office:value-type="float" office:value="8912.16" calcext:value-type="float">
            <text:p>8912.1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office:value-type="float" office:value="15345" calcext:value-type="float">
            <text:p>15345</text:p>
          </table:table-cell>
          <table:table-cell office:value-type="float" office:value="340" calcext:value-type="float">
            <text:p>340</text:p>
          </table:table-cell>
          <table:table-cell office:value-type="float" office:value="9129.5" calcext:value-type="float">
            <text:p>9129.5</text:p>
          </table:table-cell>
          <table:table-cell table:number-columns-repeated="2"/>
          <table:table-cell office:value-type="float" office:value="338" calcext:value-type="float">
            <text:p>338</text:p>
          </table:table-cell>
          <table:table-cell table:formula="of:=VLOOKUP([.$H273];[.$B$2:.$C$500];2)" office:value-type="float" office:value="8975" calcext:value-type="float">
            <text:p>8975</text:p>
          </table:table-cell>
          <table:table-cell table:formula="of:=VLOOKUP([.$H273];[.$D$2:.$E$500];2)" office:value-type="float" office:value="9050.08" calcext:value-type="float">
            <text:p>9050.08</text:p>
          </table:table-cell>
          <table:table-cell table:formula="of:=AVERAGE([.I270:.I276])" office:value-type="float" office:value="8983.42857142857" calcext:value-type="float">
            <text:p>8983.42857142857</text:p>
          </table:table-cell>
          <table:table-cell table:formula="of:=AVERAGE([.J270:.J276])" office:value-type="float" office:value="9003.94857142857" calcext:value-type="float">
            <text:p>9003.948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office:value-type="float" office:value="15478" calcext:value-type="float">
            <text:p>15478</text:p>
          </table:table-cell>
          <table:table-cell office:value-type="float" office:value="341" calcext:value-type="float">
            <text:p>341</text:p>
          </table:table-cell>
          <table:table-cell office:value-type="float" office:value="9232.32" calcext:value-type="float">
            <text:p>9232.32</text:p>
          </table:table-cell>
          <table:table-cell table:number-columns-repeated="2"/>
          <table:table-cell office:value-type="float" office:value="339" calcext:value-type="float">
            <text:p>339</text:p>
          </table:table-cell>
          <table:table-cell table:formula="of:=VLOOKUP([.$H274];[.$B$2:.$C$500];2)" office:value-type="float" office:value="9103" calcext:value-type="float">
            <text:p>9103</text:p>
          </table:table-cell>
          <table:table-cell table:formula="of:=VLOOKUP([.$H274];[.$D$2:.$E$500];2)" office:value-type="float" office:value="9104.1" calcext:value-type="float">
            <text:p>9104.1</text:p>
          </table:table-cell>
          <table:table-cell table:formula="of:=AVERAGE([.I271:.I277])" office:value-type="float" office:value="9084.71428571429" calcext:value-type="float">
            <text:p>9084.71428571429</text:p>
          </table:table-cell>
          <table:table-cell table:formula="of:=AVERAGE([.J271:.J277])" office:value-type="float" office:value="9090.59714285714" calcext:value-type="float">
            <text:p>9090.59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office:value-type="float" office:value="15620" calcext:value-type="float">
            <text:p>15620</text:p>
          </table:table-cell>
          <table:table-cell office:value-type="float" office:value="342" calcext:value-type="float">
            <text:p>342</text:p>
          </table:table-cell>
          <table:table-cell office:value-type="float" office:value="9330.79" calcext:value-type="float">
            <text:p>9330.79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formula="of:=VLOOKUP([.$H275];[.$B$2:.$C$500];2)" office:value-type="float" office:value="9190" calcext:value-type="float">
            <text:p>9190</text:p>
          </table:table-cell>
          <table:table-cell table:formula="of:=VLOOKUP([.$H275];[.$D$2:.$E$500];2)" office:value-type="float" office:value="9129.5" calcext:value-type="float">
            <text:p>9129.5</text:p>
          </table:table-cell>
          <table:table-cell table:formula="of:=AVERAGE([.I272:.I278])" office:value-type="float" office:value="9181.14285714286" calcext:value-type="float">
            <text:p>9181.14285714286</text:p>
          </table:table-cell>
          <table:table-cell table:formula="of:=AVERAGE([.J272:.J278])" office:value-type="float" office:value="9175.73714285714" calcext:value-type="float">
            <text:p>9175.73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office:value-type="float" office:value="15763" calcext:value-type="float">
            <text:p>15763</text:p>
          </table:table-cell>
          <table:table-cell office:value-type="float" office:value="343" calcext:value-type="float">
            <text:p>343</text:p>
          </table:table-cell>
          <table:table-cell office:value-type="float" office:value="9432.82" calcext:value-type="float">
            <text:p>9432.82</text:p>
          </table:table-cell>
          <table:table-cell table:number-columns-repeated="2"/>
          <table:table-cell office:value-type="float" office:value="341" calcext:value-type="float">
            <text:p>341</text:p>
          </table:table-cell>
          <table:table-cell table:formula="of:=VLOOKUP([.$H276];[.$B$2:.$C$500];2)" office:value-type="float" office:value="9284" calcext:value-type="float">
            <text:p>9284</text:p>
          </table:table-cell>
          <table:table-cell table:formula="of:=VLOOKUP([.$H276];[.$D$2:.$E$500];2)" office:value-type="float" office:value="9232.32" calcext:value-type="float">
            <text:p>9232.32</text:p>
          </table:table-cell>
          <table:table-cell table:formula="of:=AVERAGE([.I273:.I279])" office:value-type="float" office:value="9279.71428571429" calcext:value-type="float">
            <text:p>9279.71428571429</text:p>
          </table:table-cell>
          <table:table-cell table:formula="of:=AVERAGE([.J273:.J279])" office:value-type="float" office:value="9258.30428571429" calcext:value-type="float">
            <text:p>9258.304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office:value-type="float" office:value="15897" calcext:value-type="float">
            <text:p>15897</text:p>
          </table:table-cell>
          <table:table-cell office:value-type="float" office:value="344" calcext:value-type="float">
            <text:p>344</text:p>
          </table:table-cell>
          <table:table-cell office:value-type="float" office:value="9528.52" calcext:value-type="float">
            <text:p>9528.52</text:p>
          </table:table-cell>
          <table:table-cell table:number-columns-repeated="2"/>
          <table:table-cell office:value-type="float" office:value="342" calcext:value-type="float">
            <text:p>342</text:p>
          </table:table-cell>
          <table:table-cell table:formula="of:=VLOOKUP([.$H277];[.$B$2:.$C$500];2)" office:value-type="float" office:value="9377" calcext:value-type="float">
            <text:p>9377</text:p>
          </table:table-cell>
          <table:table-cell table:formula="of:=VLOOKUP([.$H277];[.$D$2:.$E$500];2)" office:value-type="float" office:value="9330.79" calcext:value-type="float">
            <text:p>9330.79</text:p>
          </table:table-cell>
          <table:table-cell table:formula="of:=AVERAGE([.I274:.I280])" office:value-type="float" office:value="9379.85714285714" calcext:value-type="float">
            <text:p>9379.85714285714</text:p>
          </table:table-cell>
          <table:table-cell table:formula="of:=AVERAGE([.J274:.J280])" office:value-type="float" office:value="9340.77428571429" calcext:value-type="float">
            <text:p>9340.774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office:value-type="float" office:value="16039" calcext:value-type="float">
            <text:p>16039</text:p>
          </table:table-cell>
          <table:table-cell office:value-type="float" office:value="345" calcext:value-type="float">
            <text:p>345</text:p>
          </table:table-cell>
          <table:table-cell office:value-type="float" office:value="9627.37" calcext:value-type="float">
            <text:p>9627.37</text:p>
          </table:table-cell>
          <table:table-cell table:number-columns-repeated="2"/>
          <table:table-cell office:value-type="float" office:value="343" calcext:value-type="float">
            <text:p>343</text:p>
          </table:table-cell>
          <table:table-cell table:formula="of:=VLOOKUP([.$H278];[.$B$2:.$C$500];2)" office:value-type="float" office:value="9458" calcext:value-type="float">
            <text:p>9458</text:p>
          </table:table-cell>
          <table:table-cell table:formula="of:=VLOOKUP([.$H278];[.$D$2:.$E$500];2)" office:value-type="float" office:value="9432.82" calcext:value-type="float">
            <text:p>9432.82</text:p>
          </table:table-cell>
          <table:table-cell table:formula="of:=AVERAGE([.I275:.I281])" office:value-type="float" office:value="9475.57142857143" calcext:value-type="float">
            <text:p>9475.57142857143</text:p>
          </table:table-cell>
          <table:table-cell table:formula="of:=AVERAGE([.J275:.J281])" office:value-type="float" office:value="9425.56285714286" calcext:value-type="float">
            <text:p>9425.56285714286</text:p>
          </table:table-cell>
          <table:table-cell/>
          <table:table-cell table:formula="of:=SUM([.I275:.I281])" office:value-type="float" office:value="66329" calcext:value-type="float">
            <text:p>66329</text:p>
          </table:table-cell>
          <table:table-cell table:formula="of:=SUM([.J275:.J281])" office:value-type="float" office:value="65978.94" calcext:value-type="float">
            <text:p>65978.94</text:p>
          </table:table-cell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office:value-type="float" office:value="16196" calcext:value-type="float">
            <text:p>16196</text:p>
          </table:table-cell>
          <table:table-cell office:value-type="float" office:value="346" calcext:value-type="float">
            <text:p>346</text:p>
          </table:table-cell>
          <table:table-cell office:value-type="float" office:value="9697.62" calcext:value-type="float">
            <text:p>9697.62</text:p>
          </table:table-cell>
          <table:table-cell table:number-columns-repeated="2"/>
          <table:table-cell office:value-type="float" office:value="344" calcext:value-type="float">
            <text:p>344</text:p>
          </table:table-cell>
          <table:table-cell table:formula="of:=VLOOKUP([.$H279];[.$B$2:.$C$500];2)" office:value-type="float" office:value="9571" calcext:value-type="float">
            <text:p>9571</text:p>
          </table:table-cell>
          <table:table-cell table:formula="of:=VLOOKUP([.$H279];[.$D$2:.$E$500];2)" office:value-type="float" office:value="9528.52" calcext:value-type="float">
            <text:p>9528.52</text:p>
          </table:table-cell>
          <table:table-cell table:formula="of:=AVERAGE([.I276:.I282])" office:value-type="float" office:value="9574.14285714286" calcext:value-type="float">
            <text:p>9574.14285714286</text:p>
          </table:table-cell>
          <table:table-cell table:formula="of:=AVERAGE([.J276:.J282])" office:value-type="float" office:value="9510.23142857143" calcext:value-type="float">
            <text:p>9510.23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office:value-type="float" office:value="16329" calcext:value-type="float">
            <text:p>16329</text:p>
          </table:table-cell>
          <table:table-cell office:value-type="float" office:value="347" calcext:value-type="float">
            <text:p>347</text:p>
          </table:table-cell>
          <table:table-cell office:value-type="float" office:value="9722.18" calcext:value-type="float">
            <text:p>9722.18</text:p>
          </table:table-cell>
          <table:table-cell table:number-columns-repeated="2"/>
          <table:table-cell office:value-type="float" office:value="345" calcext:value-type="float">
            <text:p>345</text:p>
          </table:table-cell>
          <table:table-cell table:formula="of:=VLOOKUP([.$H280];[.$B$2:.$C$500];2)" office:value-type="float" office:value="9676" calcext:value-type="float">
            <text:p>9676</text:p>
          </table:table-cell>
          <table:table-cell table:formula="of:=VLOOKUP([.$H280];[.$D$2:.$E$500];2)" office:value-type="float" office:value="9627.37" calcext:value-type="float">
            <text:p>9627.37</text:p>
          </table:table-cell>
          <table:table-cell table:formula="of:=AVERAGE([.I277:.I283])" office:value-type="float" office:value="9677.85714285714" calcext:value-type="float">
            <text:p>9677.85714285714</text:p>
          </table:table-cell>
          <table:table-cell table:formula="of:=AVERAGE([.J277:.J283])" office:value-type="float" office:value="9594.35285714286" calcext:value-type="float">
            <text:p>9594.352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office:value-type="float" office:value="16479" calcext:value-type="float">
            <text:p>16479</text:p>
          </table:table-cell>
          <table:table-cell office:value-type="float" office:value="348" calcext:value-type="float">
            <text:p>348</text:p>
          </table:table-cell>
          <table:table-cell office:value-type="float" office:value="9821.17" calcext:value-type="float">
            <text:p>9821.17</text:p>
          </table:table-cell>
          <table:table-cell table:number-columns-repeated="2"/>
          <table:table-cell office:value-type="float" office:value="346" calcext:value-type="float">
            <text:p>346</text:p>
          </table:table-cell>
          <table:table-cell table:formula="of:=VLOOKUP([.$H281];[.$B$2:.$C$500];2)" office:value-type="float" office:value="9773" calcext:value-type="float">
            <text:p>9773</text:p>
          </table:table-cell>
          <table:table-cell table:formula="of:=VLOOKUP([.$H281];[.$D$2:.$E$500];2)" office:value-type="float" office:value="9697.62" calcext:value-type="float">
            <text:p>9697.62</text:p>
          </table:table-cell>
          <table:table-cell table:formula="of:=AVERAGE([.I278:.I284])" office:value-type="float" office:value="9783.28571428571" calcext:value-type="float">
            <text:p>9783.28571428571</text:p>
          </table:table-cell>
          <table:table-cell table:formula="of:=AVERAGE([.J278:.J284])" office:value-type="float" office:value="9681.10571428571" calcext:value-type="float">
            <text:p>9681.105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office:value-type="float" office:value="16601" calcext:value-type="float">
            <text:p>16601</text:p>
          </table:table-cell>
          <table:table-cell office:value-type="float" office:value="349" calcext:value-type="float">
            <text:p>349</text:p>
          </table:table-cell>
          <table:table-cell office:value-type="float" office:value="9938.06" calcext:value-type="float">
            <text:p>9938.06</text:p>
          </table:table-cell>
          <table:table-cell table:number-columns-repeated="2"/>
          <table:table-cell office:value-type="float" office:value="347" calcext:value-type="float">
            <text:p>347</text:p>
          </table:table-cell>
          <table:table-cell table:formula="of:=VLOOKUP([.$H282];[.$B$2:.$C$500];2)" office:value-type="float" office:value="9880" calcext:value-type="float">
            <text:p>9880</text:p>
          </table:table-cell>
          <table:table-cell table:formula="of:=VLOOKUP([.$H282];[.$D$2:.$E$500];2)" office:value-type="float" office:value="9722.18" calcext:value-type="float">
            <text:p>9722.18</text:p>
          </table:table-cell>
          <table:table-cell table:formula="of:=AVERAGE([.I279:.I285])" office:value-type="float" office:value="9893.14285714286" calcext:value-type="float">
            <text:p>9893.14285714286</text:p>
          </table:table-cell>
          <table:table-cell table:formula="of:=AVERAGE([.J279:.J285])" office:value-type="float" office:value="9771.06" calcext:value-type="float">
            <text:p>9771.06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office:value-type="float" office:value="16717" calcext:value-type="float">
            <text:p>16717</text:p>
          </table:table-cell>
          <table:table-cell office:value-type="float" office:value="350" calcext:value-type="float">
            <text:p>350</text:p>
          </table:table-cell>
          <table:table-cell office:value-type="float" office:value="10062.5" calcext:value-type="float">
            <text:p>10062.5</text:p>
          </table:table-cell>
          <table:table-cell table:number-columns-repeated="2"/>
          <table:table-cell office:value-type="float" office:value="348" calcext:value-type="float">
            <text:p>348</text:p>
          </table:table-cell>
          <table:table-cell table:formula="of:=VLOOKUP([.$H283];[.$B$2:.$C$500];2)" office:value-type="float" office:value="10010" calcext:value-type="float">
            <text:p>10010</text:p>
          </table:table-cell>
          <table:table-cell table:formula="of:=VLOOKUP([.$H283];[.$D$2:.$E$500];2)" office:value-type="float" office:value="9821.17" calcext:value-type="float">
            <text:p>9821.17</text:p>
          </table:table-cell>
          <table:table-cell table:formula="of:=AVERAGE([.I280:.I286])" office:value-type="float" office:value="10002" calcext:value-type="float">
            <text:p>10002</text:p>
          </table:table-cell>
          <table:table-cell table:formula="of:=AVERAGE([.J280:.J286])" office:value-type="float" office:value="9862.65714285714" calcext:value-type="float">
            <text:p>9862.65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office:value-type="float" office:value="16849" calcext:value-type="float">
            <text:p>16849</text:p>
          </table:table-cell>
          <table:table-cell office:value-type="float" office:value="351" calcext:value-type="float">
            <text:p>351</text:p>
          </table:table-cell>
          <table:table-cell office:value-type="float" office:value="10169.7" calcext:value-type="float">
            <text:p>10169.7</text:p>
          </table:table-cell>
          <table:table-cell table:number-columns-repeated="2"/>
          <table:table-cell office:value-type="float" office:value="349" calcext:value-type="float">
            <text:p>349</text:p>
          </table:table-cell>
          <table:table-cell table:formula="of:=VLOOKUP([.$H284];[.$B$2:.$C$500];2)" office:value-type="float" office:value="10115" calcext:value-type="float">
            <text:p>10115</text:p>
          </table:table-cell>
          <table:table-cell table:formula="of:=VLOOKUP([.$H284];[.$D$2:.$E$500];2)" office:value-type="float" office:value="9938.06" calcext:value-type="float">
            <text:p>9938.06</text:p>
          </table:table-cell>
          <table:table-cell table:formula="of:=AVERAGE([.I281:.I287])" office:value-type="float" office:value="10109.8571428571" calcext:value-type="float">
            <text:p>10109.8571428571</text:p>
          </table:table-cell>
          <table:table-cell table:formula="of:=AVERAGE([.J281:.J287])" office:value-type="float" office:value="9956.49" calcext:value-type="float">
            <text:p>9956.49</text:p>
          </table:table-cell>
          <table:table-cell table:number-columns-repeated="3"/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office:value-type="float" office:value="16983" calcext:value-type="float">
            <text:p>16983</text:p>
          </table:table-cell>
          <table:table-cell office:value-type="float" office:value="352" calcext:value-type="float">
            <text:p>352</text:p>
          </table:table-cell>
          <table:table-cell office:value-type="float" office:value="10284.2" calcext:value-type="float">
            <text:p>10284.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formula="of:=VLOOKUP([.$H285];[.$B$2:.$C$500];2)" office:value-type="float" office:value="10227" calcext:value-type="float">
            <text:p>10227</text:p>
          </table:table-cell>
          <table:table-cell table:formula="of:=VLOOKUP([.$H285];[.$D$2:.$E$500];2)" office:value-type="float" office:value="10062.5" calcext:value-type="float">
            <text:p>10062.5</text:p>
          </table:table-cell>
          <table:table-cell table:formula="of:=AVERAGE([.I282:.I288])" office:value-type="float" office:value="10219.8571428571" calcext:value-type="float">
            <text:p>10219.8571428571</text:p>
          </table:table-cell>
          <table:table-cell table:formula="of:=AVERAGE([.J282:.J288])" office:value-type="float" office:value="10049.5728571429" calcext:value-type="float">
            <text:p>10049.5728571429</text:p>
          </table:table-cell>
          <table:table-cell/>
          <table:table-cell table:formula="of:=SUM([.I282:.I288])" office:value-type="float" office:value="71539" calcext:value-type="float">
            <text:p>71539</text:p>
          </table:table-cell>
          <table:table-cell table:formula="of:=SUM([.J282:.J288])" office:value-type="float" office:value="70347.01" calcext:value-type="float">
            <text:p>70347.01</text:p>
          </table:table-cell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office:value-type="float" office:value="17116" calcext:value-type="float">
            <text:p>17116</text:p>
          </table:table-cell>
          <table:table-cell office:value-type="float" office:value="353" calcext:value-type="float">
            <text:p>353</text:p>
          </table:table-cell>
          <table:table-cell office:value-type="float" office:value="10349.2" calcext:value-type="float">
            <text:p>10349.2</text:p>
          </table:table-cell>
          <table:table-cell table:number-columns-repeated="2"/>
          <table:table-cell office:value-type="float" office:value="351" calcext:value-type="float">
            <text:p>351</text:p>
          </table:table-cell>
          <table:table-cell table:formula="of:=VLOOKUP([.$H286];[.$B$2:.$C$500];2)" office:value-type="float" office:value="10333" calcext:value-type="float">
            <text:p>10333</text:p>
          </table:table-cell>
          <table:table-cell table:formula="of:=VLOOKUP([.$H286];[.$D$2:.$E$500];2)" office:value-type="float" office:value="10169.7" calcext:value-type="float">
            <text:p>10169.7</text:p>
          </table:table-cell>
          <table:table-cell table:formula="of:=AVERAGE([.I283:.I289])" office:value-type="float" office:value="10328.4285714286" calcext:value-type="float">
            <text:p>10328.4285714286</text:p>
          </table:table-cell>
          <table:table-cell table:formula="of:=AVERAGE([.J283:.J289])" office:value-type="float" office:value="10145.2757142857" calcext:value-type="float">
            <text:p>10145.27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office:value-type="float" office:value="17243" calcext:value-type="float">
            <text:p>17243</text:p>
          </table:table-cell>
          <table:table-cell office:value-type="float" office:value="354" calcext:value-type="float">
            <text:p>354</text:p>
          </table:table-cell>
          <table:table-cell office:value-type="float" office:value="10392.1" calcext:value-type="float">
            <text:p>10392.1</text:p>
          </table:table-cell>
          <table:table-cell table:number-columns-repeated="2"/>
          <table:table-cell office:value-type="float" office:value="352" calcext:value-type="float">
            <text:p>352</text:p>
          </table:table-cell>
          <table:table-cell table:formula="of:=VLOOKUP([.$H287];[.$B$2:.$C$500];2)" office:value-type="float" office:value="10431" calcext:value-type="float">
            <text:p>10431</text:p>
          </table:table-cell>
          <table:table-cell table:formula="of:=VLOOKUP([.$H287];[.$D$2:.$E$500];2)" office:value-type="float" office:value="10284.2" calcext:value-type="float">
            <text:p>10284.2</text:p>
          </table:table-cell>
          <table:table-cell table:formula="of:=AVERAGE([.I284:.I290])" office:value-type="float" office:value="10433" calcext:value-type="float">
            <text:p>10433</text:p>
          </table:table-cell>
          <table:table-cell table:formula="of:=AVERAGE([.J284:.J290])" office:value-type="float" office:value="10242.5514285714" calcext:value-type="float">
            <text:p>10242.55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float" office:value="17367" calcext:value-type="float">
            <text:p>17367</text:p>
          </table:table-cell>
          <table:table-cell office:value-type="float" office:value="355" calcext:value-type="float">
            <text:p>355</text:p>
          </table:table-cell>
          <table:table-cell office:value-type="float" office:value="10502.1" calcext:value-type="float">
            <text:p>10502.1</text:p>
          </table:table-cell>
          <table:table-cell table:number-columns-repeated="2"/>
          <table:table-cell office:value-type="float" office:value="353" calcext:value-type="float">
            <text:p>353</text:p>
          </table:table-cell>
          <table:table-cell table:formula="of:=VLOOKUP([.$H288];[.$B$2:.$C$500];2)" office:value-type="float" office:value="10543" calcext:value-type="float">
            <text:p>10543</text:p>
          </table:table-cell>
          <table:table-cell table:formula="of:=VLOOKUP([.$H288];[.$D$2:.$E$500];2)" office:value-type="float" office:value="10349.2" calcext:value-type="float">
            <text:p>10349.2</text:p>
          </table:table-cell>
          <table:table-cell table:formula="of:=AVERAGE([.I285:.I291])" office:value-type="float" office:value="10537.1428571429" calcext:value-type="float">
            <text:p>10537.1428571429</text:p>
          </table:table-cell>
          <table:table-cell table:formula="of:=AVERAGE([.J285:.J291])" office:value-type="float" office:value="10340.9571428571" calcext:value-type="float">
            <text:p>10340.95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office:value-type="float" office:value="17494" calcext:value-type="float">
            <text:p>17494</text:p>
          </table:table-cell>
          <table:table-cell office:value-type="float" office:value="356" calcext:value-type="float">
            <text:p>356</text:p>
          </table:table-cell>
          <table:table-cell office:value-type="float" office:value="10626.9" calcext:value-type="float">
            <text:p>10626.9</text:p>
          </table:table-cell>
          <table:table-cell table:number-columns-repeated="2"/>
          <table:table-cell office:value-type="float" office:value="354" calcext:value-type="float">
            <text:p>354</text:p>
          </table:table-cell>
          <table:table-cell table:formula="of:=VLOOKUP([.$H289];[.$B$2:.$C$500];2)" office:value-type="float" office:value="10640" calcext:value-type="float">
            <text:p>10640</text:p>
          </table:table-cell>
          <table:table-cell table:formula="of:=VLOOKUP([.$H289];[.$D$2:.$E$500];2)" office:value-type="float" office:value="10392.1" calcext:value-type="float">
            <text:p>10392.1</text:p>
          </table:table-cell>
          <table:table-cell table:formula="of:=AVERAGE([.I286:.I292])" office:value-type="float" office:value="10641.5714285714" calcext:value-type="float">
            <text:p>10641.5714285714</text:p>
          </table:table-cell>
          <table:table-cell table:formula="of:=AVERAGE([.J286:.J292])" office:value-type="float" office:value="10441.5142857143" calcext:value-type="float">
            <text:p>10441.5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office:value-type="float" office:value="17622" calcext:value-type="float">
            <text:p>17622</text:p>
          </table:table-cell>
          <table:table-cell office:value-type="float" office:value="357" calcext:value-type="float">
            <text:p>357</text:p>
          </table:table-cell>
          <table:table-cell office:value-type="float" office:value="10766.4" calcext:value-type="float">
            <text:p>10766.4</text:p>
          </table:table-cell>
          <table:table-cell table:number-columns-repeated="2"/>
          <table:table-cell office:value-type="float" office:value="355" calcext:value-type="float">
            <text:p>355</text:p>
          </table:table-cell>
          <table:table-cell table:formula="of:=VLOOKUP([.$H290];[.$B$2:.$C$500];2)" office:value-type="float" office:value="10742" calcext:value-type="float">
            <text:p>10742</text:p>
          </table:table-cell>
          <table:table-cell table:formula="of:=VLOOKUP([.$H290];[.$D$2:.$E$500];2)" office:value-type="float" office:value="10502.1" calcext:value-type="float">
            <text:p>10502.1</text:p>
          </table:table-cell>
          <table:table-cell table:formula="of:=AVERAGE([.I287:.I293])" office:value-type="float" office:value="10746.4285714286" calcext:value-type="float">
            <text:p>10746.4285714286</text:p>
          </table:table-cell>
          <table:table-cell table:formula="of:=AVERAGE([.J287:.J293])" office:value-type="float" office:value="10543.8142857143" calcext:value-type="float">
            <text:p>10543.8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office:value-type="float" office:value="17755" calcext:value-type="float">
            <text:p>17755</text:p>
          </table:table-cell>
          <table:table-cell office:value-type="float" office:value="358" calcext:value-type="float">
            <text:p>358</text:p>
          </table:table-cell>
          <table:table-cell office:value-type="float" office:value="10885.8" calcext:value-type="float">
            <text:p>10885.8</text:p>
          </table:table-cell>
          <table:table-cell table:number-columns-repeated="2"/>
          <table:table-cell office:value-type="float" office:value="356" calcext:value-type="float">
            <text:p>356</text:p>
          </table:table-cell>
          <table:table-cell table:formula="of:=VLOOKUP([.$H291];[.$B$2:.$C$500];2)" office:value-type="float" office:value="10844" calcext:value-type="float">
            <text:p>10844</text:p>
          </table:table-cell>
          <table:table-cell table:formula="of:=VLOOKUP([.$H291];[.$D$2:.$E$500];2)" office:value-type="float" office:value="10626.9" calcext:value-type="float">
            <text:p>10626.9</text:p>
          </table:table-cell>
          <table:table-cell table:formula="of:=AVERAGE([.I288:.I294])" office:value-type="float" office:value="10852.2857142857" calcext:value-type="float">
            <text:p>10852.2857142857</text:p>
          </table:table-cell>
          <table:table-cell table:formula="of:=AVERAGE([.J288:.J294])" office:value-type="float" office:value="10650.4428571429" calcext:value-type="float">
            <text:p>10650.44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office:value-type="float" office:value="17888" calcext:value-type="float">
            <text:p>17888</text:p>
          </table:table-cell>
          <table:table-cell office:value-type="float" office:value="359" calcext:value-type="float">
            <text:p>359</text:p>
          </table:table-cell>
          <table:table-cell office:value-type="float" office:value="11030.6" calcext:value-type="float">
            <text:p>11030.6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table:formula="of:=VLOOKUP([.$H292];[.$B$2:.$C$500];2)" office:value-type="float" office:value="10958" calcext:value-type="float">
            <text:p>10958</text:p>
          </table:table-cell>
          <table:table-cell table:formula="of:=VLOOKUP([.$H292];[.$D$2:.$E$500];2)" office:value-type="float" office:value="10766.4" calcext:value-type="float">
            <text:p>10766.4</text:p>
          </table:table-cell>
          <table:table-cell table:formula="of:=AVERAGE([.I289:.I295])" office:value-type="float" office:value="10959.5714285714" calcext:value-type="float">
            <text:p>10959.5714285714</text:p>
          </table:table-cell>
          <table:table-cell table:formula="of:=AVERAGE([.J289:.J295])" office:value-type="float" office:value="10758.4571428571" calcext:value-type="float">
            <text:p>10758.4571428571</text:p>
          </table:table-cell>
          <table:table-cell/>
          <table:table-cell table:formula="of:=SUM([.I289:.I295])" office:value-type="float" office:value="76717" calcext:value-type="float">
            <text:p>76717</text:p>
          </table:table-cell>
          <table:table-cell table:formula="of:=SUM([.J289:.J295])" office:value-type="float" office:value="75309.2" calcext:value-type="float">
            <text:p>75309.2</text:p>
          </table:table-cell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office:value-type="float" office:value="18021" calcext:value-type="float">
            <text:p>18021</text:p>
          </table:table-cell>
          <table:table-cell office:value-type="float" office:value="360" calcext:value-type="float">
            <text:p>360</text:p>
          </table:table-cell>
          <table:table-cell office:value-type="float" office:value="11105.3" calcext:value-type="float">
            <text:p>11105.3</text:p>
          </table:table-cell>
          <table:table-cell table:number-columns-repeated="2"/>
          <table:table-cell office:value-type="float" office:value="358" calcext:value-type="float">
            <text:p>358</text:p>
          </table:table-cell>
          <table:table-cell table:formula="of:=VLOOKUP([.$H293];[.$B$2:.$C$500];2)" office:value-type="float" office:value="11067" calcext:value-type="float">
            <text:p>11067</text:p>
          </table:table-cell>
          <table:table-cell table:formula="of:=VLOOKUP([.$H293];[.$D$2:.$E$500];2)" office:value-type="float" office:value="10885.8" calcext:value-type="float">
            <text:p>10885.8</text:p>
          </table:table-cell>
          <table:table-cell table:formula="of:=AVERAGE([.I290:.I296])" office:value-type="float" office:value="11068.4285714286" calcext:value-type="float">
            <text:p>11068.4285714286</text:p>
          </table:table-cell>
          <table:table-cell table:formula="of:=AVERAGE([.J290:.J296])" office:value-type="float" office:value="10867.8428571429" calcext:value-type="float">
            <text:p>10867.84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office:value-type="float" office:value="18149" calcext:value-type="float">
            <text:p>18149</text:p>
          </table:table-cell>
          <table:table-cell office:value-type="float" office:value="361" calcext:value-type="float">
            <text:p>361</text:p>
          </table:table-cell>
          <table:table-cell office:value-type="float" office:value="11157.8" calcext:value-type="float">
            <text:p>11157.8</text:p>
          </table:table-cell>
          <table:table-cell table:number-columns-repeated="2"/>
          <table:table-cell office:value-type="float" office:value="359" calcext:value-type="float">
            <text:p>359</text:p>
          </table:table-cell>
          <table:table-cell table:formula="of:=VLOOKUP([.$H294];[.$B$2:.$C$500];2)" office:value-type="float" office:value="11172" calcext:value-type="float">
            <text:p>11172</text:p>
          </table:table-cell>
          <table:table-cell table:formula="of:=VLOOKUP([.$H294];[.$D$2:.$E$500];2)" office:value-type="float" office:value="11030.6" calcext:value-type="float">
            <text:p>11030.6</text:p>
          </table:table-cell>
          <table:table-cell table:formula="of:=AVERAGE([.I291:.I297])" office:value-type="float" office:value="11181.5714285714" calcext:value-type="float">
            <text:p>11181.5714285714</text:p>
          </table:table-cell>
          <table:table-cell table:formula="of:=AVERAGE([.J291:.J297])" office:value-type="float" office:value="10981.6714285714" calcext:value-type="float">
            <text:p>10981.6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office:value-type="float" office:value="18291" calcext:value-type="float">
            <text:p>18291</text:p>
          </table:table-cell>
          <table:table-cell office:value-type="float" office:value="362" calcext:value-type="float">
            <text:p>362</text:p>
          </table:table-cell>
          <table:table-cell office:value-type="float" office:value="11298.9" calcext:value-type="float">
            <text:p>11298.9</text:p>
          </table:table-cell>
          <table:table-cell table:number-columns-repeated="2"/>
          <table:table-cell office:value-type="float" office:value="360" calcext:value-type="float">
            <text:p>360</text:p>
          </table:table-cell>
          <table:table-cell table:formula="of:=VLOOKUP([.$H295];[.$B$2:.$C$500];2)" office:value-type="float" office:value="11294" calcext:value-type="float">
            <text:p>11294</text:p>
          </table:table-cell>
          <table:table-cell table:formula="of:=VLOOKUP([.$H295];[.$D$2:.$E$500];2)" office:value-type="float" office:value="11105.3" calcext:value-type="float">
            <text:p>11105.3</text:p>
          </table:table-cell>
          <table:table-cell table:formula="of:=AVERAGE([.I292:.I298])" office:value-type="float" office:value="11298.8571428571" calcext:value-type="float">
            <text:p>11298.8571428571</text:p>
          </table:table-cell>
          <table:table-cell table:formula="of:=AVERAGE([.J292:.J298])" office:value-type="float" office:value="11100.4" calcext:value-type="float">
            <text:p>11100.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office:value-type="float" office:value="18406" calcext:value-type="float">
            <text:p>18406</text:p>
          </table:table-cell>
          <table:table-cell office:value-type="float" office:value="363" calcext:value-type="float">
            <text:p>363</text:p>
          </table:table-cell>
          <table:table-cell office:value-type="float" office:value="11458" calcext:value-type="float">
            <text:p>11458</text:p>
          </table:table-cell>
          <table:table-cell table:number-columns-repeated="2"/>
          <table:table-cell office:value-type="float" office:value="361" calcext:value-type="float">
            <text:p>361</text:p>
          </table:table-cell>
          <table:table-cell table:formula="of:=VLOOKUP([.$H296];[.$B$2:.$C$500];2)" office:value-type="float" office:value="11402" calcext:value-type="float">
            <text:p>11402</text:p>
          </table:table-cell>
          <table:table-cell table:formula="of:=VLOOKUP([.$H296];[.$D$2:.$E$500];2)" office:value-type="float" office:value="11157.8" calcext:value-type="float">
            <text:p>11157.8</text:p>
          </table:table-cell>
          <table:table-cell table:formula="of:=AVERAGE([.I293:.I299])" office:value-type="float" office:value="11421.1428571429" calcext:value-type="float">
            <text:p>11421.1428571429</text:p>
          </table:table-cell>
          <table:table-cell table:formula="of:=AVERAGE([.J293:.J299])" office:value-type="float" office:value="11228.8428571429" calcext:value-type="float">
            <text:p>11228.84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office:value-type="float" office:value="18550" calcext:value-type="float">
            <text:p>18550</text:p>
          </table:table-cell>
          <table:table-cell office:value-type="float" office:value="364" calcext:value-type="float">
            <text:p>364</text:p>
          </table:table-cell>
          <table:table-cell office:value-type="float" office:value="11665.5" calcext:value-type="float">
            <text:p>11665.5</text:p>
          </table:table-cell>
          <table:table-cell table:number-columns-repeated="2"/>
          <table:table-cell office:value-type="float" office:value="362" calcext:value-type="float">
            <text:p>362</text:p>
          </table:table-cell>
          <table:table-cell table:formula="of:=VLOOKUP([.$H297];[.$B$2:.$C$500];2)" office:value-type="float" office:value="11534" calcext:value-type="float">
            <text:p>11534</text:p>
          </table:table-cell>
          <table:table-cell table:formula="of:=VLOOKUP([.$H297];[.$D$2:.$E$500];2)" office:value-type="float" office:value="11298.9" calcext:value-type="float">
            <text:p>11298.9</text:p>
          </table:table-cell>
          <table:table-cell table:formula="of:=AVERAGE([.I294:.I300])" office:value-type="float" office:value="11546" calcext:value-type="float">
            <text:p>11546</text:p>
          </table:table-cell>
          <table:table-cell table:formula="of:=AVERAGE([.J294:.J300])" office:value-type="float" office:value="11349.3571428571" calcext:value-type="float">
            <text:p>11349.35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office:value-type="float" office:value="18679" calcext:value-type="float">
            <text:p>18679</text:p>
          </table:table-cell>
          <table:table-cell office:value-type="float" office:value="365" calcext:value-type="float">
            <text:p>365</text:p>
          </table:table-cell>
          <table:table-cell office:value-type="float" office:value="11729.4" calcext:value-type="float">
            <text:p>11729.4</text:p>
          </table:table-cell>
          <table:table-cell table:number-columns-repeated="2"/>
          <table:table-cell office:value-type="float" office:value="363" calcext:value-type="float">
            <text:p>363</text:p>
          </table:table-cell>
          <table:table-cell table:formula="of:=VLOOKUP([.$H298];[.$B$2:.$C$500];2)" office:value-type="float" office:value="11665" calcext:value-type="float">
            <text:p>11665</text:p>
          </table:table-cell>
          <table:table-cell table:formula="of:=VLOOKUP([.$H298];[.$D$2:.$E$500];2)" office:value-type="float" office:value="11458" calcext:value-type="float">
            <text:p>11458</text:p>
          </table:table-cell>
          <table:table-cell table:formula="of:=AVERAGE([.I295:.I301])" office:value-type="float" office:value="11677.2857142857" calcext:value-type="float">
            <text:p>11677.2857142857</text:p>
          </table:table-cell>
          <table:table-cell table:formula="of:=AVERAGE([.J295:.J301])" office:value-type="float" office:value="11457.9285714286" calcext:value-type="float">
            <text:p>11457.92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office:value-type="float" office:value="18828" calcext:value-type="float">
            <text:p>18828</text:p>
          </table:table-cell>
          <table:table-cell office:value-type="float" office:value="366" calcext:value-type="float">
            <text:p>366</text:p>
          </table:table-cell>
          <table:table-cell office:value-type="float" office:value="11790.6" calcext:value-type="float">
            <text:p>11790.6</text:p>
          </table:table-cell>
          <table:table-cell table:number-columns-repeated="2"/>
          <table:table-cell office:value-type="float" office:value="364" calcext:value-type="float">
            <text:p>364</text:p>
          </table:table-cell>
          <table:table-cell table:formula="of:=VLOOKUP([.$H299];[.$B$2:.$C$500];2)" office:value-type="float" office:value="11814" calcext:value-type="float">
            <text:p>11814</text:p>
          </table:table-cell>
          <table:table-cell table:formula="of:=VLOOKUP([.$H299];[.$D$2:.$E$500];2)" office:value-type="float" office:value="11665.5" calcext:value-type="float">
            <text:p>11665.5</text:p>
          </table:table-cell>
          <table:table-cell table:formula="of:=AVERAGE([.I296:.I302])" office:value-type="float" office:value="11812.8571428571" calcext:value-type="float">
            <text:p>11812.8571428571</text:p>
          </table:table-cell>
          <table:table-cell table:formula="of:=AVERAGE([.J296:.J302])" office:value-type="float" office:value="11565.0428571429" calcext:value-type="float">
            <text:p>11565.0428571429</text:p>
          </table:table-cell>
          <table:table-cell/>
          <table:table-cell table:formula="of:=SUM([.I296:.I302])" office:value-type="float" office:value="82690" calcext:value-type="float">
            <text:p>82690</text:p>
          </table:table-cell>
          <table:table-cell table:formula="of:=SUM([.J296:.J302])" office:value-type="float" office:value="80955.3" calcext:value-type="float">
            <text:p>80955.3</text:p>
          </table:table-cell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office:value-type="float" office:value="18960" calcext:value-type="float">
            <text:p>18960</text:p>
          </table:table-cell>
          <table:table-cell office:value-type="float" office:value="367" calcext:value-type="float">
            <text:p>367</text:p>
          </table:table-cell>
          <table:table-cell office:value-type="float" office:value="11855.1" calcext:value-type="float">
            <text:p>11855.1</text:p>
          </table:table-cell>
          <table:table-cell table:number-columns-repeated="2"/>
          <table:table-cell office:value-type="float" office:value="365" calcext:value-type="float">
            <text:p>365</text:p>
          </table:table-cell>
          <table:table-cell table:formula="of:=VLOOKUP([.$H300];[.$B$2:.$C$500];2)" office:value-type="float" office:value="11941" calcext:value-type="float">
            <text:p>11941</text:p>
          </table:table-cell>
          <table:table-cell table:formula="of:=VLOOKUP([.$H300];[.$D$2:.$E$500];2)" office:value-type="float" office:value="11729.4" calcext:value-type="float">
            <text:p>11729.4</text:p>
          </table:table-cell>
          <table:table-cell table:formula="of:=AVERAGE([.I297:.I303])" office:value-type="float" office:value="11953.1428571429" calcext:value-type="float">
            <text:p>11953.1428571429</text:p>
          </table:table-cell>
          <table:table-cell table:formula="of:=AVERAGE([.J297:.J303])" office:value-type="float" office:value="11675.0571428571" calcext:value-type="float">
            <text:p>11675.05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office:value-type="float" office:value="19131" calcext:value-type="float">
            <text:p>19131</text:p>
          </table:table-cell>
          <table:table-cell office:value-type="float" office:value="368" calcext:value-type="float">
            <text:p>368</text:p>
          </table:table-cell>
          <table:table-cell office:value-type="float" office:value="11927.9" calcext:value-type="float">
            <text:p>11927.9</text:p>
          </table:table-cell>
          <table:table-cell table:number-columns-repeated="2"/>
          <table:table-cell office:value-type="float" office:value="366" calcext:value-type="float">
            <text:p>366</text:p>
          </table:table-cell>
          <table:table-cell table:formula="of:=VLOOKUP([.$H301];[.$B$2:.$C$500];2)" office:value-type="float" office:value="12091" calcext:value-type="float">
            <text:p>12091</text:p>
          </table:table-cell>
          <table:table-cell table:formula="of:=VLOOKUP([.$H301];[.$D$2:.$E$500];2)" office:value-type="float" office:value="11790.6" calcext:value-type="float">
            <text:p>11790.6</text:p>
          </table:table-cell>
          <table:table-cell table:formula="of:=AVERAGE([.I298:.I304])" office:value-type="float" office:value="12096" calcext:value-type="float">
            <text:p>12096</text:p>
          </table:table-cell>
          <table:table-cell table:formula="of:=AVERAGE([.J298:.J304])" office:value-type="float" office:value="11791.5" calcext:value-type="float">
            <text:p>11791.5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office:value-type="float" office:value="19306" calcext:value-type="float">
            <text:p>19306</text:p>
          </table:table-cell>
          <table:table-cell office:value-type="float" office:value="369" calcext:value-type="float">
            <text:p>369</text:p>
          </table:table-cell>
          <table:table-cell office:value-type="float" office:value="12114" calcext:value-type="float">
            <text:p>12114</text:p>
          </table:table-cell>
          <table:table-cell table:number-columns-repeated="2"/>
          <table:table-cell office:value-type="float" office:value="367" calcext:value-type="float">
            <text:p>367</text:p>
          </table:table-cell>
          <table:table-cell table:formula="of:=VLOOKUP([.$H302];[.$B$2:.$C$500];2)" office:value-type="float" office:value="12243" calcext:value-type="float">
            <text:p>12243</text:p>
          </table:table-cell>
          <table:table-cell table:formula="of:=VLOOKUP([.$H302];[.$D$2:.$E$500];2)" office:value-type="float" office:value="11855.1" calcext:value-type="float">
            <text:p>11855.1</text:p>
          </table:table-cell>
          <table:table-cell table:formula="of:=AVERAGE([.I299:.I305])" office:value-type="float" office:value="12245.5714285714" calcext:value-type="float">
            <text:p>12245.5714285714</text:p>
          </table:table-cell>
          <table:table-cell table:formula="of:=AVERAGE([.J299:.J305])" office:value-type="float" office:value="11919.1" calcext:value-type="float">
            <text:p>11919.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office:value-type="float" office:value="19479" calcext:value-type="float">
            <text:p>19479</text:p>
          </table:table-cell>
          <table:table-cell office:value-type="float" office:value="370" calcext:value-type="float">
            <text:p>370</text:p>
          </table:table-cell>
          <table:table-cell office:value-type="float" office:value="12351.2" calcext:value-type="float">
            <text:p>12351.2</text:p>
          </table:table-cell>
          <table:table-cell table:number-columns-repeated="2"/>
          <table:table-cell office:value-type="float" office:value="368" calcext:value-type="float">
            <text:p>368</text:p>
          </table:table-cell>
          <table:table-cell table:formula="of:=VLOOKUP([.$H303];[.$B$2:.$C$500];2)" office:value-type="float" office:value="12384" calcext:value-type="float">
            <text:p>12384</text:p>
          </table:table-cell>
          <table:table-cell table:formula="of:=VLOOKUP([.$H303];[.$D$2:.$E$500];2)" office:value-type="float" office:value="11927.9" calcext:value-type="float">
            <text:p>11927.9</text:p>
          </table:table-cell>
          <table:table-cell table:formula="of:=AVERAGE([.I300:.I306])" office:value-type="float" office:value="12396.2857142857" calcext:value-type="float">
            <text:p>12396.2857142857</text:p>
          </table:table-cell>
          <table:table-cell table:formula="of:=AVERAGE([.J300:.J306])" office:value-type="float" office:value="12057.1142857143" calcext:value-type="float">
            <text:p>12057.1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office:value-type="float" office:value="19623" calcext:value-type="float">
            <text:p>19623</text:p>
          </table:table-cell>
          <table:table-cell office:value-type="float" office:value="371" calcext:value-type="float">
            <text:p>371</text:p>
          </table:table-cell>
          <table:table-cell office:value-type="float" office:value="12631.6" calcext:value-type="float">
            <text:p>12631.6</text:p>
          </table:table-cell>
          <table:table-cell table:number-columns-repeated="2"/>
          <table:table-cell office:value-type="float" office:value="369" calcext:value-type="float">
            <text:p>369</text:p>
          </table:table-cell>
          <table:table-cell table:formula="of:=VLOOKUP([.$H304];[.$B$2:.$C$500];2)" office:value-type="float" office:value="12534" calcext:value-type="float">
            <text:p>12534</text:p>
          </table:table-cell>
          <table:table-cell table:formula="of:=VLOOKUP([.$H304];[.$D$2:.$E$500];2)" office:value-type="float" office:value="12114" calcext:value-type="float">
            <text:p>12114</text:p>
          </table:table-cell>
          <table:table-cell table:formula="of:=AVERAGE([.I301:.I307])" office:value-type="float" office:value="12555.4285714286" calcext:value-type="float">
            <text:p>12555.4285714286</text:p>
          </table:table-cell>
          <table:table-cell table:formula="of:=AVERAGE([.J301:.J307])" office:value-type="float" office:value="12216.2571428571" calcext:value-type="float">
            <text:p>12216.25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office:value-type="float" office:value="19788" calcext:value-type="float">
            <text:p>19788</text:p>
          </table:table-cell>
          <table:table-cell office:value-type="float" office:value="372" calcext:value-type="float">
            <text:p>372</text:p>
          </table:table-cell>
          <table:table-cell office:value-type="float" office:value="12843.4" calcext:value-type="float">
            <text:p>12843.4</text:p>
          </table:table-cell>
          <table:table-cell table:number-columns-repeated="2"/>
          <table:table-cell office:value-type="float" office:value="370" calcext:value-type="float">
            <text:p>370</text:p>
          </table:table-cell>
          <table:table-cell table:formula="of:=VLOOKUP([.$H305];[.$B$2:.$C$500];2)" office:value-type="float" office:value="12712" calcext:value-type="float">
            <text:p>12712</text:p>
          </table:table-cell>
          <table:table-cell table:formula="of:=VLOOKUP([.$H305];[.$D$2:.$E$500];2)" office:value-type="float" office:value="12351.2" calcext:value-type="float">
            <text:p>12351.2</text:p>
          </table:table-cell>
          <table:table-cell table:formula="of:=AVERAGE([.I302:.I308])" office:value-type="float" office:value="12721" calcext:value-type="float">
            <text:p>12721</text:p>
          </table:table-cell>
          <table:table-cell table:formula="of:=AVERAGE([.J302:.J308])" office:value-type="float" office:value="12378.0285714286" calcext:value-type="float">
            <text:p>12378.02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office:value-type="float" office:value="19935" calcext:value-type="float">
            <text:p>19935</text:p>
          </table:table-cell>
          <table:table-cell office:value-type="float" office:value="373" calcext:value-type="float">
            <text:p>373</text:p>
          </table:table-cell>
          <table:table-cell office:value-type="float" office:value="12923" calcext:value-type="float">
            <text:p>12923</text:p>
          </table:table-cell>
          <table:table-cell table:number-columns-repeated="2"/>
          <table:table-cell office:value-type="float" office:value="371" calcext:value-type="float">
            <text:p>371</text:p>
          </table:table-cell>
          <table:table-cell table:formula="of:=VLOOKUP([.$H306];[.$B$2:.$C$500];2)" office:value-type="float" office:value="12869" calcext:value-type="float">
            <text:p>12869</text:p>
          </table:table-cell>
          <table:table-cell table:formula="of:=VLOOKUP([.$H306];[.$D$2:.$E$500];2)" office:value-type="float" office:value="12631.6" calcext:value-type="float">
            <text:p>12631.6</text:p>
          </table:table-cell>
          <table:table-cell table:formula="of:=AVERAGE([.I303:.I309])" office:value-type="float" office:value="12887.7142857143" calcext:value-type="float">
            <text:p>12887.7142857143</text:p>
          </table:table-cell>
          <table:table-cell table:formula="of:=AVERAGE([.J303:.J309])" office:value-type="float" office:value="12546.6" calcext:value-type="float">
            <text:p>12546.6</text:p>
          </table:table-cell>
          <table:table-cell/>
          <table:table-cell table:formula="of:=SUM([.I303:.I309])" office:value-type="float" office:value="90214" calcext:value-type="float">
            <text:p>90214</text:p>
          </table:table-cell>
          <table:table-cell table:formula="of:=SUM([.J303:.J309])" office:value-type="float" office:value="87826.2" calcext:value-type="float">
            <text:p>87826.2</text:p>
          </table:table-cell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office:value-type="float" office:value="20075" calcext:value-type="float">
            <text:p>20075</text:p>
          </table:table-cell>
          <table:table-cell office:value-type="float" office:value="374" calcext:value-type="float">
            <text:p>374</text:p>
          </table:table-cell>
          <table:table-cell office:value-type="float" office:value="13035.1" calcext:value-type="float">
            <text:p>13035.1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table:formula="of:=VLOOKUP([.$H307];[.$B$2:.$C$500];2)" office:value-type="float" office:value="13055" calcext:value-type="float">
            <text:p>13055</text:p>
          </table:table-cell>
          <table:table-cell table:formula="of:=VLOOKUP([.$H307];[.$D$2:.$E$500];2)" office:value-type="float" office:value="12843.4" calcext:value-type="float">
            <text:p>12843.4</text:p>
          </table:table-cell>
          <table:table-cell table:formula="of:=AVERAGE([.I304:.I310])" office:value-type="float" office:value="13060.2857142857" calcext:value-type="float">
            <text:p>13060.2857142857</text:p>
          </table:table-cell>
          <table:table-cell table:formula="of:=AVERAGE([.J304:.J310])" office:value-type="float" office:value="12721.4285714286" calcext:value-type="float">
            <text:p>12721.42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office:value-type="float" office:value="20254" calcext:value-type="float">
            <text:p>20254</text:p>
          </table:table-cell>
          <table:table-cell office:value-type="float" office:value="375" calcext:value-type="float">
            <text:p>375</text:p>
          </table:table-cell>
          <table:table-cell office:value-type="float" office:value="13151.7" calcext:value-type="float">
            <text:p>13151.7</text:p>
          </table:table-cell>
          <table:table-cell table:number-columns-repeated="2"/>
          <table:table-cell office:value-type="float" office:value="373" calcext:value-type="float">
            <text:p>373</text:p>
          </table:table-cell>
          <table:table-cell table:formula="of:=VLOOKUP([.$H308];[.$B$2:.$C$500];2)" office:value-type="float" office:value="13250" calcext:value-type="float">
            <text:p>13250</text:p>
          </table:table-cell>
          <table:table-cell table:formula="of:=VLOOKUP([.$H308];[.$D$2:.$E$500];2)" office:value-type="float" office:value="12923" calcext:value-type="float">
            <text:p>12923</text:p>
          </table:table-cell>
          <table:table-cell table:formula="of:=AVERAGE([.I305:.I311])" office:value-type="float" office:value="13234.8571428571" calcext:value-type="float">
            <text:p>13234.8571428571</text:p>
          </table:table-cell>
          <table:table-cell table:formula="of:=AVERAGE([.J305:.J311])" office:value-type="float" office:value="12902.5285714286" calcext:value-type="float">
            <text:p>12902.52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office:value-type="float" office:value="20444" calcext:value-type="float">
            <text:p>20444</text:p>
          </table:table-cell>
          <table:table-cell office:value-type="float" office:value="376" calcext:value-type="float">
            <text:p>376</text:p>
          </table:table-cell>
          <table:table-cell office:value-type="float" office:value="13381.7" calcext:value-type="float">
            <text:p>13381.7</text:p>
          </table:table-cell>
          <table:table-cell table:number-columns-repeated="2"/>
          <table:table-cell office:value-type="float" office:value="374" calcext:value-type="float">
            <text:p>374</text:p>
          </table:table-cell>
          <table:table-cell table:formula="of:=VLOOKUP([.$H309];[.$B$2:.$C$500];2)" office:value-type="float" office:value="13410" calcext:value-type="float">
            <text:p>13410</text:p>
          </table:table-cell>
          <table:table-cell table:formula="of:=VLOOKUP([.$H309];[.$D$2:.$E$500];2)" office:value-type="float" office:value="13035.1" calcext:value-type="float">
            <text:p>13035.1</text:p>
          </table:table-cell>
          <table:table-cell table:formula="of:=AVERAGE([.I306:.I312])" office:value-type="float" office:value="13408.8571428571" calcext:value-type="float">
            <text:p>13408.8571428571</text:p>
          </table:table-cell>
          <table:table-cell table:formula="of:=AVERAGE([.J306:.J312])" office:value-type="float" office:value="13092.8857142857" calcext:value-type="float">
            <text:p>13092.88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office:value-type="float" office:value="20630" calcext:value-type="float">
            <text:p>20630</text:p>
          </table:table-cell>
          <table:table-cell office:value-type="float" office:value="377" calcext:value-type="float">
            <text:p>377</text:p>
          </table:table-cell>
          <table:table-cell office:value-type="float" office:value="13683.7" calcext:value-type="float">
            <text:p>13683.7</text:p>
          </table:table-cell>
          <table:table-cell table:number-columns-repeated="2"/>
          <table:table-cell office:value-type="float" office:value="375" calcext:value-type="float">
            <text:p>375</text:p>
          </table:table-cell>
          <table:table-cell table:formula="of:=VLOOKUP([.$H310];[.$B$2:.$C$500];2)" office:value-type="float" office:value="13592" calcext:value-type="float">
            <text:p>13592</text:p>
          </table:table-cell>
          <table:table-cell table:formula="of:=VLOOKUP([.$H310];[.$D$2:.$E$500];2)" office:value-type="float" office:value="13151.7" calcext:value-type="float">
            <text:p>13151.7</text:p>
          </table:table-cell>
          <table:table-cell table:formula="of:=AVERAGE([.I307:.I313])" office:value-type="float" office:value="13583.8571428571" calcext:value-type="float">
            <text:p>13583.8571428571</text:p>
          </table:table-cell>
          <table:table-cell table:formula="of:=AVERAGE([.J307:.J313])" office:value-type="float" office:value="13287.6142857143" calcext:value-type="float">
            <text:p>13287.6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office:value-type="float" office:value="20800" calcext:value-type="float">
            <text:p>20800</text:p>
          </table:table-cell>
          <table:table-cell office:value-type="float" office:value="378" calcext:value-type="float">
            <text:p>378</text:p>
          </table:table-cell>
          <table:table-cell office:value-type="float" office:value="13994.7" calcext:value-type="float">
            <text:p>13994.7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table:formula="of:=VLOOKUP([.$H311];[.$B$2:.$C$500];2)" office:value-type="float" office:value="13756" calcext:value-type="float">
            <text:p>13756</text:p>
          </table:table-cell>
          <table:table-cell table:formula="of:=VLOOKUP([.$H311];[.$D$2:.$E$500];2)" office:value-type="float" office:value="13381.7" calcext:value-type="float">
            <text:p>13381.7</text:p>
          </table:table-cell>
          <table:table-cell table:formula="of:=AVERAGE([.I308:.I314])" office:value-type="float" office:value="13757.5714285714" calcext:value-type="float">
            <text:p>13757.5714285714</text:p>
          </table:table-cell>
          <table:table-cell table:formula="of:=AVERAGE([.J308:.J314])" office:value-type="float" office:value="13496.0142857143" calcext:value-type="float">
            <text:p>13496.0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office:value-type="float" office:value="21002" calcext:value-type="float">
            <text:p>21002</text:p>
          </table:table-cell>
          <table:table-cell office:value-type="float" office:value="379" calcext:value-type="float">
            <text:p>379</text:p>
          </table:table-cell>
          <table:table-cell office:value-type="float" office:value="14302.2" calcext:value-type="float">
            <text:p>14302.2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table:formula="of:=VLOOKUP([.$H312];[.$B$2:.$C$500];2)" office:value-type="float" office:value="13930" calcext:value-type="float">
            <text:p>13930</text:p>
          </table:table-cell>
          <table:table-cell table:formula="of:=VLOOKUP([.$H312];[.$D$2:.$E$500];2)" office:value-type="float" office:value="13683.7" calcext:value-type="float">
            <text:p>13683.7</text:p>
          </table:table-cell>
          <table:table-cell table:formula="of:=AVERAGE([.I309:.I315])" office:value-type="float" office:value="13926.8571428571" calcext:value-type="float">
            <text:p>13926.8571428571</text:p>
          </table:table-cell>
          <table:table-cell table:formula="of:=AVERAGE([.J309:.J315])" office:value-type="float" office:value="13730.0857142857" calcext:value-type="float">
            <text:p>13730.08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office:value-type="float" office:value="21194" calcext:value-type="float">
            <text:p>21194</text:p>
          </table:table-cell>
          <table:table-cell office:value-type="float" office:value="380" calcext:value-type="float">
            <text:p>380</text:p>
          </table:table-cell>
          <table:table-cell office:value-type="float" office:value="14561.5" calcext:value-type="float">
            <text:p>14561.5</text:p>
          </table:table-cell>
          <table:table-cell table:number-columns-repeated="2"/>
          <table:table-cell office:value-type="float" office:value="378" calcext:value-type="float">
            <text:p>378</text:p>
          </table:table-cell>
          <table:table-cell table:formula="of:=VLOOKUP([.$H313];[.$B$2:.$C$500];2)" office:value-type="float" office:value="14094" calcext:value-type="float">
            <text:p>14094</text:p>
          </table:table-cell>
          <table:table-cell table:formula="of:=VLOOKUP([.$H313];[.$D$2:.$E$500];2)" office:value-type="float" office:value="13994.7" calcext:value-type="float">
            <text:p>13994.7</text:p>
          </table:table-cell>
          <table:table-cell table:formula="of:=AVERAGE([.I310:.I316])" office:value-type="float" office:value="14095" calcext:value-type="float">
            <text:p>14095</text:p>
          </table:table-cell>
          <table:table-cell table:formula="of:=AVERAGE([.J310:.J316])" office:value-type="float" office:value="13971.7428571429" calcext:value-type="float">
            <text:p>13971.7428571429</text:p>
          </table:table-cell>
          <table:table-cell/>
          <table:table-cell table:formula="of:=SUM([.I310:.I316])" office:value-type="float" office:value="98665" calcext:value-type="float">
            <text:p>98665</text:p>
          </table:table-cell>
          <table:table-cell table:formula="of:=SUM([.J310:.J316])" office:value-type="float" office:value="97802.2" calcext:value-type="float">
            <text:p>97802.2</text:p>
          </table:table-cell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office:value-type="float" office:value="21392" calcext:value-type="float">
            <text:p>21392</text:p>
          </table:table-cell>
          <table:table-cell office:value-type="float" office:value="381" calcext:value-type="float">
            <text:p>381</text:p>
          </table:table-cell>
          <table:table-cell office:value-type="float" office:value="14726.7" calcext:value-type="float">
            <text:p>14726.7</text:p>
          </table:table-cell>
          <table:table-cell table:number-columns-repeated="2"/>
          <table:table-cell office:value-type="float" office:value="379" calcext:value-type="float">
            <text:p>379</text:p>
          </table:table-cell>
          <table:table-cell table:formula="of:=VLOOKUP([.$H314];[.$B$2:.$C$500];2)" office:value-type="float" office:value="14271" calcext:value-type="float">
            <text:p>14271</text:p>
          </table:table-cell>
          <table:table-cell table:formula="of:=VLOOKUP([.$H314];[.$D$2:.$E$500];2)" office:value-type="float" office:value="14302.2" calcext:value-type="float">
            <text:p>14302.2</text:p>
          </table:table-cell>
          <table:table-cell table:formula="of:=AVERAGE([.I311:.I317])" office:value-type="float" office:value="14259.2857142857" calcext:value-type="float">
            <text:p>14259.2857142857</text:p>
          </table:table-cell>
          <table:table-cell table:formula="of:=AVERAGE([.J311:.J317])" office:value-type="float" office:value="14208.6142857143" calcext:value-type="float">
            <text:p>14208.6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office:value-type="float" office:value="21605" calcext:value-type="float">
            <text:p>21605</text:p>
          </table:table-cell>
          <table:table-cell office:value-type="float" office:value="382" calcext:value-type="float">
            <text:p>382</text:p>
          </table:table-cell>
          <table:table-cell office:value-type="float" office:value="14809.8" calcext:value-type="float">
            <text:p>14809.8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table:formula="of:=VLOOKUP([.$H315];[.$B$2:.$C$500];2)" office:value-type="float" office:value="14435" calcext:value-type="float">
            <text:p>14435</text:p>
          </table:table-cell>
          <table:table-cell table:formula="of:=VLOOKUP([.$H315];[.$D$2:.$E$500];2)" office:value-type="float" office:value="14561.5" calcext:value-type="float">
            <text:p>14561.5</text:p>
          </table:table-cell>
          <table:table-cell table:formula="of:=AVERAGE([.I312:.I318])" office:value-type="float" office:value="14422.5714285714" calcext:value-type="float">
            <text:p>14422.5714285714</text:p>
          </table:table-cell>
          <table:table-cell table:formula="of:=AVERAGE([.J312:.J318])" office:value-type="float" office:value="14440.1" calcext:value-type="float">
            <text:p>14440.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office:value-type="float" office:value="21783" calcext:value-type="float">
            <text:p>21783</text:p>
          </table:table-cell>
          <table:table-cell office:value-type="float" office:value="383" calcext:value-type="float">
            <text:p>383</text:p>
          </table:table-cell>
          <table:table-cell office:value-type="float" office:value="15002.1" calcext:value-type="float">
            <text:p>15002.1</text:p>
          </table:table-cell>
          <table:table-cell table:number-columns-repeated="2"/>
          <table:table-cell office:value-type="float" office:value="381" calcext:value-type="float">
            <text:p>381</text:p>
          </table:table-cell>
          <table:table-cell table:formula="of:=VLOOKUP([.$H316];[.$B$2:.$C$500];2)" office:value-type="float" office:value="14587" calcext:value-type="float">
            <text:p>14587</text:p>
          </table:table-cell>
          <table:table-cell table:formula="of:=VLOOKUP([.$H316];[.$D$2:.$E$500];2)" office:value-type="float" office:value="14726.7" calcext:value-type="float">
            <text:p>14726.7</text:p>
          </table:table-cell>
          <table:table-cell table:formula="of:=AVERAGE([.I313:.I319])" office:value-type="float" office:value="14582.7142857143" calcext:value-type="float">
            <text:p>14582.7142857143</text:p>
          </table:table-cell>
          <table:table-cell table:formula="of:=AVERAGE([.J313:.J319])" office:value-type="float" office:value="14657.7" calcext:value-type="float">
            <text:p>14657.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float" office:value="21980" calcext:value-type="float">
            <text:p>21980</text:p>
          </table:table-cell>
          <table:table-cell office:value-type="float" office:value="384" calcext:value-type="float">
            <text:p>384</text:p>
          </table:table-cell>
          <table:table-cell office:value-type="float" office:value="15206.9" calcext:value-type="float">
            <text:p>15206.9</text:p>
          </table:table-cell>
          <table:table-cell table:number-columns-repeated="2"/>
          <table:table-cell office:value-type="float" office:value="382" calcext:value-type="float">
            <text:p>382</text:p>
          </table:table-cell>
          <table:table-cell table:formula="of:=VLOOKUP([.$H317];[.$B$2:.$C$500];2)" office:value-type="float" office:value="14742" calcext:value-type="float">
            <text:p>14742</text:p>
          </table:table-cell>
          <table:table-cell table:formula="of:=VLOOKUP([.$H317];[.$D$2:.$E$500];2)" office:value-type="float" office:value="14809.8" calcext:value-type="float">
            <text:p>14809.8</text:p>
          </table:table-cell>
          <table:table-cell table:formula="of:=AVERAGE([.I314:.I320])" office:value-type="float" office:value="14740.2857142857" calcext:value-type="float">
            <text:p>14740.2857142857</text:p>
          </table:table-cell>
          <table:table-cell table:formula="of:=AVERAGE([.J314:.J320])" office:value-type="float" office:value="14860.0428571429" calcext:value-type="float">
            <text:p>14860.04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office:value-type="float" office:value="22176" calcext:value-type="float">
            <text:p>22176</text:p>
          </table:table-cell>
          <table:table-cell office:value-type="float" office:value="385" calcext:value-type="float">
            <text:p>385</text:p>
          </table:table-cell>
          <table:table-cell office:value-type="float" office:value="15411.1" calcext:value-type="float">
            <text:p>15411.1</text:p>
          </table:table-cell>
          <table:table-cell table:number-columns-repeated="2"/>
          <table:table-cell office:value-type="float" office:value="383" calcext:value-type="float">
            <text:p>383</text:p>
          </table:table-cell>
          <table:table-cell table:formula="of:=VLOOKUP([.$H318];[.$B$2:.$C$500];2)" office:value-type="float" office:value="14899" calcext:value-type="float">
            <text:p>14899</text:p>
          </table:table-cell>
          <table:table-cell table:formula="of:=VLOOKUP([.$H318];[.$D$2:.$E$500];2)" office:value-type="float" office:value="15002.1" calcext:value-type="float">
            <text:p>15002.1</text:p>
          </table:table-cell>
          <table:table-cell table:formula="of:=AVERAGE([.I315:.I321])" office:value-type="float" office:value="14893.7142857143" calcext:value-type="float">
            <text:p>14893.7142857143</text:p>
          </table:table-cell>
          <table:table-cell table:formula="of:=AVERAGE([.J315:.J321])" office:value-type="float" office:value="15040.8142857143" calcext:value-type="float">
            <text:p>15040.8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office:value-type="float" office:value="22411" calcext:value-type="float">
            <text:p>22411</text:p>
          </table:table-cell>
          <table:table-cell office:value-type="float" office:value="386" calcext:value-type="float">
            <text:p>386</text:p>
          </table:table-cell>
          <table:table-cell office:value-type="float" office:value="15567.6" calcext:value-type="float">
            <text:p>15567.6</text:p>
          </table:table-cell>
          <table:table-cell table:number-columns-repeated="2"/>
          <table:table-cell office:value-type="float" office:value="384" calcext:value-type="float">
            <text:p>384</text:p>
          </table:table-cell>
          <table:table-cell table:formula="of:=VLOOKUP([.$H319];[.$B$2:.$C$500];2)" office:value-type="float" office:value="15051" calcext:value-type="float">
            <text:p>15051</text:p>
          </table:table-cell>
          <table:table-cell table:formula="of:=VLOOKUP([.$H319];[.$D$2:.$E$500];2)" office:value-type="float" office:value="15206.9" calcext:value-type="float">
            <text:p>15206.9</text:p>
          </table:table-cell>
          <table:table-cell table:formula="of:=AVERAGE([.I316:.I322])" office:value-type="float" office:value="15042.7142857143" calcext:value-type="float">
            <text:p>15042.7142857143</text:p>
          </table:table-cell>
          <table:table-cell table:formula="of:=AVERAGE([.J316:.J322])" office:value-type="float" office:value="15210.5571428571" calcext:value-type="float">
            <text:p>15210.55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office:value-type="float" office:value="22630" calcext:value-type="float">
            <text:p>22630</text:p>
          </table:table-cell>
          <table:table-cell office:value-type="float" office:value="387" calcext:value-type="float">
            <text:p>387</text:p>
          </table:table-cell>
          <table:table-cell office:value-type="float" office:value="15749.7" calcext:value-type="float">
            <text:p>15749.7</text:p>
          </table:table-cell>
          <table:table-cell table:number-columns-repeated="2"/>
          <table:table-cell office:value-type="float" office:value="385" calcext:value-type="float">
            <text:p>385</text:p>
          </table:table-cell>
          <table:table-cell table:formula="of:=VLOOKUP([.$H320];[.$B$2:.$C$500];2)" office:value-type="float" office:value="15197" calcext:value-type="float">
            <text:p>15197</text:p>
          </table:table-cell>
          <table:table-cell table:formula="of:=VLOOKUP([.$H320];[.$D$2:.$E$500];2)" office:value-type="float" office:value="15411.1" calcext:value-type="float">
            <text:p>15411.1</text:p>
          </table:table-cell>
          <table:table-cell table:formula="of:=AVERAGE([.I317:.I323])" office:value-type="float" office:value="15190.2857142857" calcext:value-type="float">
            <text:p>15190.2857142857</text:p>
          </table:table-cell>
          <table:table-cell table:formula="of:=AVERAGE([.J317:.J323])" office:value-type="float" office:value="15370.3857142857" calcext:value-type="float">
            <text:p>15370.3857142857</text:p>
          </table:table-cell>
          <table:table-cell/>
          <table:table-cell table:formula="of:=SUM([.I317:.I323])" office:value-type="float" office:value="106332" calcext:value-type="float">
            <text:p>106332</text:p>
          </table:table-cell>
          <table:table-cell table:formula="of:=SUM([.J317:.J323])" office:value-type="float" office:value="107592.7" calcext:value-type="float">
            <text:p>107592.7</text:p>
          </table:table-cell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office:value-type="float" office:value="22853" calcext:value-type="float">
            <text:p>22853</text:p>
          </table:table-cell>
          <table:table-cell office:value-type="float" office:value="388" calcext:value-type="float">
            <text:p>388</text:p>
          </table:table-cell>
          <table:table-cell office:value-type="float" office:value="15845.5" calcext:value-type="float">
            <text:p>15845.5</text:p>
          </table:table-cell>
          <table:table-cell table:number-columns-repeated="2"/>
          <table:table-cell office:value-type="float" office:value="386" calcext:value-type="float">
            <text:p>386</text:p>
          </table:table-cell>
          <table:table-cell table:formula="of:=VLOOKUP([.$H321];[.$B$2:.$C$500];2)" office:value-type="float" office:value="15345" calcext:value-type="float">
            <text:p>15345</text:p>
          </table:table-cell>
          <table:table-cell table:formula="of:=VLOOKUP([.$H321];[.$D$2:.$E$500];2)" office:value-type="float" office:value="15567.6" calcext:value-type="float">
            <text:p>15567.6</text:p>
          </table:table-cell>
          <table:table-cell table:formula="of:=AVERAGE([.I318:.I324])" office:value-type="float" office:value="15336.1428571429" calcext:value-type="float">
            <text:p>15336.1428571429</text:p>
          </table:table-cell>
          <table:table-cell table:formula="of:=AVERAGE([.J318:.J324])" office:value-type="float" office:value="15526.2285714286" calcext:value-type="float">
            <text:p>15526.22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office:value-type="float" office:value="23075" calcext:value-type="float">
            <text:p>23075</text:p>
          </table:table-cell>
          <table:table-cell office:value-type="float" office:value="389" calcext:value-type="float">
            <text:p>389</text:p>
          </table:table-cell>
          <table:table-cell office:value-type="float" office:value="15900.7" calcext:value-type="float">
            <text:p>15900.7</text:p>
          </table:table-cell>
          <table:table-cell table:number-columns-repeated="2"/>
          <table:table-cell office:value-type="float" office:value="387" calcext:value-type="float">
            <text:p>387</text:p>
          </table:table-cell>
          <table:table-cell table:formula="of:=VLOOKUP([.$H322];[.$B$2:.$C$500];2)" office:value-type="float" office:value="15478" calcext:value-type="float">
            <text:p>15478</text:p>
          </table:table-cell>
          <table:table-cell table:formula="of:=VLOOKUP([.$H322];[.$D$2:.$E$500];2)" office:value-type="float" office:value="15749.7" calcext:value-type="float">
            <text:p>15749.7</text:p>
          </table:table-cell>
          <table:table-cell table:formula="of:=AVERAGE([.I319:.I325])" office:value-type="float" office:value="15478.7142857143" calcext:value-type="float">
            <text:p>15478.7142857143</text:p>
          </table:table-cell>
          <table:table-cell table:formula="of:=AVERAGE([.J319:.J325])" office:value-type="float" office:value="15675.2571428571" calcext:value-type="float">
            <text:p>15675.25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office:value-type="float" office:value="23283" calcext:value-type="float">
            <text:p>23283</text:p>
          </table:table-cell>
          <table:table-cell office:value-type="float" office:value="390" calcext:value-type="float">
            <text:p>390</text:p>
          </table:table-cell>
          <table:table-cell office:value-type="float" office:value="16045.3" calcext:value-type="float">
            <text:p>16045.3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table:formula="of:=VLOOKUP([.$H323];[.$B$2:.$C$500];2)" office:value-type="float" office:value="15620" calcext:value-type="float">
            <text:p>15620</text:p>
          </table:table-cell>
          <table:table-cell table:formula="of:=VLOOKUP([.$H323];[.$D$2:.$E$500];2)" office:value-type="float" office:value="15845.5" calcext:value-type="float">
            <text:p>15845.5</text:p>
          </table:table-cell>
          <table:table-cell table:formula="of:=AVERAGE([.I320:.I326])" office:value-type="float" office:value="15619.8571428571" calcext:value-type="float">
            <text:p>15619.8571428571</text:p>
          </table:table-cell>
          <table:table-cell table:formula="of:=AVERAGE([.J320:.J326])" office:value-type="float" office:value="15818.3714285714" calcext:value-type="float">
            <text:p>15818.3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office:value-type="float" office:value="23456" calcext:value-type="float">
            <text:p>23456</text:p>
          </table:table-cell>
          <table:table-cell office:value-type="float" office:value="391" calcext:value-type="float">
            <text:p>391</text:p>
          </table:table-cell>
          <table:table-cell office:value-type="float" office:value="16208.7" calcext:value-type="float">
            <text:p>16208.7</text:p>
          </table:table-cell>
          <table:table-cell table:number-columns-repeated="2"/>
          <table:table-cell office:value-type="float" office:value="389" calcext:value-type="float">
            <text:p>389</text:p>
          </table:table-cell>
          <table:table-cell table:formula="of:=VLOOKUP([.$H324];[.$B$2:.$C$500];2)" office:value-type="float" office:value="15763" calcext:value-type="float">
            <text:p>15763</text:p>
          </table:table-cell>
          <table:table-cell table:formula="of:=VLOOKUP([.$H324];[.$D$2:.$E$500];2)" office:value-type="float" office:value="15900.7" calcext:value-type="float">
            <text:p>15900.7</text:p>
          </table:table-cell>
          <table:table-cell table:formula="of:=AVERAGE([.I321:.I327])" office:value-type="float" office:value="15762.5714285714" calcext:value-type="float">
            <text:p>15762.5714285714</text:p>
          </table:table-cell>
          <table:table-cell table:formula="of:=AVERAGE([.J321:.J327])" office:value-type="float" office:value="15954.9285714286" calcext:value-type="float">
            <text:p>15954.92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office:value-type="float" office:value="23676" calcext:value-type="float">
            <text:p>23676</text:p>
          </table:table-cell>
          <table:table-cell office:value-type="float" office:value="392" calcext:value-type="float">
            <text:p>392</text:p>
          </table:table-cell>
          <table:table-cell office:value-type="float" office:value="16367" calcext:value-type="float">
            <text:p>16367</text:p>
          </table:table-cell>
          <table:table-cell table:number-columns-repeated="2"/>
          <table:table-cell office:value-type="float" office:value="390" calcext:value-type="float">
            <text:p>390</text:p>
          </table:table-cell>
          <table:table-cell table:formula="of:=VLOOKUP([.$H325];[.$B$2:.$C$500];2)" office:value-type="float" office:value="15897" calcext:value-type="float">
            <text:p>15897</text:p>
          </table:table-cell>
          <table:table-cell table:formula="of:=VLOOKUP([.$H325];[.$D$2:.$E$500];2)" office:value-type="float" office:value="16045.3" calcext:value-type="float">
            <text:p>16045.3</text:p>
          </table:table-cell>
          <table:table-cell table:formula="of:=AVERAGE([.I322:.I328])" office:value-type="float" office:value="15903.1428571429" calcext:value-type="float">
            <text:p>15903.1428571429</text:p>
          </table:table-cell>
          <table:table-cell table:formula="of:=AVERAGE([.J322:.J328])" office:value-type="float" office:value="16089.6285714286" calcext:value-type="float">
            <text:p>16089.62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office:value-type="float" office:value="23908" calcext:value-type="float">
            <text:p>23908</text:p>
          </table:table-cell>
          <table:table-cell office:value-type="float" office:value="393" calcext:value-type="float">
            <text:p>393</text:p>
          </table:table-cell>
          <table:table-cell office:value-type="float" office:value="16510.5" calcext:value-type="float">
            <text:p>16510.5</text:p>
          </table:table-cell>
          <table:table-cell table:number-columns-repeated="2"/>
          <table:table-cell office:value-type="float" office:value="391" calcext:value-type="float">
            <text:p>391</text:p>
          </table:table-cell>
          <table:table-cell table:formula="of:=VLOOKUP([.$H326];[.$B$2:.$C$500];2)" office:value-type="float" office:value="16039" calcext:value-type="float">
            <text:p>16039</text:p>
          </table:table-cell>
          <table:table-cell table:formula="of:=VLOOKUP([.$H326];[.$D$2:.$E$500];2)" office:value-type="float" office:value="16208.7" calcext:value-type="float">
            <text:p>16208.7</text:p>
          </table:table-cell>
          <table:table-cell table:formula="of:=AVERAGE([.I323:.I329])" office:value-type="float" office:value="16046.1428571429" calcext:value-type="float">
            <text:p>16046.1428571429</text:p>
          </table:table-cell>
          <table:table-cell table:formula="of:=AVERAGE([.J323:.J329])" office:value-type="float" office:value="16219.7571428571" calcext:value-type="float">
            <text:p>16219.7571428571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office:value-type="float" office:value="24118" calcext:value-type="float">
            <text:p>24118</text:p>
          </table:table-cell>
          <table:table-cell office:value-type="float" office:value="394" calcext:value-type="float">
            <text:p>394</text:p>
          </table:table-cell>
          <table:table-cell office:value-type="float" office:value="16660.6" calcext:value-type="float">
            <text:p>16660.6</text:p>
          </table:table-cell>
          <table:table-cell table:number-columns-repeated="2"/>
          <table:table-cell office:value-type="float" office:value="392" calcext:value-type="float">
            <text:p>392</text:p>
          </table:table-cell>
          <table:table-cell table:formula="of:=VLOOKUP([.$H327];[.$B$2:.$C$500];2)" office:value-type="float" office:value="16196" calcext:value-type="float">
            <text:p>16196</text:p>
          </table:table-cell>
          <table:table-cell table:formula="of:=VLOOKUP([.$H327];[.$D$2:.$E$500];2)" office:value-type="float" office:value="16367" calcext:value-type="float">
            <text:p>16367</text:p>
          </table:table-cell>
          <table:table-cell table:formula="of:=AVERAGE([.I324:.I330])" office:value-type="float" office:value="16186.2857142857" calcext:value-type="float">
            <text:p>16186.2857142857</text:p>
          </table:table-cell>
          <table:table-cell table:formula="of:=AVERAGE([.J324:.J330])" office:value-type="float" office:value="16346.8285714286" calcext:value-type="float">
            <text:p>16346.8285714286</text:p>
          </table:table-cell>
          <table:table-cell/>
          <table:table-cell table:formula="of:=SUM([.I324:.I330])" office:value-type="float" office:value="113304" calcext:value-type="float">
            <text:p>113304</text:p>
          </table:table-cell>
          <table:table-cell table:formula="of:=SUM([.J324:.J330])" office:value-type="float" office:value="114427.8" calcext:value-type="float">
            <text:p>114427.8</text:p>
          </table:table-cell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office:value-type="float" office:value="24309" calcext:value-type="float">
            <text:p>24309</text:p>
          </table:table-cell>
          <table:table-cell office:value-type="float" office:value="395" calcext:value-type="float">
            <text:p>395</text:p>
          </table:table-cell>
          <table:table-cell office:value-type="float" office:value="16735" calcext:value-type="float">
            <text:p>16735</text:p>
          </table:table-cell>
          <table:table-cell table:number-columns-repeated="2"/>
          <table:table-cell office:value-type="float" office:value="393" calcext:value-type="float">
            <text:p>393</text:p>
          </table:table-cell>
          <table:table-cell table:formula="of:=VLOOKUP([.$H328];[.$B$2:.$C$500];2)" office:value-type="float" office:value="16329" calcext:value-type="float">
            <text:p>16329</text:p>
          </table:table-cell>
          <table:table-cell table:formula="of:=VLOOKUP([.$H328];[.$D$2:.$E$500];2)" office:value-type="float" office:value="16510.5" calcext:value-type="float">
            <text:p>16510.5</text:p>
          </table:table-cell>
          <table:table-cell table:formula="of:=AVERAGE([.I325:.I331])" office:value-type="float" office:value="16322.5714285714" calcext:value-type="float">
            <text:p>16322.5714285714</text:p>
          </table:table-cell>
          <table:table-cell table:formula="of:=AVERAGE([.J325:.J331])" office:value-type="float" office:value="16472.6" calcext:value-type="float">
            <text:p>16472.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office:value-type="float" office:value="24521" calcext:value-type="float">
            <text:p>24521</text:p>
          </table:table-cell>
          <table:table-cell office:value-type="float" office:value="396" calcext:value-type="float">
            <text:p>396</text:p>
          </table:table-cell>
          <table:table-cell office:value-type="float" office:value="16781.1" calcext:value-type="float">
            <text:p>16781.1</text:p>
          </table:table-cell>
          <table:table-cell table:number-columns-repeated="2"/>
          <table:table-cell office:value-type="float" office:value="394" calcext:value-type="float">
            <text:p>394</text:p>
          </table:table-cell>
          <table:table-cell table:formula="of:=VLOOKUP([.$H329];[.$B$2:.$C$500];2)" office:value-type="float" office:value="16479" calcext:value-type="float">
            <text:p>16479</text:p>
          </table:table-cell>
          <table:table-cell table:formula="of:=VLOOKUP([.$H329];[.$D$2:.$E$500];2)" office:value-type="float" office:value="16660.6" calcext:value-type="float">
            <text:p>16660.6</text:p>
          </table:table-cell>
          <table:table-cell table:formula="of:=AVERAGE([.I326:.I332])" office:value-type="float" office:value="16458.5714285714" calcext:value-type="float">
            <text:p>16458.5714285714</text:p>
          </table:table-cell>
          <table:table-cell table:formula="of:=AVERAGE([.J326:.J332])" office:value-type="float" office:value="16597.2857142857" calcext:value-type="float">
            <text:p>16597.28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office:value-type="float" office:value="24692" calcext:value-type="float">
            <text:p>24692</text:p>
          </table:table-cell>
          <table:table-cell office:value-type="float" office:value="397" calcext:value-type="float">
            <text:p>397</text:p>
          </table:table-cell>
          <table:table-cell office:value-type="float" office:value="16918.1" calcext:value-type="float">
            <text:p>16918.1</text:p>
          </table:table-cell>
          <table:table-cell table:number-columns-repeated="2"/>
          <table:table-cell office:value-type="float" office:value="395" calcext:value-type="float">
            <text:p>395</text:p>
          </table:table-cell>
          <table:table-cell table:formula="of:=VLOOKUP([.$H330];[.$B$2:.$C$500];2)" office:value-type="float" office:value="16601" calcext:value-type="float">
            <text:p>16601</text:p>
          </table:table-cell>
          <table:table-cell table:formula="of:=VLOOKUP([.$H330];[.$D$2:.$E$500];2)" office:value-type="float" office:value="16735" calcext:value-type="float">
            <text:p>16735</text:p>
          </table:table-cell>
          <table:table-cell table:formula="of:=AVERAGE([.I327:.I333])" office:value-type="float" office:value="16593.4285714286" calcext:value-type="float">
            <text:p>16593.4285714286</text:p>
          </table:table-cell>
          <table:table-cell table:formula="of:=AVERAGE([.J327:.J333])" office:value-type="float" office:value="16719.5142857143" calcext:value-type="float">
            <text:p>16719.5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office:value-type="float" office:value="24864" calcext:value-type="float">
            <text:p>24864</text:p>
          </table:table-cell>
          <table:table-cell office:value-type="float" office:value="398" calcext:value-type="float">
            <text:p>398</text:p>
          </table:table-cell>
          <table:table-cell office:value-type="float" office:value="17064.3" calcext:value-type="float">
            <text:p>17064.3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table:formula="of:=VLOOKUP([.$H331];[.$B$2:.$C$500];2)" office:value-type="float" office:value="16717" calcext:value-type="float">
            <text:p>16717</text:p>
          </table:table-cell>
          <table:table-cell table:formula="of:=VLOOKUP([.$H331];[.$D$2:.$E$500];2)" office:value-type="float" office:value="16781.1" calcext:value-type="float">
            <text:p>16781.1</text:p>
          </table:table-cell>
          <table:table-cell table:formula="of:=AVERAGE([.I328:.I334])" office:value-type="float" office:value="16724.8571428571" calcext:value-type="float">
            <text:p>16724.8571428571</text:p>
          </table:table-cell>
          <table:table-cell table:formula="of:=AVERAGE([.J328:.J334])" office:value-type="float" office:value="16841.2142857143" calcext:value-type="float">
            <text:p>16841.2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office:value-type="float" office:value="25048" calcext:value-type="float">
            <text:p>25048</text:p>
          </table:table-cell>
          <table:table-cell office:value-type="float" office:value="399" calcext:value-type="float">
            <text:p>399</text:p>
          </table:table-cell>
          <table:table-cell office:value-type="float" office:value="17218.9" calcext:value-type="float">
            <text:p>17218.9</text:p>
          </table:table-cell>
          <table:table-cell table:number-columns-repeated="2"/>
          <table:table-cell office:value-type="float" office:value="397" calcext:value-type="float">
            <text:p>397</text:p>
          </table:table-cell>
          <table:table-cell table:formula="of:=VLOOKUP([.$H332];[.$B$2:.$C$500];2)" office:value-type="float" office:value="16849" calcext:value-type="float">
            <text:p>16849</text:p>
          </table:table-cell>
          <table:table-cell table:formula="of:=VLOOKUP([.$H332];[.$D$2:.$E$500];2)" office:value-type="float" office:value="16918.1" calcext:value-type="float">
            <text:p>16918.1</text:p>
          </table:table-cell>
          <table:table-cell table:formula="of:=AVERAGE([.I329:.I335])" office:value-type="float" office:value="16855.4285714286" calcext:value-type="float">
            <text:p>16855.4285714286</text:p>
          </table:table-cell>
          <table:table-cell table:formula="of:=AVERAGE([.J329:.J335])" office:value-type="float" office:value="16963.4285714286" calcext:value-type="float">
            <text:p>16963.4285714286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office:value-type="float" office:value="25249" calcext:value-type="float">
            <text:p>25249</text:p>
          </table:table-cell>
          <table:table-cell office:value-type="float" office:value="400" calcext:value-type="float">
            <text:p>400</text:p>
          </table:table-cell>
          <table:table-cell office:value-type="float" office:value="17366" calcext:value-type="float">
            <text:p>17366</text:p>
          </table:table-cell>
          <table:table-cell table:number-columns-repeated="2"/>
          <table:table-cell office:value-type="float" office:value="398" calcext:value-type="float">
            <text:p>398</text:p>
          </table:table-cell>
          <table:table-cell table:formula="of:=VLOOKUP([.$H333];[.$B$2:.$C$500];2)" office:value-type="float" office:value="16983" calcext:value-type="float">
            <text:p>16983</text:p>
          </table:table-cell>
          <table:table-cell table:formula="of:=VLOOKUP([.$H333];[.$D$2:.$E$500];2)" office:value-type="float" office:value="17064.3" calcext:value-type="float">
            <text:p>17064.3</text:p>
          </table:table-cell>
          <table:table-cell table:formula="of:=AVERAGE([.I330:.I336])" office:value-type="float" office:value="16982.2857142857" calcext:value-type="float">
            <text:p>16982.2857142857</text:p>
          </table:table-cell>
          <table:table-cell table:formula="of:=AVERAGE([.J330:.J336])" office:value-type="float" office:value="17083.0714285714" calcext:value-type="float">
            <text:p>17083.0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office:value-type="float" office:value="25436" calcext:value-type="float">
            <text:p>25436</text:p>
          </table:table-cell>
          <table:table-cell office:value-type="float" office:value="401" calcext:value-type="float">
            <text:p>401</text:p>
          </table:table-cell>
          <table:table-cell office:value-type="float" office:value="17498.1" calcext:value-type="float">
            <text:p>17498.1</text:p>
          </table:table-cell>
          <table:table-cell table:number-columns-repeated="2"/>
          <table:table-cell office:value-type="float" office:value="399" calcext:value-type="float">
            <text:p>399</text:p>
          </table:table-cell>
          <table:table-cell table:formula="of:=VLOOKUP([.$H334];[.$B$2:.$C$500];2)" office:value-type="float" office:value="17116" calcext:value-type="float">
            <text:p>17116</text:p>
          </table:table-cell>
          <table:table-cell table:formula="of:=VLOOKUP([.$H334];[.$D$2:.$E$500];2)" office:value-type="float" office:value="17218.9" calcext:value-type="float">
            <text:p>17218.9</text:p>
          </table:table-cell>
          <table:table-cell table:formula="of:=AVERAGE([.I331:.I337])" office:value-type="float" office:value="17109.8571428571" calcext:value-type="float">
            <text:p>17109.8571428571</text:p>
          </table:table-cell>
          <table:table-cell table:formula="of:=AVERAGE([.J331:.J337])" office:value-type="float" office:value="17201.7" calcext:value-type="float">
            <text:p>17201.7</text:p>
          </table:table-cell>
          <table:table-cell/>
          <table:table-cell table:formula="of:=SUM([.I331:.I337])" office:value-type="float" office:value="119769" calcext:value-type="float">
            <text:p>119769</text:p>
          </table:table-cell>
          <table:table-cell table:formula="of:=SUM([.J331:.J337])" office:value-type="float" office:value="120411.9" calcext:value-type="float">
            <text:p>120411.9</text:p>
          </table:table-cell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office:value-type="float" office:value="25615" calcext:value-type="float">
            <text:p>25615</text:p>
          </table:table-cell>
          <table:table-cell office:value-type="float" office:value="402" calcext:value-type="float">
            <text:p>402</text:p>
          </table:table-cell>
          <table:table-cell office:value-type="float" office:value="17565.4" calcext:value-type="float">
            <text:p>17565.4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formula="of:=VLOOKUP([.$H335];[.$B$2:.$C$500];2)" office:value-type="float" office:value="17243" calcext:value-type="float">
            <text:p>17243</text:p>
          </table:table-cell>
          <table:table-cell table:formula="of:=VLOOKUP([.$H335];[.$D$2:.$E$500];2)" office:value-type="float" office:value="17366" calcext:value-type="float">
            <text:p>17366</text:p>
          </table:table-cell>
          <table:table-cell table:formula="of:=AVERAGE([.I332:.I338])" office:value-type="float" office:value="17239.1428571429" calcext:value-type="float">
            <text:p>17239.1428571429</text:p>
          </table:table-cell>
          <table:table-cell table:formula="of:=AVERAGE([.J332:.J338])" office:value-type="float" office:value="17320.4428571429" calcext:value-type="float">
            <text:p>17320.442857142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office:value-type="float" office:value="25765" calcext:value-type="float">
            <text:p>25765</text:p>
          </table:table-cell>
          <table:table-cell office:value-type="float" office:value="403" calcext:value-type="float">
            <text:p>403</text:p>
          </table:table-cell>
          <table:table-cell office:value-type="float" office:value="17612.3" calcext:value-type="float">
            <text:p>17612.3</text:p>
          </table:table-cell>
          <table:table-cell table:number-columns-repeated="2"/>
          <table:table-cell office:value-type="float" office:value="401" calcext:value-type="float">
            <text:p>401</text:p>
          </table:table-cell>
          <table:table-cell table:formula="of:=VLOOKUP([.$H336];[.$B$2:.$C$500];2)" office:value-type="float" office:value="17367" calcext:value-type="float">
            <text:p>17367</text:p>
          </table:table-cell>
          <table:table-cell table:formula="of:=VLOOKUP([.$H336];[.$D$2:.$E$500];2)" office:value-type="float" office:value="17498.1" calcext:value-type="float">
            <text:p>17498.1</text:p>
          </table:table-cell>
          <table:table-cell table:formula="of:=AVERAGE([.I333:.I339])" office:value-type="float" office:value="17368.5714285714" calcext:value-type="float">
            <text:p>17368.5714285714</text:p>
          </table:table-cell>
          <table:table-cell table:formula="of:=AVERAGE([.J333:.J339])" office:value-type="float" office:value="17437.0142857143" calcext:value-type="float">
            <text:p>17437.0142857143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office:value-type="float" office:value="25904" calcext:value-type="float">
            <text:p>25904</text:p>
          </table:table-cell>
          <table:table-cell office:value-type="float" office:value="404" calcext:value-type="float">
            <text:p>404</text:p>
          </table:table-cell>
          <table:table-cell office:value-type="float" office:value="17734.1" calcext:value-type="float">
            <text:p>17734.1</text:p>
          </table:table-cell>
          <table:table-cell table:number-columns-repeated="2"/>
          <table:table-cell office:value-type="float" office:value="402" calcext:value-type="float">
            <text:p>402</text:p>
          </table:table-cell>
          <table:table-cell table:formula="of:=VLOOKUP([.$H337];[.$B$2:.$C$500];2)" office:value-type="float" office:value="17494" calcext:value-type="float">
            <text:p>17494</text:p>
          </table:table-cell>
          <table:table-cell table:formula="of:=VLOOKUP([.$H337];[.$D$2:.$E$500];2)" office:value-type="float" office:value="17565.4" calcext:value-type="float">
            <text:p>17565.4</text:p>
          </table:table-cell>
          <table:table-cell table:formula="of:=AVERAGE([.I334:.I340])" office:value-type="float" office:value="17497.8571428571" calcext:value-type="float">
            <text:p>17497.8571428571</text:p>
          </table:table-cell>
          <table:table-cell table:formula="of:=AVERAGE([.J334:.J340])" office:value-type="float" office:value="17553.6714285714" calcext:value-type="float">
            <text:p>17553.6714285714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office:value-type="float" office:value="26072" calcext:value-type="float">
            <text:p>26072</text:p>
          </table:table-cell>
          <table:table-cell office:value-type="float" office:value="405" calcext:value-type="float">
            <text:p>405</text:p>
          </table:table-cell>
          <table:table-cell office:value-type="float" office:value="17880.9" calcext:value-type="float">
            <text:p>17880.9</text:p>
          </table:table-cell>
          <table:table-cell table:number-columns-repeated="2"/>
          <table:table-cell office:value-type="float" office:value="403" calcext:value-type="float">
            <text:p>403</text:p>
          </table:table-cell>
          <table:table-cell table:formula="of:=VLOOKUP([.$H338];[.$B$2:.$C$500];2)" office:value-type="float" office:value="17622" calcext:value-type="float">
            <text:p>17622</text:p>
          </table:table-cell>
          <table:table-cell table:formula="of:=VLOOKUP([.$H338];[.$D$2:.$E$500];2)" office:value-type="float" office:value="17612.3" calcext:value-type="float">
            <text:p>17612.3</text:p>
          </table:table-cell>
          <table:table-cell table:formula="of:=AVERAGE([.I335:.I341])" office:value-type="float" office:value="17627.1428571429" calcext:value-type="float">
            <text:p>17627.1428571429</text:p>
          </table:table-cell>
          <table:table-cell table:formula="of:=AVERAGE([.J335:.J341])" office:value-type="float" office:value="17669.0857142857" calcext:value-type="float">
            <text:p>17669.0857142857</text:p>
          </table:table-cell>
          <table:table-cell table:number-columns-repeated="3"/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office:value-type="float" office:value="26174" calcext:value-type="float">
            <text:p>26174</text:p>
          </table:table-cell>
          <table:table-cell office:value-type="float" office:value="406" calcext:value-type="float">
            <text:p>406</text:p>
          </table:table-cell>
          <table:table-cell office:value-type="float" office:value="18026.8" calcext:value-type="float">
            <text:p>18026.8</text:p>
          </table:table-cell>
          <table:table-cell table:number-columns-repeated="2"/>
          <table:table-cell office:value-type="float" office:value="404" calcext:value-type="float">
            <text:p>404</text:p>
          </table:table-cell>
          <table:table-cell table:formula="of:=VLOOKUP([.$H339];[.$B$2:.$C$500];2)" office:value-type="float" office:value="17755" calcext:value-type="float">
            <text:p>17755</text:p>
          </table:table-cell>
          <table:table-cell table:formula="of:=VLOOKUP([.$H339];[.$D$2:.$E$500];2)" office:value-type="float" office:value="17734.1" calcext:value-type="float">
            <text:p>17734.1</text:p>
          </table:table-cell>
          <table:table-cell table:formula="of:=AVERAGE([.I336:.I342])" office:value-type="float" office:value="17756.5714285714" calcext:value-type="float">
            <text:p>17756.5714285714</text:p>
          </table:table-cell>
          <table:table-cell table:formula="of:=AVERAGE([.J336:.J342])" office:value-type="float" office:value="17783.1142857143" calcext:value-type="float">
            <text:p>17783.11428571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07" calcext:value-type="float">
            <text:p>407</text:p>
          </table:table-cell>
          <table:table-cell office:value-type="float" office:value="18164.2" calcext:value-type="float">
            <text:p>18164.2</text:p>
          </table:table-cell>
          <table:table-cell table:number-columns-repeated="2"/>
          <table:table-cell office:value-type="float" office:value="405" calcext:value-type="float">
            <text:p>405</text:p>
          </table:table-cell>
          <table:table-cell table:formula="of:=VLOOKUP([.$H340];[.$B$2:.$C$500];2)" office:value-type="float" office:value="17888" calcext:value-type="float">
            <text:p>17888</text:p>
          </table:table-cell>
          <table:table-cell table:formula="of:=VLOOKUP([.$H340];[.$D$2:.$E$500];2)" office:value-type="float" office:value="17880.9" calcext:value-type="float">
            <text:p>17880.9</text:p>
          </table:table-cell>
          <table:table-cell table:formula="of:=AVERAGE([.I337:.I343])" office:value-type="float" office:value="17888.5714285714" calcext:value-type="float">
            <text:p>17888.5714285714</text:p>
          </table:table-cell>
          <table:table-cell table:formula="of:=AVERAGE([.J337:.J343])" office:value-type="float" office:value="17898.2285714286" calcext:value-type="float">
            <text:p>17898.22857142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08" calcext:value-type="float">
            <text:p>408</text:p>
          </table:table-cell>
          <table:table-cell office:value-type="float" office:value="18303.9" calcext:value-type="float">
            <text:p>18303.9</text:p>
          </table:table-cell>
          <table:table-cell table:number-columns-repeated="2"/>
          <table:table-cell office:value-type="float" office:value="406" calcext:value-type="float">
            <text:p>406</text:p>
          </table:table-cell>
          <table:table-cell table:formula="of:=VLOOKUP([.$H341];[.$B$2:.$C$500];2)" office:value-type="float" office:value="18021" calcext:value-type="float">
            <text:p>18021</text:p>
          </table:table-cell>
          <table:table-cell table:formula="of:=VLOOKUP([.$H341];[.$D$2:.$E$500];2)" office:value-type="float" office:value="18026.8" calcext:value-type="float">
            <text:p>18026.8</text:p>
          </table:table-cell>
          <table:table-cell table:formula="of:=AVERAGE([.I338:.I344])" office:value-type="float" office:value="18018.8571428571" calcext:value-type="float">
            <text:p>18018.8571428571</text:p>
          </table:table-cell>
          <table:table-cell table:formula="of:=AVERAGE([.J338:.J344])" office:value-type="float" office:value="18015.1142857143" calcext:value-type="float">
            <text:p>18015.1142857143</text:p>
          </table:table-cell>
          <table:table-cell/>
          <table:table-cell table:formula="of:=SUM([.I338:.I344])" office:value-type="float" office:value="126132" calcext:value-type="float">
            <text:p>126132</text:p>
          </table:table-cell>
          <table:table-cell table:formula="of:=SUM([.J338:.J344])" office:value-type="float" office:value="126105.8" calcext:value-type="float">
            <text:p>126105.8</text:p>
          </table:table-cell>
        </table:table-row>
        <table:table-row table:style-name="ro1">
          <table:table-cell table:number-columns-repeated="3"/>
          <table:table-cell office:value-type="float" office:value="409" calcext:value-type="float">
            <text:p>409</text:p>
          </table:table-cell>
          <table:table-cell office:value-type="float" office:value="18383.6" calcext:value-type="float">
            <text:p>18383.6</text:p>
          </table:table-cell>
          <table:table-cell table:number-columns-repeated="2"/>
          <table:table-cell office:value-type="float" office:value="407" calcext:value-type="float">
            <text:p>407</text:p>
          </table:table-cell>
          <table:table-cell table:formula="of:=VLOOKUP([.$H342];[.$B$2:.$C$500];2)" office:value-type="float" office:value="18149" calcext:value-type="float">
            <text:p>18149</text:p>
          </table:table-cell>
          <table:table-cell table:formula="of:=VLOOKUP([.$H342];[.$D$2:.$E$500];2)" office:value-type="float" office:value="18164.2" calcext:value-type="float">
            <text:p>18164.2</text:p>
          </table:table-cell>
          <table:table-cell table:formula="of:=AVERAGE([.I339:.I345])" office:value-type="float" office:value="18151.4285714286" calcext:value-type="float">
            <text:p>18151.4285714286</text:p>
          </table:table-cell>
          <table:table-cell table:formula="of:=AVERAGE([.J339:.J345])" office:value-type="float" office:value="18131.9428571429" calcext:value-type="float">
            <text:p>18131.94285714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10" calcext:value-type="float">
            <text:p>410</text:p>
          </table:table-cell>
          <table:table-cell office:value-type="float" office:value="18430.1" calcext:value-type="float">
            <text:p>18430.1</text:p>
          </table:table-cell>
          <table:table-cell table:number-columns-repeated="2"/>
          <table:table-cell office:value-type="float" office:value="408" calcext:value-type="float">
            <text:p>408</text:p>
          </table:table-cell>
          <table:table-cell table:formula="of:=VLOOKUP([.$H343];[.$B$2:.$C$500];2)" office:value-type="float" office:value="18291" calcext:value-type="float">
            <text:p>18291</text:p>
          </table:table-cell>
          <table:table-cell table:formula="of:=VLOOKUP([.$H343];[.$D$2:.$E$500];2)" office:value-type="float" office:value="18303.9" calcext:value-type="float">
            <text:p>18303.9</text:p>
          </table:table-cell>
          <table:table-cell table:formula="of:=AVERAGE([.I340:.I346])" office:value-type="float" office:value="18283.4285714286" calcext:value-type="float">
            <text:p>18283.4285714286</text:p>
          </table:table-cell>
          <table:table-cell table:formula="of:=AVERAGE([.J340:.J346])" office:value-type="float" office:value="18246.9857142857" calcext:value-type="float">
            <text:p>18246.98571428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11" calcext:value-type="float">
            <text:p>411</text:p>
          </table:table-cell>
          <table:table-cell office:value-type="float" office:value="18539.4" calcext:value-type="float">
            <text:p>18539.4</text:p>
          </table:table-cell>
          <table:table-cell table:number-columns-repeated="2"/>
          <table:table-cell office:value-type="float" office:value="409" calcext:value-type="float">
            <text:p>409</text:p>
          </table:table-cell>
          <table:table-cell table:formula="of:=VLOOKUP([.$H344];[.$B$2:.$C$500];2)" office:value-type="float" office:value="18406" calcext:value-type="float">
            <text:p>18406</text:p>
          </table:table-cell>
          <table:table-cell table:formula="of:=VLOOKUP([.$H344];[.$D$2:.$E$500];2)" office:value-type="float" office:value="18383.6" calcext:value-type="float">
            <text:p>18383.6</text:p>
          </table:table-cell>
          <table:table-cell table:formula="of:=AVERAGE([.I341:.I347])" office:value-type="float" office:value="18417.7142857143" calcext:value-type="float">
            <text:p>18417.7142857143</text:p>
          </table:table-cell>
          <table:table-cell table:formula="of:=AVERAGE([.J341:.J347])" office:value-type="float" office:value="18362.7" calcext:value-type="float">
            <text:p>18362.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12" calcext:value-type="float">
            <text:p>412</text:p>
          </table:table-cell>
          <table:table-cell office:value-type="float" office:value="18690.9" calcext:value-type="float">
            <text:p>18690.9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table:formula="of:=VLOOKUP([.$H345];[.$B$2:.$C$500];2)" office:value-type="float" office:value="18550" calcext:value-type="float">
            <text:p>18550</text:p>
          </table:table-cell>
          <table:table-cell table:formula="of:=VLOOKUP([.$H345];[.$D$2:.$E$500];2)" office:value-type="float" office:value="18430.1" calcext:value-type="float">
            <text:p>18430.1</text:p>
          </table:table-cell>
          <table:table-cell table:formula="of:=AVERAGE([.I342:.I348])" office:value-type="float" office:value="18551.8571428571" calcext:value-type="float">
            <text:p>18551.8571428571</text:p>
          </table:table-cell>
          <table:table-cell table:formula="of:=AVERAGE([.J342:.J348])" office:value-type="float" office:value="18483.4142857143" calcext:value-type="float">
            <text:p>18483.41428571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13" calcext:value-type="float">
            <text:p>413</text:p>
          </table:table-cell>
          <table:table-cell office:value-type="float" office:value="18871.8" calcext:value-type="float">
            <text:p>18871.8</text:p>
          </table:table-cell>
          <table:table-cell table:number-columns-repeated="2"/>
          <table:table-cell office:value-type="float" office:value="411" calcext:value-type="float">
            <text:p>411</text:p>
          </table:table-cell>
          <table:table-cell table:formula="of:=VLOOKUP([.$H346];[.$B$2:.$C$500];2)" office:value-type="float" office:value="18679" calcext:value-type="float">
            <text:p>18679</text:p>
          </table:table-cell>
          <table:table-cell table:formula="of:=VLOOKUP([.$H346];[.$D$2:.$E$500];2)" office:value-type="float" office:value="18539.4" calcext:value-type="float">
            <text:p>18539.4</text:p>
          </table:table-cell>
          <table:table-cell table:formula="of:=AVERAGE([.I343:.I349])" office:value-type="float" office:value="18692.1428571429" calcext:value-type="float">
            <text:p>18692.1428571429</text:p>
          </table:table-cell>
          <table:table-cell table:formula="of:=AVERAGE([.J343:.J349])" office:value-type="float" office:value="18611.2857142857" calcext:value-type="float">
            <text:p>18611.28571428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14" calcext:value-type="float">
            <text:p>414</text:p>
          </table:table-cell>
          <table:table-cell office:value-type="float" office:value="19059.3" calcext:value-type="float">
            <text:p>19059.3</text:p>
          </table:table-cell>
          <table:table-cell table:number-columns-repeated="2"/>
          <table:table-cell office:value-type="float" office:value="412" calcext:value-type="float">
            <text:p>412</text:p>
          </table:table-cell>
          <table:table-cell table:formula="of:=VLOOKUP([.$H347];[.$B$2:.$C$500];2)" office:value-type="float" office:value="18828" calcext:value-type="float">
            <text:p>18828</text:p>
          </table:table-cell>
          <table:table-cell table:formula="of:=VLOOKUP([.$H347];[.$D$2:.$E$500];2)" office:value-type="float" office:value="18690.9" calcext:value-type="float">
            <text:p>18690.9</text:p>
          </table:table-cell>
          <table:table-cell table:formula="of:=AVERAGE([.I344:.I350])" office:value-type="float" office:value="18837.1428571429" calcext:value-type="float">
            <text:p>18837.1428571429</text:p>
          </table:table-cell>
          <table:table-cell table:formula="of:=AVERAGE([.J344:.J350])" office:value-type="float" office:value="18744.7142857143" calcext:value-type="float">
            <text:p>18744.71428571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15" calcext:value-type="float">
            <text:p>415</text:p>
          </table:table-cell>
          <table:table-cell office:value-type="float" office:value="19237.9" calcext:value-type="float">
            <text:p>19237.9</text:p>
          </table:table-cell>
          <table:table-cell table:number-columns-repeated="2"/>
          <table:table-cell office:value-type="float" office:value="413" calcext:value-type="float">
            <text:p>413</text:p>
          </table:table-cell>
          <table:table-cell table:formula="of:=VLOOKUP([.$H348];[.$B$2:.$C$500];2)" office:value-type="float" office:value="18960" calcext:value-type="float">
            <text:p>18960</text:p>
          </table:table-cell>
          <table:table-cell table:formula="of:=VLOOKUP([.$H348];[.$D$2:.$E$500];2)" office:value-type="float" office:value="18871.8" calcext:value-type="float">
            <text:p>18871.8</text:p>
          </table:table-cell>
          <table:table-cell table:formula="of:=AVERAGE([.I345:.I351])" office:value-type="float" office:value="18990.4285714286" calcext:value-type="float">
            <text:p>18990.4285714286</text:p>
          </table:table-cell>
          <table:table-cell table:formula="of:=AVERAGE([.J345:.J351])" office:value-type="float" office:value="18880.5285714286" calcext:value-type="float">
            <text:p>18880.5285714286</text:p>
          </table:table-cell>
          <table:table-cell/>
          <table:table-cell table:formula="of:=SUM([.I345:.I351])" office:value-type="float" office:value="132933" calcext:value-type="float">
            <text:p>132933</text:p>
          </table:table-cell>
          <table:table-cell table:formula="of:=SUM([.J345:.J351])" office:value-type="float" office:value="132163.7" calcext:value-type="float">
            <text:p>132163.7</text:p>
          </table:table-cell>
        </table:table-row>
        <table:table-row table:style-name="ro1">
          <table:table-cell table:number-columns-repeated="3"/>
          <table:table-cell office:value-type="float" office:value="416" calcext:value-type="float">
            <text:p>416</text:p>
          </table:table-cell>
          <table:table-cell office:value-type="float" office:value="19334.3" calcext:value-type="float">
            <text:p>19334.3</text:p>
          </table:table-cell>
          <table:table-cell table:number-columns-repeated="2"/>
          <table:table-cell office:value-type="float" office:value="414" calcext:value-type="float">
            <text:p>414</text:p>
          </table:table-cell>
          <table:table-cell table:formula="of:=VLOOKUP([.$H349];[.$B$2:.$C$500];2)" office:value-type="float" office:value="19131" calcext:value-type="float">
            <text:p>19131</text:p>
          </table:table-cell>
          <table:table-cell table:formula="of:=VLOOKUP([.$H349];[.$D$2:.$E$500];2)" office:value-type="float" office:value="19059.3" calcext:value-type="float">
            <text:p>19059.3</text:p>
          </table:table-cell>
          <table:table-cell table:formula="of:=AVERAGE([.I346:.I352])" office:value-type="float" office:value="19143.7142857143" calcext:value-type="float">
            <text:p>19143.7142857143</text:p>
          </table:table-cell>
          <table:table-cell table:formula="of:=AVERAGE([.J346:.J352])" office:value-type="float" office:value="19018.5857142857" calcext:value-type="float">
            <text:p>19018.58571428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17" calcext:value-type="float">
            <text:p>417</text:p>
          </table:table-cell>
          <table:table-cell office:value-type="float" office:value="19396.5" calcext:value-type="float">
            <text:p>19396.5</text:p>
          </table:table-cell>
          <table:table-cell table:number-columns-repeated="2"/>
          <table:table-cell office:value-type="float" office:value="415" calcext:value-type="float">
            <text:p>415</text:p>
          </table:table-cell>
          <table:table-cell table:formula="of:=VLOOKUP([.$H350];[.$B$2:.$C$500];2)" office:value-type="float" office:value="19306" calcext:value-type="float">
            <text:p>19306</text:p>
          </table:table-cell>
          <table:table-cell table:formula="of:=VLOOKUP([.$H350];[.$D$2:.$E$500];2)" office:value-type="float" office:value="19237.9" calcext:value-type="float">
            <text:p>19237.9</text:p>
          </table:table-cell>
          <table:table-cell table:formula="of:=AVERAGE([.I347:.I353])" office:value-type="float" office:value="19302.1428571429" calcext:value-type="float">
            <text:p>19302.1428571429</text:p>
          </table:table-cell>
          <table:table-cell table:formula="of:=AVERAGE([.J347:.J353])" office:value-type="float" office:value="19166.7142857143" calcext:value-type="float">
            <text:p>19166.71428571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18" calcext:value-type="float">
            <text:p>418</text:p>
          </table:table-cell>
          <table:table-cell office:value-type="float" office:value="19576.3" calcext:value-type="float">
            <text:p>19576.3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 table:formula="of:=VLOOKUP([.$H351];[.$B$2:.$C$500];2)" office:value-type="float" office:value="19479" calcext:value-type="float">
            <text:p>19479</text:p>
          </table:table-cell>
          <table:table-cell table:formula="of:=VLOOKUP([.$H351];[.$D$2:.$E$500];2)" office:value-type="float" office:value="19334.3" calcext:value-type="float">
            <text:p>19334.3</text:p>
          </table:table-cell>
          <table:table-cell table:formula="of:=AVERAGE([.I348:.I354])" office:value-type="float" office:value="19460.2857142857" calcext:value-type="float">
            <text:p>19460.2857142857</text:p>
          </table:table-cell>
          <table:table-cell table:formula="of:=AVERAGE([.J348:.J354])" office:value-type="float" office:value="19326.4285714286" calcext:value-type="float">
            <text:p>19326.42857142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19" calcext:value-type="float">
            <text:p>419</text:p>
          </table:table-cell>
          <table:table-cell office:value-type="float" office:value="19808.9" calcext:value-type="float">
            <text:p>19808.9</text:p>
          </table:table-cell>
          <table:table-cell table:number-columns-repeated="2"/>
          <table:table-cell office:value-type="float" office:value="417" calcext:value-type="float">
            <text:p>417</text:p>
          </table:table-cell>
          <table:table-cell table:formula="of:=VLOOKUP([.$H352];[.$B$2:.$C$500];2)" office:value-type="float" office:value="19623" calcext:value-type="float">
            <text:p>19623</text:p>
          </table:table-cell>
          <table:table-cell table:formula="of:=VLOOKUP([.$H352];[.$D$2:.$E$500];2)" office:value-type="float" office:value="19396.5" calcext:value-type="float">
            <text:p>19396.5</text:p>
          </table:table-cell>
          <table:table-cell table:formula="of:=AVERAGE([.I349:.I355])" office:value-type="float" office:value="19619.5714285714" calcext:value-type="float">
            <text:p>19619.5714285714</text:p>
          </table:table-cell>
          <table:table-cell table:formula="of:=AVERAGE([.J349:.J355])" office:value-type="float" office:value="19488.1285714286" calcext:value-type="float">
            <text:p>19488.12857142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20" calcext:value-type="float">
            <text:p>420</text:p>
          </table:table-cell>
          <table:table-cell office:value-type="float" office:value="20003.7" calcext:value-type="float">
            <text:p>20003.7</text:p>
          </table:table-cell>
          <table:table-cell table:number-columns-repeated="2"/>
          <table:table-cell office:value-type="float" office:value="418" calcext:value-type="float">
            <text:p>418</text:p>
          </table:table-cell>
          <table:table-cell table:formula="of:=VLOOKUP([.$H353];[.$B$2:.$C$500];2)" office:value-type="float" office:value="19788" calcext:value-type="float">
            <text:p>19788</text:p>
          </table:table-cell>
          <table:table-cell table:formula="of:=VLOOKUP([.$H353];[.$D$2:.$E$500];2)" office:value-type="float" office:value="19576.3" calcext:value-type="float">
            <text:p>19576.3</text:p>
          </table:table-cell>
          <table:table-cell table:formula="of:=AVERAGE([.I350:.I356])" office:value-type="float" office:value="19780" calcext:value-type="float">
            <text:p>19780</text:p>
          </table:table-cell>
          <table:table-cell table:formula="of:=AVERAGE([.J350:.J356])" office:value-type="float" office:value="19652.9714285714" calcext:value-type="float">
            <text:p>19652.97142857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21" calcext:value-type="float">
            <text:p>421</text:p>
          </table:table-cell>
          <table:table-cell office:value-type="float" office:value="20213.2" calcext:value-type="float">
            <text:p>20213.2</text:p>
          </table:table-cell>
          <table:table-cell table:number-columns-repeated="2"/>
          <table:table-cell office:value-type="float" office:value="419" calcext:value-type="float">
            <text:p>419</text:p>
          </table:table-cell>
          <table:table-cell table:formula="of:=VLOOKUP([.$H354];[.$B$2:.$C$500];2)" office:value-type="float" office:value="19935" calcext:value-type="float">
            <text:p>19935</text:p>
          </table:table-cell>
          <table:table-cell table:formula="of:=VLOOKUP([.$H354];[.$D$2:.$E$500];2)" office:value-type="float" office:value="19808.9" calcext:value-type="float">
            <text:p>19808.9</text:p>
          </table:table-cell>
          <table:table-cell table:formula="of:=AVERAGE([.I351:.I357])" office:value-type="float" office:value="19942.5714285714" calcext:value-type="float">
            <text:p>19942.5714285714</text:p>
          </table:table-cell>
          <table:table-cell table:formula="of:=AVERAGE([.J351:.J357])" office:value-type="float" office:value="19826.2285714286" calcext:value-type="float">
            <text:p>19826.22857142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22" calcext:value-type="float">
            <text:p>422</text:p>
          </table:table-cell>
          <table:table-cell office:value-type="float" office:value="20450.7" calcext:value-type="float">
            <text:p>20450.7</text:p>
          </table:table-cell>
          <table:table-cell table:number-columns-repeated="2"/>
          <table:table-cell office:value-type="float" office:value="420" calcext:value-type="float">
            <text:p>420</text:p>
          </table:table-cell>
          <table:table-cell table:formula="of:=VLOOKUP([.$H355];[.$B$2:.$C$500];2)" office:value-type="float" office:value="20075" calcext:value-type="float">
            <text:p>20075</text:p>
          </table:table-cell>
          <table:table-cell table:formula="of:=VLOOKUP([.$H355];[.$D$2:.$E$500];2)" office:value-type="float" office:value="20003.7" calcext:value-type="float">
            <text:p>20003.7</text:p>
          </table:table-cell>
          <table:table-cell table:formula="of:=AVERAGE([.I352:.I358])" office:value-type="float" office:value="20107" calcext:value-type="float">
            <text:p>20107</text:p>
          </table:table-cell>
          <table:table-cell table:formula="of:=AVERAGE([.J352:.J358])" office:value-type="float" office:value="20003.5285714286" calcext:value-type="float">
            <text:p>20003.5285714286</text:p>
          </table:table-cell>
          <table:table-cell/>
          <table:table-cell table:formula="of:=SUM([.I352:.I358])" office:value-type="float" office:value="140749" calcext:value-type="float">
            <text:p>140749</text:p>
          </table:table-cell>
          <table:table-cell table:formula="of:=SUM([.J352:.J358])" office:value-type="float" office:value="140024.7" calcext:value-type="float">
            <text:p>140024.7</text:p>
          </table:table-cell>
        </table:table-row>
        <table:table-row table:style-name="ro1">
          <table:table-cell table:number-columns-repeated="3"/>
          <table:table-cell office:value-type="float" office:value="423" calcext:value-type="float">
            <text:p>423</text:p>
          </table:table-cell>
          <table:table-cell office:value-type="float" office:value="20575.4" calcext:value-type="float">
            <text:p>20575.4</text:p>
          </table:table-cell>
          <table:table-cell table:number-columns-repeated="2"/>
          <table:table-cell office:value-type="float" office:value="421" calcext:value-type="float">
            <text:p>421</text:p>
          </table:table-cell>
          <table:table-cell table:formula="of:=VLOOKUP([.$H356];[.$B$2:.$C$500];2)" office:value-type="float" office:value="20254" calcext:value-type="float">
            <text:p>20254</text:p>
          </table:table-cell>
          <table:table-cell table:formula="of:=VLOOKUP([.$H356];[.$D$2:.$E$500];2)" office:value-type="float" office:value="20213.2" calcext:value-type="float">
            <text:p>20213.2</text:p>
          </table:table-cell>
          <table:table-cell table:formula="of:=AVERAGE([.I353:.I359])" office:value-type="float" office:value="20275.1428571429" calcext:value-type="float">
            <text:p>20275.1428571429</text:p>
          </table:table-cell>
          <table:table-cell table:formula="of:=AVERAGE([.J353:.J359])" office:value-type="float" office:value="20183.5" calcext:value-type="float">
            <text:p>20183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24" calcext:value-type="float">
            <text:p>424</text:p>
          </table:table-cell>
          <table:table-cell office:value-type="float" office:value="20656.3" calcext:value-type="float">
            <text:p>20656.3</text:p>
          </table:table-cell>
          <table:table-cell table:number-columns-repeated="2"/>
          <table:table-cell office:value-type="float" office:value="422" calcext:value-type="float">
            <text:p>422</text:p>
          </table:table-cell>
          <table:table-cell table:formula="of:=VLOOKUP([.$H357];[.$B$2:.$C$500];2)" office:value-type="float" office:value="20444" calcext:value-type="float">
            <text:p>20444</text:p>
          </table:table-cell>
          <table:table-cell table:formula="of:=VLOOKUP([.$H357];[.$D$2:.$E$500];2)" office:value-type="float" office:value="20450.7" calcext:value-type="float">
            <text:p>20450.7</text:p>
          </table:table-cell>
          <table:table-cell table:formula="of:=AVERAGE([.I354:.I360])" office:value-type="float" office:value="20448.5714285714" calcext:value-type="float">
            <text:p>20448.5714285714</text:p>
          </table:table-cell>
          <table:table-cell table:formula="of:=AVERAGE([.J354:.J360])" office:value-type="float" office:value="20369.8142857143" calcext:value-type="float">
            <text:p>20369.81428571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25" calcext:value-type="float">
            <text:p>425</text:p>
          </table:table-cell>
          <table:table-cell office:value-type="float" office:value="20880.5" calcext:value-type="float">
            <text:p>20880.5</text:p>
          </table:table-cell>
          <table:table-cell table:number-columns-repeated="2"/>
          <table:table-cell office:value-type="float" office:value="423" calcext:value-type="float">
            <text:p>423</text:p>
          </table:table-cell>
          <table:table-cell table:formula="of:=VLOOKUP([.$H358];[.$B$2:.$C$500];2)" office:value-type="float" office:value="20630" calcext:value-type="float">
            <text:p>20630</text:p>
          </table:table-cell>
          <table:table-cell table:formula="of:=VLOOKUP([.$H358];[.$D$2:.$E$500];2)" office:value-type="float" office:value="20575.4" calcext:value-type="float">
            <text:p>20575.4</text:p>
          </table:table-cell>
          <table:table-cell table:formula="of:=AVERAGE([.I355:.I361])" office:value-type="float" office:value="20628.4285714286" calcext:value-type="float">
            <text:p>20628.4285714286</text:p>
          </table:table-cell>
          <table:table-cell table:formula="of:=AVERAGE([.J355:.J361])" office:value-type="float" office:value="20561.8428571429" calcext:value-type="float">
            <text:p>20561.84285714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26" calcext:value-type="float">
            <text:p>426</text:p>
          </table:table-cell>
          <table:table-cell office:value-type="float" office:value="21153.1" calcext:value-type="float">
            <text:p>21153.1</text:p>
          </table:table-cell>
          <table:table-cell table:number-columns-repeated="2"/>
          <table:table-cell office:value-type="float" office:value="424" calcext:value-type="float">
            <text:p>424</text:p>
          </table:table-cell>
          <table:table-cell table:formula="of:=VLOOKUP([.$H359];[.$B$2:.$C$500];2)" office:value-type="float" office:value="20800" calcext:value-type="float">
            <text:p>20800</text:p>
          </table:table-cell>
          <table:table-cell table:formula="of:=VLOOKUP([.$H359];[.$D$2:.$E$500];2)" office:value-type="float" office:value="20656.3" calcext:value-type="float">
            <text:p>20656.3</text:p>
          </table:table-cell>
          <table:table-cell table:formula="of:=AVERAGE([.I356:.I362])" office:value-type="float" office:value="20816.5714285714" calcext:value-type="float">
            <text:p>20816.5714285714</text:p>
          </table:table-cell>
          <table:table-cell table:formula="of:=AVERAGE([.J356:.J362])" office:value-type="float" office:value="20761.0857142857" calcext:value-type="float">
            <text:p>20761.08571428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27" calcext:value-type="float">
            <text:p>427</text:p>
          </table:table-cell>
          <table:table-cell office:value-type="float" office:value="21398.4" calcext:value-type="float">
            <text:p>21398.4</text:p>
          </table:table-cell>
          <table:table-cell table:number-columns-repeated="2"/>
          <table:table-cell office:value-type="float" office:value="425" calcext:value-type="float">
            <text:p>425</text:p>
          </table:table-cell>
          <table:table-cell table:formula="of:=VLOOKUP([.$H360];[.$B$2:.$C$500];2)" office:value-type="float" office:value="21002" calcext:value-type="float">
            <text:p>21002</text:p>
          </table:table-cell>
          <table:table-cell table:formula="of:=VLOOKUP([.$H360];[.$D$2:.$E$500];2)" office:value-type="float" office:value="20880.5" calcext:value-type="float">
            <text:p>20880.5</text:p>
          </table:table-cell>
          <table:table-cell table:formula="of:=AVERAGE([.I357:.I363])" office:value-type="float" office:value="21009.5714285714" calcext:value-type="float">
            <text:p>21009.5714285714</text:p>
          </table:table-cell>
          <table:table-cell table:formula="of:=AVERAGE([.J357:.J363])" office:value-type="float" office:value="20967.2142857143" calcext:value-type="float">
            <text:p>20967.21428571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28" calcext:value-type="float">
            <text:p>428</text:p>
          </table:table-cell>
          <table:table-cell office:value-type="float" office:value="21656.1" calcext:value-type="float">
            <text:p>21656.1</text:p>
          </table:table-cell>
          <table:table-cell table:number-columns-repeated="2"/>
          <table:table-cell office:value-type="float" office:value="426" calcext:value-type="float">
            <text:p>426</text:p>
          </table:table-cell>
          <table:table-cell table:formula="of:=VLOOKUP([.$H361];[.$B$2:.$C$500];2)" office:value-type="float" office:value="21194" calcext:value-type="float">
            <text:p>21194</text:p>
          </table:table-cell>
          <table:table-cell table:formula="of:=VLOOKUP([.$H361];[.$D$2:.$E$500];2)" office:value-type="float" office:value="21153.1" calcext:value-type="float">
            <text:p>21153.1</text:p>
          </table:table-cell>
          <table:table-cell table:formula="of:=AVERAGE([.I358:.I364])" office:value-type="float" office:value="21200.8571428571" calcext:value-type="float">
            <text:p>21200.8571428571</text:p>
          </table:table-cell>
          <table:table-cell table:formula="of:=AVERAGE([.J358:.J364])" office:value-type="float" office:value="21177.4571428571" calcext:value-type="float">
            <text:p>21177.45714285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29" calcext:value-type="float">
            <text:p>429</text:p>
          </table:table-cell>
          <table:table-cell office:value-type="float" office:value="21922.4" calcext:value-type="float">
            <text:p>21922.4</text:p>
          </table:table-cell>
          <table:table-cell table:number-columns-repeated="2"/>
          <table:table-cell office:value-type="float" office:value="427" calcext:value-type="float">
            <text:p>427</text:p>
          </table:table-cell>
          <table:table-cell table:formula="of:=VLOOKUP([.$H362];[.$B$2:.$C$500];2)" office:value-type="float" office:value="21392" calcext:value-type="float">
            <text:p>21392</text:p>
          </table:table-cell>
          <table:table-cell table:formula="of:=VLOOKUP([.$H362];[.$D$2:.$E$500];2)" office:value-type="float" office:value="21398.4" calcext:value-type="float">
            <text:p>21398.4</text:p>
          </table:table-cell>
          <table:table-cell table:formula="of:=AVERAGE([.I359:.I365])" office:value-type="float" office:value="21393.7142857143" calcext:value-type="float">
            <text:p>21393.7142857143</text:p>
          </table:table-cell>
          <table:table-cell table:formula="of:=AVERAGE([.J359:.J365])" office:value-type="float" office:value="21388.8428571429" calcext:value-type="float">
            <text:p>21388.8428571429</text:p>
          </table:table-cell>
          <table:table-cell/>
          <table:table-cell table:formula="of:=SUM([.I359:.I365])" office:value-type="float" office:value="149756" calcext:value-type="float">
            <text:p>149756</text:p>
          </table:table-cell>
          <table:table-cell table:formula="of:=SUM([.J359:.J365])" office:value-type="float" office:value="149721.9" calcext:value-type="float">
            <text:p>149721.9</text:p>
          </table:table-cell>
        </table:table-row>
        <table:table-row table:style-name="ro1">
          <table:table-cell table:number-columns-repeated="3"/>
          <table:table-cell office:value-type="float" office:value="430" calcext:value-type="float">
            <text:p>430</text:p>
          </table:table-cell>
          <table:table-cell office:value-type="float" office:value="22055.1" calcext:value-type="float">
            <text:p>22055.1</text:p>
          </table:table-cell>
          <table:table-cell table:number-columns-repeated="2"/>
          <table:table-cell office:value-type="float" office:value="428" calcext:value-type="float">
            <text:p>428</text:p>
          </table:table-cell>
          <table:table-cell table:formula="of:=VLOOKUP([.$H363];[.$B$2:.$C$500];2)" office:value-type="float" office:value="21605" calcext:value-type="float">
            <text:p>21605</text:p>
          </table:table-cell>
          <table:table-cell table:formula="of:=VLOOKUP([.$H363];[.$D$2:.$E$500];2)" office:value-type="float" office:value="21656.1" calcext:value-type="float">
            <text:p>21656.1</text:p>
          </table:table-cell>
          <table:table-cell table:formula="of:=AVERAGE([.I360:.I366])" office:value-type="float" office:value="21590.2857142857" calcext:value-type="float">
            <text:p>21590.2857142857</text:p>
          </table:table-cell>
          <table:table-cell table:formula="of:=AVERAGE([.J360:.J366])" office:value-type="float" office:value="21601.5714285714" calcext:value-type="float">
            <text:p>21601.57142857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31" calcext:value-type="float">
            <text:p>431</text:p>
          </table:table-cell>
          <table:table-cell office:value-type="float" office:value="22145.4" calcext:value-type="float">
            <text:p>22145.4</text:p>
          </table:table-cell>
          <table:table-cell table:number-columns-repeated="2"/>
          <table:table-cell office:value-type="float" office:value="429" calcext:value-type="float">
            <text:p>429</text:p>
          </table:table-cell>
          <table:table-cell table:formula="of:=VLOOKUP([.$H364];[.$B$2:.$C$500];2)" office:value-type="float" office:value="21783" calcext:value-type="float">
            <text:p>21783</text:p>
          </table:table-cell>
          <table:table-cell table:formula="of:=VLOOKUP([.$H364];[.$D$2:.$E$500];2)" office:value-type="float" office:value="21922.4" calcext:value-type="float">
            <text:p>21922.4</text:p>
          </table:table-cell>
          <table:table-cell table:formula="of:=AVERAGE([.I361:.I367])" office:value-type="float" office:value="21791.5714285714" calcext:value-type="float">
            <text:p>21791.5714285714</text:p>
          </table:table-cell>
          <table:table-cell table:formula="of:=AVERAGE([.J361:.J367])" office:value-type="float" office:value="21816.6571428571" calcext:value-type="float">
            <text:p>21816.65714285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32" calcext:value-type="float">
            <text:p>432</text:p>
          </table:table-cell>
          <table:table-cell office:value-type="float" office:value="22386.1" calcext:value-type="float">
            <text:p>22386.1</text:p>
          </table:table-cell>
          <table:table-cell table:number-columns-repeated="2"/>
          <table:table-cell office:value-type="float" office:value="430" calcext:value-type="float">
            <text:p>430</text:p>
          </table:table-cell>
          <table:table-cell table:formula="of:=VLOOKUP([.$H365];[.$B$2:.$C$500];2)" office:value-type="float" office:value="21980" calcext:value-type="float">
            <text:p>21980</text:p>
          </table:table-cell>
          <table:table-cell table:formula="of:=VLOOKUP([.$H365];[.$D$2:.$E$500];2)" office:value-type="float" office:value="22055.1" calcext:value-type="float">
            <text:p>22055.1</text:p>
          </table:table-cell>
          <table:table-cell table:formula="of:=AVERAGE([.I362:.I368])" office:value-type="float" office:value="21996.7142857143" calcext:value-type="float">
            <text:p>21996.7142857143</text:p>
          </table:table-cell>
          <table:table-cell table:formula="of:=AVERAGE([.J362:.J368])" office:value-type="float" office:value="22036.8" calcext:value-type="float">
            <text:p>22036.8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33" calcext:value-type="float">
            <text:p>433</text:p>
          </table:table-cell>
          <table:table-cell office:value-type="float" office:value="22694.1" calcext:value-type="float">
            <text:p>22694.1</text:p>
          </table:table-cell>
          <table:table-cell table:number-columns-repeated="2"/>
          <table:table-cell office:value-type="float" office:value="431" calcext:value-type="float">
            <text:p>431</text:p>
          </table:table-cell>
          <table:table-cell table:formula="of:=VLOOKUP([.$H366];[.$B$2:.$C$500];2)" office:value-type="float" office:value="22176" calcext:value-type="float">
            <text:p>22176</text:p>
          </table:table-cell>
          <table:table-cell table:formula="of:=VLOOKUP([.$H366];[.$D$2:.$E$500];2)" office:value-type="float" office:value="22145.4" calcext:value-type="float">
            <text:p>22145.4</text:p>
          </table:table-cell>
          <table:table-cell table:formula="of:=AVERAGE([.I363:.I369])" office:value-type="float" office:value="22205.4285714286" calcext:value-type="float">
            <text:p>22205.4285714286</text:p>
          </table:table-cell>
          <table:table-cell table:formula="of:=AVERAGE([.J363:.J369])" office:value-type="float" office:value="22260.8142857143" calcext:value-type="float">
            <text:p>22260.81428571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34" calcext:value-type="float">
            <text:p>434</text:p>
          </table:table-cell>
          <table:table-cell office:value-type="float" office:value="22966.5" calcext:value-type="float">
            <text:p>22966.5</text:p>
          </table:table-cell>
          <table:table-cell table:number-columns-repeated="2"/>
          <table:table-cell office:value-type="float" office:value="432" calcext:value-type="float">
            <text:p>432</text:p>
          </table:table-cell>
          <table:table-cell table:formula="of:=VLOOKUP([.$H367];[.$B$2:.$C$500];2)" office:value-type="float" office:value="22411" calcext:value-type="float">
            <text:p>22411</text:p>
          </table:table-cell>
          <table:table-cell table:formula="of:=VLOOKUP([.$H367];[.$D$2:.$E$500];2)" office:value-type="float" office:value="22386.1" calcext:value-type="float">
            <text:p>22386.1</text:p>
          </table:table-cell>
          <table:table-cell table:formula="of:=AVERAGE([.I364:.I370])" office:value-type="float" office:value="22415.4285714286" calcext:value-type="float">
            <text:p>22415.4285714286</text:p>
          </table:table-cell>
          <table:table-cell table:formula="of:=AVERAGE([.J364:.J370])" office:value-type="float" office:value="22483.3571428571" calcext:value-type="float">
            <text:p>22483.35714285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35" calcext:value-type="float">
            <text:p>435</text:p>
          </table:table-cell>
          <table:table-cell office:value-type="float" office:value="23213.9" calcext:value-type="float">
            <text:p>23213.9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table:formula="of:=VLOOKUP([.$H368];[.$B$2:.$C$500];2)" office:value-type="float" office:value="22630" calcext:value-type="float">
            <text:p>22630</text:p>
          </table:table-cell>
          <table:table-cell table:formula="of:=VLOOKUP([.$H368];[.$D$2:.$E$500];2)" office:value-type="float" office:value="22694.1" calcext:value-type="float">
            <text:p>22694.1</text:p>
          </table:table-cell>
          <table:table-cell table:formula="of:=AVERAGE([.I365:.I371])" office:value-type="float" office:value="22629.7142857143" calcext:value-type="float">
            <text:p>22629.7142857143</text:p>
          </table:table-cell>
          <table:table-cell table:formula="of:=AVERAGE([.J365:.J371])" office:value-type="float" office:value="22701.5428571429" calcext:value-type="float">
            <text:p>22701.54285714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36" calcext:value-type="float">
            <text:p>436</text:p>
          </table:table-cell>
          <table:table-cell office:value-type="float" office:value="23449.7" calcext:value-type="float">
            <text:p>23449.7</text:p>
          </table:table-cell>
          <table:table-cell table:number-columns-repeated="2"/>
          <table:table-cell office:value-type="float" office:value="434" calcext:value-type="float">
            <text:p>434</text:p>
          </table:table-cell>
          <table:table-cell table:formula="of:=VLOOKUP([.$H369];[.$B$2:.$C$500];2)" office:value-type="float" office:value="22853" calcext:value-type="float">
            <text:p>22853</text:p>
          </table:table-cell>
          <table:table-cell table:formula="of:=VLOOKUP([.$H369];[.$D$2:.$E$500];2)" office:value-type="float" office:value="22966.5" calcext:value-type="float">
            <text:p>22966.5</text:p>
          </table:table-cell>
          <table:table-cell table:formula="of:=AVERAGE([.I366:.I372])" office:value-type="float" office:value="22840.5714285714" calcext:value-type="float">
            <text:p>22840.5714285714</text:p>
          </table:table-cell>
          <table:table-cell table:formula="of:=AVERAGE([.J366:.J372])" office:value-type="float" office:value="22924.6571428571" calcext:value-type="float">
            <text:p>22924.6571428571</text:p>
          </table:table-cell>
          <table:table-cell/>
          <table:table-cell table:formula="of:=SUM([.I366:.I372])" office:value-type="float" office:value="159884" calcext:value-type="float">
            <text:p>159884</text:p>
          </table:table-cell>
          <table:table-cell table:formula="of:=SUM([.J366:.J372])" office:value-type="float" office:value="160472.6" calcext:value-type="float">
            <text:p>160472.6</text:p>
          </table:table-cell>
        </table:table-row>
        <table:table-row table:style-name="ro1">
          <table:table-cell table:number-columns-repeated="3"/>
          <table:table-cell office:value-type="float" office:value="437" calcext:value-type="float">
            <text:p>437</text:p>
          </table:table-cell>
          <table:table-cell office:value-type="float" office:value="23616.9" calcext:value-type="float">
            <text:p>23616.9</text:p>
          </table:table-cell>
          <table:table-cell table:number-columns-repeated="2"/>
          <table:table-cell office:value-type="float" office:value="435" calcext:value-type="float">
            <text:p>435</text:p>
          </table:table-cell>
          <table:table-cell table:formula="of:=VLOOKUP([.$H370];[.$B$2:.$C$500];2)" office:value-type="float" office:value="23075" calcext:value-type="float">
            <text:p>23075</text:p>
          </table:table-cell>
          <table:table-cell table:formula="of:=VLOOKUP([.$H370];[.$D$2:.$E$500];2)" office:value-type="float" office:value="23213.9" calcext:value-type="float">
            <text:p>23213.9</text:p>
          </table:table-cell>
          <table:table-cell table:formula="of:=AVERAGE([.I367:.I373])" office:value-type="float" office:value="23054.8571428571" calcext:value-type="float">
            <text:p>23054.8571428571</text:p>
          </table:table-cell>
          <table:table-cell table:formula="of:=AVERAGE([.J367:.J373])" office:value-type="float" office:value="23147.3714285714" calcext:value-type="float">
            <text:p>23147.37142857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38" calcext:value-type="float">
            <text:p>438</text:p>
          </table:table-cell>
          <table:table-cell office:value-type="float" office:value="23704.4" calcext:value-type="float">
            <text:p>23704.4</text:p>
          </table:table-cell>
          <table:table-cell table:number-columns-repeated="2"/>
          <table:table-cell office:value-type="float" office:value="436" calcext:value-type="float">
            <text:p>436</text:p>
          </table:table-cell>
          <table:table-cell table:formula="of:=VLOOKUP([.$H371];[.$B$2:.$C$500];2)" office:value-type="float" office:value="23283" calcext:value-type="float">
            <text:p>23283</text:p>
          </table:table-cell>
          <table:table-cell table:formula="of:=VLOOKUP([.$H371];[.$D$2:.$E$500];2)" office:value-type="float" office:value="23449.7" calcext:value-type="float">
            <text:p>23449.7</text:p>
          </table:table-cell>
          <table:table-cell table:formula="of:=AVERAGE([.I368:.I374])" office:value-type="float" office:value="23268.7142857143" calcext:value-type="float">
            <text:p>23268.7142857143</text:p>
          </table:table-cell>
          <table:table-cell table:formula="of:=AVERAGE([.J368:.J374])" office:value-type="float" office:value="23363.2857142857" calcext:value-type="float">
            <text:p>23363.28571428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39" calcext:value-type="float">
            <text:p>439</text:p>
          </table:table-cell>
          <table:table-cell office:value-type="float" office:value="23897.5" calcext:value-type="float">
            <text:p>23897.5</text:p>
          </table:table-cell>
          <table:table-cell table:number-columns-repeated="2"/>
          <table:table-cell office:value-type="float" office:value="437" calcext:value-type="float">
            <text:p>437</text:p>
          </table:table-cell>
          <table:table-cell table:formula="of:=VLOOKUP([.$H372];[.$B$2:.$C$500];2)" office:value-type="float" office:value="23456" calcext:value-type="float">
            <text:p>23456</text:p>
          </table:table-cell>
          <table:table-cell table:formula="of:=VLOOKUP([.$H372];[.$D$2:.$E$500];2)" office:value-type="float" office:value="23616.9" calcext:value-type="float">
            <text:p>23616.9</text:p>
          </table:table-cell>
          <table:table-cell table:formula="of:=AVERAGE([.I369:.I375])" office:value-type="float" office:value="23481.2857142857" calcext:value-type="float">
            <text:p>23481.2857142857</text:p>
          </table:table-cell>
          <table:table-cell table:formula="of:=AVERAGE([.J369:.J375])" office:value-type="float" office:value="23570.5285714286" calcext:value-type="float">
            <text:p>23570.52857142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40" calcext:value-type="float">
            <text:p>440</text:p>
          </table:table-cell>
          <table:table-cell office:value-type="float" office:value="24144.8" calcext:value-type="float">
            <text:p>24144.8</text:p>
          </table:table-cell>
          <table:table-cell table:number-columns-repeated="2"/>
          <table:table-cell office:value-type="float" office:value="438" calcext:value-type="float">
            <text:p>438</text:p>
          </table:table-cell>
          <table:table-cell table:formula="of:=VLOOKUP([.$H373];[.$B$2:.$C$500];2)" office:value-type="float" office:value="23676" calcext:value-type="float">
            <text:p>23676</text:p>
          </table:table-cell>
          <table:table-cell table:formula="of:=VLOOKUP([.$H373];[.$D$2:.$E$500];2)" office:value-type="float" office:value="23704.4" calcext:value-type="float">
            <text:p>23704.4</text:p>
          </table:table-cell>
          <table:table-cell table:formula="of:=AVERAGE([.I370:.I376])" office:value-type="float" office:value="23689.2857142857" calcext:value-type="float">
            <text:p>23689.2857142857</text:p>
          </table:table-cell>
          <table:table-cell table:formula="of:=AVERAGE([.J370:.J376])" office:value-type="float" office:value="23774.9142857143" calcext:value-type="float">
            <text:p>23774.91428571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41" calcext:value-type="float">
            <text:p>441</text:p>
          </table:table-cell>
          <table:table-cell office:value-type="float" office:value="24397.2" calcext:value-type="float">
            <text:p>24397.2</text:p>
          </table:table-cell>
          <table:table-cell table:number-columns-repeated="2"/>
          <table:table-cell office:value-type="float" office:value="439" calcext:value-type="float">
            <text:p>439</text:p>
          </table:table-cell>
          <table:table-cell table:formula="of:=VLOOKUP([.$H374];[.$B$2:.$C$500];2)" office:value-type="float" office:value="23908" calcext:value-type="float">
            <text:p>23908</text:p>
          </table:table-cell>
          <table:table-cell table:formula="of:=VLOOKUP([.$H374];[.$D$2:.$E$500];2)" office:value-type="float" office:value="23897.5" calcext:value-type="float">
            <text:p>23897.5</text:p>
          </table:table-cell>
          <table:table-cell table:formula="of:=AVERAGE([.I371:.I377])" office:value-type="float" office:value="23895.8571428571" calcext:value-type="float">
            <text:p>23895.8571428571</text:p>
          </table:table-cell>
          <table:table-cell table:formula="of:=AVERAGE([.J371:.J377])" office:value-type="float" office:value="23973.8285714286" calcext:value-type="float">
            <text:p>23973.8285714286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42" calcext:value-type="float">
            <text:p>442</text:p>
          </table:table-cell>
          <table:table-cell office:value-type="float" office:value="24606.3" calcext:value-type="float">
            <text:p>24606.3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table:formula="of:=VLOOKUP([.$H375];[.$B$2:.$C$500];2)" office:value-type="float" office:value="24118" calcext:value-type="float">
            <text:p>24118</text:p>
          </table:table-cell>
          <table:table-cell table:formula="of:=VLOOKUP([.$H375];[.$D$2:.$E$500];2)" office:value-type="float" office:value="24144.8" calcext:value-type="float">
            <text:p>24144.8</text:p>
          </table:table-cell>
          <table:table-cell table:formula="of:=AVERAGE([.I372:.I378])" office:value-type="float" office:value="24097.1428571429" calcext:value-type="float">
            <text:p>24097.1428571429</text:p>
          </table:table-cell>
          <table:table-cell table:formula="of:=AVERAGE([.J372:.J378])" office:value-type="float" office:value="24179.1857142857" calcext:value-type="float">
            <text:p>24179.18571428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43" calcext:value-type="float">
            <text:p>443</text:p>
          </table:table-cell>
          <table:table-cell office:value-type="float" office:value="24887.2" calcext:value-type="float">
            <text:p>24887.2</text:p>
          </table:table-cell>
          <table:table-cell table:number-columns-repeated="2"/>
          <table:table-cell office:value-type="float" office:value="441" calcext:value-type="float">
            <text:p>441</text:p>
          </table:table-cell>
          <table:table-cell table:formula="of:=VLOOKUP([.$H376];[.$B$2:.$C$500];2)" office:value-type="float" office:value="24309" calcext:value-type="float">
            <text:p>24309</text:p>
          </table:table-cell>
          <table:table-cell table:formula="of:=VLOOKUP([.$H376];[.$D$2:.$E$500];2)" office:value-type="float" office:value="24397.2" calcext:value-type="float">
            <text:p>24397.2</text:p>
          </table:table-cell>
          <table:table-cell table:formula="of:=AVERAGE([.I373:.I379])" office:value-type="float" office:value="24298.2857142857" calcext:value-type="float">
            <text:p>24298.2857142857</text:p>
          </table:table-cell>
          <table:table-cell table:formula="of:=AVERAGE([.J373:.J379])" office:value-type="float" office:value="24378.8285714286" calcext:value-type="float">
            <text:p>24378.8285714286</text:p>
          </table:table-cell>
          <table:table-cell/>
          <table:table-cell table:formula="of:=SUM([.I373:.I379])" office:value-type="float" office:value="170088" calcext:value-type="float">
            <text:p>170088</text:p>
          </table:table-cell>
          <table:table-cell table:formula="of:=SUM([.J373:.J379])" office:value-type="float" office:value="170651.8" calcext:value-type="float">
            <text:p>170651.8</text:p>
          </table:table-cell>
        </table:table-row>
        <table:table-row table:style-name="ro1">
          <table:table-cell table:number-columns-repeated="3"/>
          <table:table-cell office:value-type="float" office:value="444" calcext:value-type="float">
            <text:p>444</text:p>
          </table:table-cell>
          <table:table-cell office:value-type="float" office:value="25014.4" calcext:value-type="float">
            <text:p>25014.4</text:p>
          </table:table-cell>
          <table:table-cell table:number-columns-repeated="2"/>
          <table:table-cell office:value-type="float" office:value="442" calcext:value-type="float">
            <text:p>442</text:p>
          </table:table-cell>
          <table:table-cell table:formula="of:=VLOOKUP([.$H377];[.$B$2:.$C$500];2)" office:value-type="float" office:value="24521" calcext:value-type="float">
            <text:p>24521</text:p>
          </table:table-cell>
          <table:table-cell table:formula="of:=VLOOKUP([.$H377];[.$D$2:.$E$500];2)" office:value-type="float" office:value="24606.3" calcext:value-type="float">
            <text:p>24606.3</text:p>
          </table:table-cell>
          <table:table-cell table:formula="of:=AVERAGE([.I374:.I380])" office:value-type="float" office:value="24494.2857142857" calcext:value-type="float">
            <text:p>24494.2857142857</text:p>
          </table:table-cell>
          <table:table-cell table:formula="of:=AVERAGE([.J374:.J380])" office:value-type="float" office:value="24575.7142857143" calcext:value-type="float">
            <text:p>24575.71428571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45" calcext:value-type="float">
            <text:p>445</text:p>
          </table:table-cell>
          <table:table-cell office:value-type="float" office:value="25082.6" calcext:value-type="float">
            <text:p>25082.6</text:p>
          </table:table-cell>
          <table:table-cell table:number-columns-repeated="2"/>
          <table:table-cell office:value-type="float" office:value="443" calcext:value-type="float">
            <text:p>443</text:p>
          </table:table-cell>
          <table:table-cell table:formula="of:=VLOOKUP([.$H378];[.$B$2:.$C$500];2)" office:value-type="float" office:value="24692" calcext:value-type="float">
            <text:p>24692</text:p>
          </table:table-cell>
          <table:table-cell table:formula="of:=VLOOKUP([.$H378];[.$D$2:.$E$500];2)" office:value-type="float" office:value="24887.2" calcext:value-type="float">
            <text:p>24887.2</text:p>
          </table:table-cell>
          <table:table-cell table:formula="of:=AVERAGE([.I375:.I381])" office:value-type="float" office:value="24685.8571428571" calcext:value-type="float">
            <text:p>24685.8571428571</text:p>
          </table:table-cell>
          <table:table-cell table:formula="of:=AVERAGE([.J375:.J381])" office:value-type="float" office:value="24775" calcext:value-type="float">
            <text:p>2477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46" calcext:value-type="float">
            <text:p>446</text:p>
          </table:table-cell>
          <table:table-cell office:value-type="float" office:value="25292.5" calcext:value-type="float">
            <text:p>25292.5</text:p>
          </table:table-cell>
          <table:table-cell table:number-columns-repeated="2"/>
          <table:table-cell office:value-type="float" office:value="444" calcext:value-type="float">
            <text:p>444</text:p>
          </table:table-cell>
          <table:table-cell table:formula="of:=VLOOKUP([.$H379];[.$B$2:.$C$500];2)" office:value-type="float" office:value="24864" calcext:value-type="float">
            <text:p>24864</text:p>
          </table:table-cell>
          <table:table-cell table:formula="of:=VLOOKUP([.$H379];[.$D$2:.$E$500];2)" office:value-type="float" office:value="25014.4" calcext:value-type="float">
            <text:p>25014.4</text:p>
          </table:table-cell>
          <table:table-cell table:formula="of:=AVERAGE([.I376:.I382])" office:value-type="float" office:value="24874.1428571429" calcext:value-type="float">
            <text:p>24874.1428571429</text:p>
          </table:table-cell>
          <table:table-cell table:formula="of:=AVERAGE([.J376:.J382])" office:value-type="float" office:value="24974.9571428571" calcext:value-type="float">
            <text:p>24974.95714285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25544.5" calcext:value-type="float">
            <text:p>25544.5</text:p>
          </table:table-cell>
          <table:table-cell table:number-columns-repeated="2"/>
          <table:table-cell office:value-type="float" office:value="445" calcext:value-type="float">
            <text:p>445</text:p>
          </table:table-cell>
          <table:table-cell table:formula="of:=VLOOKUP([.$H380];[.$B$2:.$C$500];2)" office:value-type="float" office:value="25048" calcext:value-type="float">
            <text:p>25048</text:p>
          </table:table-cell>
          <table:table-cell table:formula="of:=VLOOKUP([.$H380];[.$D$2:.$E$500];2)" office:value-type="float" office:value="25082.6" calcext:value-type="float">
            <text:p>25082.6</text:p>
          </table:table-cell>
          <table:table-cell table:formula="of:=AVERAGE([.I377:.I383])" office:value-type="float" office:value="25060.7142857143" calcext:value-type="float">
            <text:p>25060.7142857143</text:p>
          </table:table-cell>
          <table:table-cell table:formula="of:=AVERAGE([.J377:.J383])" office:value-type="float" office:value="25170.7" calcext:value-type="float">
            <text:p>25170.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48" calcext:value-type="float">
            <text:p>448</text:p>
          </table:table-cell>
          <table:table-cell office:value-type="float" office:value="25767.4" calcext:value-type="float">
            <text:p>25767.4</text:p>
          </table:table-cell>
          <table:table-cell table:number-columns-repeated="2"/>
          <table:table-cell office:value-type="float" office:value="446" calcext:value-type="float">
            <text:p>446</text:p>
          </table:table-cell>
          <table:table-cell table:formula="of:=VLOOKUP([.$H381];[.$B$2:.$C$500];2)" office:value-type="float" office:value="25249" calcext:value-type="float">
            <text:p>25249</text:p>
          </table:table-cell>
          <table:table-cell table:formula="of:=VLOOKUP([.$H381];[.$D$2:.$E$500];2)" office:value-type="float" office:value="25292.5" calcext:value-type="float">
            <text:p>25292.5</text:p>
          </table:table-cell>
          <table:table-cell table:formula="of:=AVERAGE([.I378:.I384])" office:value-type="float" office:value="25238.4285714286" calcext:value-type="float">
            <text:p>25238.4285714286</text:p>
          </table:table-cell>
          <table:table-cell table:formula="of:=AVERAGE([.J378:.J384])" office:value-type="float" office:value="25364.9714285714" calcext:value-type="float">
            <text:p>25364.97142857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49" calcext:value-type="float">
            <text:p>449</text:p>
          </table:table-cell>
          <table:table-cell office:value-type="float" office:value="25966.2" calcext:value-type="float">
            <text:p>25966.2</text:p>
          </table:table-cell>
          <table:table-cell table:number-columns-repeated="2"/>
          <table:table-cell office:value-type="float" office:value="447" calcext:value-type="float">
            <text:p>447</text:p>
          </table:table-cell>
          <table:table-cell table:formula="of:=VLOOKUP([.$H382];[.$B$2:.$C$500];2)" office:value-type="float" office:value="25436" calcext:value-type="float">
            <text:p>25436</text:p>
          </table:table-cell>
          <table:table-cell table:formula="of:=VLOOKUP([.$H382];[.$D$2:.$E$500];2)" office:value-type="float" office:value="25544.5" calcext:value-type="float">
            <text:p>25544.5</text:p>
          </table:table-cell>
          <table:table-cell table:formula="of:=AVERAGE([.I379:.I385])" office:value-type="float" office:value="25411.5714285714" calcext:value-type="float">
            <text:p>25411.5714285714</text:p>
          </table:table-cell>
          <table:table-cell table:formula="of:=AVERAGE([.J379:.J385])" office:value-type="float" office:value="25543.9428571429" calcext:value-type="float">
            <text:p>25543.94285714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50" calcext:value-type="float">
            <text:p>450</text:p>
          </table:table-cell>
          <table:table-cell office:value-type="float" office:value="26140" calcext:value-type="float">
            <text:p>26140</text:p>
          </table:table-cell>
          <table:table-cell table:number-columns-repeated="2"/>
          <table:table-cell office:value-type="float" office:value="448" calcext:value-type="float">
            <text:p>448</text:p>
          </table:table-cell>
          <table:table-cell table:formula="of:=VLOOKUP([.$H383];[.$B$2:.$C$500];2)" office:value-type="float" office:value="25615" calcext:value-type="float">
            <text:p>25615</text:p>
          </table:table-cell>
          <table:table-cell table:formula="of:=VLOOKUP([.$H383];[.$D$2:.$E$500];2)" office:value-type="float" office:value="25767.4" calcext:value-type="float">
            <text:p>25767.4</text:p>
          </table:table-cell>
          <table:table-cell table:formula="of:=AVERAGE([.I380:.I386])" office:value-type="float" office:value="25584.1428571429" calcext:value-type="float">
            <text:p>25584.1428571429</text:p>
          </table:table-cell>
          <table:table-cell table:formula="of:=AVERAGE([.J380:.J386])" office:value-type="float" office:value="25720.2571428571" calcext:value-type="float">
            <text:p>25720.2571428571</text:p>
          </table:table-cell>
          <table:table-cell/>
          <table:table-cell table:formula="of:=SUM([.I380:.I386])" office:value-type="float" office:value="179089" calcext:value-type="float">
            <text:p>179089</text:p>
          </table:table-cell>
          <table:table-cell table:formula="of:=SUM([.J380:.J386])" office:value-type="float" office:value="180041.8" calcext:value-type="float">
            <text:p>180041.8</text:p>
          </table:table-cell>
        </table:table-row>
        <table:table-row table:style-name="ro1">
          <table:table-cell table:number-columns-repeated="3"/>
          <table:table-cell office:value-type="float" office:value="451" calcext:value-type="float">
            <text:p>451</text:p>
          </table:table-cell>
          <table:table-cell office:value-type="float" office:value="26248.6" calcext:value-type="float">
            <text:p>26248.6</text:p>
          </table:table-cell>
          <table:table-cell table:number-columns-repeated="2"/>
          <table:table-cell office:value-type="float" office:value="449" calcext:value-type="float">
            <text:p>449</text:p>
          </table:table-cell>
          <table:table-cell table:formula="of:=VLOOKUP([.$H384];[.$B$2:.$C$500];2)" office:value-type="float" office:value="25765" calcext:value-type="float">
            <text:p>25765</text:p>
          </table:table-cell>
          <table:table-cell table:formula="of:=VLOOKUP([.$H384];[.$D$2:.$E$500];2)" office:value-type="float" office:value="25966.2" calcext:value-type="float">
            <text:p>25966.2</text:p>
          </table:table-cell>
          <table:table-cell table:formula="of:=AVERAGE([.I381:.I387])" office:value-type="float" office:value="25745" calcext:value-type="float">
            <text:p>25745</text:p>
          </table:table-cell>
          <table:table-cell table:formula="of:=AVERAGE([.J381:.J387])" office:value-type="float" office:value="25895.6714285714" calcext:value-type="float">
            <text:p>25895.67142857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52" calcext:value-type="float">
            <text:p>452</text:p>
          </table:table-cell>
          <table:table-cell office:value-type="float" office:value="26310.5" calcext:value-type="float">
            <text:p>26310.5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table:formula="of:=VLOOKUP([.$H385];[.$B$2:.$C$500];2)" office:value-type="float" office:value="25904" calcext:value-type="float">
            <text:p>25904</text:p>
          </table:table-cell>
          <table:table-cell table:formula="of:=VLOOKUP([.$H385];[.$D$2:.$E$500];2)" office:value-type="float" office:value="26140" calcext:value-type="float">
            <text:p>26140</text:p>
          </table:table-cell>
          <table:table-cell table:formula="of:=AVERAGE([.I382:.I388])" office:value-type="float" office:value="25877.1428571429" calcext:value-type="float">
            <text:p>25877.1428571429</text:p>
          </table:table-cell>
          <table:table-cell table:formula="of:=AVERAGE([.J382:.J388])" office:value-type="float" office:value="26062.7714285714" calcext:value-type="float">
            <text:p>26062.77142857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53" calcext:value-type="float">
            <text:p>453</text:p>
          </table:table-cell>
          <table:table-cell office:value-type="float" office:value="26462.2" calcext:value-type="float">
            <text:p>26462.2</text:p>
          </table:table-cell>
          <table:table-cell table:number-columns-repeated="2"/>
          <table:table-cell office:value-type="float" office:value="451" calcext:value-type="float">
            <text:p>451</text:p>
          </table:table-cell>
          <table:table-cell table:formula="of:=VLOOKUP([.$H386];[.$B$2:.$C$500];2)" office:value-type="float" office:value="26072" calcext:value-type="float">
            <text:p>26072</text:p>
          </table:table-cell>
          <table:table-cell table:formula="of:=VLOOKUP([.$H386];[.$D$2:.$E$500];2)" office:value-type="float" office:value="26248.6" calcext:value-type="float">
            <text:p>26248.6</text:p>
          </table:table-cell>
          <table:table-cell table:formula="of:=AVERAGE([.I383:.I389])" office:value-type="float" office:value="25982.5714285714" calcext:value-type="float">
            <text:p>25982.5714285714</text:p>
          </table:table-cell>
          <table:table-cell table:formula="of:=AVERAGE([.J383:.J389])" office:value-type="float" office:value="26222.9" calcext:value-type="float">
            <text:p>26222.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54" calcext:value-type="float">
            <text:p>454</text:p>
          </table:table-cell>
          <table:table-cell office:value-type="float" office:value="26665.4" calcext:value-type="float">
            <text:p>26665.4</text:p>
          </table:table-cell>
          <table:table-cell table:number-columns-repeated="2"/>
          <table:table-cell office:value-type="float" office:value="452" calcext:value-type="float">
            <text:p>452</text:p>
          </table:table-cell>
          <table:table-cell table:formula="of:=VLOOKUP([.$H387];[.$B$2:.$C$500];2)" office:value-type="float" office:value="26174" calcext:value-type="float">
            <text:p>26174</text:p>
          </table:table-cell>
          <table:table-cell table:formula="of:=VLOOKUP([.$H387];[.$D$2:.$E$500];2)" office:value-type="float" office:value="26310.5" calcext:value-type="float">
            <text:p>26310.5</text:p>
          </table:table-cell>
          <table:table-cell table:formula="of:=AVERAGE([.I384:.I390])" office:value-type="float" office:value="26062.4285714286" calcext:value-type="float">
            <text:p>26062.4285714286</text:p>
          </table:table-cell>
          <table:table-cell table:formula="of:=AVERAGE([.J384:.J390])" office:value-type="float" office:value="26373.9857142857" calcext:value-type="float">
            <text:p>26373.985714285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55" calcext:value-type="float">
            <text:p>455</text:p>
          </table:table-cell>
          <table:table-cell office:value-type="float" office:value="26825" calcext:value-type="float">
            <text:p>26825</text:p>
          </table:table-cell>
          <table:table-cell table:number-columns-repeated="2"/>
          <table:table-cell office:value-type="float" office:value="453" calcext:value-type="float">
            <text:p>453</text:p>
          </table:table-cell>
          <table:table-cell table:formula="of:=VLOOKUP([.$H388];[.$B$2:.$C$500];2)" office:value-type="float" office:value="26174" calcext:value-type="float">
            <text:p>26174</text:p>
          </table:table-cell>
          <table:table-cell table:formula="of:=VLOOKUP([.$H388];[.$D$2:.$E$500];2)" office:value-type="float" office:value="26462.2" calcext:value-type="float">
            <text:p>26462.2</text:p>
          </table:table-cell>
          <table:table-cell table:formula="of:=AVERAGE([.I385:.I391])" office:value-type="float" office:value="26120.8571428571" calcext:value-type="float">
            <text:p>26120.8571428571</text:p>
          </table:table-cell>
          <table:table-cell table:formula="of:=AVERAGE([.J385:.J391])" office:value-type="float" office:value="26518.9" calcext:value-type="float">
            <text:p>26518.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56" calcext:value-type="float">
            <text:p>456</text:p>
          </table:table-cell>
          <table:table-cell office:value-type="float" office:value="26980.6" calcext:value-type="float">
            <text:p>26980.6</text:p>
          </table:table-cell>
          <table:table-cell table:number-columns-repeated="2"/>
          <table:table-cell office:value-type="float" office:value="454" calcext:value-type="float">
            <text:p>454</text:p>
          </table:table-cell>
          <table:table-cell table:formula="of:=VLOOKUP([.$H389];[.$B$2:.$C$500];2)" office:value-type="float" office:value="26174" calcext:value-type="float">
            <text:p>26174</text:p>
          </table:table-cell>
          <table:table-cell table:formula="of:=VLOOKUP([.$H389];[.$D$2:.$E$500];2)" office:value-type="float" office:value="26665.4" calcext:value-type="float">
            <text:p>26665.4</text:p>
          </table:table-cell>
          <table:table-cell table:formula="of:=AVERAGE([.I386:.I392])" office:value-type="float" office:value="26159.4285714286" calcext:value-type="float">
            <text:p>26159.4285714286</text:p>
          </table:table-cell>
          <table:table-cell table:formula="of:=AVERAGE([.J386:.J392])" office:value-type="float" office:value="26659.3571428571" calcext:value-type="float">
            <text:p>26659.357142857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57" calcext:value-type="float">
            <text:p>457</text:p>
          </table:table-cell>
          <table:table-cell office:value-type="float" office:value="27123.2" calcext:value-type="float">
            <text:p>27123.2</text:p>
          </table:table-cell>
          <table:table-cell table:number-columns-repeated="2"/>
          <table:table-cell office:value-type="float" office:value="455" calcext:value-type="float">
            <text:p>455</text:p>
          </table:table-cell>
          <table:table-cell table:formula="of:=VLOOKUP([.$H390];[.$B$2:.$C$500];2)" office:value-type="float" office:value="26174" calcext:value-type="float">
            <text:p>26174</text:p>
          </table:table-cell>
          <table:table-cell table:formula="of:=VLOOKUP([.$H390];[.$D$2:.$E$500];2)" office:value-type="float" office:value="26825" calcext:value-type="float">
            <text:p>26825</text:p>
          </table:table-cell>
          <table:table-cell table:formula="of:=AVERAGE([.I387:.I393])" office:value-type="float" office:value="26174" calcext:value-type="float">
            <text:p>26174</text:p>
          </table:table-cell>
          <table:table-cell table:formula="of:=AVERAGE([.J387:.J393])" office:value-type="float" office:value="26796.0571428571" calcext:value-type="float">
            <text:p>26796.0571428571</text:p>
          </table:table-cell>
          <table:table-cell/>
          <table:table-cell table:formula="of:=SUM([.I387:.I393])" office:value-type="float" office:value="183218" calcext:value-type="float">
            <text:p>183218</text:p>
          </table:table-cell>
          <table:table-cell table:formula="of:=SUM([.J387:.J393])" office:value-type="float" office:value="187572.4" calcext:value-type="float">
            <text:p>187572.4</text:p>
          </table:table-cell>
        </table:table-row>
        <table:table-row table:style-name="ro1">
          <table:table-cell table:number-columns-repeated="3"/>
          <table:table-cell office:value-type="float" office:value="458" calcext:value-type="float">
            <text:p>458</text:p>
          </table:table-cell>
          <table:table-cell office:value-type="float" office:value="27205.5" calcext:value-type="float">
            <text:p>27205.5</text:p>
          </table:table-cell>
          <table:table-cell table:number-columns-repeated="2"/>
          <table:table-cell office:value-type="float" office:value="456" calcext:value-type="float">
            <text:p>456</text:p>
          </table:table-cell>
          <table:table-cell table:formula="of:=VLOOKUP([.$H391];[.$B$2:.$C$500];2)" office:value-type="float" office:value="26174" calcext:value-type="float">
            <text:p>26174</text:p>
          </table:table-cell>
          <table:table-cell table:formula="of:=VLOOKUP([.$H391];[.$D$2:.$E$500];2)" office:value-type="float" office:value="26980.6" calcext:value-type="float">
            <text:p>26980.6</text:p>
          </table:table-cell>
          <table:table-cell table:formula="of:=AVERAGE([.I388:.I394])" office:value-type="float" office:value="26174" calcext:value-type="float">
            <text:p>26174</text:p>
          </table:table-cell>
          <table:table-cell table:formula="of:=AVERAGE([.J388:.J394])" office:value-type="float" office:value="26929.3142857143" calcext:value-type="float">
            <text:p>26929.3142857143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59" calcext:value-type="float">
            <text:p>459</text:p>
          </table:table-cell>
          <table:table-cell office:value-type="float" office:value="27243.3" calcext:value-type="float">
            <text:p>27243.3</text:p>
          </table:table-cell>
          <table:table-cell table:number-columns-repeated="2"/>
          <table:table-cell office:value-type="float" office:value="457" calcext:value-type="float">
            <text:p>457</text:p>
          </table:table-cell>
          <table:table-cell table:formula="of:=VLOOKUP([.$H392];[.$B$2:.$C$500];2)" office:value-type="float" office:value="26174" calcext:value-type="float">
            <text:p>26174</text:p>
          </table:table-cell>
          <table:table-cell table:formula="of:=VLOOKUP([.$H392];[.$D$2:.$E$500];2)" office:value-type="float" office:value="27123.2" calcext:value-type="float">
            <text:p>27123.2</text:p>
          </table:table-cell>
          <table:table-cell table:formula="of:=AVERAGE([.I389:.I395])" office:value-type="float" office:value="26174" calcext:value-type="float">
            <text:p>26174</text:p>
          </table:table-cell>
          <table:table-cell table:formula="of:=AVERAGE([.J389:.J395])" office:value-type="float" office:value="27060.5428571429" calcext:value-type="float">
            <text:p>27060.54285714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60" calcext:value-type="float">
            <text:p>460</text:p>
          </table:table-cell>
          <table:table-cell office:value-type="float" office:value="27380.8" calcext:value-type="float">
            <text:p>27380.8</text:p>
          </table:table-cell>
          <table:table-cell table:number-columns-repeated="2"/>
          <table:table-cell office:value-type="float" office:value="458" calcext:value-type="float">
            <text:p>458</text:p>
          </table:table-cell>
          <table:table-cell table:formula="of:=VLOOKUP([.$H393];[.$B$2:.$C$500];2)" office:value-type="float" office:value="26174" calcext:value-type="float">
            <text:p>26174</text:p>
          </table:table-cell>
          <table:table-cell table:formula="of:=VLOOKUP([.$H393];[.$D$2:.$E$500];2)" office:value-type="float" office:value="27205.5" calcext:value-type="float">
            <text:p>27205.5</text:p>
          </table:table-cell>
          <table:table-cell table:formula="of:=AVERAGE([.I390:.I396])" office:value-type="float" office:value="26174" calcext:value-type="float">
            <text:p>26174</text:p>
          </table:table-cell>
          <table:table-cell table:formula="of:=AVERAGE([.J390:.J396])" office:value-type="float" office:value="27184.9" calcext:value-type="float">
            <text:p>27184.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61" calcext:value-type="float">
            <text:p>461</text:p>
          </table:table-cell>
          <table:table-cell office:value-type="float" office:value="27535.9" calcext:value-type="float">
            <text:p>27535.9</text:p>
          </table:table-cell>
          <table:table-cell table:number-columns-repeated="2"/>
          <table:table-cell office:value-type="float" office:value="459" calcext:value-type="float">
            <text:p>459</text:p>
          </table:table-cell>
          <table:table-cell table:formula="of:=VLOOKUP([.$H394];[.$B$2:.$C$500];2)" office:value-type="float" office:value="26174" calcext:value-type="float">
            <text:p>26174</text:p>
          </table:table-cell>
          <table:table-cell table:formula="of:=VLOOKUP([.$H394];[.$D$2:.$E$500];2)" office:value-type="float" office:value="27243.3" calcext:value-type="float">
            <text:p>27243.3</text:p>
          </table:table-cell>
          <table:table-cell table:formula="of:=AVERAGE([.I391:.I397])" office:value-type="float" office:value="26174" calcext:value-type="float">
            <text:p>26174</text:p>
          </table:table-cell>
          <table:table-cell table:formula="of:=AVERAGE([.J391:.J397])" office:value-type="float" office:value="27307.0714285714" calcext:value-type="float">
            <text:p>27307.071428571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62" calcext:value-type="float">
            <text:p>462</text:p>
          </table:table-cell>
          <table:table-cell office:value-type="float" office:value="27680.2" calcext:value-type="float">
            <text:p>27680.2</text:p>
          </table:table-cell>
          <table:table-cell table:number-columns-repeated="2"/>
          <table:table-cell office:value-type="float" office:value="460" calcext:value-type="float">
            <text:p>460</text:p>
          </table:table-cell>
          <table:table-cell table:formula="of:=VLOOKUP([.$H395];[.$B$2:.$C$500];2)" office:value-type="float" office:value="26174" calcext:value-type="float">
            <text:p>26174</text:p>
          </table:table-cell>
          <table:table-cell table:formula="of:=VLOOKUP([.$H395];[.$D$2:.$E$500];2)" office:value-type="float" office:value="27380.8" calcext:value-type="float">
            <text:p>27380.8</text:p>
          </table:table-cell>
          <table:table-cell table:formula="of:=AVERAGE([.I392:.I398])" office:value-type="float" office:value="26174" calcext:value-type="float">
            <text:p>26174</text:p>
          </table:table-cell>
          <table:table-cell table:formula="of:=AVERAGE([.J392:.J398])" office:value-type="float" office:value="27424.2" calcext:value-type="float">
            <text:p>27424.2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63" calcext:value-type="float">
            <text:p>463</text:p>
          </table:table-cell>
          <table:table-cell office:value-type="float" office:value="27800.5" calcext:value-type="float">
            <text:p>27800.5</text:p>
          </table:table-cell>
          <table:table-cell table:number-columns-repeated="2"/>
          <table:table-cell office:value-type="float" office:value="461" calcext:value-type="float">
            <text:p>461</text:p>
          </table:table-cell>
          <table:table-cell table:formula="of:=VLOOKUP([.$H396];[.$B$2:.$C$500];2)" office:value-type="float" office:value="26174" calcext:value-type="float">
            <text:p>26174</text:p>
          </table:table-cell>
          <table:table-cell table:formula="of:=VLOOKUP([.$H396];[.$D$2:.$E$500];2)" office:value-type="float" office:value="27535.9" calcext:value-type="float">
            <text:p>27535.9</text:p>
          </table:table-cell>
          <table:table-cell table:formula="of:=AVERAGE([.I393:.I399])" office:value-type="float" office:value="26174" calcext:value-type="float">
            <text:p>26174</text:p>
          </table:table-cell>
          <table:table-cell table:formula="of:=AVERAGE([.J393:.J399])" office:value-type="float" office:value="27530.7" calcext:value-type="float">
            <text:p>27530.7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64" calcext:value-type="float">
            <text:p>464</text:p>
          </table:table-cell>
          <table:table-cell office:value-type="float" office:value="27868.7" calcext:value-type="float">
            <text:p>27868.7</text:p>
          </table:table-cell>
          <table:table-cell table:number-columns-repeated="2"/>
          <table:table-cell office:value-type="float" office:value="462" calcext:value-type="float">
            <text:p>462</text:p>
          </table:table-cell>
          <table:table-cell table:formula="of:=VLOOKUP([.$H397];[.$B$2:.$C$500];2)" office:value-type="float" office:value="26174" calcext:value-type="float">
            <text:p>26174</text:p>
          </table:table-cell>
          <table:table-cell table:formula="of:=VLOOKUP([.$H397];[.$D$2:.$E$500];2)" office:value-type="float" office:value="27680.2" calcext:value-type="float">
            <text:p>27680.2</text:p>
          </table:table-cell>
          <table:table-cell table:formula="of:=AVERAGE([.I394:.I400])" office:value-type="float" office:value="26174" calcext:value-type="float">
            <text:p>26174</text:p>
          </table:table-cell>
          <table:table-cell table:formula="of:=AVERAGE([.J394:.J400])" office:value-type="float" office:value="27632.4142857143" calcext:value-type="float">
            <text:p>27632.4142857143</text:p>
          </table:table-cell>
          <table:table-cell/>
          <table:table-cell table:formula="of:=SUM([.I394:.I400])" office:value-type="float" office:value="183218" calcext:value-type="float">
            <text:p>183218</text:p>
          </table:table-cell>
          <table:table-cell table:formula="of:=SUM([.J394:.J400])" office:value-type="float" office:value="193426.9" calcext:value-type="float">
            <text:p>193426.9</text:p>
          </table:table-cell>
        </table:table-row>
        <table:table-row table:style-name="ro1">
          <table:table-cell table:number-columns-repeated="3"/>
          <table:table-cell office:value-type="float" office:value="465" calcext:value-type="float">
            <text:p>465</text:p>
          </table:table-cell>
          <table:table-cell office:value-type="float" office:value="27917.5" calcext:value-type="float">
            <text:p>27917.5</text:p>
          </table:table-cell>
          <table:table-cell table:number-columns-repeated="2"/>
          <table:table-cell office:value-type="float" office:value="463" calcext:value-type="float">
            <text:p>463</text:p>
          </table:table-cell>
          <table:table-cell table:formula="of:=VLOOKUP([.$H398];[.$B$2:.$C$500];2)" office:value-type="float" office:value="26174" calcext:value-type="float">
            <text:p>26174</text:p>
          </table:table-cell>
          <table:table-cell table:formula="of:=VLOOKUP([.$H398];[.$D$2:.$E$500];2)" office:value-type="float" office:value="27800.5" calcext:value-type="float">
            <text:p>27800.5</text:p>
          </table:table-cell>
          <table:table-cell table:formula="of:=AVERAGE([.I395:.I401])" office:value-type="float" office:value="26174" calcext:value-type="float">
            <text:p>26174</text:p>
          </table:table-cell>
          <table:table-cell table:formula="of:=AVERAGE([.J395:.J401])" office:value-type="float" office:value="27734.8428571429" calcext:value-type="float">
            <text:p>27734.8428571429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466" calcext:value-type="float">
            <text:p>466</text:p>
          </table:table-cell>
          <table:table-cell office:value-type="float" office:value="27960.3" calcext:value-type="float">
            <text:p>27960.3</text:p>
          </table:table-cell>
          <table:table-cell table:number-columns-repeated="2"/>
          <table:table-cell office:value-type="float" office:value="464" calcext:value-type="float">
            <text:p>464</text:p>
          </table:table-cell>
          <table:table-cell table:formula="of:=VLOOKUP([.$H399];[.$B$2:.$C$500];2)" office:value-type="float" office:value="26174" calcext:value-type="float">
            <text:p>26174</text:p>
          </table:table-cell>
          <table:table-cell table:formula="of:=VLOOKUP([.$H399];[.$D$2:.$E$500];2)" office:value-type="float" office:value="27868.7" calcext:value-type="float">
            <text:p>27868.7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65" calcext:value-type="float">
            <text:p>465</text:p>
          </table:table-cell>
          <table:table-cell table:formula="of:=VLOOKUP([.$H400];[.$B$2:.$C$500];2)" office:value-type="float" office:value="26174" calcext:value-type="float">
            <text:p>26174</text:p>
          </table:table-cell>
          <table:table-cell table:formula="of:=VLOOKUP([.$H400];[.$D$2:.$E$500];2)" office:value-type="float" office:value="27917.5" calcext:value-type="float">
            <text:p>27917.5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66" calcext:value-type="float">
            <text:p>466</text:p>
          </table:table-cell>
          <table:table-cell table:formula="of:=VLOOKUP([.$H401];[.$B$2:.$C$500];2)" office:value-type="float" office:value="26174" calcext:value-type="float">
            <text:p>26174</text:p>
          </table:table-cell>
          <table:table-cell table:formula="of:=VLOOKUP([.$H401];[.$D$2:.$E$500];2)" office:value-type="float" office:value="27960.3" calcext:value-type="float">
            <text:p>27960.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Straka</meta:initial-creator>
    <meta:creation-date>2021-04-05T22:41:26.720044992</meta:creation-date>
    <dc:date>2021-04-06T00:37:57.245037366</dc:date>
    <dc:creator>Robert Straka</dc:creator>
    <meta:editing-duration>PT35M50S</meta:editing-duration>
    <meta:editing-cycles>3</meta:editing-cycles>
    <meta:generator>LibreOffice/6.1.5.2$Linux_X86_64 LibreOffice_project/10$Build-2</meta:generator>
    <meta:document-statistic meta:table-count="1" meta:cell-count="3625" meta:object-count="0"/>
  </office:meta>
</office:document-meta>
</file>